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0000000B7006AFEE2F5634108.png" manifest:media-type="image/png"/>
  <manifest:file-entry manifest:full-path="Pictures/10000001000000AA00000129B76E6F24575D0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draw:fit-to-size="true" style:shrink-to-fit="false" draw:fit-to-contour="false" fo:min-height="4.065cm" fo:min-width="4.675cm" fo:padding-top="0cm" fo:padding-bottom="0cm" fo:padding-left="0.203cm" fo:padding-right="0.20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2cm" fo:min-width="0.314cm" fo:padding-top="0cm" fo:padding-bottom="0cm" fo:padding-left="0.203cm" fo:padding-right="0.203cm" draw:shadow="hidden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2cm" fo:min-width="0.313cm" fo:padding-top="0cm" fo:padding-bottom="0cm" fo:padding-left="0.203cm" fo:padding-right="0.203cm" draw:shadow="hidden"/>
    </style:style>
    <style:style style:name="gr4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19cm" fo:min-width="0.314cm" fo:padding-top="0cm" fo:padding-bottom="0cm" fo:padding-left="0.203cm" fo:padding-right="0.203cm" draw:shadow="hidden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19cm" fo:min-width="0.314cm" fo:padding-top="0cm" fo:padding-bottom="0cm" fo:padding-left="0.203cm" fo:padding-right="0.203cm" draw:shadow="hidden"/>
    </style:style>
    <style:style style:name="gr6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19cm" fo:min-width="0.313cm" fo:padding-top="0cm" fo:padding-bottom="0cm" fo:padding-left="0.203cm" fo:padding-right="0.203cm" draw:shadow="hidden"/>
    </style:style>
    <style:style style:name="gr7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2cm" fo:min-width="0.314cm" fo:padding-top="0cm" fo:padding-bottom="0cm" fo:padding-left="0.203cm" fo:padding-right="0.203cm" draw:shadow="hidden"/>
    </style:style>
    <style:style style:name="gr8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2cm" fo:min-width="0.313cm" fo:padding-top="0cm" fo:padding-bottom="0cm" fo:padding-left="0.203cm" fo:padding-right="0.203cm" draw:shadow="hidden"/>
    </style:style>
    <style:style style:name="gr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2cm" fo:min-width="0.314cm" fo:padding-top="0cm" fo:padding-bottom="0cm" fo:padding-left="0.203cm" fo:padding-right="0.203cm" draw:shadow="hidden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draw:fit-to-size="true" style:shrink-to-fit="false" draw:fit-to-contour="false" fo:min-height="4.065cm" fo:min-width="4.676cm" fo:padding-top="0cm" fo:padding-bottom="0cm" fo:padding-left="0.203cm" fo:padding-right="0.203cm"/>
    </style:style>
    <style:style style:name="gr1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2cm" fo:min-width="0.313cm" fo:padding-top="0cm" fo:padding-bottom="0cm" fo:padding-left="0.203cm" fo:padding-right="0.203cm" draw:shadow="hidden"/>
    </style:style>
    <style:style style:name="gr1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19cm" fo:min-width="0.313cm" fo:padding-top="0cm" fo:padding-bottom="0cm" fo:padding-left="0.203cm" fo:padding-right="0.203cm" draw:shadow="hidden"/>
    </style:style>
    <style:style style:name="gr13" style:family="graphic" style:parent-style-name="Object_20_with_20_no_20_fill_20_and_20_no_20_line">
      <style:graphic-properties draw:stroke="none" draw:fill="bitmap" draw:fill-image-name="Bitmap_20_2" style:repeat="stretch" draw:textarea-vertical-align="middle"/>
    </style:style>
    <style:style style:name="gr14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3" style:family="graphic" style:parent-style-name="Object_20_with_20_no_20_fill_20_and_20_no_20_line">
      <style:graphic-properties draw:stroke="none" draw:fill="bitmap" draw:fill-image-name="Bitmap_20_1" style:repeat="stretch" draw:textarea-vertical-align="middle"/>
    </style:style>
    <style:style style:name="gr64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6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6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67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6.661cm" fo:min-width="12.205cm"/>
    </style:style>
    <style:style style:name="gr68" style:family="graphic" style:parent-style-name="standard">
      <style:graphic-properties draw:stroke="none" draw:stroke-dash="Ultrafine_20_Dashed" svg:stroke-color="#000000" draw:fill="solid" draw:fill-color="#000000" draw:textarea-horizontal-align="justify" draw:textarea-vertical-align="top" draw:auto-grow-height="false" fo:min-height="6.661cm" fo:min-width="12.205cm" draw:shadow="hidden"/>
    </style:style>
    <style:style style:name="gr69" style:family="graphic" style:parent-style-name="objectwithoutfill">
      <style:graphic-properties svg:stroke-color="#000000" draw:marker-end="Arrow" draw:marker-end-width="0.3cm" draw:fill="none" draw:textarea-vertical-align="middle" draw:auto-grow-height="false" draw:fit-to-size="true" style:shrink-to-fit="false" draw:fit-to-contour="false" fo:padding-top="0cm" fo:padding-bottom="0cm" fo:padding-left="0.305cm" fo:padding-right="0.305cm"/>
    </style:style>
    <style:style style:name="gr7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auto-grow-width="false" draw:fit-to-size="false" style:shrink-to-fit="true" draw:fit-to-contour="false" fo:min-height="0.793cm" fo:min-width="0cm" fo:padding-top="0cm" fo:padding-bottom="0cm" fo:padding-left="0.305cm" fo:padding-right="0.305cm" draw:shadow="hidden"/>
    </style:style>
    <style:style style:name="gr71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auto-grow-width="false" draw:fit-to-size="false" style:shrink-to-fit="true" draw:fit-to-contour="false" fo:min-height="0.92cm" fo:min-width="0cm" fo:padding-top="0cm" fo:padding-bottom="0cm" fo:padding-left="0.305cm" fo:padding-right="0.305cm" draw:shadow="hidden"/>
    </style:style>
    <style:style style:name="gr73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6.661cm" fo:min-width="18.711cm"/>
    </style:style>
    <style:style style:name="gr74" style:family="graphic" style:parent-style-name="standard">
      <style:graphic-properties draw:stroke="none" draw:fill="solid" draw:fill-color="#000000" draw:textarea-vertical-align="middle"/>
    </style:style>
    <style:style style:name="gr75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76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1.543cm" fo:padding-top="0cm" fo:padding-bottom="0cm" fo:padding-left="0cm" fo:padding-right="0cm" draw:shadow="hidden"/>
    </style:style>
    <style:style style:name="gr77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51cm" fo:padding-top="0cm" fo:padding-bottom="0cm" fo:padding-left="0cm" fo:padding-right="0cm" draw:shadow="hidden"/>
    </style:style>
    <style:style style:name="gr78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889cm" fo:min-width="3.604cm" fo:padding-top="0cm" fo:padding-bottom="0cm" fo:padding-left="0cm" fo:padding-right="0cm" draw:shadow="hidden"/>
    </style:style>
    <style:style style:name="gr79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835cm" fo:padding-top="0cm" fo:padding-bottom="0cm" fo:padding-left="0cm" fo:padding-right="0cm" draw:shadow="hidden"/>
    </style:style>
    <style:style style:name="gr80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3.543cm" fo:padding-top="0cm" fo:padding-bottom="0cm" fo:padding-left="0cm" fo:padding-right="0cm" draw:shadow="hidden"/>
    </style:style>
    <style:style style:name="gr81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07cm" fo:padding-top="0cm" fo:padding-bottom="0cm" fo:padding-left="0cm" fo:padding-right="0cm" draw:shadow="hidden"/>
    </style:style>
    <style:style style:name="gr8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3" style:family="graphic" style:parent-style-name="standard">
      <style:graphic-properties draw:stroke="none" draw:fill="solid" draw:fill-color="#000000"/>
    </style:style>
    <style:style style:name="gr84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556cm" fo:min-width="2.055cm" fo:padding-top="0cm" fo:padding-bottom="0cm" fo:padding-left="0cm" fo:padding-right="0cm" draw:shadow="hidden"/>
    </style:style>
    <style:style style:name="gr85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556cm" fo:min-width="6.921cm" fo:padding-top="0cm" fo:padding-bottom="0cm" fo:padding-left="0cm" fo:padding-right="0cm" draw:shadow="hidden"/>
    </style:style>
    <style:style style:name="gr86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556cm" fo:min-width="1cm" fo:padding-top="0cm" fo:padding-bottom="0cm" fo:padding-left="0cm" fo:padding-right="0cm" draw:shadow="hidden"/>
    </style:style>
    <style:style style:name="gr87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1.111cm" fo:min-width="6.203cm" fo:padding-top="0cm" fo:padding-bottom="0cm" fo:padding-left="0cm" fo:padding-right="0cm" draw:shadow="hidden"/>
    </style:style>
    <style:style style:name="gr88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556cm" fo:min-width="1.112cm" fo:padding-top="0cm" fo:padding-bottom="0cm" fo:padding-left="0cm" fo:padding-right="0cm" draw:shadow="hidden"/>
    </style:style>
    <style:style style:name="gr89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556cm" fo:min-width="0.941cm" fo:padding-top="0cm" fo:padding-bottom="0cm" fo:padding-left="0cm" fo:padding-right="0cm" draw:shadow="hidden"/>
    </style:style>
    <style:style style:name="gr90" style:family="graphic" style:parent-style-name="standard">
      <style:graphic-properties draw:stroke="solid" svg:stroke-width="0cm" svg:stroke-color="#000000" draw:stroke-linejoin="miter" svg:stroke-linecap="butt" draw:fill="solid" draw:fill-color="#000000" draw:opacity="100%" draw:textarea-horizontal-align="center" draw:textarea-vertical-align="middle" fo:padding-top="0.017cm" fo:padding-bottom="0.017cm" fo:padding-left="0.017cm" fo:padding-right="0.017cm"/>
    </style:style>
    <style:style style:name="gr91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445cm" fo:min-width="4.047cm" fo:padding-top="0cm" fo:padding-bottom="0cm" fo:padding-left="0cm" fo:padding-right="0cm" draw:shadow="hidden"/>
    </style:style>
    <style:style style:name="gr92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4.751cm" fo:padding-top="0cm" fo:padding-bottom="0cm" fo:padding-left="0cm" fo:padding-right="0cm" draw:shadow="hidden"/>
    </style:style>
    <style:style style:name="gr93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6.692cm" fo:padding-top="0cm" fo:padding-bottom="0cm" fo:padding-left="0cm" fo:padding-right="0cm" draw:shadow="hidden"/>
    </style:style>
    <style:style style:name="gr94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6.601cm" fo:padding-top="0cm" fo:padding-bottom="0cm" fo:padding-left="0cm" fo:padding-right="0cm" draw:shadow="hidden"/>
    </style:style>
    <style:style style:name="gr95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6.58cm" fo:padding-top="0cm" fo:padding-bottom="0cm" fo:padding-left="0cm" fo:padding-right="0cm" draw:shadow="hidden"/>
    </style:style>
    <style:style style:name="gr9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556cm" fo:min-width="4.781cm" fo:padding-top="0cm" fo:padding-bottom="0cm" fo:padding-left="0cm" fo:padding-right="0cm" draw:shadow="hidden"/>
    </style:style>
    <style:style style:name="gr97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4cm" fo:min-width="1.543cm" fo:padding-top="0cm" fo:padding-bottom="0cm" fo:padding-left="0cm" fo:padding-right="0cm" draw:shadow="hidden"/>
    </style:style>
    <style:style style:name="gr98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5cm" fo:padding-top="0cm" fo:padding-bottom="0cm" fo:padding-left="0cm" fo:padding-right="0cm" draw:shadow="hidden"/>
    </style:style>
    <style:style style:name="gr99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4cm" fo:min-width="6.468cm" fo:padding-top="0cm" fo:padding-bottom="0cm" fo:padding-left="0cm" fo:padding-right="0cm" draw:shadow="hidden"/>
    </style:style>
    <style:style style:name="gr100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06cm" fo:padding-top="0cm" fo:padding-bottom="0cm" fo:padding-left="0cm" fo:padding-right="0cm" draw:shadow="hidden"/>
    </style:style>
    <style:style style:name="gr101" style:family="graphic" style:parent-style-name="standard">
      <style:graphic-properties draw:stroke="none" draw:fill-color="#dc143c" draw:opacity="60%" draw:textarea-horizontal-align="justify" draw:textarea-vertical-align="middle" draw:auto-grow-height="false" fo:min-height="0.219cm" fo:min-width="0cm" draw:shadow-opacity="100%"/>
    </style:style>
    <style:style style:name="gr10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3" style:family="graphic" style:parent-style-name="standard">
      <style:graphic-properties draw:stroke="none" draw:fill="none" fo:min-height="0.755cm"/>
      <style:paragraph-properties style:writing-mode="lr-tb"/>
    </style:style>
    <style:style style:name="gr10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2.989cm" fo:min-width="3.458cm" fo:padding-top="0.178cm" fo:padding-bottom="0.178cm" fo:padding-left="0.303cm" fo:padding-right="0.303cm"/>
    </style:style>
    <style:style style:name="gr105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2.971cm" fo:min-width="3.458cm" fo:padding-top="0.178cm" fo:padding-bottom="0.178cm" fo:padding-left="0.303cm" fo:padding-right="0.303cm"/>
    </style:style>
    <style:style style:name="gr106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2.989cm" fo:min-width="2.487cm" fo:padding-top="0.178cm" fo:padding-bottom="0.178cm" fo:padding-left="0.303cm" fo:padding-right="0.303cm"/>
    </style:style>
    <style:style style:name="gr107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0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0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6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15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15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66b3"/>
      <style:paragraph-properties fo:text-align="center"/>
      <style:text-properties fo:color="#ffffff" loext:opacity="100%" fo:font-weight="bold" fo:background-color="transparent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color="#ffffff" loext:opacity="100%" fo:font-weight="bold" fo:background-color="transparent" style:font-weight-asian="bold" style:font-weight-complex="bold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-color="#0066b3"/>
      <style:paragraph-properties fo:text-align="center"/>
      <style:text-properties fo:color="#ffffff" loext:opacity="100%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="bitmap" draw:fill-image-name="Bitmap_20_2" style:repeat="stretch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CMU Serif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CMU Serif"/>
    </style:style>
    <style:style style:name="P11" style:family="paragraph">
      <loext:graphic-properties draw:fill="bitmap" draw:fill-image-name="Bitmap_20_1" style:repeat="stretch"/>
      <style:paragraph-properties fo:text-align="center"/>
    </style:style>
    <style:style style:name="P12" style:family="paragraph">
      <loext:graphic-properties draw:fill="none"/>
      <style:paragraph-properties fo:text-align="end"/>
      <style:text-properties fo:font-style="italic" style:font-style-asian="italic" style:font-style-complex="italic"/>
    </style:style>
    <style:style style:name="P13" style:family="paragraph">
      <loext:graphic-properties draw:fill="solid" draw:fill-color="#000000"/>
      <style:paragraph-properties fo:text-align="end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  <style:text-properties style:font-name="CMU Serif" fo:font-weight="bold" style:font-weight-asian="bold" style:font-weight-complex="bold"/>
    </style:style>
    <style:style style:name="P16" style:family="paragraph">
      <loext:graphic-properties draw:fill="solid" draw:fill-color="#000000"/>
      <style:paragraph-properties fo:text-align="center"/>
      <style:text-properties style:font-name="CMU Serif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/>
      <style:paragraph-properties fo:text-align="end"/>
      <style:text-properties style:font-name="CMU Serif" fo:font-style="italic" style:font-style-asian="italic" style:font-style-complex="italic"/>
    </style:style>
    <style:style style:name="P18" style:family="paragraph">
      <loext:graphic-properties draw:fill="solid" draw:fill-color="#000000"/>
      <style:text-properties fo:font-size="14pt" style:font-size-asian="14pt" style:font-size-complex="14pt"/>
    </style:style>
    <style:style style:name="P19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000000"/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solid" draw:fill-color="#000000"/>
      <style:paragraph-properties fo:text-align="start" style:writing-mode="lr-tb"/>
      <style:text-properties fo:font-size="11pt" style:font-size-asian="11pt" style:font-size-complex="11pt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000000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000000"/>
      <style:paragraph-properties fo:text-align="start" style:writing-mode="lr-tb"/>
      <style:text-properties fo:font-size="14pt" style:font-size-asian="14pt" style:font-size-complex="14pt"/>
    </style:style>
    <style:style style:name="P27" style:family="paragraph">
      <loext:graphic-properties draw:fill="solid" draw:fill-color="#000000" draw:opacity="100%"/>
      <style:paragraph-properties fo:text-align="center"/>
    </style:style>
    <style:style style:name="P28" style:family="paragraph">
      <loext:graphic-properties draw:fill="solid" draw:fill-color="#ffffff"/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29" style:family="paragraph">
      <loext:graphic-properties draw:fill="solid" draw:fill-color="#ffffff"/>
      <style:paragraph-properties fo:text-align="start" style:writing-mode="lr-tb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solid" draw:fill-color="#000000"/>
      <style:paragraph-properties fo:text-align="start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>
      <loext:graphic-properties draw:fill="solid" draw:fill-color="#000000"/>
      <style:paragraph-properties fo:text-align="start" style:writing-mode="lr-tb"/>
      <style:text-properties fo:font-size="10.5pt" style:font-size-asian="10.5pt" style:font-size-complex="10.5pt"/>
    </style:style>
    <style:style style:name="P32" style:family="paragraph">
      <loext:graphic-properties draw:fill="none"/>
    </style:style>
    <style:style style:name="P33" style:family="paragraph">
      <loext:graphic-properties draw:fill-color="#dc143c" draw:opacity="60%"/>
      <style:paragraph-properties fo:text-align="center"/>
    </style:style>
    <style:style style:name="P34" style:family="paragraph">
      <style:paragraph-properties fo:text-align="end"/>
    </style:style>
    <style:style style:name="P35" style:family="paragraph">
      <loext:graphic-properties draw:fill="none"/>
      <style:paragraph-properties fo:text-align="end"/>
      <style:text-properties fo:font-size="14.8999996185303pt"/>
    </style:style>
    <style:style style:name="T1" style:family="text">
      <style:text-properties style:font-name="CMU Serif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87cm" svg:height="2.269cm" svg:x="5.152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5.152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5.726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6.3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875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7.449cm" svg:y="2.667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6.875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7.093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5.726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6.3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5.152cm" svg:y="3.234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7.449cm" svg:y="3.23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5.152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6.3cm" svg:y="3.802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6.875cm" svg:y="3.81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7.449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152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6.3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6.875cm" svg:y="4.37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7.449cm" svg:y="4.37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7.658cm" svg:y="4.526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0" draw:text-style-name="P1" draw:layer="layout" svg:width="2.87cm" svg:height="2.269cm" svg:x="8.54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8.54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9.113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9.688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0.262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0.836cm" svg:y="2.667cm" svg:viewBox="0 0 575 568" svg:d="M287 0c163 0 288 123 288 284 0 160-125 283-288 283s-287-123-287-283c0-161 124-284 287-284zM0 0zM575 568z">
            <text:p/>
          </draw:path>
          <draw:g>
            <draw:path draw:style-name="gr4" draw:text-style-name="P3" draw:layer="layout" svg:width="0.574cm" svg:height="0.567cm" svg:x="10.262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0.481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9.113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9.688cm" svg:y="3.234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8.54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0.836cm" svg:y="3.234cm" svg:viewBox="0 0 575 568" svg:d="M287 0c163 0 288 123 288 284 0 160-125 284-288 284s-287-124-287-284c0-161 124-284 287-284zM0 0zM575 568z">
            <text:p/>
          </draw:path>
          <draw:path draw:style-name="gr7" draw:text-style-name="P5" draw:layer="layout" svg:width="0.574cm" svg:height="0.567cm" svg:x="8.54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113cm" svg:y="3.802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9.688cm" svg:y="3.802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0.262cm" svg:y="3.814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10.836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8.54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113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9.688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262cm" svg:y="4.37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10.836cm" svg:y="3.802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11.046cm" svg:y="3.959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12.042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2.042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2.616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3.19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3.765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4.339cm" svg:y="2.667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13.765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3.983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2.616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3.19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2.042cm" svg:y="3.23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4.339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042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616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3.19cm" svg:y="3.802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3.765cm" svg:y="3.81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4.339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042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616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3.19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3.765cm" svg:y="4.37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14.339cm" svg:y="3.234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14.548cm" svg:y="3.391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15.487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5.487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6.061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6.635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7.21cm" svg:y="2.66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7.784cm" svg:y="3.234cm" svg:viewBox="0 0 575 568" svg:d="M287 0c163 0 287 123 287 284 0 160-124 284-287 284s-287-124-287-284c0-161 124-284 287-284zM0 0zM575 568z">
            <text:p/>
          </draw:path>
          <draw:g>
            <draw:path draw:style-name="gr4" draw:text-style-name="P3" draw:layer="layout" svg:width="0.574cm" svg:height="0.567cm" svg:x="17.21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7.428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6.061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6.635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5.487cm" svg:y="3.23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784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487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6.061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6.635cm" svg:y="3.802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7.21cm" svg:y="3.81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784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487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6.061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6.635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7.21cm" svg:y="4.37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17.784cm" svg:y="2.667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17.993cm" svg:y="2.824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0" draw:text-style-name="P1" draw:layer="layout" svg:width="2.87cm" svg:height="2.269cm" svg:x="18.875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8.875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9.448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20.023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20.597cm" svg:y="2.66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20.597cm" svg:y="3.234cm" svg:viewBox="0 0 575 568" svg:d="M287 0c163 0 287 123 287 284 0 160-124 284-287 284s-287-124-287-284c0-161 124-284 287-284zM0 0zM575 568z">
            <text:p/>
          </draw:path>
          <draw:g>
            <draw:path draw:style-name="gr6" draw:text-style-name="P3" draw:layer="layout" svg:width="0.574cm" svg:height="0.567cm" svg:x="21.171cm" svg:y="3.234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21.39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19.448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20.023cm" svg:y="3.234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18.875cm" svg:y="3.234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1.171cm" svg:y="3.802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875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9.448cm" svg:y="3.802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20.023cm" svg:y="3.802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20.597cm" svg:y="3.814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1.171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875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9.448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20.023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20.597cm" svg:y="4.37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21.171cm" svg:y="2.667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21.381cm" svg:y="2.824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5.152cm" svg:y="5.683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5.152cm" svg:y="5.683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5.726cm" svg:y="5.683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6.3cm" svg:y="5.683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875cm" svg:y="5.683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7.449cm" svg:y="5.683cm" svg:viewBox="0 0 575 568" svg:d="M287 0c163 0 287 123 287 284 0 160-124 283-287 283s-287-123-287-283c0-161 124-284 287-284zM0 0zM575 568z">
            <text:p/>
          </draw:path>
          <draw:g>
            <draw:path draw:style-name="gr8" draw:text-style-name="P3" draw:layer="layout" svg:width="0.574cm" svg:height="0.567cm" svg:x="6.3cm" svg:y="6.819cm" svg:viewBox="0 0 575 568" svg:d="M287 0c163 0 288 123 288 284 0 160-125 283-288 283s-287-123-287-283c0-161 124-284 287-284zM0 0zM575 568z">
              <text:p/>
            </draw:path>
            <draw:path draw:style-name="gr11" draw:text-style-name="P4" draw:layer="layout" svg:width="0.148cm" svg:height="0.245cm" svg:x="6.519cm" svg:y="6.97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5.726cm" svg:y="6.25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6.3cm" svg:y="6.25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6.875cm" svg:y="6.25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7.449cm" svg:y="6.25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5.152cm" svg:y="6.81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6.819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5.152cm" svg:y="6.25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6.875cm" svg:y="7.38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7.449cm" svg:y="6.81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152cm" svg:y="7.38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7.38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6.3cm" svg:y="7.38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7.449cm" svg:y="7.386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6.875cm" svg:y="6.819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7.084cm" svg:y="6.975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8.597cm" svg:y="5.68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8.597cm" svg:y="5.68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9.171cm" svg:y="5.68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9.745cm" svg:y="5.68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0.32cm" svg:y="5.68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0.894cm" svg:y="5.684cm" svg:viewBox="0 0 575 568" svg:d="M287 0c163 0 287 123 287 284 0 160-124 283-287 283s-287-123-287-283c0-161 124-284 287-284zM0 0zM575 568z">
            <text:p/>
          </draw:path>
          <draw:g>
            <draw:path draw:style-name="gr6" draw:text-style-name="P3" draw:layer="layout" svg:width="0.574cm" svg:height="0.567cm" svg:x="9.745cm" svg:y="6.818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9.964cm" svg:y="6.97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9.171cm" svg:y="6.251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745cm" svg:y="6.251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0.32cm" svg:y="6.81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894cm" svg:y="6.251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8.597cm" svg:y="6.818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9.171cm" svg:y="6.81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8.597cm" svg:y="6.25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32cm" svg:y="7.38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0.894cm" svg:y="6.81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8.597cm" svg:y="7.38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9.171cm" svg:y="7.38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745cm" svg:y="7.38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0.894cm" svg:y="7.387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10.32cm" svg:y="6.25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10.529cm" svg:y="6.407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13" draw:text-style-name="P8" draw:layer="layout" svg:width="1.549cm" svg:height="1.459cm" svg:x="5.148cm" svg:y="9.216cm" svg:viewBox="0 0 1550 1460" svg:d="M0 1460c0-487 0-973 0-1460 517 0 1033 0 1550 0 0 487 0 973 0 1460-517 0-1033 0-1550 0z">
          <text:p/>
        </draw:path>
        <draw:g>
          <draw:path draw:style-name="gr14" draw:text-style-name="P9" draw:layer="layout" svg:width="4.505cm" svg:height="1.47cm" svg:x="6.843cm" svg:y="8.86cm" svg:viewBox="0 0 4506 1471" svg:d="M84 0c0 53 0 107 0 160 0 40 0 80 0 120s0 81 0 121c0 54 0 109 0 163 0 40 0 80 0 121 0 40 0 80 0 120 0 53 0 107 0 160 245 0 490 0 735 0-273 169-546 337-819 506 640-169 1280-337 1920-506 250 0 500 0 749 0 184 0 368 0 551 0 184 0 367 0 551 0 245 0 490 0 735 0 0-53 0-107 0-160 0-40 0-80 0-120 0-41 0-81 0-121 0-54 0-109 0-163 0-40 0-81 0-121s0-80 0-120c0-53 0-107 0-160-245 0-490 0-735 0-184 0-367 0-551 0-183 0-367 0-551 0-249 0-499 0-749 0-183 0-367 0-551 0-183 0-367 0-550 0-245 0-490 0-735 0zM84 0zM4506 965z">
            <text:p/>
          </draw:path>
          <draw:path draw:style-name="gr15" draw:text-style-name="P10" draw:layer="layout" svg:width="0.084cm" svg:height="0.187cm" svg:x="7.062cm" svg:y="9.086cm" svg:viewBox="0 0 85 188" svg:d="M0 188v-8h7c11 0 17-1 19-3 3-2 4-5 4-10v-146c0-5-1-8-4-10-2-2-8-2-19-2h-7v-9c7 1 21 1 43 1 21 0 35 0 42-1v9h-7c-11 0-17 0-20 2-2 2-3 5-3 10v146c0 5 1 8 3 10 3 2 9 3 20 3h7v8c-7 0-21-1-43-1-21 0-35 1-42 1z">
            <text:p/>
          </draw:path>
          <draw:path draw:style-name="gr16" draw:text-style-name="P10" draw:layer="layout" svg:width="0.139cm" svg:height="0.121cm" svg:x="7.164cm" svg:y="9.152cm" svg:viewBox="0 0 140 122" svg:d="M0 122v-9c10 0 16 0 18-1 3-2 4-5 4-11v-74c0-7-1-11-4-13-2-2-8-2-18-2v-9l39-3v29c9-19 23-29 41-29 14 0 24 3 30 10 4 5 6 10 7 15s1 14 1 27v53c1 4 2 6 5 7s9 1 17 1v9c-19 0-29 0-31 0s-12 0-32 0v-9c10 0 16 0 19-1 2-2 3-5 3-11v-64c0-10-1-17-4-23-3-5-8-8-16-8-10 0-19 4-27 12-7 8-11 19-11 32v51c0 6 1 9 3 11 3 1 9 1 19 1v9c-19 0-30 0-32 0-1 0-12 0-31 0z">
            <text:p/>
          </draw:path>
          <draw:path draw:style-name="gr17" draw:text-style-name="P10" draw:layer="layout" svg:width="0.086cm" svg:height="0.172cm" svg:x="7.407cm" svg:y="9.104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18" draw:text-style-name="P10" draw:layer="layout" svg:width="0.139cm" svg:height="0.19cm" svg:x="7.518cm" svg:y="9.083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<text:p/>
          </draw:path>
          <draw:path draw:style-name="gr19" draw:text-style-name="P10" draw:layer="layout" svg:width="0.107cm" svg:height="0.125cm" svg:x="7.67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20" draw:text-style-name="P10" draw:layer="layout" svg:width="0.136cm" svg:height="0.174cm" svg:x="7.888cm" svg:y="9.152cm" svg:viewBox="0 0 137 175" svg:d="M0 167c10 0 16-1 18-2 3-1 4-5 4-11v-129c0-6-1-10-4-11-2-2-8-2-18-2v-9l40-3v18c11-12 24-18 39-18 16 0 30 6 41 18 12 12 17 27 17 44 0 18-6 32-18 45-12 12-27 18-44 18-9 0-17-3-23-7-6-5-10-9-11-13v3 46c0 6 1 10 3 11 3 1 9 2 19 2v8c-20 0-30 0-32 0s-12 0-31 0zM41 90c0 3 0 5 1 6 0 1 1 3 3 6 7 11 17 17 29 17 11 0 20-6 28-16 8-11 12-25 12-41 0-15-3-28-11-39-7-11-16-16-26-16-7 0-14 2-20 6-7 4-12 9-16 16z">
            <text:p/>
          </draw:path>
          <draw:path draw:style-name="gr21" draw:text-style-name="P10" draw:layer="layout" svg:width="0.093cm" svg:height="0.121cm" svg:x="8.04cm" svg:y="9.152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<text:p/>
          </draw:path>
          <draw:path draw:style-name="gr22" draw:text-style-name="P10" draw:layer="layout" svg:width="0.107cm" svg:height="0.125cm" svg:x="8.148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23" draw:text-style-name="P10" draw:layer="layout" svg:width="0.135cm" svg:height="0.121cm" svg:x="8.27cm" svg:y="9.155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<text:p/>
          </draw:path>
          <draw:path draw:style-name="gr24" draw:text-style-name="P10" draw:layer="layout" svg:width="0.059cm" svg:height="0.183cm" svg:x="8.42cm" svg:y="9.09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<text:p/>
          </draw:path>
          <draw:path draw:style-name="gr25" draw:text-style-name="P10" draw:layer="layout" svg:width="0.122cm" svg:height="0.125cm" svg:x="8.495cm" svg:y="9.151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26" draw:text-style-name="P10" draw:layer="layout" svg:width="0.139cm" svg:height="0.124cm" svg:x="8.635cm" svg:y="9.152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<text:p/>
          </draw:path>
          <draw:path draw:style-name="gr27" draw:text-style-name="P10" draw:layer="layout" svg:width="0.09cm" svg:height="0.125cm" svg:x="8.788cm" svg:y="9.15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<text:p/>
          </draw:path>
          <draw:path draw:style-name="gr28" draw:text-style-name="P10" draw:layer="layout" svg:width="0.09cm" svg:height="0.125cm" svg:x="8.992cm" svg:y="9.15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<text:p/>
          </draw:path>
          <draw:path draw:style-name="gr29" draw:text-style-name="P10" draw:layer="layout" svg:width="0.086cm" svg:height="0.172cm" svg:x="9.098cm" svg:y="9.104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30" draw:text-style-name="P10" draw:layer="layout" svg:width="0.125cm" svg:height="0.125cm" svg:x="9.212cm" svg:y="9.151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<text:p/>
          </draw:path>
          <draw:path draw:style-name="gr31" draw:text-style-name="P10" draw:layer="layout" svg:width="0.086cm" svg:height="0.172cm" svg:x="9.344cm" svg:y="9.104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32" draw:text-style-name="P10" draw:layer="layout" svg:width="0.107cm" svg:height="0.125cm" svg:x="9.454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33" draw:text-style-name="P10" draw:layer="layout" svg:width="0.032cm" svg:height="0.081cm" svg:x="9.594cm" svg:y="9.245cm" svg:viewBox="0 0 33 82" svg:d="M4 25c-3-3-4-7-4-10 0-4 1-8 4-11s6-4 11-4 10 3 13 8 5 12 5 21-2 19-6 27c-4 9-8 16-12 20s-6 6-8 6-3-1-3-3c0-1 1-2 2-3 14-14 20-30 20-47 0-3 0-4 0-4h-1c-3 3-6 4-10 4-5 0-8-1-11-4z">
            <text:p/>
          </draw:path>
          <draw:path draw:style-name="gr34" draw:text-style-name="P10" draw:layer="layout" svg:width="0.105cm" svg:height="0.125cm" svg:x="9.75cm" svg:y="9.15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<text:p/>
          </draw:path>
          <draw:path draw:style-name="gr35" draw:text-style-name="P10" draw:layer="layout" svg:width="0.122cm" svg:height="0.125cm" svg:x="9.873cm" svg:y="9.151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36" draw:text-style-name="P10" draw:layer="layout" svg:width="0.139cm" svg:height="0.124cm" svg:x="10.013cm" svg:y="9.152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<text:p/>
          </draw:path>
          <draw:path draw:style-name="gr37" draw:text-style-name="P10" draw:layer="layout" svg:width="0.061cm" svg:height="0.19cm" svg:x="10.166cm" svg:y="9.083cm" svg:viewBox="0 0 62 191" svg:d="M0 191v-8c10 0 16-1 18-2 3-1 4-5 4-11v-143c0-7-1-11-4-13-2-2-8-2-18-2v-9l40-3v170c0 6 1 10 4 11 2 1 8 2 18 2v8c-2 0-6 0-11 0-4 0-8 0-12 0-3 0-6 0-8 0s-13 0-31 0z">
            <text:p/>
          </draw:path>
          <draw:path draw:style-name="gr38" draw:text-style-name="P10" draw:layer="layout" svg:width="0.136cm" svg:height="0.193cm" svg:x="10.243cm" svg:y="9.083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39" draw:text-style-name="P10" draw:layer="layout" svg:width="0.084cm" svg:height="0.187cm" svg:x="10.487cm" svg:y="9.086cm" svg:viewBox="0 0 85 188" svg:d="M0 188v-8h7c11 0 17-1 19-3 3-2 4-5 4-10v-146c0-5-1-8-4-10-2-2-8-2-19-2h-7v-9c7 1 21 1 43 1 21 0 35 0 42-1v9h-7c-11 0-17 0-20 2-2 2-3 5-3 10v146c0 5 1 8 3 10 3 2 9 3 20 3h7v8c-7 0-21-1-43-1-21 0-35 1-42 1z">
            <text:p/>
          </draw:path>
          <draw:path draw:style-name="gr40" draw:text-style-name="P10" draw:layer="layout" svg:width="0.139cm" svg:height="0.19cm" svg:x="10.682cm" svg:y="9.083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<text:p/>
          </draw:path>
          <draw:path draw:style-name="gr41" draw:text-style-name="P10" draw:layer="layout" svg:width="0.125cm" svg:height="0.125cm" svg:x="10.838cm" svg:y="9.151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<text:p/>
          </draw:path>
          <draw:path draw:style-name="gr42" draw:text-style-name="P10" draw:layer="layout" svg:width="0.135cm" svg:height="0.121cm" svg:x="10.963cm" svg:y="9.155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<text:p/>
          </draw:path>
          <draw:path draw:style-name="gr43" draw:text-style-name="P10" draw:layer="layout" svg:width="0.107cm" svg:height="0.125cm" svg:x="11.104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44" draw:text-style-name="P10" draw:layer="layout" svg:width="0.217cm" svg:height="0.121cm" svg:x="7.708cm" svg:y="9.476cm" svg:viewBox="0 0 218 122" svg:d="M0 122v-9c10 0 16 0 18-1 3-2 4-5 4-11v-74c0-7-1-11-4-13-2-2-8-2-18-2v-9l39-3v29c9-19 23-29 41-29 22 0 35 9 38 27 3-7 8-13 14-19 7-5 16-8 26-8 14 0 24 3 29 10 4 5 7 10 8 15 0 5 1 14 1 27v53c0 4 2 6 5 7s8 1 17 1v9c-19 0-30 0-32 0-1 0-12 0-31 0v-9c10 0 16 0 18-1 2-2 4-5 4-11v-64c0-10-2-17-5-23-3-5-8-8-16-8-10 0-18 4-26 12s-12 19-12 32v51c0 6 2 9 4 11 2 1 8 1 18 1v9c-19 0-29 0-31 0s-12 0-32 0v-9c10 0 16 0 19-1 2-2 3-5 3-11v-64c0-10-1-17-4-23-3-5-8-8-16-8-10 0-19 4-27 12-7 8-11 19-11 32v51c0 6 1 9 3 11 3 1 9 1 19 1v9c-19 0-30 0-32 0-1 0-12 0-31 0z">
            <text:p/>
          </draw:path>
          <draw:path draw:style-name="gr45" draw:text-style-name="P10" draw:layer="layout" svg:width="0.122cm" svg:height="0.125cm" svg:x="7.939cm" svg:y="9.47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46" draw:text-style-name="P10" draw:layer="layout" svg:width="0.135cm" svg:height="0.121cm" svg:x="8.068cm" svg:y="9.479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<text:p/>
          </draw:path>
          <draw:path draw:style-name="gr47" draw:text-style-name="P10" draw:layer="layout" svg:width="0.107cm" svg:height="0.125cm" svg:x="8.209cm" svg:y="9.47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48" draw:text-style-name="P10" draw:layer="layout" svg:width="0.136cm" svg:height="0.193cm" svg:x="8.335cm" svg:y="9.40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49" draw:text-style-name="P10" draw:layer="layout" svg:width="0.11cm" svg:height="0.182cm" svg:x="8.586cm" svg:y="9.415cm" svg:viewBox="0 0 111 183" svg:d="M0 183c0-3 0-5 0-6 1-1 2-2 3-4l54-59c19-21 29-42 29-61 0-12-3-22-10-31-6-9-16-13-28-13-8 0-15 2-22 7s-12 12-15 20c0 0 2 0 3 0 5 0 9 1 11 4 3 3 4 6 4 10 0 5-1 9-5 11-3 3-6 4-9 4-2 0-3 0-5 0-1-1-4-2-6-5-3-2-4-6-4-10 0-13 5-25 15-35s22-15 37-15c17 0 31 5 42 15 12 10 17 23 17 38 0 6-1 11-2 16-2 5-4 9-6 13s-7 9-12 15c-6 6-12 12-17 16-4 5-12 11-23 21l-30 28h51c16 0 25-1 26-2 2-3 4-11 6-25h7l-8 48z">
            <text:p/>
          </draw:path>
          <draw:path draw:style-name="gr50" draw:text-style-name="P10" draw:layer="layout" svg:width="0.136cm" svg:height="0.193cm" svg:x="8.814cm" svg:y="9.40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51" draw:text-style-name="P10" draw:layer="layout" svg:width="0.059cm" svg:height="0.183cm" svg:x="8.967cm" svg:y="9.413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<text:p/>
          </draw:path>
          <draw:path draw:style-name="gr52" draw:text-style-name="P10" draw:layer="layout" svg:width="0.093cm" svg:height="0.121cm" svg:x="9.042cm" svg:y="9.476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<text:p/>
          </draw:path>
          <draw:path draw:style-name="gr53" draw:text-style-name="P10" draw:layer="layout" svg:width="0.107cm" svg:height="0.125cm" svg:x="9.149cm" svg:y="9.47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54" draw:text-style-name="P10" draw:layer="layout" svg:width="0.105cm" svg:height="0.125cm" svg:x="9.275cm" svg:y="9.474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<text:p/>
          </draw:path>
          <draw:path draw:style-name="gr55" draw:text-style-name="P10" draw:layer="layout" svg:width="0.086cm" svg:height="0.172cm" svg:x="9.396cm" svg:y="9.428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56" draw:text-style-name="P10" draw:layer="layout" svg:width="0.061cm" svg:height="0.19cm" svg:x="9.507cm" svg:y="9.407cm" svg:viewBox="0 0 62 191" svg:d="M0 191v-8c10 0 16-1 18-2 3-1 4-5 4-11v-143c0-7-1-11-4-13-2-2-8-2-18-2v-9l40-3v170c0 6 1 10 4 11 2 1 8 2 18 2v8c-2 0-6 0-11 0-4 0-8 0-12 0-3 0-6 0-8 0s-13 0-31 0z">
            <text:p/>
          </draw:path>
          <draw:path draw:style-name="gr57" draw:text-style-name="P10" draw:layer="layout" svg:width="0.135cm" svg:height="0.174cm" svg:x="9.58cm" svg:y="9.479cm" svg:viewBox="0 0 136 175" svg:d="M0 153c0-4 1-7 3-9 3-2 6-3 9-3s6 1 8 3 3 5 3 9c0 6-3 10-10 11 3 3 7 5 13 5 5 0 10-2 15-6 4-4 7-8 9-12s5-9 7-16c3-6 5-11 7-16l-41-101c-2-4-5-7-7-8-3-1-8-1-16-1v-8c8 0 17 0 27 0 6 0 16 0 30 0v8c-10 0-15 2-15 7 0 0 0 2 1 5l31 74 29-68c1-3 1-5 1-7 0-7-4-11-13-11v-8c12 0 20 0 24 0 8 0 15-1 21-1v9c-12 0-21 5-26 17l-49 118c-9 21-21 31-35 31-7 0-13-2-18-6-5-5-8-10-8-16z">
            <text:p/>
          </draw:path>
          <draw:path draw:style-name="gr58" draw:text-style-name="P10" draw:layer="layout" svg:width="0.086cm" svg:height="0.172cm" svg:x="9.819cm" svg:y="9.428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59" draw:text-style-name="P10" draw:layer="layout" svg:width="0.122cm" svg:height="0.125cm" svg:x="9.929cm" svg:y="9.47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60" draw:text-style-name="P10" draw:layer="layout" svg:width="0.136cm" svg:height="0.193cm" svg:x="10.162cm" svg:y="9.40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61" draw:text-style-name="P10" draw:layer="layout" svg:width="0.122cm" svg:height="0.185cm" svg:x="10.314cm" svg:y="9.412cm" svg:viewBox="0 0 123 186" svg:d="M0 141v-9l86-129c1-2 3-3 5-3s3 0 4 1c0 1 1 3 1 6v125h27v9h-27v24c0 5 1 9 3 10 2 2 8 3 18 3h6v8c-8 0-21 0-38 0-18 0-30 0-38 0v-8h6c10 0 16-1 18-3 2-1 3-5 3-10v-24zM8 132h68v-102z">
            <text:p/>
          </draw:path>
          <draw:path draw:style-name="gr62" draw:text-style-name="P10" draw:layer="layout" svg:width="0.099cm" svg:height="0.193cm" svg:x="10.461cm" svg:y="9.404cm" svg:viewBox="0 0 100 194" svg:d="M0 37c0-10 4-18 13-26 9-7 20-11 34-11 19 0 33 4 41 11 8 8 12 16 12 26 0 12-4 21-13 27-25 18-37 39-37 62v9c0 2 0 4 0 5 0 0-1 1-1 2-1 0-2 1-3 1s-2-1-3-1c0-1 0-3 0-6v-12c0-10 2-20 6-32 4-11 10-21 18-30 2-2 4-4 5-6 1-1 2-4 3-7 1-4 2-8 2-13 0-4 0-6 0-8s-1-4-2-7-3-6-5-8-5-3-9-5c-4-1-9-2-14-2-17 0-30 6-37 19 10 0 16 4 16 12 0 4-2 7-4 10-2 2-5 3-9 3s-7-1-9-3c-3-2-4-6-4-10zM36 190c-3-3-5-6-5-10s2-8 5-11 6-4 10-4 8 1 11 4 4 7 4 11-1 7-4 10-7 4-11 4-7-1-10-4z">
            <text:p/>
          </draw:path>
        </draw:g>
        <draw:path draw:style-name="gr63" draw:text-style-name="P11" draw:layer="layout" svg:width="1.09cm" svg:height="1.883cm" svg:x="10.191cm" svg:y="10.157cm" svg:viewBox="0 0 1091 1884" svg:d="M0 1884c0-628 0-1256 0-1884 364 0 727 0 1091 0 0 628 0 1256 0 1884-364 0-727 0-1091 0z">
          <text:p/>
        </draw:path>
        <draw:g>
          <draw:path draw:style-name="gr64" draw:text-style-name="P9" draw:layer="layout" svg:width="1.084cm" svg:height="1.298cm" svg:x="8.986cm" svg:y="9.952cm" svg:viewBox="0 0 1085 1299" svg:d="M0 0c0 53 0 107 0 160 0 40 0 80 0 120s0 80 0 120c0 55 0 109 0 164 0 40 0 80 0 120s0 80 0 120c0 54 0 107 0 161 48 0 95 0 143 0 36 0 71 0 107 0s72 0 108 0c48 0 97 0 145 0 194 111 388 222 582 334-122-112-245-223-367-334 48 0 95 0 143 0 0-54 0-107 0-161 0-40 0-80 0-120s0-80 0-120c0-55 0-109 0-164 0-40 0-80 0-120s0-80 0-120c0-53 0-107 0-160-48 0-95 0-143 0-36 0-72 0-107 0-36 0-72 0-108 0-48 0-97 0-145 0-36 0-72 0-108 0s-71 0-107 0c-48 0-95 0-143 0zM0 0zM862 965z">
            <text:p/>
          </draw:path>
          <draw:path draw:style-name="gr65" draw:text-style-name="P10" draw:layer="layout" svg:width="0.189cm" svg:height="0.187cm" svg:x="9.252cm" svg:y="10.339cm" svg:viewBox="0 0 190 188" svg:d="M0 188v-8c7 0 12-1 16-2 5-1 8-3 9-6 2-2 3-4 3-6 1-2 1-4 1-7v-144c0-2-1-4-1-5-1 0-3-1-6-1-6 0-10 0-14 0h-8v-9h47c3 0 5 0 5 1 1 0 2 1 3 3l99 143v-118c0-3 0-5-1-7 0-1-1-3-3-6-1-2-4-4-9-6-4-1-9-1-16-1v-8c20 0 30 0 33 0 2 0 13 0 32 0v8c-6 0-12 0-16 1-4 2-7 4-9 6-2 3-3 5-3 6 0 2 0 4 0 7v152c0 3-1 5-1 6s-1 1-3 1-3-1-5-4l-114-165c0-1-1-2-3-3v143c0 3 1 5 1 7s1 4 3 6c2 3 4 5 9 6 4 1 9 2 16 2v8c-19 0-30 0-32 0-3 0-14 0-33 0z">
            <text:p/>
          </draw:path>
          <draw:path draw:style-name="gr66" draw:text-style-name="P10" draw:layer="layout" svg:width="0.122cm" svg:height="0.125cm" svg:x="9.458cm" svg:y="10.404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</draw:g>
        <draw:g>
          <draw:path draw:style-name="gr67" draw:text-style-name="P12" draw:layer="layout" svg:width="7.177cm" svg:height="3.858cm" svg:x="4.572cm" svg:y="8.406cm" svg:viewBox="0 0 7178 3859" svg:d="M0 3859c0-1287 0-2573 0-3859 2393 0 4785 0 7178 0 0 1286 0 2572 0 3859-2393 0-4785 0-7178 0z">
            <text:p/>
          </draw:path>
          <draw:path draw:style-name="gr68" draw:text-style-name="P13" draw:layer="layout" svg:width="0.209cm" svg:height="0.221cm" svg:x="9.036cm" svg:y="8.554cm" svg:viewBox="0 0 210 222" svg:d="M0 211c0-3 1-4 2-5s3-1 7-1c10 0 17-1 20-2 2-2 4-6 6-11l43-171c1-3 1-5 1-6 0-2-1-4-4-4-3-1-8-1-14-1-3 0-4 0-5 0-1-1-2-1-3-1-1-1-1-2-1-3 0-3 1-4 2-5s3-1 7-1h84c19 0 34 5 46 14s18 19 18 32-6 25-18 36c-11 12-28 21-49 26 8 3 15 8 20 14s7 14 7 23c0 5-1 14-2 27-2 11-2 19-2 24 0 4 0 7 0 10 1 2 2 4 3 6 2 2 4 3 7 3 5 0 10-3 14-8 5-5 8-11 11-20 1-1 1-2 1-3s1-1 1-2c1 0 2 0 4 0 3 0 4 1 4 4 0 2-1 5-3 10s-6 11-12 17-13 9-21 9c-11 0-20-3-28-9-8-5-12-14-12-25 0-3 2-11 5-25 4-14 6-22 6-25 0-10-3-17-9-21s-13-6-21-6h-35l-20 82c-1 3-2 5-2 7 0 1 1 2 1 2 0 1 2 2 5 2 3 1 7 1 13 1 2 0 4 0 5 0s2 1 2 1c1 1 1 2 1 3 0 4-2 5-6 5s-10 0-19 0c-8 0-15 0-19 0s-10 0-18 0-15 0-19 0c-3 0-4-1-4-3zM82 104h32c20 0 36-6 48-17 5-5 9-11 12-19 3-9 5-15 5-19 1-4 1-7 1-10 0-5-1-10-4-14-2-4-5-7-8-9s-7-3-13-4c-5-1-10-2-13-2s-8 0-14 0c-10 0-17 0-18 1-3 1-6 4-7 10z">
            <text:p/>
          </draw:path>
          <draw:path draw:style-name="gr68" draw:text-style-name="P13" draw:layer="layout" svg:width="0.126cm" svg:height="0.141cm" svg:x="9.266cm" svg:y="8.6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<text:p/>
          </draw:path>
          <draw:path draw:style-name="gr68" draw:text-style-name="P13" draw:layer="layout" svg:width="0.109cm" svg:height="0.221cm" svg:x="9.43cm" svg:y="8.55cm" svg:viewBox="0 0 110 222" svg:d="M0 174c0-10 1-19 4-26l31-124c0 0 0-1 0-3 1-1 1-2 1-2 0-2 0-3-1-3 0-1-1-1-4-2-2-1-6-1-11-1s-8-1-8-3 1-4 2-4c0-1 1-2 2-2s2-1 4-1l31-2c2-1 3-1 5-1 3 0 5 1 5 4 0 1 0 2-1 4l-22 88c11-11 23-17 33-17 11 0 20 5 27 13 8 8 12 21 12 36 0 23-8 45-23 64-16 20-33 30-50 30-12 0-21-5-27-14-7-9-10-21-10-34zM18 185c0 10 2 18 6 23 3 4 8 7 13 7 7 0 13-4 19-10 7-7 11-14 14-20 5-10 9-22 13-38 3-15 5-26 5-33s-1-13-4-19c-2-6-7-9-13-9-11 0-22 8-34 23-3 4-5 9-7 15-8 31-12 51-12 61z">
            <text:p/>
          </draw:path>
          <draw:path draw:style-name="gr68" draw:text-style-name="P13" draw:layer="layout" svg:width="0.126cm" svg:height="0.141cm" svg:x="9.558cm" svg:y="8.6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<text:p/>
          </draw:path>
          <draw:path draw:style-name="gr68" draw:text-style-name="P13" draw:layer="layout" svg:width="0.089cm" svg:height="0.199cm" svg:x="9.714cm" svg:y="8.57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<text:p/>
          </draw:path>
          <draw:path draw:style-name="gr68" draw:text-style-name="P13" draw:layer="layout" svg:width="0.14cm" svg:height="0.213cm" svg:x="9.924cm" svg:y="8.554cm" svg:viewBox="0 0 141 214" svg:d="M0 210c0-3 1-4 2-5 1 0 4-1 8-1 10 0 17 0 20-2s5-5 6-10l44-172c0-1 1-3 1-6 0-2-2-3-5-4s-8-1-15-1c-3 0-5 0-6 0s-1 0-2-1-1-2-1-3c0-3 2-5 6-5s11 0 20 0 16 0 20 0 11 0 20 0c8 0 15 0 19 0 3 0 4 1 4 4 0 2 0 4-2 4-1 1-4 1-7 1-11 0-17 1-20 2-3 2-6 6-7 11l-43 170c-1 3-1 5-1 7 0 1 0 2 1 3 0 1 2 1 5 2 3 0 7 0 14 0 2 0 4 0 5 1 1 0 2 0 2 0 1 1 2 2 2 3 0 4-3 6-7 6s-11 0-19 0c-9 0-16 0-20 0-5 0-11 0-20 0s-15 0-20 0c-3 0-4-1-4-4z">
            <text:p/>
          </draw:path>
          <draw:path draw:style-name="gr68" draw:text-style-name="P13" draw:layer="layout" svg:width="0.159cm" svg:height="0.141cm" svg:x="10.054cm" svg:y="8.6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<text:p/>
          </draw:path>
          <draw:path draw:style-name="gr68" draw:text-style-name="P13" draw:layer="layout" svg:width="0.089cm" svg:height="0.199cm" svg:x="10.236cm" svg:y="8.57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<text:p/>
          </draw:path>
          <draw:path draw:style-name="gr68" draw:text-style-name="P13" draw:layer="layout" svg:width="0.112cm" svg:height="0.141cm" svg:x="10.348cm" svg:y="8.6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<text:p/>
          </draw:path>
          <draw:path draw:style-name="gr68" draw:text-style-name="P13" draw:layer="layout" svg:width="0.128cm" svg:height="0.141cm" svg:x="10.485cm" svg:y="8.63cm" svg:viewBox="0 0 129 142" svg:d="M0 48c0 0 0-2 1-5s2-8 4-13 3-10 5-13c6-11 14-17 23-17 6 0 12 2 17 6 5 3 8 9 10 17 11-15 23-23 38-23 8 0 15 2 21 5 7 3 10 8 10 15 0 5-1 9-5 12-3 3-7 4-10 4-4 0-7-1-9-3-1-2-2-4-2-7 0-1 0-2 0-4 1-1 2-3 4-6 2-2 4-4 8-5-5-3-10-4-17-4-5 0-10 1-15 4s-9 7-12 10c-3 4-6 8-8 13-3 4-4 8-5 10s-2 3-2 4l-21 83c-2 8-6 11-12 11-3 0-6 0-7-2-2-2-2-4-2-6 0-1 0-2 1-4l24-94c1-6 2-12 2-17 0-8-3-12-8-12s-9 3-12 9c-4 7-7 16-10 28-1 4-2 6-2 6-1 1-2 2-4 2-3 0-5-1-5-4z">
            <text:p/>
          </draw:path>
          <draw:path draw:style-name="gr68" draw:text-style-name="P13" draw:layer="layout" svg:width="0.13cm" svg:height="0.141cm" svg:x="10.618cm" svg:y="8.63cm" svg:viewBox="0 0 131 142" svg:d="M0 48c0 0 0-2 1-5s3-7 5-12 5-10 8-15c2-4 6-8 11-11s10-5 16-5c7 0 13 2 17 7 5 5 7 11 7 18 0 4-1 9-4 16-12 33-18 56-18 68 0 7 1 13 4 18 3 6 9 8 16 8 9 0 17-4 24-12s12-18 16-28c4-11 7-21 9-30 2-8 3-14 3-17 0-11-3-19-9-25-2-3-4-6-4-9s2-6 5-9c4-3 7-5 11-5s7 2 9 6c3 4 4 9 4 15 0 2-1 7-2 15-2 8-4 19-7 31s-7 24-12 35-12 20-20 28-18 12-28 12-20-3-27-9c-8-6-12-15-12-28 0-11 6-31 17-61 5-14 7-23 7-28 0-6-2-9-7-9-13 0-22 13-29 40-1 2-2 3-2 4-1 0-2 1-4 1-3 0-5-2-5-4z">
            <text:p/>
          </draw:path>
          <draw:path draw:style-name="gr68" draw:text-style-name="P13" draw:layer="layout" svg:width="0.112cm" svg:height="0.141cm" svg:x="10.774cm" svg:y="8.6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<text:p/>
          </draw:path>
          <draw:path draw:style-name="gr68" draw:text-style-name="P13" draw:layer="layout" svg:width="0.159cm" svg:height="0.141cm" svg:x="10.91cm" svg:y="8.6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<text:p/>
          </draw:path>
          <draw:path draw:style-name="gr68" draw:text-style-name="P13" draw:layer="layout" svg:width="0.089cm" svg:height="0.199cm" svg:x="11.092cm" svg:y="8.57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<text:p/>
          </draw:path>
          <draw:path draw:style-name="gr68" draw:text-style-name="P13" draw:layer="layout" svg:width="0.078cm" svg:height="0.209cm" svg:x="11.195cm" svg:y="8.562cm" svg:viewBox="0 0 79 210" svg:d="M0 116c0-1 0-3 1-6s3-7 5-12 4-10 7-14c3-5 7-9 12-12s10-5 16-5 12 2 17 7c4 4 7 10 7 18 0 5-2 11-4 18l-21 54c-5 15-8 25-8 30 0 6 3 9 7 9 13 0 23-13 30-39 0-3 1-5 2-5 0-1 1-1 3-1 3 0 5 1 5 3 0 1 0 3-1 6s-3 7-5 12-4 9-7 14-7 9-12 12-10 5-15 5c-8 0-14-3-18-8-5-5-7-11-7-17 0-5 2-12 6-22 5-14 9-24 12-31l9-26c4-11 6-18 6-23 0-6-2-9-7-9-12 0-22 13-29 40-1 2-2 4-2 4-1 1-2 1-4 1-3 0-5-1-5-3zM51 15c0-4 2-8 5-11 4-3 7-4 11-4 2 0 5 1 7 3 2 1 3 4 3 7 0 5-1 8-5 11-3 3-6 4-10 4-3 0-5 0-7-2-3-2-4-4-4-8z">
            <text:p/>
          </draw:path>
          <draw:path draw:style-name="gr68" draw:text-style-name="P13" draw:layer="layout" svg:width="0.126cm" svg:height="0.141cm" svg:x="11.302cm" svg:y="8.6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<text:p/>
          </draw:path>
          <draw:path draw:style-name="gr68" draw:text-style-name="P13" draw:layer="layout" svg:width="0.159cm" svg:height="0.141cm" svg:x="11.455cm" svg:y="8.6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<text:p/>
          </draw:path>
        </draw:g>
        <draw:path draw:style-name="gr69" draw:text-style-name="P14" draw:layer="layout" svg:width="13.739cm" svg:height="-0.001cm" draw:transform="skewX (-0.00139626340159548) rotate (-3.09202530283315) translate (20.3105756304324cm 4.88215496744119cm)" svg:viewBox="0 0 13740 0" svg:d="M0 0c4580 0 9160 0 13740 0">
          <text:p/>
        </draw:path>
        <draw:g>
          <draw:path draw:style-name="gr70" draw:text-style-name="P15" draw:layer="layout" svg:width="0.231cm" svg:height="0.194cm" svg:x="14.465cm" svg:y="5.301cm" svg:viewBox="0 0 232 195" svg:d="M0 192v-13h31v-166h-31v-13h108c25 0 46 5 61 15s23 22 23 37c0 10-4 19-12 27s-20 14-35 18c18 7 28 17 31 33 0 0 1 4 2 11s1 11 1 12c1 4 2 8 2 10 1 3 2 6 3 10 2 4 4 7 6 9 3 2 6 3 10 3 5 0 9-2 12-5 4-4 6-8 7-14 0-2 0-3 0-4s1-1 2-2 2-1 4-1c5 0 7 2 7 6 0 2 0 3-1 5 0 2-1 5-2 8-2 3-4 5-6 8-2 2-6 4-10 6s-9 3-15 3c-18 0-32-3-42-7-4-3-8-5-11-8s-5-6-6-10-2-8-2-11-1-7-1-13c0-11 0-19-1-23s-3-8-8-12c-5-7-14-10-25-10h-33v78h31v13c-7-1-24-1-50-1-27 0-43 0-50 1zM69 91h33c9 0 16-1 23-3 6-2 10-4 14-6 3-2 5-6 7-10 1-4 2-7 2-10 1-2 1-6 1-10 0-5-1-8-1-11s-1-6-3-10c-1-4-4-7-7-10-3-2-7-4-13-6-6-1-14-2-23-2h-33z">
            <text:p/>
          </draw:path>
          <draw:path draw:style-name="gr70" draw:text-style-name="P15" draw:layer="layout" svg:width="0.13cm" svg:height="0.127cm" svg:x="14.707cm" svg:y="5.366cm" svg:viewBox="0 0 131 128" svg:d="M0 64c0-18 6-34 19-46 12-12 29-18 51-18 19 0 34 5 45 15 10 11 16 25 16 43 0 4-1 6-2 7-1 0-4 1-7 1h-86c0 34 14 51 40 51 10 0 18-2 25-6 8-4 13-9 16-16 1-3 2-4 2-5 1-1 3-1 5-1 5 0 7 2 7 5 0 1-1 3-2 5-1 3-3 6-5 9-3 4-7 7-11 10s-9 5-16 7-15 3-23 3c-23 0-41-6-54-18s-20-27-20-46zM36 56h68c-1-30-12-46-34-46-12 0-21 5-27 15-4 5-6 16-7 31z">
            <text:p/>
          </draw:path>
          <draw:path draw:style-name="gr70" draw:text-style-name="P15" draw:layer="layout" svg:width="0.106cm" svg:height="0.127cm" svg:x="14.857cm" svg:y="5.366cm" svg:viewBox="0 0 107 128" svg:d="M0 121v-31c0-3 0-6 1-7s3-1 6-1c2 0 4 0 4 1 1 0 2 1 3 3 1 4 2 7 3 10 2 3 4 7 7 10 3 4 7 7 12 9s11 3 18 3c22 0 33-7 33-21 0-4-1-7-4-10-2-3-5-5-9-6-4-2-7-3-9-4-3 0-6-1-10-1-9-2-15-3-19-4s-8-2-12-4c-5-2-9-5-13-8-7-6-11-14-11-23 0-6 1-11 3-16 2-4 5-8 9-10 3-3 7-5 11-6 3-2 7-3 12-4 5 0 8-1 10-1s5 0 7 0c12 0 21 2 29 5 7-3 11-5 12-5 3 0 4 1 5 2 0 1 1 3 1 6v22c0 4-1 6-1 7-1 1-3 1-6 1s-5 0-6-1c0-1-1-2-1-5-1-15-12-23-33-23s-32 6-32 17c0 3 1 6 3 8 2 3 4 4 8 6 4 1 7 2 9 3 2 0 5 1 9 1 12 3 21 4 26 6 6 2 11 4 16 8 11 8 16 18 16 30 0 6-1 12-3 17s-5 9-9 11c-4 3-7 5-11 7s-8 3-12 4c-5 1-9 1-11 1s-4 0-7 0c-13 0-24-3-33-9l-7 5c-4 3-7 4-9 4s-4 0-4-1c-1-1-1-3-1-6z">
            <text:p/>
          </draw:path>
          <draw:path draw:style-name="gr70" draw:text-style-name="P15" draw:layer="layout" svg:width="0.101cm" svg:height="0.178cm" svg:x="14.979cm" svg:y="5.315cm" svg:viewBox="0 0 102 179" svg:d="M0 66v-10c13 0 23-5 31-17 7-11 11-24 11-39h13v53h42v13h-42v78c0 16 6 24 17 24 4 0 8-2 12-6 3-4 5-11 5-20v-14h13v15c0 10-3 19-9 26s-14 10-25 10c-30 0-45-12-45-36v-77z">
            <text:p/>
          </draw:path>
          <draw:path draw:style-name="gr70" draw:text-style-name="P15" draw:layer="layout" svg:width="0.148cm" svg:height="0.127cm" svg:x="15.109cm" svg:y="5.366cm" svg:viewBox="0 0 149 128" svg:d="M0 97c0-27 31-42 92-44v-10c0-22-10-33-31-33-8 0-14 1-21 2 5 3 7 7 7 14 0 5-2 10-6 13-3 3-7 4-12 4-4 0-8-1-12-4s-6-8-6-13c0-17 17-26 51-26 20 0 36 4 46 12 11 8 16 18 16 31v60c0 3 0 5 1 6 0 1 2 2 4 3 3 1 7 2 13 2 1 0 2 0 3 0s2 1 3 2c0 0 1 2 1 4 0 3-1 5-2 6-1 0-4 1-7 1h-14c-7 0-12-1-17-2-4-2-7-3-9-6-1-3-2-5-3-7 0-1 0-4 0-7-8 16-22 23-42 23-6 0-12 0-17-1-6-1-12-2-18-4s-11-6-14-10c-4-5-6-10-6-16zM33 96c0 6 3 12 8 16s11 6 18 6c2 0 5 0 8-1s7-2 11-4 7-5 10-9c3-5 4-10 4-16v-26c-4 0-8 0-12 0-3 1-8 2-15 3-6 2-11 4-15 6-5 2-9 6-12 10s-5 9-5 15z">
            <text:p/>
          </draw:path>
          <draw:path draw:style-name="gr70" draw:text-style-name="P15" draw:layer="layout" svg:width="0.114cm" svg:height="0.125cm" svg:x="15.268cm" svg:y="5.366cm" svg:viewBox="0 0 115 126" svg:d="M0 126v-13h20v-87c0-5-1-8-3-9s-8-2-17-2v-13l47-2v32c8-21 20-32 38-32 8 0 15 2 21 6s9 10 9 17c0 5-2 9-6 12-3 3-7 5-12 5-4 0-8-1-12-4-3-3-5-8-5-13s2-9 5-13c-6 0-12 2-17 6-5 3-8 8-11 14-2 6-4 11-5 17s-2 11-2 17v49h25v13c-7 0-20 0-39 0-4 0-16 0-36 0z">
            <text:p/>
          </draw:path>
          <draw:path draw:style-name="gr70" draw:text-style-name="P15" draw:layer="layout" svg:width="0.101cm" svg:height="0.178cm" svg:x="15.397cm" svg:y="5.315cm" svg:viewBox="0 0 102 179" svg:d="M0 66v-10c13 0 23-5 31-17 7-11 11-24 11-39h13v53h42v13h-42v78c0 16 6 24 17 24 4 0 8-2 12-6 3-4 5-11 5-20v-14h13v15c0 10-3 19-9 26s-14 10-25 10c-30 0-45-12-45-36v-77z">
            <text:p/>
          </draw:path>
        </draw:g>
        <draw:path draw:style-name="gr69" draw:text-style-name="P14" draw:layer="layout" svg:width="0.573cm" svg:height="0cm" svg:x="7.965cm" svg:y="3.747cm" svg:viewBox="0 0 574 0" svg:d="M0 0c191 0 383 0 574 0">
          <text:p/>
        </draw:path>
        <draw:path draw:style-name="gr69" draw:text-style-name="P14" draw:layer="layout" svg:width="0.573cm" svg:height="0cm" svg:x="11.41cm" svg:y="3.747cm" svg:viewBox="0 0 574 0" svg:d="M0 0c191 0 383 0 574 0">
          <text:p/>
        </draw:path>
        <draw:path draw:style-name="gr69" draw:text-style-name="P14" draw:layer="layout" svg:width="0.573cm" svg:height="0cm" svg:x="14.855cm" svg:y="3.747cm" svg:viewBox="0 0 574 0" svg:d="M0 0c191 0 383 0 574 0">
          <text:p/>
        </draw:path>
        <draw:path draw:style-name="gr69" draw:text-style-name="P14" draw:layer="layout" svg:width="0.573cm" svg:height="0cm" svg:x="18.301cm" svg:y="3.747cm" svg:viewBox="0 0 574 0" svg:d="M0 0c191 0 383 0 574 0">
          <text:p/>
        </draw:path>
        <draw:path draw:style-name="gr69" draw:text-style-name="P14" draw:layer="layout" svg:width="0.573cm" svg:height="0cm" svg:x="7.965cm" svg:y="6.875cm" svg:viewBox="0 0 574 0" svg:d="M0 0c191 0 383 0 574 0">
          <text:p/>
        </draw:path>
        <draw:path draw:style-name="gr71" draw:text-style-name="P14" draw:layer="layout" svg:width="1.67cm" svg:height="0.002cm" draw:transform="skewX (0.00558505360638183) rotate (-1.25838239068791) translate (8.1409701193304cm 6.93052794083907cm)" svg:viewBox="0 0 1671 3" svg:d="M0 3c557-1 1114-2 1671-3">
          <text:p/>
        </draw:path>
        <draw:g>
          <draw:path draw:style-name="gr72" draw:text-style-name="P16" draw:layer="layout" svg:width="0.202cm" svg:height="0.278cm" svg:x="4.701cm" svg:y="3.621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72" draw:text-style-name="P16" draw:layer="layout" svg:width="0.094cm" svg:height="0.148cm" svg:x="4.951cm" svg:y="3.822cm" svg:viewBox="0 0 95 149" svg:d="M0 25v-10h5c19 0 34-5 46-13 1-1 3-2 5-2 3 0 5 0 5 1 1 1 1 3 1 6v132h33v10c-7 0-23 0-46 0-24 0-40 0-46 0v-10h32v-118c-10 3-20 4-30 4z">
            <text:p/>
          </draw:path>
        </draw:g>
        <draw:g>
          <draw:g>
            <draw:path draw:style-name="gr73" draw:text-style-name="P17" draw:layer="layout" svg:width="5.631cm" svg:height="3.858cm" svg:x="15.831cm" svg:y="5.729cm" svg:viewBox="0 0 5632 3859" svg:d="M0 3859c0-1287 0-2573 0-3859 1877 0 3754 0 5632 0 0 1286 0 2572 0 3859-1878 0-3755 0-5632 0z">
              <text:p/>
            </draw:path>
          </draw:g>
          <draw:g>
            <draw:g>
              <draw:path draw:style-name="gr74" draw:text-style-name="P18" draw:layer="layout" svg:width="2.291cm" svg:height="0.323cm" svg:x="18.961cm" svg:y="6.353cm" svg:viewBox="0 0 2292 324" svg:d="M47 324c733 0 1465 0 2198 0 23 0 47-54 47-108 0-36 0-72 0-108 0-54-24-108-47-108-733 0-1465 0-2198 0-24 0-47 54-47 108 0 36 0 72 0 108 0 54 23 108 47 108z">
                <text:p/>
              </draw:path>
              <draw:path draw:style-name="gr75" draw:text-style-name="P19" draw:layer="layout" svg:width="0.103cm" svg:height="0.114cm" svg:x="19.463cm" svg:y="6.476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5" draw:text-style-name="P19" draw:layer="layout" svg:width="0.104cm" svg:height="0.114cm" svg:x="19.583cm" svg:y="6.476cm" svg:viewBox="0 0 105 115" svg:d="M103 35l-29 5c-1-5-3-10-6-13-4-3-8-4-14-4-7 0-13 2-17 7-5 5-7 14-7 26 0 13 2 22 7 27 4 6 10 8 18 8 5 0 10-1 13-4 4-3 7-9 8-17l29 5c-3 14-9 23-17 30-9 7-20 10-35 10-16 0-29-5-38-15-10-10-15-24-15-42s5-33 15-43c9-10 22-15 39-15 13 0 24 3 32 9 8 5 14 14 17 26z">
                <text:p/>
              </draw:path>
              <draw:path draw:style-name="gr75" draw:text-style-name="P19" draw:layer="layout" svg:width="0.1cm" svg:height="0.151cm" svg:x="19.709cm" svg:y="6.437cm" svg:viewBox="0 0 101 152" svg:d="M29 0v56c10-11 21-17 34-17 7 0 13 2 19 4 5 3 9 6 12 10s5 8 6 12c1 5 1 12 1 22v65h-29v-58c0-12-1-19-2-22s-3-6-6-8c-3-1-6-2-10-2-5 0-10 1-13 3-4 3-7 6-9 11s-3 12-3 21v55h-29v-152z">
                <text:p/>
              </draw:path>
              <draw:path draw:style-name="gr75" draw:text-style-name="P19" draw:layer="layout" svg:width="0.028cm" svg:height="0.151cm" svg:x="19.84cm" svg:y="6.437cm" svg:viewBox="0 0 29 152" svg:d="M0 27c0-9 0-18 0-27 10 0 20 0 29 0 0 9 0 18 0 27-9 0-19 0-29 0zM0 152c0-37 0-73 0-110 10 0 20 0 29 0 0 37 0 73 0 110-9 0-19 0-29 0z">
                <text:p/>
              </draw:path>
              <draw:path draw:style-name="gr75" draw:text-style-name="P19" draw:layer="layout" svg:width="0.103cm" svg:height="0.114cm" svg:x="19.892cm" svg:y="6.476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75" draw:text-style-name="P19" draw:layer="layout" svg:width="0.115cm" svg:height="0.109cm" svg:x="20.006cm" svg:y="6.478cm" svg:viewBox="0 0 116 110" svg:d="M45 110l-45-110h31l21 56 6 19c2-5 3-8 3-9 1-4 2-7 3-10l21-56h31l-45 110z">
                <text:p/>
              </draw:path>
              <draw:path draw:style-name="gr75" draw:text-style-name="P19" draw:layer="layout" svg:width="0.103cm" svg:height="0.114cm" svg:x="20.131cm" svg:y="6.476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75" draw:text-style-name="P19" draw:layer="layout" svg:width="0.057cm" svg:height="0.028cm" svg:x="20.256cm" svg:y="6.519cm" svg:viewBox="0 0 58 29" svg:d="M0 29c0-10 0-19 0-29 19 0 39 0 58 0 0 10 0 19 0 29-19 0-39 0-58 0z">
                <text:p/>
              </draw:path>
              <draw:path draw:style-name="gr75" draw:text-style-name="P19" draw:layer="layout" svg:width="0.107cm" svg:height="0.156cm" svg:x="20.325cm" svg:y="6.476cm" svg:viewBox="0 0 108 157" svg:d="M4 120l33 4c1 4 2 6 4 8 3 2 8 3 14 3 7 0 13-1 17-3 2-2 4-4 6-8 1-2 1-7 1-13v-16c-9 12-20 17-33 17-15 0-27-6-36-18-7-10-10-22-10-37 0-19 4-33 13-42 9-10 21-15 34-15 14 0 25 6 34 18v-16h27v99c0 13-1 23-3 29-2 7-5 12-9 16-4 3-9 6-16 8-6 2-14 3-24 3-19 0-33-3-40-9-8-7-12-15-12-25 0-1 0-2 0-3zM30 55c0 12 2 20 7 26 5 5 10 8 17 8s13-3 18-8c5-6 8-14 8-25s-3-20-8-25c-4-6-10-9-18-9-7 0-12 3-17 8-5 6-7 14-7 25z">
                <text:p/>
              </draw:path>
              <draw:path draw:style-name="gr75" draw:text-style-name="P19" draw:layer="layout" svg:width="0.114cm" svg:height="0.114cm" svg:x="20.456cm" svg:y="6.476cm" svg:viewBox="0 0 115 115" svg:d="M0 56c0-10 2-19 7-28s12-16 21-21 18-7 29-7c17 0 31 5 42 16 10 11 16 25 16 41 0 17-6 31-17 42-10 10-24 16-41 16-10 0-19-2-29-7-9-4-16-11-21-20s-7-19-7-32zM30 57c0 11 3 20 8 26 5 5 12 8 19 8 8 0 15-3 20-8 5-6 8-15 8-26 0-10-3-19-8-25-5-5-12-8-20-8-7 0-14 3-19 8-5 6-8 15-8 25z">
                <text:p/>
              </draw:path>
              <draw:path draw:style-name="gr75" draw:text-style-name="P19" draw:layer="layout" svg:width="0.103cm" svg:height="0.114cm" svg:x="20.586cm" svg:y="6.476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5" draw:text-style-name="P19" draw:layer="layout" svg:width="0.028cm" svg:height="0.151cm" svg:x="20.713cm" svg:y="6.437cm" svg:viewBox="0 0 29 152" svg:d="M0 152c0-51 0-101 0-152 10 0 20 0 29 0 0 51 0 101 0 152-9 0-19 0-29 0z">
                <text:p/>
              </draw:path>
            </draw:g>
            <draw:g>
              <draw:path draw:style-name="gr76" draw:text-style-name="P20" draw:layer="layout" svg:width="0.107cm" svg:height="0.154cm" svg:x="18.996cm" svg:y="6.826cm" svg:viewBox="0 0 108 155" svg:d="M0 3h27v16c4-6 9-10 15-14 6-3 13-5 20-5 13 0 24 5 33 15s13 24 13 42-4 33-13 43-20 15-33 15c-6 0-12-1-17-3-5-3-10-7-16-13v56h-29zM29 56c0 12 3 21 8 27s11 9 18 9 12-3 17-8c4-5 7-14 7-27 0-11-3-20-7-26-5-5-11-8-18-8s-13 3-18 8c-5 6-7 14-7 25z">
                <text:p/>
              </draw:path>
              <draw:path draw:style-name="gr76" draw:text-style-name="P20" draw:layer="layout" svg:width="0.103cm" svg:height="0.114cm" svg:x="19.12cm" svg:y="6.826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6" draw:text-style-name="P20" draw:layer="layout" svg:width="0.071cm" svg:height="0.112cm" svg:x="19.246cm" svg:y="6.826cm" svg:viewBox="0 0 72 113" svg:d="M29 113h-29v-111h27v16c5-7 9-12 13-14 4-3 8-4 13-4 6 0 13 2 19 5l-9 26c-5-3-10-5-14-5s-7 1-10 3c-3 3-5 7-7 13s-3 18-3 37z">
                <text:p/>
              </draw:path>
              <draw:path draw:style-name="gr76" draw:text-style-name="P20" draw:layer="layout" svg:width="0.103cm" svg:height="0.114cm" svg:x="19.323cm" svg:y="6.826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6" draw:text-style-name="P20" draw:layer="layout" svg:width="0.163cm" svg:height="0.112cm" svg:x="19.448cm" svg:y="6.826cm" svg:viewBox="0 0 164 113" svg:d="M0 2h27v16c10-12 21-18 35-18 7 0 13 1 18 4 6 3 10 8 13 14 5-6 10-11 16-14s12-4 18-4c8 0 15 2 21 5s10 8 13 14c2 5 3 13 3 23v71h-30v-63c0-11-1-18-3-21-3-5-7-7-12-7s-8 2-12 4-6 6-8 11-2 12-2 23v53h-30v-61c0-10 0-17-1-20-1-4-3-6-5-7-2-2-5-3-9-3-5 0-9 1-12 4-4 2-7 6-8 10-2 5-3 13-3 23v54h-29z">
                <text:p/>
              </draw:path>
              <draw:path draw:style-name="gr76" draw:text-style-name="P20" draw:layer="layout" svg:width="0.103cm" svg:height="0.114cm" svg:x="19.632cm" svg:y="6.826cm" svg:viewBox="0 0 104 115" svg:d="M0 81l30-4c1 5 3 10 7 12 4 3 9 5 16 5 8 0 14-2 17-4s4-5 4-8c0-2 0-4-2-6-1-1-4-2-10-3-23-6-38-10-45-15-9-5-13-14-13-24s4-18 11-24c8-7 20-10 36-10 15 0 26 2 34 7 7 5 12 12 15 22l-28 5c-1-4-3-7-6-10-4-2-8-3-15-3s-13 1-16 3c-2 2-4 4-4 6s1 4 3 5c3 2 12 5 28 8 16 4 26 8 33 13 6 6 9 13 9 22 0 10-4 19-13 26-8 7-21 11-38 11-15 0-27-3-36-9s-14-15-17-25z">
                <text:p/>
              </draw:path>
              <draw:path draw:style-name="gr76" draw:text-style-name="P20" draw:layer="layout" svg:width="0.028cm" svg:height="0.109cm" svg:x="19.767cm" svg:y="6.829cm" svg:viewBox="0 0 29 110" svg:d="M0 29c0-10 0-19 0-29 10 0 20 0 29 0 0 10 0 19 0 29-9 0-19 0-29 0zM0 110c0-10 0-19 0-29 10 0 20 0 29 0 0 10 0 19 0 29-9 0-19 0-29 0z">
                <text:p/>
              </draw:path>
            </draw:g>
            <draw:g>
              <draw:path draw:style-name="gr77" draw:text-style-name="P20" draw:layer="layout" svg:width="0.107cm" svg:height="0.154cm" svg:x="18.996cm" svg:y="7.412cm" svg:viewBox="0 0 108 155" svg:d="M0 3h27v16c4-6 9-10 15-14 6-3 13-5 20-5 13 0 24 5 33 15s13 24 13 42-4 33-13 43-20 15-33 15c-6 0-12-1-17-3-5-3-10-7-16-13v56h-29zM29 56c0 12 3 21 8 27s11 9 18 9 12-3 17-8c4-5 7-14 7-27 0-11-3-20-7-26-5-5-11-8-18-8s-13 3-18 8c-5 6-7 14-7 25z">
                <text:p/>
              </draw:path>
              <draw:path draw:style-name="gr77" draw:text-style-name="P20" draw:layer="layout" svg:width="0.071cm" svg:height="0.112cm" svg:x="19.126cm" svg:y="7.412cm" svg:viewBox="0 0 72 113" svg:d="M29 113h-29v-111h27v16c5-7 9-12 13-14 4-3 8-4 13-4 6 0 13 2 19 5l-9 26c-5-3-10-5-14-5s-7 1-10 3c-3 3-5 7-7 13s-3 18-3 37z">
                <text:p/>
              </draw:path>
              <draw:path draw:style-name="gr77" draw:text-style-name="P20" draw:layer="layout" svg:width="0.103cm" svg:height="0.114cm" svg:x="19.203cm" svg:y="7.412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77" draw:text-style-name="P20" draw:layer="layout" svg:width="0.028cm" svg:height="0.109cm" svg:x="19.337cm" svg:y="7.414cm" svg:viewBox="0 0 29 110" svg:d="M0 29c0-10 0-19 0-29 10 0 20 0 29 0 0 10 0 19 0 29-9 0-19 0-29 0zM0 110c0-10 0-19 0-29 10 0 20 0 29 0 0 10 0 19 0 29-9 0-19 0-29 0z">
                <text:p/>
              </draw:path>
            </draw:g>
            <draw:g>
              <draw:path draw:style-name="gr78" draw:text-style-name="P21" draw:layer="layout" svg:width="0.064cm" svg:height="0.154cm" svg:x="18.983cm" svg:y="7.585cm" svg:viewBox="0 0 65 155" svg:d="M17 155v-96h-17v-15h17v-11c0-8 0-13 2-17 1-5 5-8 9-11 5-3 11-5 19-5 6 0 12 1 18 2l-3 16c-4-1-7-1-11-1-6 0-10 1-12 4-2 2-4 7-4 13v10h22v15h-22v96z">
                <text:p/>
              </draw:path>
              <draw:path draw:style-name="gr78" draw:text-style-name="P21" draw:layer="layout" svg:width="0.103cm" svg:height="0.114cm" svg:x="19.049cm" svg:y="7.628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78" draw:text-style-name="P21" draw:layer="layout" svg:width="0.089cm" svg:height="0.112cm" svg:x="19.175cm" svg:y="7.63cm" svg:viewBox="0 0 90 113" svg:d="M73 110v-16c-8 12-20 19-35 19-7 0-13-2-18-4-6-3-10-6-13-10-3-3-5-8-6-13-1-4-1-10-1-18v-68h19v61c0 10 0 16 1 20 1 5 4 8 8 11 3 3 8 4 14 4 5 0 11-1 16-4s8-7 10-12c2-4 3-12 3-21v-59h19v110z">
                <text:p/>
              </draw:path>
              <draw:path draw:style-name="gr78" draw:text-style-name="P21" draw:layer="layout" svg:width="0.059cm" svg:height="0.112cm" svg:x="19.295cm" svg:y="7.627cm" svg:viewBox="0 0 60 113" svg:d="M0 113v-111h17v17c4-8 8-13 12-15 4-3 8-4 12-4 6 0 13 2 19 6l-6 17c-5-2-9-4-14-4-4 0-8 2-11 4s-6 6-7 10c-2 7-3 14-3 22v58z">
                <text:p/>
              </draw:path>
              <draw:path draw:style-name="gr78" draw:text-style-name="P21" draw:layer="layout" svg:width="0.053cm" svg:height="0.149cm" svg:x="19.357cm" svg:y="7.592cm" svg:viewBox="0 0 54 150" svg:d="M52 132l2 16c-5 1-10 2-14 2-7 0-12-1-16-3s-6-5-8-9c-1-3-2-11-2-22v-63h-14v-15h14v-27l19-11v38h19v15h-19v64c0 6 0 9 1 11 0 1 1 2 3 3 1 1 3 1 6 1 2 0 5 0 9 0z">
                <text:p/>
              </draw:path>
              <draw:path draw:style-name="gr78" draw:text-style-name="P21" draw:layer="layout" svg:width="0.09cm" svg:height="0.151cm" svg:x="19.428cm" svg:y="7.588cm" svg:viewBox="0 0 91 152" svg:d="M0 152v-152h19v55c9-11 20-16 33-16 8 0 16 2 22 5s10 8 13 14c2 5 4 13 4 24v70h-19v-70c0-9-2-16-6-20s-10-7-18-7c-5 0-11 2-15 5-5 3-9 6-11 11s-3 12-3 21v60z">
                <text:p/>
              </draw:path>
              <draw:path draw:style-name="gr78" draw:text-style-name="P21" draw:layer="layout" svg:width="0.057cm" svg:height="0.018cm" svg:x="19.54cm" svg:y="7.676cm" svg:viewBox="0 0 58 19" svg:d="M0 19c0-6 0-13 0-19 19 0 39 0 58 0 0 6 0 13 0 19-19 0-39 0-58 0z">
                <text:p/>
              </draw:path>
              <draw:path draw:style-name="gr78" draw:text-style-name="P21" draw:layer="layout" svg:width="0.059cm" svg:height="0.112cm" svg:x="19.62cm" svg:y="7.627cm" svg:viewBox="0 0 60 113" svg:d="M0 113v-111h17v17c4-8 8-13 12-15 4-3 8-4 12-4 6 0 13 2 19 6l-6 17c-5-2-9-4-14-4-4 0-8 2-11 4s-6 6-7 10c-2 7-3 14-3 22v58z">
                <text:p/>
              </draw:path>
              <draw:path draw:style-name="gr78" draw:text-style-name="P21" draw:layer="layout" svg:width="0.103cm" svg:height="0.114cm" svg:x="19.686cm" svg:y="7.628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78" draw:text-style-name="P21" draw:layer="layout" svg:width="0.152cm" svg:height="0.109cm" svg:x="19.798cm" svg:y="7.63cm" svg:viewBox="0 0 153 110" svg:d="M34 110l-34-110h19l18 64 7 23c0-1 2-9 6-23l17-64h20l16 64 6 21 6-21 19-64h19l-35 110h-20l-17-66-5-19-22 85z">
                <text:p/>
              </draw:path>
              <draw:path draw:style-name="gr78" draw:text-style-name="P21" draw:layer="layout" svg:width="0.05cm" svg:height="0.198cm" svg:x="19.965cm" svg:y="7.586cm" svg:viewBox="0 0 51 199" svg:d="M37 199c-10-13-19-28-26-45-7-18-11-36-11-55 0-16 3-32 8-47 6-17 16-35 29-52h14c-9 14-14 25-17 31-4 9-8 19-10 30-3 13-5 26-5 39 0 33 11 66 32 99z">
                <text:p/>
              </draw:path>
              <draw:path draw:style-name="gr78" draw:text-style-name="P21" draw:layer="layout" svg:width="0.1cm" svg:height="0.152cm" svg:x="20.031cm" svg:y="7.587cm" svg:viewBox="0 0 101 153" svg:d="M101 135v18h-101c0-5 1-9 2-13 3-7 7-14 13-21 5-6 14-14 24-23 17-13 28-24 34-32s9-15 9-22c0-8-3-14-8-19s-12-8-21-8-16 3-22 9c-5 5-8 12-8 22l-19-2c1-14 6-25 15-33 8-7 20-11 34-11 15 0 27 4 35 12 9 8 13 18 13 30 0 6-1 12-3 18-3 6-7 12-13 19-6 6-16 15-29 26-11 10-19 16-22 20-3 3-6 6-8 10z">
                <text:p/>
              </draw:path>
              <draw:path draw:style-name="gr78" draw:text-style-name="P21" draw:layer="layout" svg:width="0.05cm" svg:height="0.198cm" svg:x="20.157cm" svg:y="7.586cm" svg:viewBox="0 0 51 199" svg:d="M14 199h-14c21-33 31-66 31-99 0-13-1-26-4-39-3-10-6-20-10-30-3-6-8-16-17-31h14c13 17 22 35 29 52 5 15 8 31 8 47 0 19-4 37-11 55-7 17-16 32-26 45z">
                <text:p/>
              </draw:path>
              <draw:path draw:style-name="gr78" draw:text-style-name="P21" draw:layer="layout" svg:width="0.022cm" svg:height="0.05cm" svg:x="20.234cm" svg:y="7.719cm" svg:viewBox="0 0 23 51" svg:d="M1 21v-21h22v21c0 8-2 14-4 19-3 5-8 9-14 11l-5-8c4-1 7-4 9-7 2-4 3-8 3-15z">
                <text:p/>
              </draw:path>
              <draw:path draw:style-name="gr78" draw:text-style-name="P21" draw:layer="layout" svg:width="0.096cm" svg:height="0.114cm" svg:x="18.989cm" svg:y="7.863cm" svg:viewBox="0 0 97 115" svg:d="M78 72l19 3c-2 12-7 22-16 30-8 7-18 10-30 10-16 0-28-5-37-15-9-9-14-24-14-42 0-12 2-22 6-31s10-16 18-20c8-5 17-7 27-7 12 0 22 3 29 9 8 6 13 15 15 26l-18 3c-2-8-5-13-10-17-4-4-9-6-16-6-9 0-17 4-23 10-6 7-9 18-9 33 0 14 3 25 9 32s13 10 22 10c8 0 14-2 19-7 5-4 8-11 9-21z">
                <text:p/>
              </draw:path>
              <draw:path draw:style-name="gr78" draw:text-style-name="P21" draw:layer="layout" svg:width="0.103cm" svg:height="0.114cm" svg:x="19.096cm" svg:y="7.864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78" draw:text-style-name="P21" draw:layer="layout" svg:width="0.018cm" svg:height="0.151cm" svg:x="19.222cm" svg:y="7.824cm" svg:viewBox="0 0 19 152" svg:d="M0 152c0-51 0-101 0-152 6 0 13 0 19 0 0 51 0 101 0 152-6 0-13 0-19 0z">
                <text:p/>
              </draw:path>
              <draw:path draw:style-name="gr78" draw:text-style-name="P21" draw:layer="layout" svg:width="0.089cm" svg:height="0.112cm" svg:x="19.268cm" svg:y="7.866cm" svg:viewBox="0 0 90 113" svg:d="M73 110v-16c-8 12-20 19-35 19-7 0-13-2-18-4-6-3-10-6-13-10-3-3-5-8-6-13-1-4-1-10-1-18v-68h19v61c0 10 0 16 1 20 1 5 4 8 8 11 3 3 8 4 14 4 5 0 11-1 16-4s8-7 10-12c2-4 3-12 3-21v-59h19v110z">
                <text:p/>
              </draw:path>
              <draw:path draw:style-name="gr78" draw:text-style-name="P21" draw:layer="layout" svg:width="0.15cm" svg:height="0.112cm" svg:x="19.388cm" svg:y="7.863cm" svg:viewBox="0 0 151 113" svg:d="M0 113v-111h17v16c3-5 8-10 14-13s12-5 20-5 15 2 20 5 9 8 11 14c9-13 20-19 34-19 11 0 20 3 26 9s9 15 9 28v76h-19v-70c0-7-1-13-2-16s-3-6-7-8c-3-2-7-3-11-3-8 0-14 3-19 8s-8 13-8 25v64h-19v-72c0-8-1-14-5-19-3-4-8-6-15-6-5 0-10 2-14 4-5 3-8 7-10 12-2 6-3 13-3 23v58z">
                <text:p/>
              </draw:path>
              <draw:path draw:style-name="gr78" draw:text-style-name="P21" draw:layer="layout" svg:width="0.089cm" svg:height="0.112cm" svg:x="19.568cm" svg:y="7.863cm" svg:viewBox="0 0 90 113" svg:d="M0 113v-111h17v16c8-12 20-18 35-18 7 0 13 1 19 4 5 2 10 5 12 9 3 4 5 8 6 14 1 3 1 9 1 18v68h-18v-67c0-8-1-14-3-17-1-4-4-7-7-9-4-3-9-4-14-4-8 0-15 3-20 8-6 5-9 14-9 28v61z">
                <text:p/>
              </draw:path>
              <draw:path draw:style-name="gr78" draw:text-style-name="P21" draw:layer="layout" svg:width="0.057cm" svg:height="0.018cm" svg:x="19.68cm" svg:y="7.912cm" svg:viewBox="0 0 58 19" svg:d="M0 19c0-6 0-13 0-19 19 0 39 0 58 0 0 6 0 13 0 19-19 0-39 0-58 0z">
                <text:p/>
              </draw:path>
              <draw:path draw:style-name="gr78" draw:text-style-name="P21" draw:layer="layout" svg:width="0.102cm" svg:height="0.114cm" svg:x="19.754cm" svg:y="7.863cm" svg:viewBox="0 0 103 115" svg:d="M82 77l20 3c-3 11-9 20-17 26s-19 9-32 9c-16 0-29-5-39-15-9-10-14-23-14-41 0-19 5-33 14-44 10-10 23-15 38-15s27 5 36 15c10 10 15 24 15 42 0 1-1 3-1 5h-83c1 12 5 22 11 28 6 7 14 10 23 10 7 0 13-2 18-5 5-4 9-10 11-18zM21 47h62c-1-9-4-16-7-21-6-7-14-11-24-11-9 0-16 3-22 9s-9 13-9 23z">
                <text:p/>
              </draw:path>
              <draw:path draw:style-name="gr78" draw:text-style-name="P21" draw:layer="layout" svg:width="0.05cm" svg:height="0.198cm" svg:x="19.878cm" svg:y="7.822cm" svg:viewBox="0 0 51 199" svg:d="M37 199c-10-13-19-28-26-45-7-18-11-36-11-55 0-16 3-32 8-47 6-17 16-35 29-52h14c-9 14-14 25-17 31-4 9-8 19-10 30-3 13-5 26-5 39 0 33 11 66 32 99z">
                <text:p/>
              </draw:path>
              <draw:path draw:style-name="gr78" draw:text-style-name="P21" draw:layer="layout" svg:width="0.056cm" svg:height="0.152cm" svg:x="19.961cm" svg:y="7.823cm" svg:viewBox="0 0 57 153" svg:d="M57 153h-19v-119c-5 4-11 8-18 13-8 4-14 7-20 9v-18c11-5 20-11 28-18s13-13 16-20h13z">
                <text:p/>
              </draw:path>
              <draw:path draw:style-name="gr78" draw:text-style-name="P21" draw:layer="layout" svg:width="0.05cm" svg:height="0.198cm" svg:x="20.07cm" svg:y="7.822cm" svg:viewBox="0 0 51 199" svg:d="M14 199h-14c21-33 31-66 31-99 0-13-1-26-4-39-3-10-6-20-10-30-3-6-8-16-17-31h14c13 17 22 35 29 52 5 15 8 31 8 47 0 19-4 37-11 55-7 17-16 32-26 45z">
                <text:p/>
              </draw:path>
            </draw:g>
            <draw:g>
              <draw:path draw:style-name="gr79" draw:text-style-name="P20" draw:layer="layout" svg:width="0.103cm" svg:height="0.114cm" svg:x="18.989cm" svg:y="8.214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9" draw:text-style-name="P20" draw:layer="layout" svg:width="0.108cm" svg:height="0.154cm" svg:x="19.109cm" svg:y="8.174cm" svg:viewBox="0 0 109 155" svg:d="M109 152h-28v-16c-4 6-10 11-16 14s-12 5-19 5c-12 0-23-5-32-16-9-10-14-24-14-42 0-19 4-33 13-43s20-15 34-15c12 0 23 6 32 16v-55h30zM30 95c0 11 2 20 5 25 5 8 11 12 20 12 7 0 12-3 17-9s7-14 7-26-2-21-7-27c-4-5-10-8-17-8s-13 2-18 8c-5 5-7 14-7 25z">
                <text:p/>
              </draw:path>
              <draw:path draw:style-name="gr79" draw:text-style-name="P20" draw:layer="layout" svg:width="0.108cm" svg:height="0.154cm" svg:x="19.24cm" svg:y="8.174cm" svg:viewBox="0 0 109 155" svg:d="M109 152h-28v-16c-4 6-10 11-16 14s-12 5-19 5c-12 0-23-5-32-16-9-10-14-24-14-42 0-19 4-33 13-43s20-15 34-15c12 0 23 6 32 16v-55h30zM30 95c0 11 2 20 5 25 5 8 11 12 20 12 7 0 12-3 17-9s7-14 7-26-2-21-7-27c-4-5-10-8-17-8s-13 2-18 8c-5 5-7 14-7 25z">
                <text:p/>
              </draw:path>
              <draw:path draw:style-name="gr79" draw:text-style-name="P20" draw:layer="layout" svg:width="0.028cm" svg:height="0.109cm" svg:x="19.384cm" svg:y="8.216cm" svg:viewBox="0 0 29 110" svg:d="M0 29c0-10 0-19 0-29 10 0 20 0 29 0 0 10 0 19 0 29-9 0-19 0-29 0zM0 110c0-10 0-19 0-29 10 0 20 0 29 0 0 10 0 19 0 29-9 0-19 0-29 0z">
                <text:p/>
              </draw:path>
            </draw:g>
            <draw:g>
              <draw:path draw:style-name="gr80" draw:text-style-name="P21" draw:layer="layout" svg:width="0.097cm" svg:height="0.156cm" svg:x="18.988cm" svg:y="8.43cm" svg:viewBox="0 0 98 157" svg:d="M4 122l18 2c1 6 3 10 6 13 5 3 12 5 20 5s15-2 20-5c5-4 8-9 10-15 0-4 1-12 1-24-8 10-19 15-31 15-15 0-27-6-35-17-9-11-13-24-13-39 0-11 2-20 6-29s9-16 16-21c8-5 16-7 26-7 13 0 24 5 33 16v-14h17v96c0 17-2 29-5 36-4 7-9 13-17 17s-17 6-28 6c-14 0-24-3-32-9-9-5-13-14-12-26zM19 56c0 14 3 25 9 31 6 7 13 10 22 10s16-3 22-10c5-6 8-17 8-31 0-13-3-23-9-30s-13-11-21-11c-9 0-16 4-22 11-6 6-9 16-9 30z">
                <text:p/>
              </draw:path>
              <draw:path draw:style-name="gr80" draw:text-style-name="P21" draw:layer="layout" svg:width="0.103cm" svg:height="0.114cm" svg:x="19.108cm" svg:y="8.43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80" draw:text-style-name="P21" draw:layer="layout" svg:width="0.101cm" svg:height="0.114cm" svg:x="19.228cm" svg:y="8.43cm" svg:viewBox="0 0 102 115" svg:d="M79 99c-7 6-14 10-20 12-7 3-14 4-21 4-12 0-22-3-28-9-7-6-10-13-10-23 0-5 1-10 4-14 2-5 5-8 9-11s9-5 14-6c4-1 9-2 17-3 15-2 26-4 33-6 0-3 1-5 1-5 0-8-2-13-6-16-5-4-12-7-21-7s-16 2-20 5-7 9-9 16l-19-2c2-8 5-14 9-19 3-5 9-9 16-11 7-3 16-4 25-4 10 0 18 1 24 3 5 3 10 5 13 9 2 3 4 7 6 12 0 3 0 9 0 17v25c0 18 1 29 2 33 0 5 2 9 4 13h-19c-2-3-3-8-4-13zM77 57c-6 3-17 5-30 7-8 1-14 3-17 4s-6 3-7 6c-2 3-3 6-3 9 0 5 2 9 6 12 4 4 9 5 17 5 7 0 13-1 19-4 6-4 10-8 12-13s3-11 3-19z">
                <text:p/>
              </draw:path>
              <draw:path draw:style-name="gr80" draw:text-style-name="P21" draw:layer="layout" svg:width="0.018cm" svg:height="0.151cm" svg:x="19.353cm" svg:y="8.391cm" svg:viewBox="0 0 19 152" svg:d="M0 152c0-51 0-101 0-152 6 0 13 0 19 0 0 51 0 101 0 152-6 0-13 0-19 0z">
                <text:p/>
              </draw:path>
              <draw:path draw:style-name="gr80" draw:text-style-name="P21" draw:layer="layout" svg:width="0.057cm" svg:height="0.018cm" svg:x="19.393cm" svg:y="8.478cm" svg:viewBox="0 0 58 19" svg:d="M0 19c0-6 0-13 0-19 19 0 39 0 58 0 0 6 0 13 0 19-19 0-39 0-58 0z">
                <text:p/>
              </draw:path>
              <draw:path draw:style-name="gr80" draw:text-style-name="P21" draw:layer="layout" svg:width="0.101cm" svg:height="0.114cm" svg:x="19.466cm" svg:y="8.43cm" svg:viewBox="0 0 102 115" svg:d="M79 99c-7 6-14 10-20 12-7 3-14 4-21 4-12 0-22-3-28-9-7-6-10-13-10-23 0-5 1-10 4-14 2-5 5-8 9-11s9-5 14-6c4-1 9-2 17-3 15-2 26-4 33-6 0-3 1-5 1-5 0-8-2-13-6-16-5-4-12-7-21-7s-16 2-20 5-7 9-9 16l-19-2c2-8 5-14 9-19 3-5 9-9 16-11 7-3 16-4 25-4 10 0 18 1 24 3 5 3 10 5 13 9 2 3 4 7 6 12 0 3 0 9 0 17v25c0 18 1 29 2 33 0 5 2 9 4 13h-19c-2-3-3-8-4-13zM77 57c-6 3-17 5-30 7-8 1-14 3-17 4s-6 3-7 6c-2 3-3 6-3 9 0 5 2 9 6 12 4 4 9 5 17 5 7 0 13-1 19-4 6-4 10-8 12-13s3-11 3-19z">
                <text:p/>
              </draw:path>
              <draw:path draw:style-name="gr80" draw:text-style-name="P21" draw:layer="layout" svg:width="0.096cm" svg:height="0.114cm" svg:x="19.586cm" svg:y="8.43cm" svg:viewBox="0 0 97 115" svg:d="M78 72l19 3c-2 12-7 22-16 30-8 7-18 10-30 10-16 0-28-5-37-15-9-9-14-24-14-42 0-12 2-22 6-31s10-16 18-20c8-5 17-7 27-7 12 0 22 3 29 9 8 6 13 15 15 26l-18 3c-2-8-5-13-10-17-4-4-9-6-16-6-9 0-17 4-23 10-6 7-9 18-9 33 0 14 3 25 9 32s13 10 22 10c8 0 14-2 19-7 5-4 8-11 9-21z">
                <text:p/>
              </draw:path>
              <draw:path draw:style-name="gr80" draw:text-style-name="P21" draw:layer="layout" svg:width="0.09cm" svg:height="0.151cm" svg:x="19.699cm" svg:y="8.391cm" svg:viewBox="0 0 91 152" svg:d="M0 152v-152h19v55c9-11 20-16 33-16 8 0 16 2 22 5s10 8 13 14c2 5 4 13 4 24v70h-19v-70c0-9-2-16-6-20s-10-7-18-7c-5 0-11 2-15 5-5 3-9 6-11 11s-3 12-3 21v60z">
                <text:p/>
              </draw:path>
              <draw:path draw:style-name="gr80" draw:text-style-name="P21" draw:layer="layout" svg:width="0.018cm" svg:height="0.151cm" svg:x="19.819cm" svg:y="8.391cm" svg:viewBox="0 0 19 152" svg:d="M0 21c0-7 0-14 0-21 6 0 13 0 19 0 0 7 0 14 0 21-6 0-13 0-19 0zM0 152c0-37 0-73 0-110 6 0 13 0 19 0 0 37 0 73 0 110-6 0-13 0-19 0z">
                <text:p/>
              </draw:path>
              <draw:path draw:style-name="gr80" draw:text-style-name="P21" draw:layer="layout" svg:width="0.102cm" svg:height="0.114cm" svg:x="19.86cm" svg:y="8.43cm" svg:viewBox="0 0 103 115" svg:d="M82 77l20 3c-3 11-9 20-17 26s-19 9-32 9c-16 0-29-5-39-15-9-10-14-23-14-41 0-19 5-33 14-44 10-10 23-15 38-15s27 5 36 15c10 10 15 24 15 42 0 1-1 3-1 5h-83c1 12 5 22 11 28 6 7 14 10 23 10 7 0 13-2 18-5 5-4 9-10 11-18zM21 47h62c-1-9-4-16-7-21-6-7-14-11-24-11-9 0-16 3-22 9s-9 13-9 23z">
                <text:p/>
              </draw:path>
              <draw:path draw:style-name="gr80" draw:text-style-name="P21" draw:layer="layout" svg:width="0.101cm" svg:height="0.109cm" svg:x="19.974cm" svg:y="8.432cm" svg:viewBox="0 0 102 110" svg:d="M42 110l-42-110h20l24 66c2 7 5 14 7 22 2-6 4-13 7-21l25-67h19l-42 110z">
                <text:p/>
              </draw:path>
              <draw:path draw:style-name="gr80" draw:text-style-name="P21" draw:layer="layout" svg:width="0.102cm" svg:height="0.114cm" svg:x="20.086cm" svg:y="8.43cm" svg:viewBox="0 0 103 115" svg:d="M82 77l20 3c-3 11-9 20-17 26s-19 9-32 9c-16 0-29-5-39-15-9-10-14-23-14-41 0-19 5-33 14-44 10-10 23-15 38-15s27 5 36 15c10 10 15 24 15 42 0 1-1 3-1 5h-83c1 12 5 22 11 28 6 7 14 10 23 10 7 0 13-2 18-5 5-4 9-10 11-18zM21 47h62c-1-9-4-16-7-21-6-7-14-11-24-11-9 0-16 3-22 9s-9 13-9 23z">
                <text:p/>
              </draw:path>
              <draw:path draw:style-name="gr80" draw:text-style-name="P21" draw:layer="layout" svg:width="0.095cm" svg:height="0.154cm" svg:x="20.205cm" svg:y="8.391cm" svg:viewBox="0 0 96 155" svg:d="M79 152v-14c-7 11-17 17-31 17-9 0-17-3-25-8-7-4-13-11-17-20s-6-18-6-30c0-11 2-21 6-30 3-9 9-15 16-20 8-5 16-7 25-7 7 0 13 1 18 4s9 6 13 11v-55h18v152zM19 97c0 14 3 25 9 32s13 10 22 10c8 0 15-3 21-10 5-6 8-17 8-30 0-15-3-26-9-33-5-7-13-11-21-11-9 0-16 4-21 10-6 7-9 18-9 32z">
                <text:p/>
              </draw:path>
              <draw:path draw:style-name="gr80" draw:text-style-name="P21" draw:layer="layout" svg:width="0.05cm" svg:height="0.198cm" svg:x="20.33cm" svg:y="8.388cm" svg:viewBox="0 0 51 199" svg:d="M37 199c-10-13-19-28-26-45-7-18-11-36-11-55 0-16 3-32 8-47 6-17 16-35 29-52h14c-9 14-14 25-17 31-4 9-8 19-10 30-3 13-5 26-5 39 0 33 11 66 32 99z">
                <text:p/>
              </draw:path>
              <draw:path draw:style-name="gr80" draw:text-style-name="P21" draw:layer="layout" svg:width="0.05cm" svg:height="0.198cm" svg:x="20.403cm" svg:y="8.388cm" svg:viewBox="0 0 51 199" svg:d="M14 199h-14c21-33 31-66 31-99 0-13-1-26-4-39-3-10-6-20-10-30-3-6-8-16-17-31h14c13 17 22 35 29 52 5 15 8 31 8 47 0 19-4 37-11 55-7 17-16 32-26 45z">
                <text:p/>
              </draw:path>
            </draw:g>
            <draw:g>
              <draw:path draw:style-name="gr81" draw:text-style-name="P20" draw:layer="layout" svg:width="0.108cm" svg:height="0.154cm" svg:x="18.99cm" svg:y="8.761cm" svg:viewBox="0 0 109 155" svg:d="M109 152h-28v-16c-4 6-10 11-16 14s-12 5-19 5c-12 0-23-5-32-16-9-10-14-24-14-42 0-19 4-33 13-43s20-15 34-15c12 0 23 6 32 16v-55h30zM30 95c0 11 2 20 5 25 5 8 11 12 20 12 7 0 12-3 17-9s7-14 7-26-2-21-7-27c-4-5-10-8-17-8s-13 2-18 8c-5 5-7 14-7 25z">
                <text:p/>
              </draw:path>
              <draw:path draw:style-name="gr81" draw:text-style-name="P20" draw:layer="layout" svg:width="0.103cm" svg:height="0.114cm" svg:x="19.119cm" svg:y="8.8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81" draw:text-style-name="P20" draw:layer="layout" svg:width="0.028cm" svg:height="0.151cm" svg:x="19.247cm" svg:y="8.76cm" svg:viewBox="0 0 29 152" svg:d="M0 152c0-51 0-101 0-152 10 0 20 0 29 0 0 51 0 101 0 152-9 0-19 0-29 0z">
                <text:p/>
              </draw:path>
              <draw:path draw:style-name="gr81" draw:text-style-name="P20" draw:layer="layout" svg:width="0.028cm" svg:height="0.109cm" svg:x="19.313cm" svg:y="8.802cm" svg:viewBox="0 0 29 110" svg:d="M0 29c0-10 0-19 0-29 10 0 20 0 29 0 0 10 0 19 0 29-9 0-19 0-29 0zM0 110c0-10 0-19 0-29 10 0 20 0 29 0 0 10 0 19 0 29-9 0-19 0-29 0z">
                <text:p/>
              </draw:path>
            </draw:g>
            <draw:path draw:style-name="gr82" draw:text-style-name="P22" draw:layer="layout" svg:width="2.359cm" svg:height="3.037cm" svg:x="18.924cm" svg:y="6.268cm" svg:viewBox="0 0 2360 3038" svg:d="M81 3038c732 0 1465 0 2197 0 41 0 82-92 82-185 0-889 0-1779 0-2668 0-93-41-185-82-185-732 0-1465 0-2197 0-41 0-81 92-81 185 0 889 0 1779 0 2668 0 93 40 185 81 185z">
              <text:p/>
            </draw:path>
          </draw:g>
          <draw:g>
            <draw:g>
              <draw:path draw:style-name="gr83" draw:text-style-name="P23" draw:layer="layout" svg:width="2.547cm" svg:height="0.288cm" svg:x="16.086cm" svg:y="6.339cm" svg:viewBox="0 0 2548 289" svg:d="M73 289h2403c36 0 72-48 72-96v-96c0-49-36-97-72-97h-2403c-37 0-73 48-73 97v96c0 48 36 96 73 96z">
                <text:p/>
              </draw:path>
              <draw:path draw:style-name="gr75" draw:text-style-name="P24" draw:layer="layout" svg:width="0.096cm" svg:height="0.139cm" svg:x="16.698cm" svg:y="6.46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ath draw:style-name="gr75" draw:text-style-name="P24" draw:layer="layout" svg:width="0.025cm" svg:height="0.137cm" svg:x="16.816cm" svg:y="6.425cm" svg:viewBox="0 0 26 138" svg:d="M0 24v-24h26v24zM0 138v-100h26v100z">
                <text:p/>
              </draw:path>
              <draw:path draw:style-name="gr75" draw:text-style-name="P24" draw:layer="layout" svg:width="0.093cm" svg:height="0.104cm" svg:x="16.864cm" svg:y="6.46cm" svg:viewBox="0 0 94 105" svg:d="M93 32l-26 5c-1-6-3-10-6-12-3-3-7-4-12-4-7 0-12 2-16 7-4 4-6 12-6 22 0 12 2 21 6 26s10 7 16 7c5 0 9-1 13-4 3-3 5-8 6-15l26 4c-2 12-8 21-15 27-8 7-18 10-31 10-15 0-26-5-35-14-9-10-13-22-13-39 0-16 4-29 13-38s21-14 35-14c13 0 22 3 29 8 8 5 13 13 16 24z">
                <text:p/>
              </draw:path>
              <draw:polygon draw:style-name="gr75" draw:text-style-name="P24" draw:layer="layout" svg:width="0.091cm" svg:height="0.137cm" svg:x="16.976cm" svg:y="6.425cm" svg:viewBox="0 0 92 138" draw:points="0,138 0,0 26,0 26,73 57,38 90,38 56,75 92,138 64,138 39,93 26,106 26,138">
                <text:p/>
              </draw:polygon>
              <draw:polygon draw:style-name="gr75" draw:text-style-name="P24" draw:layer="layout" svg:width="0.051cm" svg:height="0.025cm" svg:x="17.082cm" svg:y="6.499cm" svg:viewBox="0 0 52 26" draw:points="0,26 0,0 52,0 52,26">
                <text:p/>
              </draw:polygon>
              <draw:path draw:style-name="gr75" draw:text-style-name="P24" draw:layer="layout" svg:width="0.093cm" svg:height="0.104cm" svg:x="17.143cm" svg:y="6.46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75" draw:text-style-name="P24" draw:layer="layout" svg:width="0.09cm" svg:height="0.101cm" svg:x="17.257cm" svg:y="6.46cm" svg:viewBox="0 0 91 102" svg:d="M91 102h-26v-51c0-11-1-18-2-21s-3-5-6-7c-2-2-5-3-9-3s-8 1-12 4-6 6-8 10c-1 4-2 12-2 23v45h-26v-100h25v15c8-11 19-17 32-17 6 0 12 1 16 3 5 2 9 5 11 8 3 3 5 7 6 11s1 10 1 18z">
                <text:p/>
              </draw:path>
              <draw:path draw:style-name="gr75" draw:text-style-name="P24" draw:layer="layout" svg:width="0.097cm" svg:height="0.139cm" svg:x="17.368cm" svg:y="6.425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olygon draw:style-name="gr75" draw:text-style-name="P24" draw:layer="layout" svg:width="0.051cm" svg:height="0.025cm" svg:x="17.488cm" svg:y="6.499cm" svg:viewBox="0 0 52 26" draw:points="0,26 0,0 52,0 52,26">
                <text:p/>
              </draw:polygon>
              <draw:path draw:style-name="gr75" draw:text-style-name="P24" draw:layer="layout" svg:width="0.096cm" svg:height="0.139cm" svg:x="17.555cm" svg:y="6.46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olygon draw:style-name="gr75" draw:text-style-name="P24" draw:layer="layout" svg:width="0.025cm" svg:height="0.137cm" svg:x="17.673cm" svg:y="6.425cm" svg:viewBox="0 0 26 138" draw:points="0,138 0,0 26,0 26,138">
                <text:p/>
              </draw:polygon>
              <draw:path draw:style-name="gr75" draw:text-style-name="P24" draw:layer="layout" svg:width="0.093cm" svg:height="0.104cm" svg:x="17.72cm" svg:y="6.46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75" draw:text-style-name="P24" draw:layer="layout" svg:width="0.093cm" svg:height="0.104cm" svg:x="17.829cm" svg:y="6.46cm" svg:viewBox="0 0 94 105" svg:d="M93 32l-26 5c-1-6-3-10-6-12-3-3-7-4-12-4-7 0-12 2-16 7-4 4-6 12-6 22 0 12 2 21 6 26s10 7 16 7c5 0 9-1 13-4 3-3 5-8 6-15l26 4c-2 12-8 21-15 27-8 7-18 10-31 10-15 0-26-5-35-14-9-10-13-22-13-39 0-16 4-29 13-38s21-14 35-14c13 0 22 3 29 8 8 5 13 13 16 24z">
                <text:p/>
              </draw:path>
              <draw:path draw:style-name="gr75" draw:text-style-name="P24" draw:layer="layout" svg:width="0.092cm" svg:height="0.104cm" svg:x="17.934cm" svg:y="6.46cm" svg:viewBox="0 0 93 105" svg:d="M66 70l26 5c-3 10-9 17-16 22s-17 7-28 8c-17-1-30-6-38-18-7-9-10-20-10-34 0-17 4-30 13-39s20-14 33-14c15 0 26 5 35 15s13 25 12 45h-66c0 8 2 14 7 18 4 5 9 7 15 7 4 0 7-1 10-4 3-2 5-6 7-11zM67 44c0-8-2-14-6-18s-8-6-14-6c-5 0-10 2-14 7-4 4-5 9-5 17z">
                <text:p/>
              </draw:path>
            </draw:g>
            <draw:g>
              <draw:path draw:style-name="gr84" draw:text-style-name="P25" draw:layer="layout" svg:width="0.096cm" svg:height="0.139cm" svg:x="16.13cm" svg:y="6.763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ath draw:style-name="gr84" draw:text-style-name="P25" draw:layer="layout" svg:width="0.093cm" svg:height="0.104cm" svg:x="16.241cm" svg:y="6.763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84" draw:text-style-name="P25" draw:layer="layout" svg:width="0.064cm" svg:height="0.101cm" svg:x="16.354cm" svg:y="6.763cm" svg:viewBox="0 0 65 102" svg:d="M26 102h-26v-100h25v14c4-6 8-11 11-13s7-3 11-3c6 0 12 2 18 5l-8 23c-5-3-9-4-13-4s-7 1-9 3c-3 2-5 6-6 11-2 5-3 16-3 33z">
                <text:p/>
              </draw:path>
              <draw:path draw:style-name="gr84" draw:text-style-name="P25" draw:layer="layout" svg:width="0.093cm" svg:height="0.104cm" svg:x="16.424cm" svg:y="6.763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84" draw:text-style-name="P25" draw:layer="layout" svg:width="0.146cm" svg:height="0.101cm" svg:x="16.537cm" svg:y="6.763cm" svg:viewBox="0 0 147 102" svg:d="M0 2h24v14c9-11 19-16 32-16 6 0 11 1 16 4s9 7 12 12c4-5 9-9 14-12s10-4 16-4c8 0 14 1 19 4s9 8 11 14c2 4 3 11 3 20v64h-26v-57c0-10-1-16-3-19-3-4-6-6-11-6-4 0-8 1-11 4-3 2-6 5-7 10-1 4-2 11-2 20v48h-27v-55c0-9 0-16-1-18-1-3-2-5-4-7-2-1-5-2-8-2-4 0-8 1-11 4-4 2-6 5-7 9-2 4-3 11-3 21v48h-26z">
                <text:p/>
              </draw:path>
              <draw:path draw:style-name="gr84" draw:text-style-name="P25" draw:layer="layout" svg:width="0.092cm" svg:height="0.103cm" svg:x="16.701cm" svg:y="6.763cm" svg:viewBox="0 0 93 104" svg:d="M0 74l27-4c1 5 3 9 6 11 4 3 9 4 15 4 7 0 12-1 15-3s4-5 4-7-1-4-2-5c-1-2-4-3-9-4-21-5-35-9-40-13-8-5-12-13-12-22s3-16 10-22 17-9 32-9c13 0 24 2 30 7 7 4 11 11 14 19l-25 5c-1-4-3-7-6-9s-7-3-13-3c-7 0-12 1-15 3-2 1-3 3-3 5s1 4 3 5c2 2 10 4 25 8 14 3 23 7 29 11 6 5 8 12 8 20 0 9-3 17-11 24-8 6-19 9-34 9-14 0-24-2-32-8-8-5-14-13-16-22z">
                <text:p/>
              </draw:path>
              <draw:path draw:style-name="gr84" draw:text-style-name="P25" draw:layer="layout" svg:width="0.025cm" svg:height="0.099cm" svg:x="16.823cm" svg:y="6.765cm" svg:viewBox="0 0 26 100" svg:d="M0 26v-26h26v26zM0 100v-27h26v27z">
                <text:p/>
              </draw:path>
            </draw:g>
            <draw:g>
              <draw:path draw:style-name="gr85" draw:text-style-name="P26" draw:layer="layout" svg:width="0.088cm" svg:height="0.139cm" svg:x="16.126cm" svg:y="6.91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5" draw:text-style-name="P26" draw:layer="layout" svg:width="0.048cm" svg:height="0.135cm" svg:x="16.228cm" svg:y="6.92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5" draw:text-style-name="P26" draw:layer="layout" svg:width="0.093cm" svg:height="0.104cm" svg:x="16.285cm" svg:y="6.956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5" draw:text-style-name="P26" draw:layer="layout" svg:width="0.082cm" svg:height="0.137cm" svg:x="16.399cm" svg:y="6.92cm" svg:viewBox="0 0 83 138" draw:points="0,138 0,0 17,0 17,79 57,38 79,38 41,75 83,138 62,138 29,87 17,98 17,138">
                <text:p/>
              </draw:polygon>
              <draw:path draw:style-name="gr85" draw:text-style-name="P26" draw:layer="layout" svg:width="0.091cm" svg:height="0.103cm" svg:x="16.491cm" svg:y="6.95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5" draw:text-style-name="P26" draw:layer="layout" svg:width="0.08cm" svg:height="0.101cm" svg:x="16.604cm" svg:y="6.956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5" draw:text-style-name="P26" draw:layer="layout" svg:width="0.019cm" svg:height="0.046cm" svg:x="16.714cm" svg:y="7.039cm" svg:viewBox="0 0 20 47" svg:d="M1 19v-19h19v19c0 7-1 13-3 17-3 5-7 8-12 11l-5-8c4-1 6-4 8-7s3-7 3-13z">
                <text:p/>
              </draw:path>
              <draw:path draw:style-name="gr85" draw:text-style-name="P26" draw:layer="layout" svg:width="0.088cm" svg:height="0.139cm" svg:x="16.816cm" svg:y="6.91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5" draw:text-style-name="P26" draw:layer="layout" svg:width="0.082cm" svg:height="0.103cm" svg:x="16.921cm" svg:y="6.956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5" draw:text-style-name="P26" draw:layer="layout" svg:width="0.093cm" svg:height="0.104cm" svg:x="17.018cm" svg:y="6.956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5" draw:text-style-name="P26" draw:layer="layout" svg:width="0.08cm" svg:height="0.101cm" svg:x="17.132cm" svg:y="6.958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5" draw:text-style-name="P26" draw:layer="layout" svg:width="0.053cm" svg:height="0.101cm" svg:x="17.239cm" svg:y="6.956cm" svg:viewBox="0 0 54 102" svg:d="M0 102v-100h15v15c4-7 8-11 11-14 3-2 7-3 11-3 6 0 11 2 17 5l-6 16c-4-2-8-3-12-3s-7 1-10 3-5 5-6 9c-2 6-3 13-3 20v52z">
                <text:p/>
              </draw:path>
              <draw:path draw:style-name="gr85" draw:text-style-name="P26" draw:layer="layout" svg:width="0.086cm" svg:height="0.103cm" svg:x="17.299cm" svg:y="6.956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5" draw:text-style-name="P26" draw:layer="layout" svg:width="0.091cm" svg:height="0.103cm" svg:x="17.396cm" svg:y="6.95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5" draw:text-style-name="P26" draw:layer="layout" svg:width="0.019cm" svg:height="0.046cm" svg:x="17.512cm" svg:y="7.039cm" svg:viewBox="0 0 20 47" svg:d="M1 19v-19h19v19c0 7-1 13-3 17-3 5-7 8-12 11l-5-8c4-1 6-4 8-7s3-7 3-13z">
                <text:p/>
              </draw:path>
              <draw:path draw:style-name="gr85" draw:text-style-name="P26" draw:layer="layout" svg:width="0.088cm" svg:height="0.139cm" svg:x="17.613cm" svg:y="6.91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5" draw:text-style-name="P26" draw:layer="layout" svg:width="0.086cm" svg:height="0.139cm" svg:x="17.719cm" svg:y="6.92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5" draw:text-style-name="P26" draw:layer="layout" svg:width="0.091cm" svg:height="0.103cm" svg:x="17.827cm" svg:y="6.95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5" draw:text-style-name="P26" draw:layer="layout" svg:width="0.082cm" svg:height="0.103cm" svg:x="17.933cm" svg:y="6.956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5" draw:text-style-name="P26" draw:layer="layout" svg:width="0.048cm" svg:height="0.135cm" svg:x="18.028cm" svg:y="6.92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5" draw:text-style-name="P26" draw:layer="layout" svg:width="0.016cm" svg:height="0.137cm" svg:x="18.092cm" svg:y="6.92cm" svg:viewBox="0 0 17 138" svg:d="M0 19v-19h17v19zM0 138v-100h17v100z">
                <text:p/>
              </draw:path>
              <draw:path draw:style-name="gr85" draw:text-style-name="P26" draw:layer="layout" svg:width="0.08cm" svg:height="0.101cm" svg:x="18.135cm" svg:y="6.956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5" draw:text-style-name="P26" draw:layer="layout" svg:width="0.091cm" svg:height="0.104cm" svg:x="18.236cm" svg:y="6.956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5" draw:text-style-name="P26" draw:layer="layout" svg:width="0.048cm" svg:height="0.135cm" svg:x="18.34cm" svg:y="6.92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5" draw:text-style-name="P26" draw:layer="layout" svg:width="0.016cm" svg:height="0.137cm" svg:x="18.404cm" svg:y="6.92cm" svg:viewBox="0 0 17 138" svg:d="M0 19v-19h17v19zM0 138v-100h17v100z">
                <text:p/>
              </draw:path>
              <draw:path draw:style-name="gr85" draw:text-style-name="P26" draw:layer="layout" svg:width="0.093cm" svg:height="0.104cm" svg:x="18.44cm" svg:y="6.956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5" draw:text-style-name="P26" draw:layer="layout" svg:width="0.08cm" svg:height="0.101cm" svg:x="18.554cm" svg:y="6.956cm" svg:viewBox="0 0 81 102" svg:d="M0 102v-100h15v14c8-11 18-16 32-16 6 0 12 1 17 3s8 5 11 9c3 3 4 7 5 12 1 3 1 9 1 17v61h-17v-61c0-6 0-12-2-15-1-3-3-6-7-8-3-2-7-3-12-3-7 0-13 2-18 7-5 4-8 13-8 26v54z">
                <text:p/>
              </draw:path>
            </draw:g>
            <draw:g>
              <draw:path draw:style-name="gr86" draw:text-style-name="P25" draw:layer="layout" svg:width="0.096cm" svg:height="0.139cm" svg:x="16.13cm" svg:y="7.286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ath draw:style-name="gr86" draw:text-style-name="P25" draw:layer="layout" svg:width="0.064cm" svg:height="0.101cm" svg:x="16.247cm" svg:y="7.286cm" svg:viewBox="0 0 65 102" svg:d="M26 102h-26v-100h25v14c4-6 8-11 11-13s7-3 11-3c6 0 12 2 18 5l-8 23c-5-3-9-4-13-4s-7 1-9 3c-3 2-5 6-6 11-2 5-3 16-3 33z">
                <text:p/>
              </draw:path>
              <draw:path draw:style-name="gr86" draw:text-style-name="P25" draw:layer="layout" svg:width="0.092cm" svg:height="0.104cm" svg:x="16.316cm" svg:y="7.286cm" svg:viewBox="0 0 93 105" svg:d="M66 70l26 5c-3 10-9 17-16 22s-17 7-28 8c-17-1-30-6-38-18-7-9-10-20-10-34 0-17 4-30 13-39s20-14 33-14c15 0 26 5 35 15s13 25 12 45h-66c0 8 2 14 7 18 4 5 9 7 15 7 4 0 7-1 10-4 3-2 5-6 7-11zM67 44c0-8-2-14-6-18s-8-6-14-6c-5 0-10 2-14 7-4 4-5 9-5 17z">
                <text:p/>
              </draw:path>
              <draw:path draw:style-name="gr86" draw:text-style-name="P25" draw:layer="layout" svg:width="0.025cm" svg:height="0.099cm" svg:x="16.436cm" svg:y="7.288cm" svg:viewBox="0 0 26 100" svg:d="M0 26v-26h26v26zM0 100v-27h26v27z">
                <text:p/>
              </draw:path>
            </draw:g>
            <draw:g>
              <draw:path draw:style-name="gr87" draw:text-style-name="P26" draw:layer="layout" svg:width="0.091cm" svg:height="0.104cm" svg:x="16.124cm" svg:y="7.479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6.228cm" svg:y="7.446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45cm" svg:height="0.18cm" svg:x="16.291cm" svg:y="7.441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352cm" svg:y="7.44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48cm" svg:height="0.135cm" svg:x="16.454cm" svg:y="7.446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3cm" svg:height="0.104cm" svg:x="16.512cm" svg:y="7.479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7" draw:text-style-name="P26" draw:layer="layout" svg:width="0.082cm" svg:height="0.137cm" svg:x="16.625cm" svg:y="7.443cm" svg:viewBox="0 0 83 138" draw:points="0,138 0,0 17,0 17,79 57,38 79,38 41,75 83,138 62,138 29,87 17,98 17,138">
                <text:p/>
              </draw:polygon>
              <draw:path draw:style-name="gr87" draw:text-style-name="P26" draw:layer="layout" svg:width="0.091cm" svg:height="0.103cm" svg:x="16.717cm" svg:y="7.479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cm" svg:height="0.101cm" svg:x="16.83cm" svg:y="7.479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19cm" svg:height="0.046cm" svg:x="16.941cm" svg:y="7.561cm" svg:viewBox="0 0 20 47" svg:d="M1 19v-19h19v19c0 7-1 13-3 17-3 5-7 8-12 11l-5-8c4-1 6-4 8-7s3-7 3-13z">
                <text:p/>
              </draw:path>
              <draw:path draw:style-name="gr87" draw:text-style-name="P26" draw:layer="layout" svg:width="0.088cm" svg:height="0.139cm" svg:x="16.988cm" svg:y="7.44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2cm" svg:height="0.103cm" svg:x="17.092cm" svg:y="7.479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93cm" svg:height="0.104cm" svg:x="17.19cm" svg:y="7.479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304cm" svg:y="7.481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7" draw:text-style-name="P26" draw:layer="layout" svg:width="0.053cm" svg:height="0.101cm" svg:x="17.411cm" svg:y="7.479cm" svg:viewBox="0 0 54 102" svg:d="M0 102v-100h15v15c4-7 8-11 11-14 3-2 7-3 11-3 6 0 11 2 17 5l-6 16c-4-2-8-3-12-3s-7 1-10 3-5 5-6 9c-2 6-3 13-3 20v52z">
                <text:p/>
              </draw:path>
              <draw:path draw:style-name="gr87" draw:text-style-name="P26" draw:layer="layout" svg:width="0.086cm" svg:height="0.103cm" svg:x="17.47cm" svg:y="7.479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7" draw:text-style-name="P26" draw:layer="layout" svg:width="0.091cm" svg:height="0.103cm" svg:x="17.568cm" svg:y="7.479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45cm" svg:height="0.18cm" svg:x="17.679cm" svg:y="7.441cm" svg:viewBox="0 0 46 181" svg:d="M12 181h-12c19-30 28-60 28-91 0-11-1-23-4-35-2-9-5-18-9-27-2-5-7-15-15-28h12c12 16 21 32 26 47 5 14 8 28 8 43 0 17-4 34-10 49-7 16-15 30-24 42z">
                <text:p/>
              </draw:path>
              <draw:path draw:style-name="gr87" draw:text-style-name="P26" draw:layer="layout" svg:width="0.019cm" svg:height="0.046cm" svg:x="17.748cm" svg:y="7.561cm" svg:viewBox="0 0 20 47" svg:d="M1 19v-19h19v19c0 7-1 13-3 17-3 5-7 8-12 11l-5-8c4-1 6-4 8-7s3-7 3-13z">
                <text:p/>
              </draw:path>
              <draw:path draw:style-name="gr87" draw:text-style-name="P26" draw:layer="layout" svg:width="0.091cm" svg:height="0.103cm" svg:x="16.124cm" svg:y="7.695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134cm" svg:height="0.101cm" svg:x="16.237cm" svg:y="7.695cm" svg:viewBox="0 0 135 102" svg:d="M0 102v-100h15v14c3-5 7-9 13-12 5-3 11-4 17-4 8 0 14 2 19 5 4 3 8 7 10 13 8-12 18-18 31-18 9 0 17 3 22 8 6 6 8 14 8 26v68h-16v-63c0-7-1-11-2-14s-3-6-6-8c-3-1-6-2-10-2-7 0-13 2-18 7-4 4-7 12-7 22v58h-17v-65c0-7-1-13-4-17-3-3-7-5-13-5-5 0-9 1-14 3-4 3-7 7-8 11-2 5-3 12-3 21v52z">
                <text:p/>
              </draw:path>
              <draw:path draw:style-name="gr87" draw:text-style-name="P26" draw:layer="layout" svg:width="0.086cm" svg:height="0.139cm" svg:x="16.397cm" svg:y="7.695cm" svg:viewBox="0 0 87 140" svg:d="M0 140v-138h15v13c4-5 8-9 13-11 4-3 10-4 16-4 9 0 16 2 23 7 7 4 11 10 15 18 3 8 5 17 5 26 0 11-2 20-6 28-3 8-9 15-16 19s-14 6-22 6c-5 0-11-1-15-3-4-3-8-6-11-9v48zM15 53c0 13 3 22 8 28s12 10 19 10c8 0 14-4 19-10 6-6 8-16 8-30 0-12-2-22-7-28-6-7-12-10-19-10s-14 4-19 10c-6 7-9 17-9 30z">
                <text:p/>
              </draw:path>
              <draw:path draw:style-name="gr87" draw:text-style-name="P26" draw:layer="layout" svg:width="0.048cm" svg:height="0.135cm" svg:x="16.495cm" svg:y="7.662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1cm" svg:height="0.139cm" svg:x="16.55cm" svg:y="7.697cm" svg:viewBox="0 0 92 140" svg:d="M9 138l-2-16c4 1 7 2 10 2s6-1 9-2c2-1 4-3 5-5s3-6 5-13c1-1 1-2 2-4l-38-100h18l21 58c3 7 5 15 7 23 2-8 5-15 7-23l22-58h17l-38 102c-5 11-8 18-10 22-3 6-6 10-10 13-4 2-9 3-14 3-3 0-7 0-11-2z">
                <text:p/>
              </draw:path>
              <draw:path draw:style-name="gr87" draw:text-style-name="P26" draw:layer="layout" svg:width="0.045cm" svg:height="0.18cm" svg:x="16.655cm" svg:y="7.657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717cm" svg:y="7.657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6cm" svg:height="0.139cm" svg:x="16.822cm" svg:y="7.659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7" draw:text-style-name="P26" draw:layer="layout" svg:width="0.091cm" svg:height="0.103cm" svg:x="16.93cm" svg:y="7.695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2cm" svg:height="0.103cm" svg:x="17.036cm" svg:y="7.695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48cm" svg:height="0.135cm" svg:x="17.131cm" svg:y="7.662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195cm" svg:y="7.659cm" svg:viewBox="0 0 17 138" svg:d="M0 19v-19h17v19zM0 138v-100h17v100z">
                <text:p/>
              </draw:path>
              <draw:path draw:style-name="gr87" draw:text-style-name="P26" draw:layer="layout" svg:width="0.08cm" svg:height="0.101cm" svg:x="17.238cm" svg:y="7.695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91cm" svg:height="0.104cm" svg:x="17.34cm" svg:y="7.695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7.443cm" svg:y="7.662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507cm" svg:y="7.659cm" svg:viewBox="0 0 17 138" svg:d="M0 19v-19h17v19zM0 138v-100h17v100z">
                <text:p/>
              </draw:path>
              <draw:path draw:style-name="gr87" draw:text-style-name="P26" draw:layer="layout" svg:width="0.093cm" svg:height="0.104cm" svg:x="17.544cm" svg:y="7.695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657cm" svg:y="7.695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45cm" svg:height="0.18cm" svg:x="17.764cm" svg:y="7.657cm" svg:viewBox="0 0 46 181" svg:d="M12 181h-12c19-30 28-60 28-91 0-11-1-23-4-35-2-9-5-18-9-27-2-5-7-15-15-28h12c12 16 21 32 26 47 5 14 8 28 8 43 0 17-4 34-10 49-7 16-15 30-24 42z">
                <text:p/>
              </draw:path>
            </draw:g>
            <draw:g>
              <draw:path draw:style-name="gr88" draw:text-style-name="P25" draw:layer="layout" svg:width="0.093cm" svg:height="0.104cm" svg:x="16.124cm" svg:y="8.004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88" draw:text-style-name="P25" draw:layer="layout" svg:width="0.097cm" svg:height="0.139cm" svg:x="16.232cm" svg:y="7.968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ath draw:style-name="gr88" draw:text-style-name="P25" draw:layer="layout" svg:width="0.097cm" svg:height="0.139cm" svg:x="16.35cm" svg:y="7.968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ath draw:style-name="gr88" draw:text-style-name="P25" draw:layer="layout" svg:width="0.025cm" svg:height="0.099cm" svg:x="16.478cm" svg:y="8.006cm" svg:viewBox="0 0 26 100" svg:d="M0 26v-26h26v26zM0 100v-27h26v27z">
                <text:p/>
              </draw:path>
            </draw:g>
            <draw:g>
              <draw:path draw:style-name="gr87" draw:text-style-name="P26" draw:layer="layout" svg:width="0.091cm" svg:height="0.104cm" svg:x="16.124cm" svg:y="8.197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6.228cm" svg:y="8.16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45cm" svg:height="0.18cm" svg:x="16.291cm" svg:y="8.159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352cm" svg:y="8.159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48cm" svg:height="0.135cm" svg:x="16.454cm" svg:y="8.16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3cm" svg:height="0.104cm" svg:x="16.512cm" svg:y="8.19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7" draw:text-style-name="P26" draw:layer="layout" svg:width="0.082cm" svg:height="0.137cm" svg:x="16.625cm" svg:y="8.161cm" svg:viewBox="0 0 83 138" draw:points="0,138 0,0 17,0 17,79 57,38 79,38 41,75 83,138 62,138 29,87 17,98 17,138">
                <text:p/>
              </draw:polygon>
              <draw:path draw:style-name="gr87" draw:text-style-name="P26" draw:layer="layout" svg:width="0.091cm" svg:height="0.103cm" svg:x="16.717cm" svg:y="8.19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cm" svg:height="0.101cm" svg:x="16.83cm" svg:y="8.197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19cm" svg:height="0.046cm" svg:x="16.941cm" svg:y="8.28cm" svg:viewBox="0 0 20 47" svg:d="M1 19v-19h19v19c0 7-1 13-3 17-3 5-7 8-12 11l-5-8c4-1 6-4 8-7s3-7 3-13z">
                <text:p/>
              </draw:path>
              <draw:path draw:style-name="gr87" draw:text-style-name="P26" draw:layer="layout" svg:width="0.088cm" svg:height="0.139cm" svg:x="16.988cm" svg:y="8.159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6cm" svg:height="0.139cm" svg:x="17.093cm" svg:y="8.161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7" draw:text-style-name="P26" draw:layer="layout" svg:width="0.091cm" svg:height="0.103cm" svg:x="17.201cm" svg:y="8.19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2cm" svg:height="0.103cm" svg:x="17.307cm" svg:y="8.197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48cm" svg:height="0.135cm" svg:x="17.402cm" svg:y="8.16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466cm" svg:y="8.161cm" svg:viewBox="0 0 17 138" svg:d="M0 19v-19h17v19zM0 138v-100h17v100z">
                <text:p/>
              </draw:path>
              <draw:path draw:style-name="gr87" draw:text-style-name="P26" draw:layer="layout" svg:width="0.08cm" svg:height="0.101cm" svg:x="17.509cm" svg:y="8.197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91cm" svg:height="0.104cm" svg:x="17.61cm" svg:y="8.197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7.714cm" svg:y="8.16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778cm" svg:y="8.161cm" svg:viewBox="0 0 17 138" svg:d="M0 19v-19h17v19zM0 138v-100h17v100z">
                <text:p/>
              </draw:path>
              <draw:path draw:style-name="gr87" draw:text-style-name="P26" draw:layer="layout" svg:width="0.093cm" svg:height="0.104cm" svg:x="17.815cm" svg:y="8.19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928cm" svg:y="8.197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45cm" svg:height="0.18cm" svg:x="18.034cm" svg:y="8.159cm" svg:viewBox="0 0 46 181" svg:d="M12 181h-12c19-30 28-60 28-91 0-11-1-23-4-35-2-9-5-18-9-27-2-5-7-15-15-28h12c12 16 21 32 26 47 5 14 8 28 8 43 0 17-4 34-10 49-7 16-15 30-24 42z">
                <text:p/>
              </draw:path>
              <draw:path draw:style-name="gr87" draw:text-style-name="P26" draw:layer="layout" svg:width="0.019cm" svg:height="0.046cm" svg:x="18.103cm" svg:y="8.28cm" svg:viewBox="0 0 20 47" svg:d="M1 19v-19h19v19c0 7-1 13-3 17-3 5-7 8-12 11l-5-8c4-1 6-4 8-7s3-7 3-13z">
                <text:p/>
              </draw:path>
              <draw:path draw:style-name="gr87" draw:text-style-name="P26" draw:layer="layout" svg:width="0.091cm" svg:height="0.103cm" svg:x="16.124cm" svg:y="8.413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134cm" svg:height="0.101cm" svg:x="16.237cm" svg:y="8.413cm" svg:viewBox="0 0 135 102" svg:d="M0 102v-100h15v14c3-5 7-9 13-12 5-3 11-4 17-4 8 0 14 2 19 5 4 3 8 7 10 13 8-12 18-18 31-18 9 0 17 3 22 8 6 6 8 14 8 26v68h-16v-63c0-7-1-11-2-14s-3-6-6-8c-3-1-6-2-10-2-7 0-13 2-18 7-4 4-7 12-7 22v58h-17v-65c0-7-1-13-4-17-3-3-7-5-13-5-5 0-9 1-14 3-4 3-7 7-8 11-2 5-3 12-3 21v52z">
                <text:p/>
              </draw:path>
              <draw:path draw:style-name="gr87" draw:text-style-name="P26" draw:layer="layout" svg:width="0.086cm" svg:height="0.139cm" svg:x="16.397cm" svg:y="8.413cm" svg:viewBox="0 0 87 140" svg:d="M0 140v-138h15v13c4-5 8-9 13-11 4-3 10-4 16-4 9 0 16 2 23 7 7 4 11 10 15 18 3 8 5 17 5 26 0 11-2 20-6 28-3 8-9 15-16 19s-14 6-22 6c-5 0-11-1-15-3-4-3-8-6-11-9v48zM15 53c0 13 3 22 8 28s12 10 19 10c8 0 14-4 19-10 6-6 8-16 8-30 0-12-2-22-7-28-6-7-12-10-19-10s-14 4-19 10c-6 7-9 17-9 30z">
                <text:p/>
              </draw:path>
              <draw:path draw:style-name="gr87" draw:text-style-name="P26" draw:layer="layout" svg:width="0.048cm" svg:height="0.135cm" svg:x="16.495cm" svg:y="8.38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1cm" svg:height="0.139cm" svg:x="16.55cm" svg:y="8.416cm" svg:viewBox="0 0 92 140" svg:d="M9 138l-2-16c4 1 7 2 10 2s6-1 9-2c2-1 4-3 5-5s3-6 5-13c1-1 1-2 2-4l-38-100h18l21 58c3 7 5 15 7 23 2-8 5-15 7-23l22-58h17l-38 102c-5 11-8 18-10 22-3 6-6 10-10 13-4 2-9 3-14 3-3 0-7 0-11-2z">
                <text:p/>
              </draw:path>
              <draw:path draw:style-name="gr87" draw:text-style-name="P26" draw:layer="layout" svg:width="0.045cm" svg:height="0.18cm" svg:x="16.655cm" svg:y="8.375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717cm" svg:y="8.375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2cm" svg:height="0.103cm" svg:x="16.822cm" svg:y="8.413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93cm" svg:height="0.104cm" svg:x="16.919cm" svg:y="8.413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033cm" svg:y="8.416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7" draw:text-style-name="P26" draw:layer="layout" svg:width="0.053cm" svg:height="0.101cm" svg:x="17.14cm" svg:y="8.413cm" svg:viewBox="0 0 54 102" svg:d="M0 102v-100h15v15c4-7 8-11 11-14 3-2 7-3 11-3 6 0 11 2 17 5l-6 16c-4-2-8-3-12-3s-7 1-10 3-5 5-6 9c-2 6-3 13-3 20v52z">
                <text:p/>
              </draw:path>
              <draw:path draw:style-name="gr87" draw:text-style-name="P26" draw:layer="layout" svg:width="0.086cm" svg:height="0.103cm" svg:x="17.2cm" svg:y="8.413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7" draw:text-style-name="P26" draw:layer="layout" svg:width="0.091cm" svg:height="0.103cm" svg:x="17.297cm" svg:y="8.413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45cm" svg:height="0.18cm" svg:x="17.409cm" svg:y="8.375cm" svg:viewBox="0 0 46 181" svg:d="M12 181h-12c19-30 28-60 28-91 0-11-1-23-4-35-2-9-5-18-9-27-2-5-7-15-15-28h12c12 16 21 32 26 47 5 14 8 28 8 43 0 17-4 34-10 49-7 16-15 30-24 42z">
                <text:p/>
              </draw:path>
            </draw:g>
            <draw:g>
              <draw:path draw:style-name="gr89" draw:text-style-name="P25" draw:layer="layout" svg:width="0.097cm" svg:height="0.139cm" svg:x="16.125cm" svg:y="8.647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ath draw:style-name="gr89" draw:text-style-name="P25" draw:layer="layout" svg:width="0.092cm" svg:height="0.104cm" svg:x="16.241cm" svg:y="8.683cm" svg:viewBox="0 0 93 105" svg:d="M66 70l26 5c-3 10-9 17-16 22s-17 7-28 8c-17-1-30-6-38-18-7-9-10-20-10-34 0-17 4-30 13-39s20-14 33-14c15 0 26 5 35 15s13 25 12 45h-66c0 8 2 14 7 18 4 5 9 7 15 7 4 0 7-1 10-4 3-2 5-6 7-11zM67 44c0-8-2-14-6-18s-8-6-14-6c-5 0-10 2-14 7-4 4-5 9-5 17z">
                <text:p/>
              </draw:path>
              <draw:polygon draw:style-name="gr89" draw:text-style-name="P25" draw:layer="layout" svg:width="0.025cm" svg:height="0.137cm" svg:x="16.356cm" svg:y="8.647cm" svg:viewBox="0 0 26 138" draw:points="0,138 0,0 26,0 26,138">
                <text:p/>
              </draw:polygon>
              <draw:path draw:style-name="gr89" draw:text-style-name="P25" draw:layer="layout" svg:width="0.025cm" svg:height="0.099cm" svg:x="16.415cm" svg:y="8.686cm" svg:viewBox="0 0 26 100" svg:d="M0 26v-26h26v26zM0 100v-27h26v27z">
                <text:p/>
              </draw:path>
            </draw:g>
            <draw:path draw:style-name="gr90" draw:text-style-name="P27" draw:layer="layout" svg:width="2.665cm" svg:height="3.053cm" svg:x="16.022cm" svg:y="6.256cm" svg:viewBox="0 0 2666 3054" svg:d="M130 3054c-8 0-17-2-25-5s-16-8-24-14c-15-11-29-27-41-47-12-19-22-41-29-65s-11-50-11-76v-2641c0-25 4-51 11-75s17-46 29-66c12-19 26-35 41-47 8-5 16-10 24-13s17-5 25-5h2405c8 0 17 2 25 5 9 3 17 8 24 13 16 12 30 28 42 47 12 20 22 42 29 66s11 50 11 75v2641c0 26-4 52-11 76s-17 46-29 65c-12 20-26 36-42 47-7 6-15 11-24 14-8 3-17 5-25 5zM2535 3040c7 0 14-1 20-4 8-3 15-7 21-12 14-10 27-25 38-43 12-18 21-39 28-62 6-23 10-47 10-72v-2641c0-24-4-48-10-71-7-23-16-44-28-62-11-18-24-33-38-44-6-5-13-9-21-11-6-3-13-4-20-4h-2405c-6 0-13 1-20 4-7 2-14 6-21 11-14 11-27 26-38 44s-20 39-27 62-10 47-10 71v2641c0 25 3 49 10 72s16 44 27 62 24 33 38 43c7 5 14 9 21 12s14 4 20 4z">
              <text:p/>
            </draw:path>
            <draw:g>
              <draw:path draw:style-name="gr87" draw:text-style-name="P26" draw:layer="layout" svg:width="0.091cm" svg:height="0.104cm" svg:x="16.124cm" svg:y="8.876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6.228cm" svg:y="8.84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45cm" svg:height="0.18cm" svg:x="16.291cm" svg:y="8.838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352cm" svg:y="8.837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48cm" svg:height="0.135cm" svg:x="16.454cm" svg:y="8.84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3cm" svg:height="0.104cm" svg:x="16.512cm" svg:y="8.876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7" draw:text-style-name="P26" draw:layer="layout" svg:width="0.082cm" svg:height="0.137cm" svg:x="16.625cm" svg:y="8.84cm" svg:viewBox="0 0 83 138" draw:points="0,138 0,0 17,0 17,79 57,38 79,38 41,75 83,138 62,138 29,87 17,98 17,138">
                <text:p/>
              </draw:polygon>
              <draw:path draw:style-name="gr87" draw:text-style-name="P26" draw:layer="layout" svg:width="0.091cm" svg:height="0.103cm" svg:x="16.717cm" svg:y="8.87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cm" svg:height="0.101cm" svg:x="16.83cm" svg:y="8.876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19cm" svg:height="0.046cm" svg:x="16.941cm" svg:y="8.958cm" svg:viewBox="0 0 20 47" svg:d="M1 19v-19h19v19c0 7-1 13-3 17-3 5-7 8-12 11l-5-8c4-1 6-4 8-7s3-7 3-13z">
                <text:p/>
              </draw:path>
              <draw:path draw:style-name="gr87" draw:text-style-name="P26" draw:layer="layout" svg:width="0.088cm" svg:height="0.139cm" svg:x="16.988cm" svg:y="8.837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2cm" svg:height="0.103cm" svg:x="17.092cm" svg:y="8.876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93cm" svg:height="0.104cm" svg:x="17.19cm" svg:y="8.876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304cm" svg:y="8.878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7" draw:text-style-name="P26" draw:layer="layout" svg:width="0.053cm" svg:height="0.101cm" svg:x="17.411cm" svg:y="8.876cm" svg:viewBox="0 0 54 102" svg:d="M0 102v-100h15v15c4-7 8-11 11-14 3-2 7-3 11-3 6 0 11 2 17 5l-6 16c-4-2-8-3-12-3s-7 1-10 3-5 5-6 9c-2 6-3 13-3 20v52z">
                <text:p/>
              </draw:path>
              <draw:path draw:style-name="gr87" draw:text-style-name="P26" draw:layer="layout" svg:width="0.086cm" svg:height="0.103cm" svg:x="17.47cm" svg:y="8.876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7" draw:text-style-name="P26" draw:layer="layout" svg:width="0.091cm" svg:height="0.103cm" svg:x="17.568cm" svg:y="8.87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45cm" svg:height="0.18cm" svg:x="17.679cm" svg:y="8.838cm" svg:viewBox="0 0 46 181" svg:d="M12 181h-12c19-30 28-60 28-91 0-11-1-23-4-35-2-9-5-18-9-27-2-5-7-15-15-28h12c12 16 21 32 26 47 5 14 8 28 8 43 0 17-4 34-10 49-7 16-15 30-24 42z">
                <text:p/>
              </draw:path>
              <draw:path draw:style-name="gr87" draw:text-style-name="P26" draw:layer="layout" svg:width="0.019cm" svg:height="0.046cm" svg:x="17.748cm" svg:y="8.958cm" svg:viewBox="0 0 20 47" svg:d="M1 19v-19h19v19c0 7-1 13-3 17-3 5-7 8-12 11l-5-8c4-1 6-4 8-7s3-7 3-13z">
                <text:p/>
              </draw:path>
              <draw:path draw:style-name="gr87" draw:text-style-name="P26" draw:layer="layout" svg:width="0.091cm" svg:height="0.103cm" svg:x="16.124cm" svg:y="9.092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134cm" svg:height="0.101cm" svg:x="16.237cm" svg:y="9.092cm" svg:viewBox="0 0 135 102" svg:d="M0 102v-100h15v14c3-5 7-9 13-12 5-3 11-4 17-4 8 0 14 2 19 5 4 3 8 7 10 13 8-12 18-18 31-18 9 0 17 3 22 8 6 6 8 14 8 26v68h-16v-63c0-7-1-11-2-14s-3-6-6-8c-3-1-6-2-10-2-7 0-13 2-18 7-4 4-7 12-7 22v58h-17v-65c0-7-1-13-4-17-3-3-7-5-13-5-5 0-9 1-14 3-4 3-7 7-8 11-2 5-3 12-3 21v52z">
                <text:p/>
              </draw:path>
              <draw:path draw:style-name="gr87" draw:text-style-name="P26" draw:layer="layout" svg:width="0.086cm" svg:height="0.139cm" svg:x="16.397cm" svg:y="9.092cm" svg:viewBox="0 0 87 140" svg:d="M0 140v-138h15v13c4-5 8-9 13-11 4-3 10-4 16-4 9 0 16 2 23 7 7 4 11 10 15 18 3 8 5 17 5 26 0 11-2 20-6 28-3 8-9 15-16 19s-14 6-22 6c-5 0-11-1-15-3-4-3-8-6-11-9v48zM15 53c0 13 3 22 8 28s12 10 19 10c8 0 14-4 19-10 6-6 8-16 8-30 0-12-2-22-7-28-6-7-12-10-19-10s-14 4-19 10c-6 7-9 17-9 30z">
                <text:p/>
              </draw:path>
              <draw:path draw:style-name="gr87" draw:text-style-name="P26" draw:layer="layout" svg:width="0.048cm" svg:height="0.135cm" svg:x="16.495cm" svg:y="9.059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1cm" svg:height="0.139cm" svg:x="16.55cm" svg:y="9.094cm" svg:viewBox="0 0 92 140" svg:d="M9 138l-2-16c4 1 7 2 10 2s6-1 9-2c2-1 4-3 5-5s3-6 5-13c1-1 1-2 2-4l-38-100h18l21 58c3 7 5 15 7 23 2-8 5-15 7-23l22-58h17l-38 102c-5 11-8 18-10 22-3 6-6 10-10 13-4 2-9 3-14 3-3 0-7 0-11-2z">
                <text:p/>
              </draw:path>
              <draw:path draw:style-name="gr87" draw:text-style-name="P26" draw:layer="layout" svg:width="0.045cm" svg:height="0.18cm" svg:x="16.655cm" svg:y="9.054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717cm" svg:y="9.054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6cm" svg:height="0.139cm" svg:x="16.822cm" svg:y="9.056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7" draw:text-style-name="P26" draw:layer="layout" svg:width="0.091cm" svg:height="0.103cm" svg:x="16.93cm" svg:y="9.092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2cm" svg:height="0.103cm" svg:x="17.036cm" svg:y="9.092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48cm" svg:height="0.135cm" svg:x="17.131cm" svg:y="9.059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195cm" svg:y="9.056cm" svg:viewBox="0 0 17 138" svg:d="M0 19v-19h17v19zM0 138v-100h17v100z">
                <text:p/>
              </draw:path>
              <draw:path draw:style-name="gr87" draw:text-style-name="P26" draw:layer="layout" svg:width="0.08cm" svg:height="0.101cm" svg:x="17.238cm" svg:y="9.092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91cm" svg:height="0.104cm" svg:x="17.34cm" svg:y="9.092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7.443cm" svg:y="9.059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507cm" svg:y="9.056cm" svg:viewBox="0 0 17 138" svg:d="M0 19v-19h17v19zM0 138v-100h17v100z">
                <text:p/>
              </draw:path>
              <draw:path draw:style-name="gr87" draw:text-style-name="P26" draw:layer="layout" svg:width="0.093cm" svg:height="0.104cm" svg:x="17.544cm" svg:y="9.092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657cm" svg:y="9.092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45cm" svg:height="0.18cm" svg:x="17.764cm" svg:y="9.054cm" svg:viewBox="0 0 46 181" svg:d="M12 181h-12c19-30 28-60 28-91 0-11-1-23-4-35-2-9-5-18-9-27-2-5-7-15-15-28h12c12 16 21 32 26 47 5 14 8 28 8 43 0 17-4 34-10 49-7 16-15 30-24 42z">
                <text:p/>
              </draw:path>
            </draw:g>
          </draw:g>
        </draw:g>
        <draw:g>
          <draw:path draw:style-name="gr72" draw:text-style-name="P16" draw:layer="layout" svg:width="0.202cm" svg:height="0.278cm" svg:x="4.702cm" svg:y="6.58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72" draw:text-style-name="P16" draw:layer="layout" svg:width="0.105cm" svg:height="0.148cm" svg:x="4.945cm" svg:y="6.781cm" svg:viewBox="0 0 106 149" svg:d="M0 149v-4c0-2 0-4 0-5 1 0 2-1 3-3l46-46c17-17 25-33 25-48 0-9-2-17-8-23-5-6-13-9-22-9s-17 2-24 8c2 0 3 1 5 2 2 0 4 2 5 5 2 2 3 5 3 9 0 5-1 9-5 12-3 3-7 4-11 4s-8-1-12-4c-3-2-5-6-5-12 0-11 5-19 14-25 10-7 22-10 36-10 16 0 30 4 40 12 11 8 16 18 16 31 0 5 0 10-2 14s-4 9-9 13c-4 4-8 8-12 11s-10 7-18 13c-7 6-18 14-33 27h34c14 0 22-1 23-2 2-1 4-8 6-20h11l-7 50z">
            <text:p/>
          </draw:path>
        </draw:g>
        <draw:g>
          <draw:g>
            <draw:path draw:style-name="gr83" draw:text-style-name="P18" draw:layer="layout" svg:width="3.83cm" svg:height="0.331cm" svg:x="17.288cm" svg:y="10.34cm" svg:viewBox="0 0 3831 332" svg:d="M81 332c1223 0 2446 0 3668 0 41 0 82-55 82-111 0-37 0-73 0-110 0-55-41-111-82-111-1222 0-2445 0-3668 0-41 0-81 56-81 111 0 37 0 73 0 110 0 56 40 111 81 111z">
              <text:p/>
            </draw:path>
            <draw:g>
              <draw:path draw:style-name="gr91" draw:text-style-name="P28" draw:layer="layout" svg:width="0.166cm" svg:height="0.114cm" svg:x="18.156cm" svg:y="10.465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91" draw:text-style-name="P28" draw:layer="layout" svg:width="0.116cm" svg:height="0.116cm" svg:x="18.347cm" svg:y="10.465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91" draw:text-style-name="P28" draw:layer="layout" svg:width="0.117cm" svg:height="0.112cm" svg:x="18.474cm" svg:y="10.467cm" svg:viewBox="0 0 118 113" svg:d="M46 113l-46-113h32l21 57 6 20c2-5 3-8 3-10 1-3 2-6 4-10l21-57h31l-45 113z">
                <text:p/>
              </draw:path>
              <draw:path draw:style-name="gr91" draw:text-style-name="P28" draw:layer="layout" svg:width="0.105cm" svg:height="0.117cm" svg:x="18.602cm" svg:y="10.46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1" draw:text-style-name="P28" draw:layer="layout" svg:width="0.058cm" svg:height="0.029cm" svg:x="18.729cm" svg:y="10.508cm" svg:viewBox="0 0 59 30" svg:d="M0 30c0-10 0-20 0-30 20 0 39 0 59 0 0 10 0 20 0 30-20 0-39 0-59 0z">
                <text:p/>
              </draw:path>
              <draw:path draw:style-name="gr91" draw:text-style-name="P28" draw:layer="layout" svg:width="0.116cm" svg:height="0.116cm" svg:x="18.799cm" svg:y="10.465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91" draw:text-style-name="P28" draw:layer="layout" svg:width="0.11cm" svg:height="0.157cm" svg:x="18.934cm" svg:y="10.42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1" draw:text-style-name="P28" draw:layer="layout" svg:width="0.11cm" svg:height="0.157cm" svg:x="19.067cm" svg:y="10.42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1" draw:text-style-name="P28" draw:layer="layout" svg:width="0.058cm" svg:height="0.029cm" svg:x="19.205cm" svg:y="10.508cm" svg:viewBox="0 0 59 30" svg:d="M0 30c0-10 0-20 0-30 20 0 39 0 59 0 0 10 0 20 0 30-20 0-39 0-59 0z">
                <text:p/>
              </draw:path>
              <draw:path draw:style-name="gr91" draw:text-style-name="P28" draw:layer="layout" svg:width="0.11cm" svg:height="0.157cm" svg:x="19.282cm" svg:y="10.465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91" draw:text-style-name="P28" draw:layer="layout" svg:width="0.029cm" svg:height="0.154cm" svg:x="19.417cm" svg:y="10.424cm" svg:viewBox="0 0 30 155" svg:d="M0 28c0-10 0-19 0-28 10 0 20 0 30 0 0 9 0 18 0 28-10 0-20 0-30 0zM0 155c0-37 0-75 0-112 10 0 20 0 30 0 0 37 0 75 0 112-10 0-20 0-30 0z">
                <text:p/>
              </draw:path>
              <draw:path draw:style-name="gr91" draw:text-style-name="P28" draw:layer="layout" svg:width="0.105cm" svg:height="0.117cm" svg:x="19.47cm" svg:y="10.46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1" draw:text-style-name="P28" draw:layer="layout" svg:width="0.106cm" svg:height="0.117cm" svg:x="19.594cm" svg:y="10.465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91" draw:text-style-name="P28" draw:layer="layout" svg:width="0.105cm" svg:height="0.117cm" svg:x="19.714cm" svg:y="10.46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1" draw:text-style-name="P28" draw:layer="layout" svg:width="0.058cm" svg:height="0.029cm" svg:x="19.841cm" svg:y="10.508cm" svg:viewBox="0 0 59 30" svg:d="M0 30c0-10 0-20 0-30 20 0 39 0 59 0 0 10 0 20 0 30-20 0-39 0-59 0z">
                <text:p/>
              </draw:path>
              <draw:path draw:style-name="gr91" draw:text-style-name="P28" draw:layer="layout" svg:width="0.073cm" svg:height="0.114cm" svg:x="19.918cm" svg:y="10.465cm" svg:viewBox="0 0 74 115" svg:d="M30 115h-30v-112h28v16c5-8 9-13 13-15 4-3 8-4 13-4 7 0 13 2 20 6l-10 26c-5-4-9-5-14-5-4 0-8 1-11 3-2 2-5 7-6 13-2 6-3 18-3 37z">
                <text:p/>
              </draw:path>
              <draw:path draw:style-name="gr91" draw:text-style-name="P28" draw:layer="layout" svg:width="0.029cm" svg:height="0.154cm" svg:x="20.005cm" svg:y="10.424cm" svg:viewBox="0 0 30 155" svg:d="M0 28c0-10 0-19 0-28 10 0 20 0 30 0 0 9 0 18 0 28-10 0-20 0-30 0zM0 155c0-37 0-75 0-112 10 0 20 0 30 0 0 37 0 75 0 112-10 0-20 0-30 0z">
                <text:p/>
              </draw:path>
              <draw:path draw:style-name="gr91" draw:text-style-name="P28" draw:layer="layout" svg:width="0.11cm" svg:height="0.16cm" svg:x="20.06cm" svg:y="10.465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91" draw:text-style-name="P28" draw:layer="layout" svg:width="0.103cm" svg:height="0.154cm" svg:x="20.201cm" svg:y="10.424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91" draw:text-style-name="P28" draw:layer="layout" svg:width="0.066cm" svg:height="0.154cm" svg:x="20.322cm" svg:y="10.428cm" svg:viewBox="0 0 67 155" svg:d="M65 40v23h-21v46c0 9 0 14 1 16 0 1 1 3 2 4 2 1 3 1 5 1 3 0 7-1 12-3l3 23c-7 3-15 5-24 5-5 0-10-1-14-3-5-2-8-4-10-7s-3-7-4-12c-1-3-1-10-1-21v-49h-14v-23h14v-23l30-17v40z">
                <text:p/>
              </draw:path>
            </draw:g>
            <draw:g>
              <draw:path draw:style-name="gr76" draw:text-style-name="P20" draw:layer="layout" svg:width="0.11cm" svg:height="0.157cm" svg:x="17.338cm" svg:y="10.824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6" draw:text-style-name="P20" draw:layer="layout" svg:width="0.106cm" svg:height="0.117cm" svg:x="17.465cm" svg:y="10.824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073cm" svg:height="0.114cm" svg:x="17.593cm" svg:y="10.824cm" svg:viewBox="0 0 74 115" svg:d="M30 115h-30v-112h28v16c5-8 9-13 13-15 4-3 8-4 13-4 7 0 13 2 20 6l-10 26c-5-4-9-5-14-5-4 0-8 1-11 3-2 2-5 7-6 13-2 6-3 18-3 37z">
                <text:p/>
              </draw:path>
              <draw:path draw:style-name="gr76" draw:text-style-name="P20" draw:layer="layout" svg:width="0.106cm" svg:height="0.117cm" svg:x="17.673cm" svg:y="10.824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166cm" svg:height="0.114cm" svg:x="17.8cm" svg:y="10.824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76" draw:text-style-name="P20" draw:layer="layout" svg:width="0.105cm" svg:height="0.116cm" svg:x="17.988cm" svg:y="10.824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76" draw:text-style-name="P20" draw:layer="layout" svg:width="0.029cm" svg:height="0.111cm" svg:x="18.126cm" svg:y="10.826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2" draw:text-style-name="P21" draw:layer="layout" svg:width="0.123cm" svg:height="0.154cm" svg:x="17.328cm" svg:y="11.004cm" svg:viewBox="0 0 124 155" svg:d="M52 155c0-45 0-91 0-137-18 0-35 0-52 0 0-6 0-12 0-18 41 0 83 0 124 0 0 6 0 12 0 18-17 0-34 0-52 0 0 46 0 92 0 137-6 0-13 0-20 0z">
                <text:p/>
              </draw:path>
              <draw:path draw:style-name="gr92" draw:text-style-name="P21" draw:layer="layout" svg:width="0.105cm" svg:height="0.116cm" svg:x="17.44cm" svg:y="11.04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2" draw:text-style-name="P21" draw:layer="layout" svg:width="0.093cm" svg:height="0.154cm" svg:x="17.57cm" svg:y="11.004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2" draw:text-style-name="P21" draw:layer="layout" svg:width="0.104cm" svg:height="0.117cm" svg:x="17.673cm" svg:y="11.0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2" draw:text-style-name="P21" draw:layer="layout" svg:width="0.091cm" svg:height="0.114cm" svg:x="17.801cm" svg:y="11.04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2" draw:text-style-name="P21" draw:layer="layout" svg:width="0.022cm" svg:height="0.051cm" svg:x="17.927cm" svg:y="11.137cm" svg:viewBox="0 0 23 52" svg:d="M1 22v-22h22v22c0 8-1 14-4 19s-7 9-14 11l-5-8c4-2 7-4 9-8 2-3 3-8 3-14z">
                <text:p/>
              </draw:path>
              <draw:path draw:style-name="gr92" draw:text-style-name="P21" draw:layer="layout" svg:width="0.124cm" svg:height="0.159cm" svg:x="18.043cm" svg:y="11.001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2" draw:text-style-name="P21" draw:layer="layout" svg:width="0.105cm" svg:height="0.116cm" svg:x="18.187cm" svg:y="11.04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2" draw:text-style-name="P21" draw:layer="layout" svg:width="0.091cm" svg:height="0.114cm" svg:x="18.315cm" svg:y="11.04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2" draw:text-style-name="P21" draw:layer="layout" svg:width="0.061cm" svg:height="0.114cm" svg:x="18.437cm" svg:y="11.044cm" svg:viewBox="0 0 62 115" svg:d="M0 115v-112h17v17c5-8 9-14 13-16 3-3 7-4 12-4 6 0 13 2 20 6l-7 18c-5-3-9-4-14-4-4 0-8 1-11 3-4 3-6 6-8 11-2 7-3 14-3 22v59z">
                <text:p/>
              </draw:path>
              <draw:path draw:style-name="gr92" draw:text-style-name="P21" draw:layer="layout" svg:width="0.098cm" svg:height="0.117cm" svg:x="18.506cm" svg:y="11.044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2" draw:text-style-name="P21" draw:layer="layout" svg:width="0.104cm" svg:height="0.117cm" svg:x="18.615cm" svg:y="11.0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2" draw:text-style-name="P21" draw:layer="layout" svg:width="0.022cm" svg:height="0.051cm" svg:x="18.747cm" svg:y="11.137cm" svg:viewBox="0 0 23 52" svg:d="M1 22v-22h22v22c0 8-1 14-4 19s-7 9-14 11l-5-8c4-2 7-4 9-8 2-3 3-8 3-14z">
                <text:p/>
              </draw:path>
              <draw:path draw:style-name="gr92" draw:text-style-name="P21" draw:layer="layout" svg:width="0.129cm" svg:height="0.154cm" svg:x="18.87cm" svg:y="11.004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2" draw:text-style-name="P21" draw:layer="layout" svg:width="0.104cm" svg:height="0.117cm" svg:x="19.02cm" svg:y="11.0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2" draw:text-style-name="P21" draw:layer="layout" svg:width="0.093cm" svg:height="0.117cm" svg:x="19.14cm" svg:y="11.044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2" draw:text-style-name="P21" draw:layer="layout" svg:width="0.054cm" svg:height="0.152cm" svg:x="19.247cm" svg:y="11.00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2" draw:text-style-name="P21" draw:layer="layout" svg:width="0.018cm" svg:height="0.154cm" svg:x="19.32cm" svg:y="11.004cm" svg:viewBox="0 0 19 155" svg:d="M0 22c0-7 0-15 0-22 6 0 13 0 19 0 0 7 0 15 0 22-6 0-13 0-19 0zM0 155c0-37 0-75 0-112 6 0 13 0 19 0 0 37 0 75 0 112-6 0-13 0-19 0z">
                <text:p/>
              </draw:path>
              <draw:path draw:style-name="gr92" draw:text-style-name="P21" draw:layer="layout" svg:width="0.091cm" svg:height="0.114cm" svg:x="19.368cm" svg:y="11.04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2" draw:text-style-name="P21" draw:layer="layout" svg:width="0.104cm" svg:height="0.116cm" svg:x="19.483cm" svg:y="11.04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2" draw:text-style-name="P21" draw:layer="layout" svg:width="0.054cm" svg:height="0.152cm" svg:x="19.601cm" svg:y="11.00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2" draw:text-style-name="P21" draw:layer="layout" svg:width="0.018cm" svg:height="0.154cm" svg:x="19.674cm" svg:y="11.004cm" svg:viewBox="0 0 19 155" svg:d="M0 22c0-7 0-15 0-22 6 0 13 0 19 0 0 7 0 15 0 22-6 0-13 0-19 0zM0 155c0-37 0-75 0-112 6 0 13 0 19 0 0 37 0 75 0 112-6 0-13 0-19 0z">
                <text:p/>
              </draw:path>
              <draw:path draw:style-name="gr92" draw:text-style-name="P21" draw:layer="layout" svg:width="0.105cm" svg:height="0.116cm" svg:x="19.715cm" svg:y="11.04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2" draw:text-style-name="P21" draw:layer="layout" svg:width="0.091cm" svg:height="0.114cm" svg:x="19.844cm" svg:y="11.044cm" svg:viewBox="0 0 92 115" svg:d="M0 115v-112h17v16c9-13 21-19 37-19 6 0 13 1 18 4 6 2 10 5 13 9s5 9 6 14c1 4 1 10 1 19v69h-19v-68c0-8-1-14-2-18-2-4-4-7-8-9s-8-3-14-3c-8 0-15 2-21 7s-9 15-9 30v61z">
                <text:p/>
              </draw:path>
            </draw:g>
            <draw:g>
              <draw:path draw:style-name="gr77" draw:text-style-name="P20" draw:layer="layout" svg:width="0.11cm" svg:height="0.157cm" svg:x="17.338cm" svg:y="11.423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7" draw:text-style-name="P20" draw:layer="layout" svg:width="0.073cm" svg:height="0.114cm" svg:x="17.471cm" svg:y="11.423cm" svg:viewBox="0 0 74 115" svg:d="M30 115h-30v-112h28v16c5-8 9-13 13-15 4-3 8-4 13-4 7 0 13 2 20 6l-10 26c-5-4-9-5-14-5-4 0-8 1-11 3-2 2-5 7-6 13-2 6-3 18-3 37z">
                <text:p/>
              </draw:path>
              <draw:path draw:style-name="gr77" draw:text-style-name="P20" draw:layer="layout" svg:width="0.105cm" svg:height="0.117cm" svg:x="17.55cm" svg:y="11.423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7" draw:text-style-name="P20" draw:layer="layout" svg:width="0.029cm" svg:height="0.111cm" svg:x="17.686cm" svg:y="11.425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3" draw:text-style-name="P21" draw:layer="layout" svg:width="0.104cm" svg:height="0.116cm" svg:x="17.331cm" svg:y="11.64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1" draw:layer="layout" svg:width="0.054cm" svg:height="0.152cm" svg:x="17.449cm" svg:y="11.60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051cm" svg:height="0.203cm" svg:x="17.52cm" svg:y="11.60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1" draw:layer="layout" svg:width="0.123cm" svg:height="0.154cm" svg:x="17.586cm" svg:y="11.604cm" svg:viewBox="0 0 124 155" svg:d="M52 155c0-45 0-91 0-137-18 0-35 0-52 0 0-6 0-12 0-18 41 0 83 0 124 0 0 6 0 12 0 18-17 0-34 0-52 0 0 46 0 92 0 137-6 0-13 0-20 0z">
                <text:p/>
              </draw:path>
              <draw:path draw:style-name="gr93" draw:text-style-name="P21" draw:layer="layout" svg:width="0.105cm" svg:height="0.116cm" svg:x="17.699cm" svg:y="11.64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1" draw:layer="layout" svg:width="0.093cm" svg:height="0.154cm" svg:x="17.828cm" svg:y="11.60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3" draw:text-style-name="P21" draw:layer="layout" svg:width="0.104cm" svg:height="0.117cm" svg:x="17.931cm" svg:y="11.6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091cm" svg:height="0.114cm" svg:x="18.059cm" svg:y="11.64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1" draw:layer="layout" svg:width="0.022cm" svg:height="0.051cm" svg:x="18.185cm" svg:y="11.737cm" svg:viewBox="0 0 23 52" svg:d="M1 22v-22h22v22c0 8-1 14-4 19s-7 9-14 11l-5-8c4-2 7-4 9-8 2-3 3-8 3-14z">
                <text:p/>
              </draw:path>
              <draw:path draw:style-name="gr93" draw:text-style-name="P21" draw:layer="layout" svg:width="0.124cm" svg:height="0.159cm" svg:x="18.239cm" svg:y="11.601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3" draw:text-style-name="P21" draw:layer="layout" svg:width="0.105cm" svg:height="0.116cm" svg:x="18.383cm" svg:y="11.64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1" draw:layer="layout" svg:width="0.091cm" svg:height="0.114cm" svg:x="18.511cm" svg:y="11.64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3" draw:text-style-name="P21" draw:layer="layout" svg:width="0.061cm" svg:height="0.114cm" svg:x="18.633cm" svg:y="11.644cm" svg:viewBox="0 0 62 115" svg:d="M0 115v-112h17v17c5-8 9-14 13-16 3-3 7-4 12-4 6 0 13 2 20 6l-7 18c-5-3-9-4-14-4-4 0-8 1-11 3-4 3-6 6-8 11-2 7-3 14-3 22v59z">
                <text:p/>
              </draw:path>
              <draw:path draw:style-name="gr93" draw:text-style-name="P21" draw:layer="layout" svg:width="0.098cm" svg:height="0.117cm" svg:x="18.702cm" svg:y="11.644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3" draw:text-style-name="P21" draw:layer="layout" svg:width="0.104cm" svg:height="0.117cm" svg:x="18.811cm" svg:y="11.6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051cm" svg:height="0.203cm" svg:x="18.938cm" svg:y="11.601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1" draw:layer="layout" svg:width="0.022cm" svg:height="0.051cm" svg:x="19.018cm" svg:y="11.737cm" svg:viewBox="0 0 23 52" svg:d="M1 22v-22h22v22c0 8-1 14-4 19s-7 9-14 11l-5-8c4-2 7-4 9-8 2-3 3-8 3-14z">
                <text:p/>
              </draw:path>
              <draw:path draw:style-name="gr93" draw:text-style-name="P21" draw:layer="layout" svg:width="0.104cm" svg:height="0.117cm" svg:x="19.132cm" svg:y="11.6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153cm" svg:height="0.114cm" svg:x="19.26cm" svg:y="11.644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3" draw:text-style-name="P21" draw:layer="layout" svg:width="0.098cm" svg:height="0.157cm" svg:x="19.445cm" svg:y="11.644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3" draw:text-style-name="P21" draw:layer="layout" svg:width="0.054cm" svg:height="0.152cm" svg:x="19.556cm" svg:y="11.60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103cm" svg:height="0.157cm" svg:x="19.618cm" svg:y="11.647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3" draw:text-style-name="P21" draw:layer="layout" svg:width="0.051cm" svg:height="0.203cm" svg:x="19.737cm" svg:y="11.60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1" draw:layer="layout" svg:width="0.129cm" svg:height="0.154cm" svg:x="19.815cm" svg:y="11.604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3" draw:text-style-name="P21" draw:layer="layout" svg:width="0.104cm" svg:height="0.117cm" svg:x="19.964cm" svg:y="11.64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093cm" svg:height="0.117cm" svg:x="20.085cm" svg:y="11.644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3" draw:text-style-name="P21" draw:layer="layout" svg:width="0.054cm" svg:height="0.152cm" svg:x="20.192cm" svg:y="11.60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018cm" svg:height="0.154cm" svg:x="20.265cm" svg:y="11.604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1" draw:layer="layout" svg:width="0.091cm" svg:height="0.114cm" svg:x="20.312cm" svg:y="11.64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1" draw:layer="layout" svg:width="0.104cm" svg:height="0.116cm" svg:x="20.428cm" svg:y="11.64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1" draw:layer="layout" svg:width="0.054cm" svg:height="0.152cm" svg:x="20.546cm" svg:y="11.60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018cm" svg:height="0.154cm" svg:x="20.619cm" svg:y="11.604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1" draw:layer="layout" svg:width="0.105cm" svg:height="0.116cm" svg:x="20.659cm" svg:y="11.64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1" draw:layer="layout" svg:width="0.091cm" svg:height="0.114cm" svg:x="20.789cm" svg:y="11.64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1" draw:layer="layout" svg:width="0.051cm" svg:height="0.203cm" svg:x="20.91cm" svg:y="11.601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1" draw:layer="layout" svg:width="0.022cm" svg:height="0.051cm" svg:x="20.988cm" svg:y="11.737cm" svg:viewBox="0 0 23 52" svg:d="M1 22v-22h22v22c0 8-1 14-4 19s-7 9-14 11l-5-8c4-2 7-4 9-8 2-3 3-8 3-14z">
                <text:p/>
              </draw:path>
            </draw:g>
            <draw:g>
              <draw:path draw:style-name="gr94" draw:text-style-name="P21" draw:layer="layout" svg:width="0.105cm" svg:height="0.116cm" svg:x="17.33cm" svg:y="11.86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8cm" svg:height="0.157cm" svg:x="17.452cm" svg:y="11.824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4" draw:text-style-name="P21" draw:layer="layout" svg:width="0.098cm" svg:height="0.157cm" svg:x="17.574cm" svg:y="11.824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4" draw:text-style-name="P21" draw:layer="layout" svg:width="0.051cm" svg:height="0.203cm" svg:x="17.702cm" svg:y="11.822cm" svg:viewBox="0 0 52 204" svg:d="M38 204c-11-14-20-29-27-47s-11-36-11-55c0-17 3-33 8-49 7-17 17-35 30-53h14c-9 15-15 25-17 31-5 10-8 20-11 31-3 13-4 26-4 40 0 34 10 68 32 102z">
                <text:p/>
              </draw:path>
              <draw:path draw:style-name="gr94" draw:text-style-name="P21" draw:layer="layout" svg:width="0.123cm" svg:height="0.154cm" svg:x="17.768cm" svg:y="11.824cm" svg:viewBox="0 0 124 155" svg:d="M52 155c0-45 0-91 0-137-18 0-35 0-52 0 0-6 0-12 0-18 41 0 83 0 124 0 0 6 0 12 0 18-17 0-34 0-52 0 0 46 0 92 0 137-6 0-13 0-20 0z">
                <text:p/>
              </draw:path>
              <draw:path draw:style-name="gr94" draw:text-style-name="P21" draw:layer="layout" svg:width="0.105cm" svg:height="0.116cm" svg:x="17.88cm" svg:y="11.86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3cm" svg:height="0.154cm" svg:x="18.01cm" svg:y="11.824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4" draw:text-style-name="P21" draw:layer="layout" svg:width="0.104cm" svg:height="0.117cm" svg:x="18.113cm" svg:y="11.86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4" draw:text-style-name="P21" draw:layer="layout" svg:width="0.091cm" svg:height="0.114cm" svg:x="18.241cm" svg:y="11.86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4" draw:text-style-name="P21" draw:layer="layout" svg:width="0.051cm" svg:height="0.203cm" svg:x="18.362cm" svg:y="11.822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4" draw:text-style-name="P21" draw:layer="layout" svg:width="0.022cm" svg:height="0.051cm" svg:x="18.441cm" svg:y="11.958cm" svg:viewBox="0 0 23 52" svg:d="M1 22v-22h22v22c0 8-1 14-4 19s-7 9-14 11l-5-8c4-2 7-4 9-8 2-3 3-8 3-14z">
                <text:p/>
              </draw:path>
              <draw:path draw:style-name="gr94" draw:text-style-name="P21" draw:layer="layout" svg:width="0.061cm" svg:height="0.114cm" svg:x="18.561cm" svg:y="11.864cm" svg:viewBox="0 0 62 115" svg:d="M0 115v-112h17v17c5-8 9-14 13-16 3-3 7-4 12-4 6 0 13 2 20 6l-7 18c-5-3-9-4-14-4-4 0-8 1-11 3-4 3-6 6-8 11-2 7-3 14-3 22v59z">
                <text:p/>
              </draw:path>
              <draw:path draw:style-name="gr94" draw:text-style-name="P21" draw:layer="layout" svg:width="0.018cm" svg:height="0.154cm" svg:x="18.636cm" svg:y="11.824cm" svg:viewBox="0 0 19 155" svg:d="M0 22c0-7 0-15 0-22 6 0 13 0 19 0 0 7 0 15 0 22-6 0-13 0-19 0zM0 155c0-37 0-75 0-112 6 0 13 0 19 0 0 37 0 75 0 112-6 0-13 0-19 0z">
                <text:p/>
              </draw:path>
              <draw:path draw:style-name="gr94" draw:text-style-name="P21" draw:layer="layout" svg:width="0.099cm" svg:height="0.16cm" svg:x="18.676cm" svg:y="11.864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94" draw:text-style-name="P21" draw:layer="layout" svg:width="0.092cm" svg:height="0.154cm" svg:x="18.806cm" svg:y="11.824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94" draw:text-style-name="P21" draw:layer="layout" svg:width="0.054cm" svg:height="0.152cm" svg:x="18.917cm" svg:y="11.82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4" draw:text-style-name="P21" draw:layer="layout" svg:width="0.051cm" svg:height="0.203cm" svg:x="18.989cm" svg:y="11.822cm" svg:viewBox="0 0 52 204" svg:d="M38 204c-11-14-20-29-27-47s-11-36-11-55c0-17 3-33 8-49 7-17 17-35 30-53h14c-9 15-15 25-17 31-5 10-8 20-11 31-3 13-4 26-4 40 0 34 10 68 32 102z">
                <text:p/>
              </draw:path>
              <draw:path draw:style-name="gr94" draw:text-style-name="P21" draw:layer="layout" svg:width="0.124cm" svg:height="0.159cm" svg:x="19.059cm" svg:y="11.822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4" draw:text-style-name="P21" draw:layer="layout" svg:width="0.105cm" svg:height="0.116cm" svg:x="19.203cm" svg:y="11.86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1cm" svg:height="0.114cm" svg:x="19.332cm" svg:y="11.86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4" draw:text-style-name="P21" draw:layer="layout" svg:width="0.061cm" svg:height="0.114cm" svg:x="19.454cm" svg:y="11.864cm" svg:viewBox="0 0 62 115" svg:d="M0 115v-112h17v17c5-8 9-14 13-16 3-3 7-4 12-4 6 0 13 2 20 6l-7 18c-5-3-9-4-14-4-4 0-8 1-11 3-4 3-6 6-8 11-2 7-3 14-3 22v59z">
                <text:p/>
              </draw:path>
              <draw:path draw:style-name="gr94" draw:text-style-name="P21" draw:layer="layout" svg:width="0.098cm" svg:height="0.117cm" svg:x="19.522cm" svg:y="11.864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4" draw:text-style-name="P21" draw:layer="layout" svg:width="0.104cm" svg:height="0.117cm" svg:x="19.631cm" svg:y="11.86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4" draw:text-style-name="P21" draw:layer="layout" svg:width="0.022cm" svg:height="0.051cm" svg:x="19.764cm" svg:y="11.958cm" svg:viewBox="0 0 23 52" svg:d="M1 22v-22h22v22c0 8-1 14-4 19s-7 9-14 11l-5-8c4-2 7-4 9-8 2-3 3-8 3-14z">
                <text:p/>
              </draw:path>
              <draw:path draw:style-name="gr94" draw:text-style-name="P21" draw:layer="layout" svg:width="0.129cm" svg:height="0.154cm" svg:x="19.824cm" svg:y="11.824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4" draw:text-style-name="P21" draw:layer="layout" svg:width="0.104cm" svg:height="0.117cm" svg:x="19.974cm" svg:y="11.86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4" draw:text-style-name="P21" draw:layer="layout" svg:width="0.093cm" svg:height="0.117cm" svg:x="20.095cm" svg:y="11.864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4" draw:text-style-name="P21" draw:layer="layout" svg:width="0.054cm" svg:height="0.152cm" svg:x="20.201cm" svg:y="11.82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4" draw:text-style-name="P21" draw:layer="layout" svg:width="0.018cm" svg:height="0.154cm" svg:x="20.275cm" svg:y="11.824cm" svg:viewBox="0 0 19 155" svg:d="M0 22c0-7 0-15 0-22 6 0 13 0 19 0 0 7 0 15 0 22-6 0-13 0-19 0zM0 155c0-37 0-75 0-112 6 0 13 0 19 0 0 37 0 75 0 112-6 0-13 0-19 0z">
                <text:p/>
              </draw:path>
              <draw:path draw:style-name="gr94" draw:text-style-name="P21" draw:layer="layout" svg:width="0.091cm" svg:height="0.114cm" svg:x="20.322cm" svg:y="11.86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4" draw:text-style-name="P21" draw:layer="layout" svg:width="0.104cm" svg:height="0.116cm" svg:x="20.438cm" svg:y="11.86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4" draw:text-style-name="P21" draw:layer="layout" svg:width="0.054cm" svg:height="0.152cm" svg:x="20.555cm" svg:y="11.82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4" draw:text-style-name="P21" draw:layer="layout" svg:width="0.018cm" svg:height="0.154cm" svg:x="20.628cm" svg:y="11.824cm" svg:viewBox="0 0 19 155" svg:d="M0 22c0-7 0-15 0-22 6 0 13 0 19 0 0 7 0 15 0 22-6 0-13 0-19 0zM0 155c0-37 0-75 0-112 6 0 13 0 19 0 0 37 0 75 0 112-6 0-13 0-19 0z">
                <text:p/>
              </draw:path>
              <draw:path draw:style-name="gr94" draw:text-style-name="P21" draw:layer="layout" svg:width="0.105cm" svg:height="0.116cm" svg:x="20.669cm" svg:y="11.86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1cm" svg:height="0.114cm" svg:x="20.798cm" svg:y="11.86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4" draw:text-style-name="P21" draw:layer="layout" svg:width="0.051cm" svg:height="0.203cm" svg:x="20.919cm" svg:y="11.822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79" draw:text-style-name="P20" draw:layer="layout" svg:width="0.106cm" svg:height="0.117cm" svg:x="17.331cm" svg:y="12.242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9" draw:text-style-name="P20" draw:layer="layout" svg:width="0.11cm" svg:height="0.157cm" svg:x="17.454cm" svg:y="12.202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11cm" svg:height="0.157cm" svg:x="17.588cm" svg:y="12.202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029cm" svg:height="0.111cm" svg:x="17.734cm" svg:y="12.245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5" draw:text-style-name="P21" draw:layer="layout" svg:width="0.104cm" svg:height="0.116cm" svg:x="17.331cm" svg:y="12.46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17.449cm" svg:y="12.42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51cm" svg:height="0.203cm" svg:x="17.52cm" svg:y="12.42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3cm" svg:height="0.154cm" svg:x="17.586cm" svg:y="12.423cm" svg:viewBox="0 0 124 155" svg:d="M52 155c0-45 0-91 0-137-18 0-35 0-52 0 0-6 0-12 0-18 41 0 83 0 124 0 0 6 0 12 0 18-17 0-34 0-52 0 0 46 0 92 0 137-6 0-13 0-20 0z">
                <text:p/>
              </draw:path>
              <draw:path draw:style-name="gr95" draw:text-style-name="P21" draw:layer="layout" svg:width="0.105cm" svg:height="0.116cm" svg:x="17.699cm" svg:y="12.46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3cm" svg:height="0.154cm" svg:x="17.828cm" svg:y="12.42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5" draw:text-style-name="P21" draw:layer="layout" svg:width="0.104cm" svg:height="0.117cm" svg:x="17.931cm" svg:y="12.46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1cm" svg:height="0.114cm" svg:x="18.059cm" svg:y="12.46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22cm" svg:height="0.051cm" svg:x="18.185cm" svg:y="12.556cm" svg:viewBox="0 0 23 52" svg:d="M1 22v-22h22v22c0 8-1 14-4 19s-7 9-14 11l-5-8c4-2 7-4 9-8 2-3 3-8 3-14z">
                <text:p/>
              </draw:path>
              <draw:path draw:style-name="gr95" draw:text-style-name="P21" draw:layer="layout" svg:width="0.129cm" svg:height="0.154cm" svg:x="18.246cm" svg:y="12.42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5" draw:text-style-name="P21" draw:layer="layout" svg:width="0.104cm" svg:height="0.117cm" svg:x="18.395cm" svg:y="12.46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3cm" svg:height="0.117cm" svg:x="18.516cm" svg:y="12.46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5" draw:text-style-name="P21" draw:layer="layout" svg:width="0.054cm" svg:height="0.152cm" svg:x="18.623cm" svg:y="12.42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18.696cm" svg:y="12.423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091cm" svg:height="0.114cm" svg:x="18.744cm" svg:y="12.46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104cm" svg:height="0.116cm" svg:x="18.859cm" svg:y="12.46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18.977cm" svg:y="12.42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19.05cm" svg:y="12.423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105cm" svg:height="0.116cm" svg:x="19.091cm" svg:y="12.46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19.22cm" svg:y="12.46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51cm" svg:height="0.203cm" svg:x="19.341cm" svg:y="12.42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5" draw:text-style-name="P21" draw:layer="layout" svg:width="0.022cm" svg:height="0.051cm" svg:x="19.42cm" svg:y="12.556cm" svg:viewBox="0 0 23 52" svg:d="M1 22v-22h22v22c0 8-1 14-4 19s-7 9-14 11l-5-8c4-2 7-4 9-8 2-3 3-8 3-14z">
                <text:p/>
              </draw:path>
              <draw:path draw:style-name="gr95" draw:text-style-name="P21" draw:layer="layout" svg:width="0.104cm" svg:height="0.117cm" svg:x="19.534cm" svg:y="12.46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153cm" svg:height="0.114cm" svg:x="19.662cm" svg:y="12.463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5" draw:text-style-name="P21" draw:layer="layout" svg:width="0.098cm" svg:height="0.157cm" svg:x="19.846cm" svg:y="12.463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5" draw:text-style-name="P21" draw:layer="layout" svg:width="0.054cm" svg:height="0.152cm" svg:x="19.958cm" svg:y="12.42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103cm" svg:height="0.157cm" svg:x="20.02cm" svg:y="12.466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5" draw:text-style-name="P21" draw:layer="layout" svg:width="0.051cm" svg:height="0.203cm" svg:x="20.139cm" svg:y="12.42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4cm" svg:height="0.159cm" svg:x="20.21cm" svg:y="12.42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5" draw:text-style-name="P21" draw:layer="layout" svg:width="0.105cm" svg:height="0.116cm" svg:x="20.353cm" svg:y="12.46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20.482cm" svg:y="12.46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5" draw:text-style-name="P21" draw:layer="layout" svg:width="0.061cm" svg:height="0.114cm" svg:x="20.604cm" svg:y="12.463cm" svg:viewBox="0 0 62 115" svg:d="M0 115v-112h17v17c5-8 9-14 13-16 3-3 7-4 12-4 6 0 13 2 20 6l-7 18c-5-3-9-4-14-4-4 0-8 1-11 3-4 3-6 6-8 11-2 7-3 14-3 22v59z">
                <text:p/>
              </draw:path>
              <draw:path draw:style-name="gr95" draw:text-style-name="P21" draw:layer="layout" svg:width="0.098cm" svg:height="0.117cm" svg:x="20.673cm" svg:y="12.46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5" draw:text-style-name="P21" draw:layer="layout" svg:width="0.104cm" svg:height="0.117cm" svg:x="20.782cm" svg:y="12.46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51cm" svg:height="0.203cm" svg:x="20.91cm" svg:y="12.42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81" draw:text-style-name="P20" draw:layer="layout" svg:width="0.11cm" svg:height="0.157cm" svg:x="17.332cm" svg:y="12.801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1" draw:text-style-name="P20" draw:layer="layout" svg:width="0.105cm" svg:height="0.117cm" svg:x="17.464cm" svg:y="12.841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1" draw:text-style-name="P20" draw:layer="layout" svg:width="0.029cm" svg:height="0.154cm" svg:x="17.595cm" svg:y="12.801cm" svg:viewBox="0 0 30 155" svg:d="M0 155c0-51 0-103 0-155 10 0 20 0 30 0 0 52 0 104 0 155-10 0-20 0-30 0z">
                <text:p/>
              </draw:path>
              <draw:path draw:style-name="gr81" draw:text-style-name="P20" draw:layer="layout" svg:width="0.029cm" svg:height="0.111cm" svg:x="17.662cm" svg:y="12.844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82" draw:text-style-name="P22" draw:layer="layout" svg:width="3.945cm" svg:height="3.105cm" svg:x="17.224cm" svg:y="10.253cm" svg:viewBox="0 0 3946 3106" svg:d="M139 3106c1223 0 2445 0 3668 0 70 0 139-95 139-189 0-909 0-1818 0-2728 0-94-69-189-139-189-1223 0-2445 0-3668 0-70 0-139 95-139 189 0 910 0 1819 0 2728 0 94 69 189 139 189z">
              <text:p/>
            </draw:path>
            <draw:g>
              <draw:path draw:style-name="gr95" draw:text-style-name="P21" draw:layer="layout" svg:width="0.104cm" svg:height="0.116cm" svg:x="17.331cm" svg:y="13.06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17.449cm" svg:y="13.02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51cm" svg:height="0.203cm" svg:x="17.52cm" svg:y="13.01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3cm" svg:height="0.154cm" svg:x="17.586cm" svg:y="13.022cm" svg:viewBox="0 0 124 155" svg:d="M52 155c0-45 0-91 0-137-18 0-35 0-52 0 0-6 0-12 0-18 41 0 83 0 124 0 0 6 0 12 0 18-17 0-34 0-52 0 0 46 0 92 0 137-6 0-13 0-20 0z">
                <text:p/>
              </draw:path>
              <draw:path draw:style-name="gr95" draw:text-style-name="P21" draw:layer="layout" svg:width="0.105cm" svg:height="0.116cm" svg:x="17.699cm" svg:y="13.06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3cm" svg:height="0.154cm" svg:x="17.828cm" svg:y="13.022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5" draw:text-style-name="P21" draw:layer="layout" svg:width="0.104cm" svg:height="0.117cm" svg:x="17.931cm" svg:y="13.06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1cm" svg:height="0.114cm" svg:x="18.059cm" svg:y="13.06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22cm" svg:height="0.051cm" svg:x="18.185cm" svg:y="13.155cm" svg:viewBox="0 0 23 52" svg:d="M1 22v-22h22v22c0 8-1 14-4 19s-7 9-14 11l-5-8c4-2 7-4 9-8 2-3 3-8 3-14z">
                <text:p/>
              </draw:path>
              <draw:path draw:style-name="gr95" draw:text-style-name="P21" draw:layer="layout" svg:width="0.124cm" svg:height="0.159cm" svg:x="18.239cm" svg:y="13.019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5" draw:text-style-name="P21" draw:layer="layout" svg:width="0.105cm" svg:height="0.116cm" svg:x="18.383cm" svg:y="13.06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18.511cm" svg:y="13.065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5" draw:text-style-name="P21" draw:layer="layout" svg:width="0.061cm" svg:height="0.114cm" svg:x="18.633cm" svg:y="13.062cm" svg:viewBox="0 0 62 115" svg:d="M0 115v-112h17v17c5-8 9-14 13-16 3-3 7-4 12-4 6 0 13 2 20 6l-7 18c-5-3-9-4-14-4-4 0-8 1-11 3-4 3-6 6-8 11-2 7-3 14-3 22v59z">
                <text:p/>
              </draw:path>
              <draw:path draw:style-name="gr95" draw:text-style-name="P21" draw:layer="layout" svg:width="0.098cm" svg:height="0.117cm" svg:x="18.702cm" svg:y="13.062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5" draw:text-style-name="P21" draw:layer="layout" svg:width="0.104cm" svg:height="0.117cm" svg:x="18.811cm" svg:y="13.06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51cm" svg:height="0.203cm" svg:x="18.938cm" svg:y="13.019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5" draw:text-style-name="P21" draw:layer="layout" svg:width="0.022cm" svg:height="0.051cm" svg:x="19.018cm" svg:y="13.155cm" svg:viewBox="0 0 23 52" svg:d="M1 22v-22h22v22c0 8-1 14-4 19s-7 9-14 11l-5-8c4-2 7-4 9-8 2-3 3-8 3-14z">
                <text:p/>
              </draw:path>
              <draw:path draw:style-name="gr95" draw:text-style-name="P21" draw:layer="layout" svg:width="0.104cm" svg:height="0.117cm" svg:x="19.132cm" svg:y="13.06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153cm" svg:height="0.114cm" svg:x="19.26cm" svg:y="13.062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5" draw:text-style-name="P21" draw:layer="layout" svg:width="0.098cm" svg:height="0.157cm" svg:x="19.445cm" svg:y="13.062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5" draw:text-style-name="P21" draw:layer="layout" svg:width="0.054cm" svg:height="0.152cm" svg:x="19.556cm" svg:y="13.02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103cm" svg:height="0.157cm" svg:x="19.618cm" svg:y="13.065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5" draw:text-style-name="P21" draw:layer="layout" svg:width="0.051cm" svg:height="0.203cm" svg:x="19.737cm" svg:y="13.01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9cm" svg:height="0.154cm" svg:x="19.815cm" svg:y="13.022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5" draw:text-style-name="P21" draw:layer="layout" svg:width="0.104cm" svg:height="0.117cm" svg:x="19.964cm" svg:y="13.06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3cm" svg:height="0.117cm" svg:x="20.085cm" svg:y="13.062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5" draw:text-style-name="P21" draw:layer="layout" svg:width="0.054cm" svg:height="0.152cm" svg:x="20.192cm" svg:y="13.02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20.265cm" svg:y="13.022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091cm" svg:height="0.114cm" svg:x="20.312cm" svg:y="13.06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104cm" svg:height="0.116cm" svg:x="20.428cm" svg:y="13.06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20.546cm" svg:y="13.02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20.619cm" svg:y="13.022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105cm" svg:height="0.116cm" svg:x="20.659cm" svg:y="13.06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20.789cm" svg:y="13.06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51cm" svg:height="0.203cm" svg:x="20.91cm" svg:y="13.019cm" svg:viewBox="0 0 52 204" svg:d="M14 204h-14c21-34 32-68 32-102 0-14-2-27-5-40-2-10-5-20-10-30-3-7-8-17-17-32h14c13 18 23 36 30 53 5 16 8 32 8 49 0 19-4 37-11 55-8 18-17 33-27 47z">
                <text:p/>
              </draw:path>
            </draw:g>
          </draw:g>
          <draw:g>
            <draw:path draw:style-name="gr83" draw:text-style-name="P18" draw:layer="layout" svg:width="3.793cm" svg:height="0.33cm" svg:x="13.312cm" svg:y="10.328cm" svg:viewBox="0 0 3794 331" svg:d="M78 331c1213 0 2425 0 3637 0 39 0 79-55 79-110 0-37 0-73 0-110 0-56-40-111-79-111-1212 0-2424 0-3637 0-39 0-78 55-78 111 0 37 0 73 0 110 0 55 39 110 78 110z">
              <text:p/>
            </draw:path>
            <draw:g>
              <draw:path draw:style-name="gr96" draw:text-style-name="P29" draw:layer="layout" svg:width="0.166cm" svg:height="0.116cm" svg:x="14.138cm" svg:y="10.462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6" draw:text-style-name="P29" draw:layer="layout" svg:width="0.116cm" svg:height="0.118cm" svg:x="14.328cm" svg:y="10.462cm" svg:viewBox="0 0 117 119" svg:d="M117 59c0 19-5 33-16 44-10 10-25 16-43 16s-32-6-43-16c-10-11-15-25-15-44 0-18 5-33 15-43 11-11 25-16 44-16 18 0 33 5 43 15s15 25 15 44zM85 59c0-13-2-23-6-29-5-6-11-10-20-10-18 0-27 13-27 39 0 13 2 23 6 29 5 7 11 10 20 10 18 0 27-13 27-39z">
                <text:p/>
              </draw:path>
              <draw:path draw:style-name="gr96" draw:text-style-name="P29" draw:layer="layout" svg:width="0.119cm" svg:height="0.113cm" svg:x="14.454cm" svg:y="10.464cm" svg:viewBox="0 0 120 114" svg:d="M77 114h-36l-41-114h32l20 64c1 4 4 12 8 26 0-2 2-8 4-15s10-32 25-75h31z">
                <text:p/>
              </draw:path>
              <draw:path draw:style-name="gr96" draw:text-style-name="P29" draw:layer="layout" svg:width="0.105cm" svg:height="0.118cm" svg:x="14.584cm" svg:y="10.46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055cm" svg:height="0.025cm" svg:x="14.706cm" svg:y="10.509cm" svg:viewBox="0 0 56 26" svg:d="M0 26c0-9 0-17 0-26 19 0 37 0 56 0 0 9 0 17 0 26-19 0-37 0-56 0z">
                <text:p/>
              </draw:path>
              <draw:path draw:style-name="gr96" draw:text-style-name="P29" draw:layer="layout" svg:width="0.105cm" svg:height="0.118cm" svg:x="14.78cm" svg:y="10.46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119cm" svg:height="0.113cm" svg:x="14.894cm" svg:y="10.464cm" svg:viewBox="0 0 120 114" svg:d="M77 114h-36l-41-114h32l20 64c1 4 4 12 8 26 0-2 2-8 4-15s10-32 25-75h31z">
                <text:p/>
              </draw:path>
              <draw:path draw:style-name="gr96" draw:text-style-name="P29" draw:layer="layout" svg:width="0.105cm" svg:height="0.118cm" svg:x="15.024cm" svg:y="10.46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105cm" svg:height="0.116cm" svg:x="15.152cm" svg:y="10.462cm" svg:viewBox="0 0 106 117" svg:d="M76 117v-65c0-20-7-30-21-30-7 0-13 3-17 10-5 6-7 14-7 23v62h-30v-89c0-6 0-11 0-15-1-4-1-8-1-11h29c0 1 0 5 1 11 0 6 0 10 0 12h1c4-9 9-15 15-19s13-6 22-6c12 0 21 4 28 11 7 8 10 19 10 33v73z">
                <text:p/>
              </draw:path>
              <draw:path draw:style-name="gr96" draw:text-style-name="P29" draw:layer="layout" svg:width="0.055cm" svg:height="0.025cm" svg:x="15.28cm" svg:y="10.509cm" svg:viewBox="0 0 56 26" svg:d="M0 26c0-9 0-17 0-26 19 0 37 0 56 0 0 9 0 17 0 26-19 0-37 0-56 0z">
                <text:p/>
              </draw:path>
              <draw:path draw:style-name="gr96" draw:text-style-name="P29" draw:layer="layout" svg:width="0.109cm" svg:height="0.161cm" svg:x="15.36cm" svg:y="10.462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6" draw:text-style-name="P29" draw:layer="layout" svg:width="0.029cm" svg:height="0.156cm" svg:x="15.495cm" svg:y="10.422cm" svg:viewBox="0 0 30 157" svg:d="M0 22c0-7 0-15 0-22 10 0 20 0 30 0 0 7 0 15 0 22-10 0-20 0-30 0zM0 157c0-38 0-76 0-115 10 0 20 0 30 0 0 39 0 77 0 115-10 0-20 0-30 0z">
                <text:p/>
              </draw:path>
              <draw:path draw:style-name="gr96" draw:text-style-name="P29" draw:layer="layout" svg:width="0.105cm" svg:height="0.118cm" svg:x="15.55cm" svg:y="10.46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106cm" svg:height="0.118cm" svg:x="15.672cm" svg:y="10.462cm" svg:viewBox="0 0 107 119" svg:d="M55 119c-18 0-31-5-41-16-9-10-14-25-14-43 0-19 5-34 14-44 10-11 24-16 41-16 14 0 25 3 34 10s15 16 17 28l-30 2c-1-6-3-11-7-14-3-4-8-6-14-6-16 0-23 13-23 39s7 39 23 39c6 0 11-1 15-5 3-4 6-9 7-16l30 1c-1 8-4 15-9 21-4 7-10 11-18 15-7 3-16 5-25 5z">
                <text:p/>
              </draw:path>
              <draw:path draw:style-name="gr96" draw:text-style-name="P29" draw:layer="layout" svg:width="0.105cm" svg:height="0.118cm" svg:x="15.794cm" svg:y="10.46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055cm" svg:height="0.025cm" svg:x="15.916cm" svg:y="10.509cm" svg:viewBox="0 0 56 26" svg:d="M0 26c0-9 0-17 0-26 19 0 37 0 56 0 0 9 0 17 0 26-19 0-37 0-56 0z">
                <text:p/>
              </draw:path>
              <draw:path draw:style-name="gr96" draw:text-style-name="P29" draw:layer="layout" svg:width="0.105cm" svg:height="0.116cm" svg:x="15.995cm" svg:y="10.464cm" svg:viewBox="0 0 106 117" svg:d="M30 0v64c0 20 7 30 21 30 7 0 13-3 17-9 5-6 7-14 7-24v-61h30v89c0 10 0 18 1 26h-29c-1-11-1-18-1-23h-1c-4 8-9 15-15 19s-13 6-22 6c-12 0-22-4-28-11-7-8-10-19-10-33v-73z">
                <text:p/>
              </draw:path>
              <draw:path draw:style-name="gr96" draw:text-style-name="P29" draw:layer="layout" svg:width="0.109cm" svg:height="0.161cm" svg:x="16.13cm" svg:y="10.462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</draw:g>
            <draw:g>
              <draw:path draw:style-name="gr97" draw:text-style-name="P30" draw:layer="layout" svg:width="0.109cm" svg:height="0.161cm" svg:x="13.361cm" svg:y="10.81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7" draw:text-style-name="P30" draw:layer="layout" svg:width="0.116cm" svg:height="0.118cm" svg:x="13.486cm" svg:y="10.81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30" draw:layer="layout" svg:width="0.067cm" svg:height="0.116cm" svg:x="13.617cm" svg:y="10.81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7" draw:text-style-name="P30" draw:layer="layout" svg:width="0.116cm" svg:height="0.118cm" svg:x="13.694cm" svg:y="10.81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30" draw:layer="layout" svg:width="0.166cm" svg:height="0.116cm" svg:x="13.824cm" svg:y="10.81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7" draw:text-style-name="P30" draw:layer="layout" svg:width="0.104cm" svg:height="0.118cm" svg:x="14.014cm" svg:y="10.81cm" svg:viewBox="0 0 105 119" svg:d="M105 83c0 11-4 20-14 26-9 7-21 10-38 10-16 0-28-3-36-8-9-5-14-12-17-23l26-4c2 6 5 10 8 12 4 2 10 3 19 3s15-1 19-3 6-5 6-10c0-4-2-6-5-9-3-2-8-4-16-5-17-3-28-7-34-9-6-3-11-7-14-11-3-5-4-11-4-17 0-11 4-20 12-26 9-6 21-9 37-9 13 0 24 3 33 8 8 5 13 13 16 23l-27 3c-1-5-3-8-6-11-4-2-9-3-16-3-8 0-13 1-16 3-4 1-6 4-6 9 0 3 2 6 4 7 3 2 8 4 14 5 9 2 17 4 24 6s13 4 17 7 8 6 10 10c3 4 4 10 4 16z">
                <text:p/>
              </draw:path>
              <draw:path draw:style-name="gr97" draw:text-style-name="P30" draw:layer="layout" svg:width="0.03cm" svg:height="0.108cm" svg:x="14.149cm" svg:y="10.817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2" draw:text-style-name="P31" draw:layer="layout" svg:width="0.123cm" svg:height="0.148cm" svg:x="13.351cm" svg:y="10.998cm" svg:viewBox="0 0 124 149" svg:d="M72 17c0 44 0 88 0 132-7 0-13 0-20 0 0-44 0-88 0-132-17 0-35 0-52 0 0-6 0-11 0-17 41 0 83 0 124 0 0 6 0 11 0 17-17 0-35 0-52 0z">
                <text:p/>
              </draw:path>
              <draw:path draw:style-name="gr92" draw:text-style-name="P31" draw:layer="layout" svg:width="0.103cm" svg:height="0.118cm" svg:x="13.466cm" svg:y="11.031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2" draw:text-style-name="P31" draw:layer="layout" svg:width="0.094cm" svg:height="0.156cm" svg:x="13.593cm" svg:y="10.9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2" draw:text-style-name="P31" draw:layer="layout" svg:width="0.102cm" svg:height="0.118cm" svg:x="13.697cm" svg:y="11.031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2" draw:text-style-name="P31" draw:layer="layout" svg:width="0.092cm" svg:height="0.116cm" svg:x="13.825cm" svg:y="11.031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2" draw:text-style-name="P31" draw:layer="layout" svg:width="0.021cm" svg:height="0.05cm" svg:x="13.952cm" svg:y="11.124cm" svg:viewBox="0 0 22 51" svg:d="M22 0v18c0 7-1 13-3 18-1 5-3 10-6 15h-13c7-10 10-19 10-28h-9v-23z">
                <text:p/>
              </draw:path>
              <draw:path draw:style-name="gr92" draw:text-style-name="P31" draw:layer="layout" svg:width="0.125cm" svg:height="0.153cm" svg:x="14.066cm" svg:y="10.996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2" draw:text-style-name="P31" draw:layer="layout" svg:width="0.103cm" svg:height="0.118cm" svg:x="14.212cm" svg:y="11.031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2" draw:text-style-name="P31" draw:layer="layout" svg:width="0.092cm" svg:height="0.116cm" svg:x="14.338cm" svg:y="11.033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2" draw:text-style-name="P31" draw:layer="layout" svg:width="0.054cm" svg:height="0.116cm" svg:x="14.461cm" svg:y="11.031cm" svg:viewBox="0 0 55 117" svg:d="M1 117v-88c0-8-1-17-1-27h18c1 13 1 21 1 24 4-10 7-17 11-21 4-3 10-5 17-5 3 0 5 0 8 1v18c-3-1-6-2-10-2-8 0-15 4-19 11s-6 16-6 29v60z">
                <text:p/>
              </draw:path>
              <draw:path draw:style-name="gr92" draw:text-style-name="P31" draw:layer="layout" svg:width="0.094cm" svg:height="0.118cm" svg:x="14.53cm" svg:y="11.031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2" draw:text-style-name="P31" draw:layer="layout" svg:width="0.102cm" svg:height="0.118cm" svg:x="14.64cm" svg:y="11.031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2" draw:text-style-name="P31" draw:layer="layout" svg:width="0.021cm" svg:height="0.05cm" svg:x="14.772cm" svg:y="11.124cm" svg:viewBox="0 0 22 51" svg:d="M22 0v18c0 7-1 13-3 18-1 5-3 10-6 15h-13c7-10 10-19 10-28h-9v-23z">
                <text:p/>
              </draw:path>
              <draw:path draw:style-name="gr92" draw:text-style-name="P31" draw:layer="layout" svg:width="0.129cm" svg:height="0.148cm" svg:x="14.895cm" svg:y="10.998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2" draw:text-style-name="P31" draw:layer="layout" svg:width="0.102cm" svg:height="0.118cm" svg:x="15.044cm" svg:y="11.031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2" draw:text-style-name="P31" draw:layer="layout" svg:width="0.095cm" svg:height="0.117cm" svg:x="15.163cm" svg:y="11.031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2" draw:text-style-name="P31" draw:layer="layout" svg:width="0.055cm" svg:height="0.141cm" svg:x="15.27cm" svg:y="11.007cm" svg:viewBox="0 0 56 142" svg:d="M56 139c-6 2-13 3-19 3-16 0-24-9-24-26v-76h-13v-14h14l6-26h13v26h21v14h-21v72c0 5 1 9 2 11 2 3 5 4 10 4 2 0 6-1 11-2z">
                <text:p/>
              </draw:path>
              <draw:path draw:style-name="gr92" draw:text-style-name="P31" draw:layer="layout" svg:width="0.018cm" svg:height="0.156cm" svg:x="15.343cm" svg:y="10.99cm" svg:viewBox="0 0 19 157" svg:d="M0 18c0-6 0-12 0-18 6 0 13 0 19 0 0 6 0 12 0 18-6 0-13 0-19 0zM0 157c0-38 0-76 0-115 6 0 13 0 19 0 0 39 0 77 0 115-6 0-13 0-19 0z">
                <text:p/>
              </draw:path>
              <draw:path draw:style-name="gr92" draw:text-style-name="P31" draw:layer="layout" svg:width="0.092cm" svg:height="0.116cm" svg:x="15.391cm" svg:y="11.031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2" draw:text-style-name="P31" draw:layer="layout" svg:width="0.112cm" svg:height="0.118cm" svg:x="15.508cm" svg:y="11.031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2" draw:text-style-name="P31" draw:layer="layout" svg:width="0.055cm" svg:height="0.141cm" svg:x="15.624cm" svg:y="11.007cm" svg:viewBox="0 0 56 142" svg:d="M56 139c-6 2-13 3-19 3-16 0-24-9-24-26v-76h-13v-14h14l6-26h13v26h21v14h-21v72c0 5 1 9 2 11 2 3 5 4 10 4 2 0 6-1 11-2z">
                <text:p/>
              </draw:path>
              <draw:path draw:style-name="gr92" draw:text-style-name="P31" draw:layer="layout" svg:width="0.018cm" svg:height="0.156cm" svg:x="15.697cm" svg:y="10.99cm" svg:viewBox="0 0 19 157" svg:d="M0 18c0-6 0-12 0-18 6 0 13 0 19 0 0 6 0 12 0 18-6 0-13 0-19 0zM0 157c0-38 0-76 0-115 6 0 13 0 19 0 0 39 0 77 0 115-6 0-13 0-19 0z">
                <text:p/>
              </draw:path>
              <draw:path draw:style-name="gr92" draw:text-style-name="P31" draw:layer="layout" svg:width="0.103cm" svg:height="0.118cm" svg:x="15.74cm" svg:y="11.031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2" draw:text-style-name="P31" draw:layer="layout" svg:width="0.092cm" svg:height="0.116cm" svg:x="15.867cm" svg:y="11.031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</draw:g>
            <draw:g>
              <draw:path draw:style-name="gr98" draw:text-style-name="P20" draw:layer="layout" svg:width="0.109cm" svg:height="0.161cm" svg:x="13.361cm" svg:y="11.409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8" draw:text-style-name="P20" draw:layer="layout" svg:width="0.067cm" svg:height="0.116cm" svg:x="13.495cm" svg:y="11.409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8" draw:text-style-name="P20" draw:layer="layout" svg:width="0.105cm" svg:height="0.118cm" svg:x="13.575cm" svg:y="11.409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8" draw:text-style-name="P20" draw:layer="layout" svg:width="0.03cm" svg:height="0.108cm" svg:x="13.709cm" svg:y="11.416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3" draw:text-style-name="P31" draw:layer="layout" svg:width="0.112cm" svg:height="0.118cm" svg:x="13.355cm" svg:y="11.62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31" draw:layer="layout" svg:width="0.055cm" svg:height="0.141cm" svg:x="13.472cm" svg:y="11.60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057cm" svg:height="0.201cm" svg:x="13.544cm" svg:y="11.58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31" draw:layer="layout" svg:width="0.123cm" svg:height="0.148cm" svg:x="13.609cm" svg:y="11.597cm" svg:viewBox="0 0 124 149" svg:d="M72 17c0 44 0 88 0 132-7 0-13 0-20 0 0-44 0-88 0-132-17 0-35 0-52 0 0-6 0-11 0-17 41 0 83 0 124 0 0 6 0 11 0 17-17 0-35 0-52 0z">
                <text:p/>
              </draw:path>
              <draw:path draw:style-name="gr93" draw:text-style-name="P31" draw:layer="layout" svg:width="0.103cm" svg:height="0.118cm" svg:x="13.724cm" svg:y="11.62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31" draw:layer="layout" svg:width="0.094cm" svg:height="0.156cm" svg:x="13.851cm" svg:y="11.58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3" draw:text-style-name="P31" draw:layer="layout" svg:width="0.102cm" svg:height="0.118cm" svg:x="13.956cm" svg:y="11.62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092cm" svg:height="0.116cm" svg:x="14.083cm" svg:y="11.62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31" draw:layer="layout" svg:width="0.021cm" svg:height="0.05cm" svg:x="14.21cm" svg:y="11.723cm" svg:viewBox="0 0 22 51" svg:d="M22 0v18c0 7-1 13-3 18-1 5-3 10-6 15h-13c7-10 10-19 10-28h-9v-23z">
                <text:p/>
              </draw:path>
              <draw:path draw:style-name="gr93" draw:text-style-name="P31" draw:layer="layout" svg:width="0.125cm" svg:height="0.153cm" svg:x="14.262cm" svg:y="11.59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3" draw:text-style-name="P31" draw:layer="layout" svg:width="0.103cm" svg:height="0.118cm" svg:x="14.408cm" svg:y="11.62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31" draw:layer="layout" svg:width="0.092cm" svg:height="0.116cm" svg:x="14.535cm" svg:y="11.631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3" draw:text-style-name="P31" draw:layer="layout" svg:width="0.054cm" svg:height="0.116cm" svg:x="14.657cm" svg:y="11.629cm" svg:viewBox="0 0 55 117" svg:d="M1 117v-88c0-8-1-17-1-27h18c1 13 1 21 1 24 4-10 7-17 11-21 4-3 10-5 17-5 3 0 5 0 8 1v18c-3-1-6-2-10-2-8 0-15 4-19 11s-6 16-6 29v60z">
                <text:p/>
              </draw:path>
              <draw:path draw:style-name="gr93" draw:text-style-name="P31" draw:layer="layout" svg:width="0.094cm" svg:height="0.118cm" svg:x="14.726cm" svg:y="11.62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3" draw:text-style-name="P31" draw:layer="layout" svg:width="0.102cm" svg:height="0.118cm" svg:x="14.836cm" svg:y="11.62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057cm" svg:height="0.201cm" svg:x="14.95cm" svg:y="11.58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31" draw:layer="layout" svg:width="0.021cm" svg:height="0.05cm" svg:x="15.043cm" svg:y="11.723cm" svg:viewBox="0 0 22 51" svg:d="M22 0v18c0 7-1 13-3 18-1 5-3 10-6 15h-13c7-10 10-19 10-28h-9v-23z">
                <text:p/>
              </draw:path>
              <draw:path draw:style-name="gr93" draw:text-style-name="P31" draw:layer="layout" svg:width="0.102cm" svg:height="0.118cm" svg:x="15.157cm" svg:y="11.62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153cm" svg:height="0.116cm" svg:x="15.284cm" svg:y="11.629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3" draw:text-style-name="P31" draw:layer="layout" svg:width="0.098cm" svg:height="0.161cm" svg:x="15.468cm" svg:y="11.63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3" draw:text-style-name="P31" draw:layer="layout" svg:width="0.055cm" svg:height="0.141cm" svg:x="15.578cm" svg:y="11.60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108cm" svg:height="0.159cm" svg:x="15.638cm" svg:y="11.631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3" draw:text-style-name="P31" draw:layer="layout" svg:width="0.057cm" svg:height="0.201cm" svg:x="15.761cm" svg:y="11.58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31" draw:layer="layout" svg:width="0.129cm" svg:height="0.148cm" svg:x="15.84cm" svg:y="11.59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3" draw:text-style-name="P31" draw:layer="layout" svg:width="0.102cm" svg:height="0.118cm" svg:x="15.989cm" svg:y="11.62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095cm" svg:height="0.117cm" svg:x="16.108cm" svg:y="11.63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3" draw:text-style-name="P31" draw:layer="layout" svg:width="0.055cm" svg:height="0.141cm" svg:x="16.215cm" svg:y="11.60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018cm" svg:height="0.156cm" svg:x="16.288cm" svg:y="11.589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31" draw:layer="layout" svg:width="0.092cm" svg:height="0.116cm" svg:x="16.336cm" svg:y="11.62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31" draw:layer="layout" svg:width="0.112cm" svg:height="0.118cm" svg:x="16.453cm" svg:y="11.62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31" draw:layer="layout" svg:width="0.055cm" svg:height="0.141cm" svg:x="16.569cm" svg:y="11.60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018cm" svg:height="0.156cm" svg:x="16.642cm" svg:y="11.589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31" draw:layer="layout" svg:width="0.103cm" svg:height="0.118cm" svg:x="16.685cm" svg:y="11.62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31" draw:layer="layout" svg:width="0.092cm" svg:height="0.116cm" svg:x="16.812cm" svg:y="11.62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31" draw:layer="layout" svg:width="0.057cm" svg:height="0.201cm" svg:x="16.921cm" svg:y="11.58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31" draw:layer="layout" svg:width="0.021cm" svg:height="0.05cm" svg:x="17.013cm" svg:y="11.723cm" svg:viewBox="0 0 22 51" svg:d="M22 0v18c0 7-1 13-3 18-1 5-3 10-6 15h-13c7-10 10-19 10-28h-9v-23z">
                <text:p/>
              </draw:path>
            </draw:g>
            <draw:g>
              <draw:path draw:style-name="gr99" draw:text-style-name="P21" draw:layer="layout" svg:width="0.102cm" svg:height="0.118cm" svg:x="13.355cm" svg:y="11.85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107cm" svg:height="0.113cm" svg:x="13.469cm" svg:y="11.853cm" svg:viewBox="0 0 108 114" svg:d="M65 114h-23l-42-114h21l25 74c1 3 3 12 7 26l4-13 4-12 27-75h20z">
                <text:p/>
              </draw:path>
              <draw:path draw:style-name="gr99" draw:text-style-name="P21" draw:layer="layout" svg:width="0.102cm" svg:height="0.118cm" svg:x="13.588cm" svg:y="11.85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92cm" svg:height="0.116cm" svg:x="13.715cm" svg:y="11.85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057cm" svg:height="0.201cm" svg:x="13.835cm" svg:y="11.81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1" draw:layer="layout" svg:width="0.123cm" svg:height="0.148cm" svg:x="13.901cm" svg:y="11.818cm" svg:viewBox="0 0 124 149" svg:d="M72 17c0 44 0 88 0 132-7 0-13 0-20 0 0-44 0-88 0-132-17 0-35 0-52 0 0-6 0-11 0-17 41 0 83 0 124 0 0 6 0 11 0 17-17 0-35 0-52 0z">
                <text:p/>
              </draw:path>
              <draw:path draw:style-name="gr99" draw:text-style-name="P21" draw:layer="layout" svg:width="0.103cm" svg:height="0.118cm" svg:x="14.015cm" svg:y="11.85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1" draw:layer="layout" svg:width="0.094cm" svg:height="0.156cm" svg:x="14.143cm" svg:y="11.81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9" draw:text-style-name="P21" draw:layer="layout" svg:width="0.102cm" svg:height="0.118cm" svg:x="14.248cm" svg:y="11.85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92cm" svg:height="0.116cm" svg:x="14.375cm" svg:y="11.85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057cm" svg:height="0.201cm" svg:x="14.484cm" svg:y="11.81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9" draw:text-style-name="P21" draw:layer="layout" svg:width="0.021cm" svg:height="0.05cm" svg:x="14.576cm" svg:y="11.944cm" svg:viewBox="0 0 22 51" svg:d="M22 0v18c0 7-1 13-3 18-1 5-3 10-6 15h-13c7-10 10-19 10-28h-9v-23z">
                <text:p/>
              </draw:path>
              <draw:path draw:style-name="gr99" draw:text-style-name="P21" draw:layer="layout" svg:width="0.092cm" svg:height="0.116cm" svg:x="14.695cm" svg:y="11.853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1" draw:layer="layout" svg:width="0.098cm" svg:height="0.161cm" svg:x="14.817cm" svg:y="11.851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9" draw:text-style-name="P21" draw:layer="layout" svg:width="0.057cm" svg:height="0.201cm" svg:x="14.938cm" svg:y="11.81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1" draw:layer="layout" svg:width="0.125cm" svg:height="0.153cm" svg:x="15.009cm" svg:y="11.816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9" draw:text-style-name="P21" draw:layer="layout" svg:width="0.103cm" svg:height="0.118cm" svg:x="15.154cm" svg:y="11.85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1" draw:layer="layout" svg:width="0.092cm" svg:height="0.116cm" svg:x="15.281cm" svg:y="11.853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1" draw:layer="layout" svg:width="0.054cm" svg:height="0.116cm" svg:x="15.403cm" svg:y="11.85cm" svg:viewBox="0 0 55 117" svg:d="M1 117v-88c0-8-1-17-1-27h18c1 13 1 21 1 24 4-10 7-17 11-21 4-3 10-5 17-5 3 0 5 0 8 1v18c-3-1-6-2-10-2-8 0-15 4-19 11s-6 16-6 29v60z">
                <text:p/>
              </draw:path>
              <draw:path draw:style-name="gr99" draw:text-style-name="P21" draw:layer="layout" svg:width="0.094cm" svg:height="0.118cm" svg:x="15.472cm" svg:y="11.85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9" draw:text-style-name="P21" draw:layer="layout" svg:width="0.102cm" svg:height="0.118cm" svg:x="15.582cm" svg:y="11.85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21cm" svg:height="0.05cm" svg:x="15.714cm" svg:y="11.944cm" svg:viewBox="0 0 22 51" svg:d="M22 0v18c0 7-1 13-3 18-1 5-3 10-6 15h-13c7-10 10-19 10-28h-9v-23z">
                <text:p/>
              </draw:path>
              <draw:path draw:style-name="gr99" draw:text-style-name="P21" draw:layer="layout" svg:width="0.129cm" svg:height="0.148cm" svg:x="15.775cm" svg:y="11.818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9" draw:text-style-name="P21" draw:layer="layout" svg:width="0.102cm" svg:height="0.118cm" svg:x="15.924cm" svg:y="11.85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95cm" svg:height="0.117cm" svg:x="16.043cm" svg:y="11.851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9" draw:text-style-name="P21" draw:layer="layout" svg:width="0.055cm" svg:height="0.141cm" svg:x="16.15cm" svg:y="11.827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1" draw:layer="layout" svg:width="0.018cm" svg:height="0.156cm" svg:x="16.223cm" svg:y="11.81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1" draw:layer="layout" svg:width="0.092cm" svg:height="0.116cm" svg:x="16.271cm" svg:y="11.85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112cm" svg:height="0.118cm" svg:x="16.388cm" svg:y="11.85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9" draw:text-style-name="P21" draw:layer="layout" svg:width="0.055cm" svg:height="0.141cm" svg:x="16.504cm" svg:y="11.827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1" draw:layer="layout" svg:width="0.018cm" svg:height="0.156cm" svg:x="16.578cm" svg:y="11.81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1" draw:layer="layout" svg:width="0.103cm" svg:height="0.118cm" svg:x="16.62cm" svg:y="11.85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1" draw:layer="layout" svg:width="0.092cm" svg:height="0.116cm" svg:x="16.747cm" svg:y="11.85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057cm" svg:height="0.201cm" svg:x="16.856cm" svg:y="11.81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79" draw:text-style-name="P20" draw:layer="layout" svg:width="0.116cm" svg:height="0.118cm" svg:x="13.353cm" svg:y="12.228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79" draw:text-style-name="P20" draw:layer="layout" svg:width="0.109cm" svg:height="0.158cm" svg:x="13.477cm" svg:y="12.188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79" draw:text-style-name="P20" draw:layer="layout" svg:width="0.109cm" svg:height="0.158cm" svg:x="13.611cm" svg:y="12.188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79" draw:text-style-name="P20" draw:layer="layout" svg:width="0.03cm" svg:height="0.108cm" svg:x="13.757cm" svg:y="12.236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5" draw:text-style-name="P31" draw:layer="layout" svg:width="0.112cm" svg:height="0.118cm" svg:x="13.355cm" svg:y="12.44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3.472cm" svg:y="12.42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57cm" svg:height="0.201cm" svg:x="13.544cm" svg:y="12.40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3cm" svg:height="0.148cm" svg:x="13.609cm" svg:y="12.417cm" svg:viewBox="0 0 124 149" svg:d="M72 17c0 44 0 88 0 132-7 0-13 0-20 0 0-44 0-88 0-132-17 0-35 0-52 0 0-6 0-11 0-17 41 0 83 0 124 0 0 6 0 11 0 17-17 0-35 0-52 0z">
                <text:p/>
              </draw:path>
              <draw:path draw:style-name="gr95" draw:text-style-name="P31" draw:layer="layout" svg:width="0.103cm" svg:height="0.118cm" svg:x="13.724cm" svg:y="12.44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4cm" svg:height="0.156cm" svg:x="13.851cm" svg:y="12.40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5" draw:text-style-name="P31" draw:layer="layout" svg:width="0.102cm" svg:height="0.118cm" svg:x="13.956cm" svg:y="12.4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2cm" svg:height="0.116cm" svg:x="14.083cm" svg:y="12.4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21cm" svg:height="0.05cm" svg:x="14.21cm" svg:y="12.543cm" svg:viewBox="0 0 22 51" svg:d="M22 0v18c0 7-1 13-3 18-1 5-3 10-6 15h-13c7-10 10-19 10-28h-9v-23z">
                <text:p/>
              </draw:path>
              <draw:path draw:style-name="gr95" draw:text-style-name="P31" draw:layer="layout" svg:width="0.129cm" svg:height="0.148cm" svg:x="14.27cm" svg:y="12.41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5" draw:text-style-name="P31" draw:layer="layout" svg:width="0.102cm" svg:height="0.118cm" svg:x="14.42cm" svg:y="12.4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5cm" svg:height="0.117cm" svg:x="14.539cm" svg:y="12.45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5" draw:text-style-name="P31" draw:layer="layout" svg:width="0.055cm" svg:height="0.141cm" svg:x="14.646cm" svg:y="12.42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4.72cm" svg:y="12.409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092cm" svg:height="0.116cm" svg:x="14.767cm" svg:y="12.4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112cm" svg:height="0.118cm" svg:x="14.884cm" svg:y="12.44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5cm" svg:y="12.42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5.073cm" svg:y="12.409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103cm" svg:height="0.118cm" svg:x="15.116cm" svg:y="12.44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5.243cm" svg:y="12.4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57cm" svg:height="0.201cm" svg:x="15.352cm" svg:y="12.40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5" draw:text-style-name="P31" draw:layer="layout" svg:width="0.021cm" svg:height="0.05cm" svg:x="15.444cm" svg:y="12.543cm" svg:viewBox="0 0 22 51" svg:d="M22 0v18c0 7-1 13-3 18-1 5-3 10-6 15h-13c7-10 10-19 10-28h-9v-23z">
                <text:p/>
              </draw:path>
              <draw:path draw:style-name="gr95" draw:text-style-name="P31" draw:layer="layout" svg:width="0.102cm" svg:height="0.118cm" svg:x="15.558cm" svg:y="12.4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153cm" svg:height="0.116cm" svg:x="15.686cm" svg:y="12.449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5" draw:text-style-name="P31" draw:layer="layout" svg:width="0.098cm" svg:height="0.161cm" svg:x="15.869cm" svg:y="12.45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5" draw:text-style-name="P31" draw:layer="layout" svg:width="0.055cm" svg:height="0.141cm" svg:x="15.98cm" svg:y="12.42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108cm" svg:height="0.159cm" svg:x="16.04cm" svg:y="12.452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5" draw:text-style-name="P31" draw:layer="layout" svg:width="0.057cm" svg:height="0.201cm" svg:x="16.163cm" svg:y="12.40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5cm" svg:height="0.153cm" svg:x="16.233cm" svg:y="12.41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5" draw:text-style-name="P31" draw:layer="layout" svg:width="0.103cm" svg:height="0.118cm" svg:x="16.378cm" svg:y="12.44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6.506cm" svg:y="12.45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5" draw:text-style-name="P31" draw:layer="layout" svg:width="0.054cm" svg:height="0.116cm" svg:x="16.628cm" svg:y="12.449cm" svg:viewBox="0 0 55 117" svg:d="M1 117v-88c0-8-1-17-1-27h18c1 13 1 21 1 24 4-10 7-17 11-21 4-3 10-5 17-5 3 0 5 0 8 1v18c-3-1-6-2-10-2-8 0-15 4-19 11s-6 16-6 29v60z">
                <text:p/>
              </draw:path>
              <draw:path draw:style-name="gr95" draw:text-style-name="P31" draw:layer="layout" svg:width="0.094cm" svg:height="0.118cm" svg:x="16.697cm" svg:y="12.45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5" draw:text-style-name="P31" draw:layer="layout" svg:width="0.102cm" svg:height="0.118cm" svg:x="16.807cm" svg:y="12.4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57cm" svg:height="0.201cm" svg:x="16.921cm" svg:y="12.409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100" draw:text-style-name="P20" draw:layer="layout" svg:width="0.109cm" svg:height="0.158cm" svg:x="13.355cm" svg:y="12.787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100" draw:text-style-name="P20" draw:layer="layout" svg:width="0.105cm" svg:height="0.118cm" svg:x="13.489cm" svg:y="12.827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100" draw:text-style-name="P20" draw:layer="layout" svg:width="0.029cm" svg:height="0.156cm" svg:x="13.617cm" svg:y="12.787cm" svg:viewBox="0 0 30 157" svg:d="M0 157c0-52 0-105 0-157 10 0 20 0 30 0 0 52 0 105 0 157-10 0-20 0-30 0z">
                <text:p/>
              </draw:path>
              <draw:path draw:style-name="gr100" draw:text-style-name="P20" draw:layer="layout" svg:width="0.03cm" svg:height="0.108cm" svg:x="13.685cm" svg:y="12.835cm" svg:viewBox="0 0 31 109" svg:d="M0 30c0-10 0-20 0-30 10 0 21 0 31 0 0 10 0 20 0 30-10 0-21 0-31 0zM0 109c0-9 0-19 0-29 10 0 21 0 31 0 0 10 0 20 0 29-10 0-21 0-31 0z">
                <text:p/>
              </draw:path>
            </draw:g>
            <draw:path draw:style-name="gr82" draw:text-style-name="P32" draw:layer="layout" svg:width="3.905cm" svg:height="3.104cm" svg:x="13.251cm" svg:y="10.241cm" svg:viewBox="0 0 3906 3105" svg:d="M134 3105c1213 0 2425 0 3638 0 66 0 134-94 134-189 0-909 0-1818 0-2727 0-95-68-189-134-189-1213 0-2425 0-3638 0-67 0-134 94-134 189 0 909 0 1818 0 2727 0 95 67 189 134 189z">
              <text:p/>
            </draw:path>
            <draw:g>
              <draw:path draw:style-name="gr95" draw:text-style-name="P31" draw:layer="layout" svg:width="0.112cm" svg:height="0.118cm" svg:x="13.355cm" svg:y="13.04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3.472cm" svg:y="13.02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57cm" svg:height="0.201cm" svg:x="13.544cm" svg:y="13.00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3cm" svg:height="0.148cm" svg:x="13.609cm" svg:y="13.015cm" svg:viewBox="0 0 124 149" svg:d="M72 17c0 44 0 88 0 132-7 0-13 0-20 0 0-44 0-88 0-132-17 0-35 0-52 0 0-6 0-11 0-17 41 0 83 0 124 0 0 6 0 11 0 17-17 0-35 0-52 0z">
                <text:p/>
              </draw:path>
              <draw:path draw:style-name="gr95" draw:text-style-name="P31" draw:layer="layout" svg:width="0.103cm" svg:height="0.118cm" svg:x="13.724cm" svg:y="13.04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4cm" svg:height="0.156cm" svg:x="13.851cm" svg:y="13.008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5" draw:text-style-name="P31" draw:layer="layout" svg:width="0.102cm" svg:height="0.118cm" svg:x="13.956cm" svg:y="13.04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2cm" svg:height="0.116cm" svg:x="14.083cm" svg:y="13.04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21cm" svg:height="0.05cm" svg:x="14.21cm" svg:y="13.141cm" svg:viewBox="0 0 22 51" svg:d="M22 0v18c0 7-1 13-3 18-1 5-3 10-6 15h-13c7-10 10-19 10-28h-9v-23z">
                <text:p/>
              </draw:path>
              <draw:path draw:style-name="gr95" draw:text-style-name="P31" draw:layer="layout" svg:width="0.125cm" svg:height="0.153cm" svg:x="14.262cm" svg:y="13.013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5" draw:text-style-name="P31" draw:layer="layout" svg:width="0.103cm" svg:height="0.118cm" svg:x="14.408cm" svg:y="13.04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4.535cm" svg:y="13.05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5" draw:text-style-name="P31" draw:layer="layout" svg:width="0.054cm" svg:height="0.116cm" svg:x="14.657cm" svg:y="13.048cm" svg:viewBox="0 0 55 117" svg:d="M1 117v-88c0-8-1-17-1-27h18c1 13 1 21 1 24 4-10 7-17 11-21 4-3 10-5 17-5 3 0 5 0 8 1v18c-3-1-6-2-10-2-8 0-15 4-19 11s-6 16-6 29v60z">
                <text:p/>
              </draw:path>
              <draw:path draw:style-name="gr95" draw:text-style-name="P31" draw:layer="layout" svg:width="0.094cm" svg:height="0.118cm" svg:x="14.726cm" svg:y="13.048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5" draw:text-style-name="P31" draw:layer="layout" svg:width="0.102cm" svg:height="0.118cm" svg:x="14.836cm" svg:y="13.04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57cm" svg:height="0.201cm" svg:x="14.95cm" svg:y="13.00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5" draw:text-style-name="P31" draw:layer="layout" svg:width="0.021cm" svg:height="0.05cm" svg:x="15.043cm" svg:y="13.141cm" svg:viewBox="0 0 22 51" svg:d="M22 0v18c0 7-1 13-3 18-1 5-3 10-6 15h-13c7-10 10-19 10-28h-9v-23z">
                <text:p/>
              </draw:path>
              <draw:path draw:style-name="gr95" draw:text-style-name="P31" draw:layer="layout" svg:width="0.102cm" svg:height="0.118cm" svg:x="15.157cm" svg:y="13.04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153cm" svg:height="0.116cm" svg:x="15.284cm" svg:y="13.048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5" draw:text-style-name="P31" draw:layer="layout" svg:width="0.098cm" svg:height="0.161cm" svg:x="15.468cm" svg:y="13.048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5" draw:text-style-name="P31" draw:layer="layout" svg:width="0.055cm" svg:height="0.141cm" svg:x="15.578cm" svg:y="13.02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108cm" svg:height="0.159cm" svg:x="15.638cm" svg:y="13.05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5" draw:text-style-name="P31" draw:layer="layout" svg:width="0.057cm" svg:height="0.201cm" svg:x="15.761cm" svg:y="13.00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9cm" svg:height="0.148cm" svg:x="15.84cm" svg:y="13.016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5" draw:text-style-name="P31" draw:layer="layout" svg:width="0.102cm" svg:height="0.118cm" svg:x="15.989cm" svg:y="13.04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5cm" svg:height="0.117cm" svg:x="16.108cm" svg:y="13.04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5" draw:text-style-name="P31" draw:layer="layout" svg:width="0.055cm" svg:height="0.141cm" svg:x="16.215cm" svg:y="13.02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6.288cm" svg:y="13.008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092cm" svg:height="0.116cm" svg:x="16.336cm" svg:y="13.04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112cm" svg:height="0.118cm" svg:x="16.453cm" svg:y="13.04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6.569cm" svg:y="13.02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6.642cm" svg:y="13.008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103cm" svg:height="0.118cm" svg:x="16.685cm" svg:y="13.04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6.812cm" svg:y="13.04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57cm" svg:height="0.201cm" svg:x="16.921cm" svg:y="13.008cm" svg:viewBox="0 0 58 202" svg:d="M58 101c0 21-3 39-10 55-6 16-16 32-29 46h-19c13-15 23-30 29-47 7-16 10-34 10-54s-3-38-10-54c-6-17-16-32-29-47h19c13 14 23 30 29 46 7 16 10 35 10 55z">
                <text:p/>
              </draw:path>
            </draw:g>
          </draw:g>
          <draw:g>
            <draw:path draw:style-name="gr73" draw:text-style-name="P17" draw:layer="layout" svg:width="10.852cm" svg:height="3.858cm" svg:x="13.02cm" svg:y="9.727cm" svg:viewBox="0 0 10853 3859" svg:d="M0 3859c0-1287 0-2573 0-3859 3618 0 7236 0 10853 0 0 1286 0 2572 0 3859-3617 0-7235 0-10853 0z">
              <text:p/>
            </draw:path>
          </draw:g>
          <draw:g>
            <draw:g>
              <draw:path draw:style-name="gr74" draw:text-style-name="P18" draw:layer="layout" svg:width="2.341cm" svg:height="0.33cm" svg:x="21.329cm" svg:y="10.353cm" svg:viewBox="0 0 2342 331" svg:d="M48 331c749 0 1497 0 2246 0 24 0 48-55 48-110 0-37 0-73 0-110 0-56-24-111-48-111-749 0-1497 0-2246 0-24 0-48 55-48 111 0 37 0 73 0 110 0 55 24 110 48 110z">
                <text:p/>
              </draw:path>
              <draw:path draw:style-name="gr75" draw:text-style-name="P19" draw:layer="layout" svg:width="0.106cm" svg:height="0.117cm" svg:x="21.841cm" svg:y="10.479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5" draw:text-style-name="P19" draw:layer="layout" svg:width="0.106cm" svg:height="0.117cm" svg:x="21.965cm" svg:y="10.479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75" draw:text-style-name="P19" draw:layer="layout" svg:width="0.103cm" svg:height="0.154cm" svg:x="22.093cm" svg:y="10.438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75" draw:text-style-name="P19" draw:layer="layout" svg:width="0.029cm" svg:height="0.154cm" svg:x="22.227cm" svg:y="10.438cm" svg:viewBox="0 0 30 155" svg:d="M0 28c0-10 0-19 0-28 10 0 20 0 30 0 0 9 0 18 0 28-10 0-20 0-30 0zM0 155c0-37 0-75 0-112 10 0 20 0 30 0 0 37 0 75 0 112-10 0-20 0-30 0z">
                <text:p/>
              </draw:path>
              <draw:path draw:style-name="gr75" draw:text-style-name="P19" draw:layer="layout" svg:width="0.105cm" svg:height="0.117cm" svg:x="22.281cm" svg:y="10.479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5" draw:text-style-name="P19" draw:layer="layout" svg:width="0.117cm" svg:height="0.112cm" svg:x="22.397cm" svg:y="10.481cm" svg:viewBox="0 0 118 113" svg:d="M46 113l-46-113h32l21 57 6 20c2-5 3-8 3-10 1-3 2-6 4-10l21-57h31l-45 113z">
                <text:p/>
              </draw:path>
              <draw:path draw:style-name="gr75" draw:text-style-name="P19" draw:layer="layout" svg:width="0.105cm" svg:height="0.117cm" svg:x="22.525cm" svg:y="10.479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5" draw:text-style-name="P19" draw:layer="layout" svg:width="0.058cm" svg:height="0.029cm" svg:x="22.652cm" svg:y="10.522cm" svg:viewBox="0 0 59 30" svg:d="M0 30c0-10 0-20 0-30 20 0 39 0 59 0 0 10 0 20 0 30-20 0-39 0-59 0z">
                <text:p/>
              </draw:path>
              <draw:path draw:style-name="gr75" draw:text-style-name="P19" draw:layer="layout" svg:width="0.11cm" svg:height="0.16cm" svg:x="22.723cm" svg:y="10.479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75" draw:text-style-name="P19" draw:layer="layout" svg:width="0.116cm" svg:height="0.116cm" svg:x="22.857cm" svg:y="10.479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75" draw:text-style-name="P19" draw:layer="layout" svg:width="0.106cm" svg:height="0.117cm" svg:x="22.989cm" svg:y="10.479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5" draw:text-style-name="P19" draw:layer="layout" svg:width="0.029cm" svg:height="0.154cm" svg:x="23.119cm" svg:y="10.438cm" svg:viewBox="0 0 30 155" svg:d="M0 155c0-51 0-103 0-155 10 0 20 0 30 0 0 52 0 104 0 155-10 0-20 0-30 0z">
                <text:p/>
              </draw:path>
            </draw:g>
            <draw:g>
              <draw:path draw:style-name="gr76" draw:text-style-name="P20" draw:layer="layout" svg:width="0.11cm" svg:height="0.157cm" svg:x="21.364cm" svg:y="10.836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6" draw:text-style-name="P20" draw:layer="layout" svg:width="0.106cm" svg:height="0.117cm" svg:x="21.491cm" svg:y="10.837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073cm" svg:height="0.114cm" svg:x="21.62cm" svg:y="10.836cm" svg:viewBox="0 0 74 115" svg:d="M30 115h-30v-112h28v16c5-8 9-13 13-15 4-3 8-4 13-4 7 0 13 2 20 6l-10 26c-5-4-9-5-14-5-4 0-8 1-11 3-2 2-5 7-6 13-2 6-3 18-3 37z">
                <text:p/>
              </draw:path>
              <draw:path draw:style-name="gr76" draw:text-style-name="P20" draw:layer="layout" svg:width="0.106cm" svg:height="0.117cm" svg:x="21.699cm" svg:y="10.837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166cm" svg:height="0.114cm" svg:x="21.827cm" svg:y="10.836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76" draw:text-style-name="P20" draw:layer="layout" svg:width="0.105cm" svg:height="0.116cm" svg:x="22.014cm" svg:y="10.837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76" draw:text-style-name="P20" draw:layer="layout" svg:width="0.029cm" svg:height="0.111cm" svg:x="22.153cm" svg:y="10.839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77" draw:text-style-name="P20" draw:layer="layout" svg:width="0.11cm" svg:height="0.157cm" svg:x="21.364cm" svg:y="11.435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7" draw:text-style-name="P20" draw:layer="layout" svg:width="0.073cm" svg:height="0.114cm" svg:x="21.498cm" svg:y="11.435cm" svg:viewBox="0 0 74 115" svg:d="M30 115h-30v-112h28v16c5-8 9-13 13-15 4-3 8-4 13-4 7 0 13 2 20 6l-10 26c-5-4-9-5-14-5-4 0-8 1-11 3-2 2-5 7-6 13-2 6-3 18-3 37z">
                <text:p/>
              </draw:path>
              <draw:path draw:style-name="gr77" draw:text-style-name="P20" draw:layer="layout" svg:width="0.105cm" svg:height="0.117cm" svg:x="21.576cm" svg:y="11.43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7" draw:text-style-name="P20" draw:layer="layout" svg:width="0.029cm" svg:height="0.111cm" svg:x="21.713cm" svg:y="11.438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78" draw:text-style-name="P21" draw:layer="layout" svg:width="0.065cm" svg:height="0.157cm" svg:x="21.351cm" svg:y="11.612cm" svg:viewBox="0 0 66 158" svg:d="M17 158v-98h-17v-15h17v-12c0-7 1-13 2-16 2-5 5-9 10-12s11-5 19-5c6 0 12 1 18 2l-2 17c-4-1-8-2-12-2-6 0-10 2-12 4-3 3-4 7-4 14v10h22v15h-22v98z">
                <text:p/>
              </draw:path>
              <draw:path draw:style-name="gr78" draw:text-style-name="P21" draw:layer="layout" svg:width="0.105cm" svg:height="0.116cm" svg:x="21.419cm" svg:y="11.65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78" draw:text-style-name="P21" draw:layer="layout" svg:width="0.091cm" svg:height="0.114cm" svg:x="21.548cm" svg:y="11.658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78" draw:text-style-name="P21" draw:layer="layout" svg:width="0.061cm" svg:height="0.114cm" svg:x="21.67cm" svg:y="11.655cm" svg:viewBox="0 0 62 115" svg:d="M0 115v-112h17v17c5-8 9-14 13-16 3-3 7-4 12-4 6 0 13 2 20 6l-7 18c-5-3-9-4-14-4-4 0-8 1-11 3-4 3-6 6-8 11-2 7-3 14-3 22v59z">
                <text:p/>
              </draw:path>
              <draw:path draw:style-name="gr78" draw:text-style-name="P21" draw:layer="layout" svg:width="0.054cm" svg:height="0.152cm" svg:x="21.733cm" svg:y="11.619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78" draw:text-style-name="P21" draw:layer="layout" svg:width="0.092cm" svg:height="0.154cm" svg:x="21.806cm" svg:y="11.615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78" draw:text-style-name="P21" draw:layer="layout" svg:width="0.058cm" svg:height="0.018cm" svg:x="21.921cm" svg:y="11.705cm" svg:viewBox="0 0 59 19" svg:d="M0 19c0-6 0-13 0-19 20 0 39 0 59 0 0 6 0 13 0 19-20 0-39 0-59 0z">
                <text:p/>
              </draw:path>
              <draw:path draw:style-name="gr78" draw:text-style-name="P21" draw:layer="layout" svg:width="0.061cm" svg:height="0.114cm" svg:x="22.002cm" svg:y="11.655cm" svg:viewBox="0 0 62 115" svg:d="M0 115v-112h17v17c5-8 9-14 13-16 3-3 7-4 12-4 6 0 13 2 20 6l-7 18c-5-3-9-4-14-4-4 0-8 1-11 3-4 3-6 6-8 11-2 7-3 14-3 22v59z">
                <text:p/>
              </draw:path>
              <draw:path draw:style-name="gr78" draw:text-style-name="P21" draw:layer="layout" svg:width="0.105cm" svg:height="0.116cm" svg:x="22.07cm" svg:y="11.65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78" draw:text-style-name="P21" draw:layer="layout" svg:width="0.155cm" svg:height="0.112cm" svg:x="22.184cm" svg:y="11.658cm" svg:viewBox="0 0 156 113" svg:d="M35 113l-35-113h20l18 65 7 24c0-1 2-9 6-23l18-66h20l17 65 5 22 7-22 19-65h19l-36 113h-20l-18-68-4-19-23 87z">
                <text:p/>
              </draw:path>
              <draw:path draw:style-name="gr78" draw:text-style-name="P21" draw:layer="layout" svg:width="0.051cm" svg:height="0.203cm" svg:x="22.355cm" svg:y="11.613cm" svg:viewBox="0 0 52 204" svg:d="M38 204c-11-14-20-29-27-47s-11-36-11-55c0-17 3-33 8-49 7-17 17-35 30-53h14c-9 15-15 25-17 31-5 10-8 20-11 31-3 13-4 26-4 40 0 34 10 68 32 102z">
                <text:p/>
              </draw:path>
              <draw:path draw:style-name="gr78" draw:text-style-name="P21" draw:layer="layout" svg:width="0.103cm" svg:height="0.155cm" svg:x="22.423cm" svg:y="11.615cm" svg:viewBox="0 0 104 156" svg:d="M104 138v18h-104c0-5 1-9 2-13 3-7 7-14 13-21s14-15 25-23c17-14 29-25 35-33s9-16 9-23c0-8-3-14-8-19-6-6-13-8-22-8s-17 3-22 8c-6 6-8 13-9 23l-19-2c1-15 6-26 15-34 9-7 21-11 36-11s27 4 35 12c9 9 14 19 14 31 0 6-2 12-4 18-3 6-7 13-13 19-6 7-16 16-30 28-11 9-19 16-22 19-3 4-6 7-8 11z">
                <text:p/>
              </draw:path>
              <draw:path draw:style-name="gr78" draw:text-style-name="P21" draw:layer="layout" svg:width="0.051cm" svg:height="0.203cm" svg:x="22.551cm" svg:y="11.613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78" draw:text-style-name="P21" draw:layer="layout" svg:width="0.022cm" svg:height="0.051cm" svg:x="22.63cm" svg:y="11.749cm" svg:viewBox="0 0 23 52" svg:d="M1 22v-22h22v22c0 8-1 14-4 19s-7 9-14 11l-5-8c4-2 7-4 9-8 2-3 3-8 3-14z">
                <text:p/>
              </draw:path>
              <draw:path draw:style-name="gr78" draw:text-style-name="P21" draw:layer="layout" svg:width="0.098cm" svg:height="0.117cm" svg:x="21.358cm" svg:y="11.897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78" draw:text-style-name="P21" draw:layer="layout" svg:width="0.105cm" svg:height="0.116cm" svg:x="21.467cm" svg:y="11.897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78" draw:text-style-name="P21" draw:layer="layout" svg:width="0.018cm" svg:height="0.154cm" svg:x="21.596cm" svg:y="11.856cm" svg:viewBox="0 0 19 155" svg:d="M0 155c0-51 0-103 0-155 6 0 13 0 19 0 0 52 0 104 0 155-6 0-13 0-19 0z">
                <text:p/>
              </draw:path>
              <draw:path draw:style-name="gr78" draw:text-style-name="P21" draw:layer="layout" svg:width="0.091cm" svg:height="0.114cm" svg:x="21.643cm" svg:y="11.899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78" draw:text-style-name="P21" draw:layer="layout" svg:width="0.153cm" svg:height="0.114cm" svg:x="21.765cm" svg:y="11.897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78" draw:text-style-name="P21" draw:layer="layout" svg:width="0.091cm" svg:height="0.114cm" svg:x="21.95cm" svg:y="11.897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78" draw:text-style-name="P21" draw:layer="layout" svg:width="0.058cm" svg:height="0.018cm" svg:x="22.064cm" svg:y="11.946cm" svg:viewBox="0 0 59 19" svg:d="M0 19c0-6 0-13 0-19 20 0 39 0 59 0 0 6 0 13 0 19-20 0-39 0-59 0z">
                <text:p/>
              </draw:path>
              <draw:path draw:style-name="gr78" draw:text-style-name="P21" draw:layer="layout" svg:width="0.104cm" svg:height="0.117cm" svg:x="22.139cm" svg:y="11.897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78" draw:text-style-name="P21" draw:layer="layout" svg:width="0.051cm" svg:height="0.203cm" svg:x="22.267cm" svg:y="11.854cm" svg:viewBox="0 0 52 204" svg:d="M38 204c-11-14-20-29-27-47s-11-36-11-55c0-17 3-33 8-49 7-17 17-35 30-53h14c-9 15-15 25-17 31-5 10-8 20-11 31-3 13-4 26-4 40 0 34 10 68 32 102z">
                <text:p/>
              </draw:path>
              <draw:path draw:style-name="gr78" draw:text-style-name="P21" draw:layer="layout" svg:width="0.057cm" svg:height="0.155cm" svg:x="22.351cm" svg:y="11.856cm" svg:viewBox="0 0 58 156" svg:d="M58 156h-19v-122c-5 5-11 9-19 14-7 4-14 7-20 9v-18c11-5 20-11 28-18s14-14 17-21h13z">
                <text:p/>
              </draw:path>
              <draw:path draw:style-name="gr78" draw:text-style-name="P21" draw:layer="layout" svg:width="0.051cm" svg:height="0.203cm" svg:x="22.463cm" svg:y="11.854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79" draw:text-style-name="P20" draw:layer="layout" svg:width="0.106cm" svg:height="0.117cm" svg:x="21.357cm" svg:y="12.255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9" draw:text-style-name="P20" draw:layer="layout" svg:width="0.11cm" svg:height="0.157cm" svg:x="21.48cm" svg:y="12.21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11cm" svg:height="0.157cm" svg:x="21.614cm" svg:y="12.21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029cm" svg:height="0.111cm" svg:x="21.761cm" svg:y="12.257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80" draw:text-style-name="P21" draw:layer="layout" svg:width="0.099cm" svg:height="0.16cm" svg:x="21.356cm" svg:y="12.476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80" draw:text-style-name="P21" draw:layer="layout" svg:width="0.105cm" svg:height="0.116cm" svg:x="21.479cm" svg:y="12.47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0" draw:text-style-name="P21" draw:layer="layout" svg:width="0.104cm" svg:height="0.116cm" svg:x="21.601cm" svg:y="12.476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80" draw:text-style-name="P21" draw:layer="layout" svg:width="0.018cm" svg:height="0.154cm" svg:x="21.729cm" svg:y="12.435cm" svg:viewBox="0 0 19 155" svg:d="M0 155c0-51 0-103 0-155 6 0 13 0 19 0 0 52 0 104 0 155-6 0-13 0-19 0z">
                <text:p/>
              </draw:path>
              <draw:path draw:style-name="gr80" draw:text-style-name="P21" draw:layer="layout" svg:width="0.058cm" svg:height="0.018cm" svg:x="21.77cm" svg:y="12.525cm" svg:viewBox="0 0 59 19" svg:d="M0 19c0-6 0-13 0-19 20 0 39 0 59 0 0 6 0 13 0 19-20 0-39 0-59 0z">
                <text:p/>
              </draw:path>
              <draw:path draw:style-name="gr80" draw:text-style-name="P21" draw:layer="layout" svg:width="0.104cm" svg:height="0.116cm" svg:x="21.845cm" svg:y="12.476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80" draw:text-style-name="P21" draw:layer="layout" svg:width="0.098cm" svg:height="0.117cm" svg:x="21.968cm" svg:y="12.476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80" draw:text-style-name="P21" draw:layer="layout" svg:width="0.092cm" svg:height="0.154cm" svg:x="22.084cm" svg:y="12.435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80" draw:text-style-name="P21" draw:layer="layout" svg:width="0.018cm" svg:height="0.154cm" svg:x="22.206cm" svg:y="12.435cm" svg:viewBox="0 0 19 155" svg:d="M0 22c0-7 0-15 0-22 6 0 13 0 19 0 0 7 0 15 0 22-6 0-13 0-19 0zM0 155c0-37 0-75 0-112 6 0 13 0 19 0 0 37 0 75 0 112-6 0-13 0-19 0z">
                <text:p/>
              </draw:path>
              <draw:path draw:style-name="gr80" draw:text-style-name="P21" draw:layer="layout" svg:width="0.104cm" svg:height="0.117cm" svg:x="22.247cm" svg:y="12.476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0" draw:text-style-name="P21" draw:layer="layout" svg:width="0.103cm" svg:height="0.112cm" svg:x="22.364cm" svg:y="12.478cm" svg:viewBox="0 0 104 113" svg:d="M43 113l-43-113h20l25 67c2 8 5 15 7 23 2-6 4-13 7-21l25-69h20l-43 113z">
                <text:p/>
              </draw:path>
              <draw:path draw:style-name="gr80" draw:text-style-name="P21" draw:layer="layout" svg:width="0.104cm" svg:height="0.117cm" svg:x="22.479cm" svg:y="12.476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0" draw:text-style-name="P21" draw:layer="layout" svg:width="0.098cm" svg:height="0.157cm" svg:x="22.6cm" svg:y="12.435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80" draw:text-style-name="P21" draw:layer="layout" svg:width="0.051cm" svg:height="0.203cm" svg:x="22.728cm" svg:y="12.433cm" svg:viewBox="0 0 52 204" svg:d="M38 204c-11-14-20-29-27-47s-11-36-11-55c0-17 3-33 8-49 7-17 17-35 30-53h14c-9 15-15 25-17 31-5 10-8 20-11 31-3 13-4 26-4 40 0 34 10 68 32 102z">
                <text:p/>
              </draw:path>
              <draw:path draw:style-name="gr80" draw:text-style-name="P21" draw:layer="layout" svg:width="0.051cm" svg:height="0.203cm" svg:x="22.802cm" svg:y="12.433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81" draw:text-style-name="P20" draw:layer="layout" svg:width="0.11cm" svg:height="0.157cm" svg:x="21.358cm" svg:y="12.81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1" draw:text-style-name="P20" draw:layer="layout" svg:width="0.105cm" svg:height="0.117cm" svg:x="21.49cm" svg:y="12.85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1" draw:text-style-name="P20" draw:layer="layout" svg:width="0.029cm" svg:height="0.154cm" svg:x="21.621cm" svg:y="12.813cm" svg:viewBox="0 0 30 155" svg:d="M0 155c0-51 0-103 0-155 10 0 20 0 30 0 0 52 0 104 0 155-10 0-20 0-30 0z">
                <text:p/>
              </draw:path>
              <draw:path draw:style-name="gr81" draw:text-style-name="P20" draw:layer="layout" svg:width="0.029cm" svg:height="0.111cm" svg:x="21.689cm" svg:y="12.856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82" draw:text-style-name="P22" draw:layer="layout" svg:width="2.411cm" svg:height="3.104cm" svg:x="21.291cm" svg:y="10.266cm" svg:viewBox="0 0 2412 3105" svg:d="M83 3105c748 0 1497 0 2245 0 42 0 84-94 84-189 0-909 0-1818 0-2727 0-95-42-189-84-189-748 0-1497 0-2245 0-42 0-83 94-83 189 0 909 0 1818 0 2727 0 95 41 189 83 189z">
              <text:p/>
            </draw:path>
          </draw:g>
        </draw:g>
        <draw:custom-shape draw:style-name="gr101" draw:text-style-name="P33" draw:layer="layout" svg:width="3.944cm" svg:height="3.945cm" draw:transform="skewX (0.000174532925199282) rotate (-0.785398163397448) translate (17.353cm 4.93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522.2535211267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14" draw:layer="layout" svg:x1="17.284cm" svg:y1="9.309cm" svg:x2="15.604cm" svg:y2="10.241cm">
          <text:p/>
        </draw:line>
        <draw:line draw:style-name="gr102" draw:text-style-name="P14" draw:layer="layout" svg:x1="17.284cm" svg:y1="9.309cm" svg:x2="19.174cm" svg:y2="10.253cm">
          <text:p/>
        </draw:line>
        <draw:frame draw:style-name="gr103" draw:text-style-name="P35" draw:layer="layout" svg:width="6.07cm" svg:height="1.005cm" svg:x="15.493cm" svg:y="5.728cm">
          <draw:text-box>
            <text:p text:style-name="P34"><text:span text:style-name="T1">Action library before robot intervention</text:span></text:p>
          </draw:text-box>
        </draw:frame>
        <draw:frame draw:style-name="gr103" draw:text-style-name="P35" draw:layer="layout" svg:width="6.195cm" svg:height="1.005cm" svg:x="17.879cm" svg:y="9.727cm">
          <draw:text-box>
            <text:p text:style-name="P34"><text:span text:style-name="T1">Action library after robot intervention</text:span></text:p>
          </draw:text-box>
        </draw:frame>
        <draw:custom-shape draw:style-name="gr104" draw:text-style-name="P14" draw:layer="layout" svg:width="4.064cm" svg:height="3.345cm" svg:x="13.107cm" svg:y="10.24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4" draw:layer="layout" svg:width="4.064cm" svg:height="3.327cm" svg:x="17.284cm" svg:y="10.25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4" draw:layer="layout" svg:width="3.093cm" svg:height="3.345cm" svg:x="15.831cm" svg:y="6.19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path draw:style-name="gr1" draw:text-style-name="P1" draw:layer="layout" svg:width="2.87cm" svg:height="2.269cm" svg:x="5.152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5.152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5.726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6.3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875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7.449cm" svg:y="2.667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6.875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7.093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5.726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6.3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5.152cm" svg:y="3.234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7.449cm" svg:y="3.23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5.152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6.3cm" svg:y="3.802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6.875cm" svg:y="3.81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7.449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152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6.3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6.875cm" svg:y="4.37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7.449cm" svg:y="4.37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7.658cm" svg:y="4.526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0" draw:text-style-name="P1" draw:layer="layout" svg:width="2.87cm" svg:height="2.269cm" svg:x="8.54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8.54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9.113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9.688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0.262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0.836cm" svg:y="2.667cm" svg:viewBox="0 0 575 568" svg:d="M287 0c163 0 288 123 288 284 0 160-125 283-288 283s-287-123-287-283c0-161 124-284 287-284zM0 0zM575 568z">
            <text:p/>
          </draw:path>
          <draw:g>
            <draw:path draw:style-name="gr4" draw:text-style-name="P3" draw:layer="layout" svg:width="0.574cm" svg:height="0.567cm" svg:x="10.262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0.481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9.113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9.688cm" svg:y="3.234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8.54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0.836cm" svg:y="3.234cm" svg:viewBox="0 0 575 568" svg:d="M287 0c163 0 288 123 288 284 0 160-125 284-288 284s-287-124-287-284c0-161 124-284 287-284zM0 0zM575 568z">
            <text:p/>
          </draw:path>
          <draw:path draw:style-name="gr7" draw:text-style-name="P5" draw:layer="layout" svg:width="0.574cm" svg:height="0.567cm" svg:x="8.54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113cm" svg:y="3.802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9.688cm" svg:y="3.802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0.262cm" svg:y="3.814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10.836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8.54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113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9.688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262cm" svg:y="4.37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10.836cm" svg:y="3.802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11.046cm" svg:y="3.959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12.042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2.042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2.616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3.19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3.765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4.339cm" svg:y="2.667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13.765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3.983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2.616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3.19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2.042cm" svg:y="3.23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4.339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042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616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3.19cm" svg:y="3.802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3.765cm" svg:y="3.81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4.339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042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2.616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3.19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3.765cm" svg:y="4.37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14.339cm" svg:y="3.234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14.548cm" svg:y="3.391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15.487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5.487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6.061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6.635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7.21cm" svg:y="2.66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7.784cm" svg:y="3.234cm" svg:viewBox="0 0 575 568" svg:d="M287 0c163 0 287 123 287 284 0 160-124 284-287 284s-287-124-287-284c0-161 124-284 287-284zM0 0zM575 568z">
            <text:p/>
          </draw:path>
          <draw:g>
            <draw:path draw:style-name="gr4" draw:text-style-name="P3" draw:layer="layout" svg:width="0.574cm" svg:height="0.567cm" svg:x="17.21cm" svg:y="3.234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7.428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6.061cm" svg:y="3.234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6.635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5.487cm" svg:y="3.23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784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487cm" svg:y="3.80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6.061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6.635cm" svg:y="3.802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7.21cm" svg:y="3.814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784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487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6.061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6.635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7.21cm" svg:y="4.37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17.784cm" svg:y="2.667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17.993cm" svg:y="2.824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0" draw:text-style-name="P1" draw:layer="layout" svg:width="2.87cm" svg:height="2.269cm" svg:x="18.875cm" svg:y="2.66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8.875cm" svg:y="2.66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9.448cm" svg:y="2.66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20.023cm" svg:y="2.66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20.597cm" svg:y="2.66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20.597cm" svg:y="3.234cm" svg:viewBox="0 0 575 568" svg:d="M287 0c163 0 287 123 287 284 0 160-124 284-287 284s-287-124-287-284c0-161 124-284 287-284zM0 0zM575 568z">
            <text:p/>
          </draw:path>
          <draw:g>
            <draw:path draw:style-name="gr6" draw:text-style-name="P3" draw:layer="layout" svg:width="0.574cm" svg:height="0.567cm" svg:x="21.171cm" svg:y="3.234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21.39cm" svg:y="3.395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19.448cm" svg:y="3.234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20.023cm" svg:y="3.234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18.875cm" svg:y="3.234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1.171cm" svg:y="3.802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875cm" svg:y="3.802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9.448cm" svg:y="3.802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20.023cm" svg:y="3.802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20.597cm" svg:y="3.814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1.171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875cm" svg:y="4.3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9.448cm" svg:y="4.3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20.023cm" svg:y="4.3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20.597cm" svg:y="4.37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21.171cm" svg:y="2.667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21.381cm" svg:y="2.824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5.152cm" svg:y="5.683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5.152cm" svg:y="5.683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5.726cm" svg:y="5.683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6.3cm" svg:y="5.683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875cm" svg:y="5.683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7.449cm" svg:y="5.683cm" svg:viewBox="0 0 575 568" svg:d="M287 0c163 0 287 123 287 284 0 160-124 283-287 283s-287-123-287-283c0-161 124-284 287-284zM0 0zM575 568z">
            <text:p/>
          </draw:path>
          <draw:g>
            <draw:path draw:style-name="gr8" draw:text-style-name="P3" draw:layer="layout" svg:width="0.574cm" svg:height="0.567cm" svg:x="6.3cm" svg:y="6.819cm" svg:viewBox="0 0 575 568" svg:d="M287 0c163 0 288 123 288 284 0 160-125 283-288 283s-287-123-287-283c0-161 124-284 287-284zM0 0zM575 568z">
              <text:p/>
            </draw:path>
            <draw:path draw:style-name="gr11" draw:text-style-name="P4" draw:layer="layout" svg:width="0.148cm" svg:height="0.245cm" svg:x="6.519cm" svg:y="6.97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5.726cm" svg:y="6.25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6.3cm" svg:y="6.25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6.875cm" svg:y="6.25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7.449cm" svg:y="6.25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5.152cm" svg:y="6.81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6.819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5.152cm" svg:y="6.25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6.875cm" svg:y="7.38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7.449cm" svg:y="6.81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152cm" svg:y="7.38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5.726cm" svg:y="7.38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6.3cm" svg:y="7.38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7.449cm" svg:y="7.386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6.875cm" svg:y="6.819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7.084cm" svg:y="6.975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8.597cm" svg:y="5.68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8.597cm" svg:y="5.68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9.171cm" svg:y="5.68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9.745cm" svg:y="5.68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0.32cm" svg:y="5.68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0.894cm" svg:y="5.684cm" svg:viewBox="0 0 575 568" svg:d="M287 0c163 0 287 123 287 284 0 160-124 283-287 283s-287-123-287-283c0-161 124-284 287-284zM0 0zM575 568z">
            <text:p/>
          </draw:path>
          <draw:g>
            <draw:path draw:style-name="gr6" draw:text-style-name="P3" draw:layer="layout" svg:width="0.574cm" svg:height="0.567cm" svg:x="9.745cm" svg:y="6.818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9.964cm" svg:y="6.97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9.171cm" svg:y="6.251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745cm" svg:y="6.251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0.32cm" svg:y="6.81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894cm" svg:y="6.251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8.597cm" svg:y="6.818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9.171cm" svg:y="6.81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8.597cm" svg:y="6.25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32cm" svg:y="7.38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0.894cm" svg:y="6.81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8.597cm" svg:y="7.38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9.171cm" svg:y="7.38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9.745cm" svg:y="7.387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0.894cm" svg:y="7.387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10.32cm" svg:y="6.25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10.529cm" svg:y="6.407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13" draw:text-style-name="P8" draw:layer="layout" svg:width="1.549cm" svg:height="1.459cm" svg:x="5.148cm" svg:y="9.216cm" svg:viewBox="0 0 1550 1460" svg:d="M0 1460c0-487 0-973 0-1460 517 0 1033 0 1550 0 0 487 0 973 0 1460-517 0-1033 0-1550 0z">
          <text:p/>
        </draw:path>
        <draw:path draw:style-name="gr63" draw:text-style-name="P11" draw:layer="layout" svg:width="1.09cm" svg:height="1.883cm" svg:x="10.191cm" svg:y="10.157cm" svg:viewBox="0 0 1091 1884" svg:d="M0 1884c0-628 0-1256 0-1884 364 0 727 0 1091 0 0 628 0 1256 0 1884-364 0-727 0-1091 0z">
          <text:p/>
        </draw:path>
        <draw:g>
          <draw:path draw:style-name="gr67" draw:text-style-name="P12" draw:layer="layout" svg:width="7.177cm" svg:height="3.858cm" svg:x="4.572cm" svg:y="8.406cm" svg:viewBox="0 0 7178 3859" svg:d="M0 3859c0-1287 0-2573 0-3859 2393 0 4785 0 7178 0 0 1286 0 2572 0 3859-2393 0-4785 0-7178 0z">
            <text:p/>
          </draw:path>
          <draw:path draw:style-name="gr68" draw:text-style-name="P13" draw:layer="layout" svg:width="0.209cm" svg:height="0.221cm" svg:x="9.036cm" svg:y="8.554cm" svg:viewBox="0 0 210 222" svg:d="M0 211c0-3 1-4 2-5s3-1 7-1c10 0 17-1 20-2 2-2 4-6 6-11l43-171c1-3 1-5 1-6 0-2-1-4-4-4-3-1-8-1-14-1-3 0-4 0-5 0-1-1-2-1-3-1-1-1-1-2-1-3 0-3 1-4 2-5s3-1 7-1h84c19 0 34 5 46 14s18 19 18 32-6 25-18 36c-11 12-28 21-49 26 8 3 15 8 20 14s7 14 7 23c0 5-1 14-2 27-2 11-2 19-2 24 0 4 0 7 0 10 1 2 2 4 3 6 2 2 4 3 7 3 5 0 10-3 14-8 5-5 8-11 11-20 1-1 1-2 1-3s1-1 1-2c1 0 2 0 4 0 3 0 4 1 4 4 0 2-1 5-3 10s-6 11-12 17-13 9-21 9c-11 0-20-3-28-9-8-5-12-14-12-25 0-3 2-11 5-25 4-14 6-22 6-25 0-10-3-17-9-21s-13-6-21-6h-35l-20 82c-1 3-2 5-2 7 0 1 1 2 1 2 0 1 2 2 5 2 3 1 7 1 13 1 2 0 4 0 5 0s2 1 2 1c1 1 1 2 1 3 0 4-2 5-6 5s-10 0-19 0c-8 0-15 0-19 0s-10 0-18 0-15 0-19 0c-3 0-4-1-4-3zM82 104h32c20 0 36-6 48-17 5-5 9-11 12-19 3-9 5-15 5-19 1-4 1-7 1-10 0-5-1-10-4-14-2-4-5-7-8-9s-7-3-13-4c-5-1-10-2-13-2s-8 0-14 0c-10 0-17 0-18 1-3 1-6 4-7 10z">
            <text:p/>
          </draw:path>
          <draw:path draw:style-name="gr68" draw:text-style-name="P13" draw:layer="layout" svg:width="0.126cm" svg:height="0.141cm" svg:x="9.266cm" svg:y="8.6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<text:p/>
          </draw:path>
          <draw:path draw:style-name="gr68" draw:text-style-name="P13" draw:layer="layout" svg:width="0.109cm" svg:height="0.221cm" svg:x="9.43cm" svg:y="8.55cm" svg:viewBox="0 0 110 222" svg:d="M0 174c0-10 1-19 4-26l31-124c0 0 0-1 0-3 1-1 1-2 1-2 0-2 0-3-1-3 0-1-1-1-4-2-2-1-6-1-11-1s-8-1-8-3 1-4 2-4c0-1 1-2 2-2s2-1 4-1l31-2c2-1 3-1 5-1 3 0 5 1 5 4 0 1 0 2-1 4l-22 88c11-11 23-17 33-17 11 0 20 5 27 13 8 8 12 21 12 36 0 23-8 45-23 64-16 20-33 30-50 30-12 0-21-5-27-14-7-9-10-21-10-34zM18 185c0 10 2 18 6 23 3 4 8 7 13 7 7 0 13-4 19-10 7-7 11-14 14-20 5-10 9-22 13-38 3-15 5-26 5-33s-1-13-4-19c-2-6-7-9-13-9-11 0-22 8-34 23-3 4-5 9-7 15-8 31-12 51-12 61z">
            <text:p/>
          </draw:path>
          <draw:path draw:style-name="gr68" draw:text-style-name="P13" draw:layer="layout" svg:width="0.126cm" svg:height="0.141cm" svg:x="9.558cm" svg:y="8.6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<text:p/>
          </draw:path>
          <draw:path draw:style-name="gr68" draw:text-style-name="P13" draw:layer="layout" svg:width="0.089cm" svg:height="0.199cm" svg:x="9.714cm" svg:y="8.57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<text:p/>
          </draw:path>
          <draw:path draw:style-name="gr68" draw:text-style-name="P13" draw:layer="layout" svg:width="0.14cm" svg:height="0.213cm" svg:x="9.924cm" svg:y="8.554cm" svg:viewBox="0 0 141 214" svg:d="M0 210c0-3 1-4 2-5 1 0 4-1 8-1 10 0 17 0 20-2s5-5 6-10l44-172c0-1 1-3 1-6 0-2-2-3-5-4s-8-1-15-1c-3 0-5 0-6 0s-1 0-2-1-1-2-1-3c0-3 2-5 6-5s11 0 20 0 16 0 20 0 11 0 20 0c8 0 15 0 19 0 3 0 4 1 4 4 0 2 0 4-2 4-1 1-4 1-7 1-11 0-17 1-20 2-3 2-6 6-7 11l-43 170c-1 3-1 5-1 7 0 1 0 2 1 3 0 1 2 1 5 2 3 0 7 0 14 0 2 0 4 0 5 1 1 0 2 0 2 0 1 1 2 2 2 3 0 4-3 6-7 6s-11 0-19 0c-9 0-16 0-20 0-5 0-11 0-20 0s-15 0-20 0c-3 0-4-1-4-4z">
            <text:p/>
          </draw:path>
          <draw:path draw:style-name="gr68" draw:text-style-name="P13" draw:layer="layout" svg:width="0.159cm" svg:height="0.141cm" svg:x="10.054cm" svg:y="8.6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<text:p/>
          </draw:path>
          <draw:path draw:style-name="gr68" draw:text-style-name="P13" draw:layer="layout" svg:width="0.089cm" svg:height="0.199cm" svg:x="10.236cm" svg:y="8.57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<text:p/>
          </draw:path>
          <draw:path draw:style-name="gr68" draw:text-style-name="P13" draw:layer="layout" svg:width="0.112cm" svg:height="0.141cm" svg:x="10.348cm" svg:y="8.6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<text:p/>
          </draw:path>
          <draw:path draw:style-name="gr68" draw:text-style-name="P13" draw:layer="layout" svg:width="0.128cm" svg:height="0.141cm" svg:x="10.485cm" svg:y="8.63cm" svg:viewBox="0 0 129 142" svg:d="M0 48c0 0 0-2 1-5s2-8 4-13 3-10 5-13c6-11 14-17 23-17 6 0 12 2 17 6 5 3 8 9 10 17 11-15 23-23 38-23 8 0 15 2 21 5 7 3 10 8 10 15 0 5-1 9-5 12-3 3-7 4-10 4-4 0-7-1-9-3-1-2-2-4-2-7 0-1 0-2 0-4 1-1 2-3 4-6 2-2 4-4 8-5-5-3-10-4-17-4-5 0-10 1-15 4s-9 7-12 10c-3 4-6 8-8 13-3 4-4 8-5 10s-2 3-2 4l-21 83c-2 8-6 11-12 11-3 0-6 0-7-2-2-2-2-4-2-6 0-1 0-2 1-4l24-94c1-6 2-12 2-17 0-8-3-12-8-12s-9 3-12 9c-4 7-7 16-10 28-1 4-2 6-2 6-1 1-2 2-4 2-3 0-5-1-5-4z">
            <text:p/>
          </draw:path>
          <draw:path draw:style-name="gr68" draw:text-style-name="P13" draw:layer="layout" svg:width="0.13cm" svg:height="0.141cm" svg:x="10.618cm" svg:y="8.63cm" svg:viewBox="0 0 131 142" svg:d="M0 48c0 0 0-2 1-5s3-7 5-12 5-10 8-15c2-4 6-8 11-11s10-5 16-5c7 0 13 2 17 7 5 5 7 11 7 18 0 4-1 9-4 16-12 33-18 56-18 68 0 7 1 13 4 18 3 6 9 8 16 8 9 0 17-4 24-12s12-18 16-28c4-11 7-21 9-30 2-8 3-14 3-17 0-11-3-19-9-25-2-3-4-6-4-9s2-6 5-9c4-3 7-5 11-5s7 2 9 6c3 4 4 9 4 15 0 2-1 7-2 15-2 8-4 19-7 31s-7 24-12 35-12 20-20 28-18 12-28 12-20-3-27-9c-8-6-12-15-12-28 0-11 6-31 17-61 5-14 7-23 7-28 0-6-2-9-7-9-13 0-22 13-29 40-1 2-2 3-2 4-1 0-2 1-4 1-3 0-5-2-5-4z">
            <text:p/>
          </draw:path>
          <draw:path draw:style-name="gr68" draw:text-style-name="P13" draw:layer="layout" svg:width="0.112cm" svg:height="0.141cm" svg:x="10.774cm" svg:y="8.6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<text:p/>
          </draw:path>
          <draw:path draw:style-name="gr68" draw:text-style-name="P13" draw:layer="layout" svg:width="0.159cm" svg:height="0.141cm" svg:x="10.91cm" svg:y="8.6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<text:p/>
          </draw:path>
          <draw:path draw:style-name="gr68" draw:text-style-name="P13" draw:layer="layout" svg:width="0.089cm" svg:height="0.199cm" svg:x="11.092cm" svg:y="8.57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<text:p/>
          </draw:path>
          <draw:path draw:style-name="gr68" draw:text-style-name="P13" draw:layer="layout" svg:width="0.078cm" svg:height="0.209cm" svg:x="11.195cm" svg:y="8.562cm" svg:viewBox="0 0 79 210" svg:d="M0 116c0-1 0-3 1-6s3-7 5-12 4-10 7-14c3-5 7-9 12-12s10-5 16-5 12 2 17 7c4 4 7 10 7 18 0 5-2 11-4 18l-21 54c-5 15-8 25-8 30 0 6 3 9 7 9 13 0 23-13 30-39 0-3 1-5 2-5 0-1 1-1 3-1 3 0 5 1 5 3 0 1 0 3-1 6s-3 7-5 12-4 9-7 14-7 9-12 12-10 5-15 5c-8 0-14-3-18-8-5-5-7-11-7-17 0-5 2-12 6-22 5-14 9-24 12-31l9-26c4-11 6-18 6-23 0-6-2-9-7-9-12 0-22 13-29 40-1 2-2 4-2 4-1 1-2 1-4 1-3 0-5-1-5-3zM51 15c0-4 2-8 5-11 4-3 7-4 11-4 2 0 5 1 7 3 2 1 3 4 3 7 0 5-1 8-5 11-3 3-6 4-10 4-3 0-5 0-7-2-3-2-4-4-4-8z">
            <text:p/>
          </draw:path>
          <draw:path draw:style-name="gr68" draw:text-style-name="P13" draw:layer="layout" svg:width="0.126cm" svg:height="0.141cm" svg:x="11.302cm" svg:y="8.6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<text:p/>
          </draw:path>
          <draw:path draw:style-name="gr68" draw:text-style-name="P13" draw:layer="layout" svg:width="0.159cm" svg:height="0.141cm" svg:x="11.455cm" svg:y="8.6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<text:p/>
          </draw:path>
        </draw:g>
        <draw:path draw:style-name="gr69" draw:text-style-name="P14" draw:layer="layout" svg:width="13.739cm" svg:height="-0.001cm" draw:transform="skewX (-0.00139626340159548) rotate (-3.09202530283315) translate (20.3105756304324cm 4.88215496744119cm)" svg:viewBox="0 0 13740 0" svg:d="M0 0c4580 0 9160 0 13740 0">
          <text:p/>
        </draw:path>
        <draw:g>
          <draw:path draw:style-name="gr70" draw:text-style-name="P15" draw:layer="layout" svg:width="0.231cm" svg:height="0.194cm" svg:x="14.465cm" svg:y="5.301cm" svg:viewBox="0 0 232 195" svg:d="M0 192v-13h31v-166h-31v-13h108c25 0 46 5 61 15s23 22 23 37c0 10-4 19-12 27s-20 14-35 18c18 7 28 17 31 33 0 0 1 4 2 11s1 11 1 12c1 4 2 8 2 10 1 3 2 6 3 10 2 4 4 7 6 9 3 2 6 3 10 3 5 0 9-2 12-5 4-4 6-8 7-14 0-2 0-3 0-4s1-1 2-2 2-1 4-1c5 0 7 2 7 6 0 2 0 3-1 5 0 2-1 5-2 8-2 3-4 5-6 8-2 2-6 4-10 6s-9 3-15 3c-18 0-32-3-42-7-4-3-8-5-11-8s-5-6-6-10-2-8-2-11-1-7-1-13c0-11 0-19-1-23s-3-8-8-12c-5-7-14-10-25-10h-33v78h31v13c-7-1-24-1-50-1-27 0-43 0-50 1zM69 91h33c9 0 16-1 23-3 6-2 10-4 14-6 3-2 5-6 7-10 1-4 2-7 2-10 1-2 1-6 1-10 0-5-1-8-1-11s-1-6-3-10c-1-4-4-7-7-10-3-2-7-4-13-6-6-1-14-2-23-2h-33z">
            <text:p/>
          </draw:path>
          <draw:path draw:style-name="gr70" draw:text-style-name="P15" draw:layer="layout" svg:width="0.13cm" svg:height="0.127cm" svg:x="14.707cm" svg:y="5.366cm" svg:viewBox="0 0 131 128" svg:d="M0 64c0-18 6-34 19-46 12-12 29-18 51-18 19 0 34 5 45 15 10 11 16 25 16 43 0 4-1 6-2 7-1 0-4 1-7 1h-86c0 34 14 51 40 51 10 0 18-2 25-6 8-4 13-9 16-16 1-3 2-4 2-5 1-1 3-1 5-1 5 0 7 2 7 5 0 1-1 3-2 5-1 3-3 6-5 9-3 4-7 7-11 10s-9 5-16 7-15 3-23 3c-23 0-41-6-54-18s-20-27-20-46zM36 56h68c-1-30-12-46-34-46-12 0-21 5-27 15-4 5-6 16-7 31z">
            <text:p/>
          </draw:path>
          <draw:path draw:style-name="gr70" draw:text-style-name="P15" draw:layer="layout" svg:width="0.106cm" svg:height="0.127cm" svg:x="14.857cm" svg:y="5.366cm" svg:viewBox="0 0 107 128" svg:d="M0 121v-31c0-3 0-6 1-7s3-1 6-1c2 0 4 0 4 1 1 0 2 1 3 3 1 4 2 7 3 10 2 3 4 7 7 10 3 4 7 7 12 9s11 3 18 3c22 0 33-7 33-21 0-4-1-7-4-10-2-3-5-5-9-6-4-2-7-3-9-4-3 0-6-1-10-1-9-2-15-3-19-4s-8-2-12-4c-5-2-9-5-13-8-7-6-11-14-11-23 0-6 1-11 3-16 2-4 5-8 9-10 3-3 7-5 11-6 3-2 7-3 12-4 5 0 8-1 10-1s5 0 7 0c12 0 21 2 29 5 7-3 11-5 12-5 3 0 4 1 5 2 0 1 1 3 1 6v22c0 4-1 6-1 7-1 1-3 1-6 1s-5 0-6-1c0-1-1-2-1-5-1-15-12-23-33-23s-32 6-32 17c0 3 1 6 3 8 2 3 4 4 8 6 4 1 7 2 9 3 2 0 5 1 9 1 12 3 21 4 26 6 6 2 11 4 16 8 11 8 16 18 16 30 0 6-1 12-3 17s-5 9-9 11c-4 3-7 5-11 7s-8 3-12 4c-5 1-9 1-11 1s-4 0-7 0c-13 0-24-3-33-9l-7 5c-4 3-7 4-9 4s-4 0-4-1c-1-1-1-3-1-6z">
            <text:p/>
          </draw:path>
          <draw:path draw:style-name="gr70" draw:text-style-name="P15" draw:layer="layout" svg:width="0.101cm" svg:height="0.178cm" svg:x="14.979cm" svg:y="5.315cm" svg:viewBox="0 0 102 179" svg:d="M0 66v-10c13 0 23-5 31-17 7-11 11-24 11-39h13v53h42v13h-42v78c0 16 6 24 17 24 4 0 8-2 12-6 3-4 5-11 5-20v-14h13v15c0 10-3 19-9 26s-14 10-25 10c-30 0-45-12-45-36v-77z">
            <text:p/>
          </draw:path>
          <draw:path draw:style-name="gr70" draw:text-style-name="P15" draw:layer="layout" svg:width="0.148cm" svg:height="0.127cm" svg:x="15.109cm" svg:y="5.366cm" svg:viewBox="0 0 149 128" svg:d="M0 97c0-27 31-42 92-44v-10c0-22-10-33-31-33-8 0-14 1-21 2 5 3 7 7 7 14 0 5-2 10-6 13-3 3-7 4-12 4-4 0-8-1-12-4s-6-8-6-13c0-17 17-26 51-26 20 0 36 4 46 12 11 8 16 18 16 31v60c0 3 0 5 1 6 0 1 2 2 4 3 3 1 7 2 13 2 1 0 2 0 3 0s2 1 3 2c0 0 1 2 1 4 0 3-1 5-2 6-1 0-4 1-7 1h-14c-7 0-12-1-17-2-4-2-7-3-9-6-1-3-2-5-3-7 0-1 0-4 0-7-8 16-22 23-42 23-6 0-12 0-17-1-6-1-12-2-18-4s-11-6-14-10c-4-5-6-10-6-16zM33 96c0 6 3 12 8 16s11 6 18 6c2 0 5 0 8-1s7-2 11-4 7-5 10-9c3-5 4-10 4-16v-26c-4 0-8 0-12 0-3 1-8 2-15 3-6 2-11 4-15 6-5 2-9 6-12 10s-5 9-5 15z">
            <text:p/>
          </draw:path>
          <draw:path draw:style-name="gr70" draw:text-style-name="P15" draw:layer="layout" svg:width="0.114cm" svg:height="0.125cm" svg:x="15.268cm" svg:y="5.366cm" svg:viewBox="0 0 115 126" svg:d="M0 126v-13h20v-87c0-5-1-8-3-9s-8-2-17-2v-13l47-2v32c8-21 20-32 38-32 8 0 15 2 21 6s9 10 9 17c0 5-2 9-6 12-3 3-7 5-12 5-4 0-8-1-12-4-3-3-5-8-5-13s2-9 5-13c-6 0-12 2-17 6-5 3-8 8-11 14-2 6-4 11-5 17s-2 11-2 17v49h25v13c-7 0-20 0-39 0-4 0-16 0-36 0z">
            <text:p/>
          </draw:path>
          <draw:path draw:style-name="gr70" draw:text-style-name="P15" draw:layer="layout" svg:width="0.101cm" svg:height="0.178cm" svg:x="15.397cm" svg:y="5.315cm" svg:viewBox="0 0 102 179" svg:d="M0 66v-10c13 0 23-5 31-17 7-11 11-24 11-39h13v53h42v13h-42v78c0 16 6 24 17 24 4 0 8-2 12-6 3-4 5-11 5-20v-14h13v15c0 10-3 19-9 26s-14 10-25 10c-30 0-45-12-45-36v-77z">
            <text:p/>
          </draw:path>
        </draw:g>
        <draw:path draw:style-name="gr69" draw:text-style-name="P14" draw:layer="layout" svg:width="0.573cm" svg:height="0cm" svg:x="7.965cm" svg:y="3.747cm" svg:viewBox="0 0 574 0" svg:d="M0 0c191 0 383 0 574 0">
          <text:p/>
        </draw:path>
        <draw:path draw:style-name="gr69" draw:text-style-name="P14" draw:layer="layout" svg:width="0.573cm" svg:height="0cm" svg:x="11.41cm" svg:y="3.747cm" svg:viewBox="0 0 574 0" svg:d="M0 0c191 0 383 0 574 0">
          <text:p/>
        </draw:path>
        <draw:path draw:style-name="gr69" draw:text-style-name="P14" draw:layer="layout" svg:width="0.573cm" svg:height="0cm" svg:x="14.855cm" svg:y="3.747cm" svg:viewBox="0 0 574 0" svg:d="M0 0c191 0 383 0 574 0">
          <text:p/>
        </draw:path>
        <draw:path draw:style-name="gr69" draw:text-style-name="P14" draw:layer="layout" svg:width="0.573cm" svg:height="0cm" svg:x="18.301cm" svg:y="3.747cm" svg:viewBox="0 0 574 0" svg:d="M0 0c191 0 383 0 574 0">
          <text:p/>
        </draw:path>
        <draw:path draw:style-name="gr69" draw:text-style-name="P14" draw:layer="layout" svg:width="0.573cm" svg:height="0cm" svg:x="7.965cm" svg:y="6.875cm" svg:viewBox="0 0 574 0" svg:d="M0 0c191 0 383 0 574 0">
          <text:p/>
        </draw:path>
        <draw:path draw:style-name="gr71" draw:text-style-name="P14" draw:layer="layout" svg:width="1.67cm" svg:height="0.002cm" draw:transform="skewX (0.00558505360638183) rotate (-1.25838239068791) translate (8.1409701193304cm 6.93052794083907cm)" svg:viewBox="0 0 1671 3" svg:d="M0 3c557-1 1114-2 1671-3">
          <text:p/>
        </draw:path>
        <draw:g>
          <draw:path draw:style-name="gr72" draw:text-style-name="P16" draw:layer="layout" svg:width="0.202cm" svg:height="0.278cm" svg:x="4.701cm" svg:y="3.621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72" draw:text-style-name="P16" draw:layer="layout" svg:width="0.094cm" svg:height="0.148cm" svg:x="4.951cm" svg:y="3.822cm" svg:viewBox="0 0 95 149" svg:d="M0 25v-10h5c19 0 34-5 46-13 1-1 3-2 5-2 3 0 5 0 5 1 1 1 1 3 1 6v132h33v10c-7 0-23 0-46 0-24 0-40 0-46 0v-10h32v-118c-10 3-20 4-30 4z">
            <text:p/>
          </draw:path>
        </draw:g>
        <draw:g>
          <draw:path draw:style-name="gr72" draw:text-style-name="P16" draw:layer="layout" svg:width="0.202cm" svg:height="0.278cm" svg:x="4.702cm" svg:y="6.58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72" draw:text-style-name="P16" draw:layer="layout" svg:width="0.105cm" svg:height="0.148cm" svg:x="4.945cm" svg:y="6.781cm" svg:viewBox="0 0 106 149" svg:d="M0 149v-4c0-2 0-4 0-5 1 0 2-1 3-3l46-46c17-17 25-33 25-48 0-9-2-17-8-23-5-6-13-9-22-9s-17 2-24 8c2 0 3 1 5 2 2 0 4 2 5 5 2 2 3 5 3 9 0 5-1 9-5 12-3 3-7 4-11 4s-8-1-12-4c-3-2-5-6-5-12 0-11 5-19 14-25 10-7 22-10 36-10 16 0 30 4 40 12 11 8 16 18 16 31 0 5 0 10-2 14s-4 9-9 13c-4 4-8 8-12 11s-10 7-18 13c-7 6-18 14-33 27h34c14 0 22-1 23-2 2-1 4-8 6-20h11l-7 50z">
            <text:p/>
          </draw:path>
        </draw:g>
        <draw:g>
          <draw:g>
            <draw:path draw:style-name="gr73" draw:text-style-name="P17" draw:layer="layout" svg:width="5.631cm" svg:height="3.858cm" svg:x="15.831cm" svg:y="6.15cm" svg:viewBox="0 0 5632 3859" svg:d="M0 3859c0-1287 0-2573 0-3859 1877 0 3754 0 5632 0 0 1286 0 2572 0 3859-1878 0-3755 0-5632 0z">
              <text:p/>
            </draw:path>
          </draw:g>
          <draw:g>
            <draw:g>
              <draw:path draw:style-name="gr74" draw:text-style-name="P18" draw:layer="layout" svg:width="2.291cm" svg:height="0.323cm" svg:x="18.961cm" svg:y="6.774cm" svg:viewBox="0 0 2292 324" svg:d="M47 324c733 0 1465 0 2198 0 23 0 47-54 47-108 0-36 0-72 0-108 0-54-24-108-47-108-733 0-1465 0-2198 0-24 0-47 54-47 108 0 36 0 72 0 108 0 54 23 108 47 108z">
                <text:p/>
              </draw:path>
              <draw:path draw:style-name="gr75" draw:text-style-name="P19" draw:layer="layout" svg:width="0.103cm" svg:height="0.114cm" svg:x="19.463cm" svg:y="6.897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5" draw:text-style-name="P19" draw:layer="layout" svg:width="0.104cm" svg:height="0.114cm" svg:x="19.583cm" svg:y="6.897cm" svg:viewBox="0 0 105 115" svg:d="M103 35l-29 5c-1-5-3-10-6-13-4-3-8-4-14-4-7 0-13 2-17 7-5 5-7 14-7 26 0 13 2 22 7 27 4 6 10 8 18 8 5 0 10-1 13-4 4-3 7-9 8-17l29 5c-3 14-9 23-17 30-9 7-20 10-35 10-16 0-29-5-38-15-10-10-15-24-15-42s5-33 15-43c9-10 22-15 39-15 13 0 24 3 32 9 8 5 14 14 17 26z">
                <text:p/>
              </draw:path>
              <draw:path draw:style-name="gr75" draw:text-style-name="P19" draw:layer="layout" svg:width="0.1cm" svg:height="0.151cm" svg:x="19.709cm" svg:y="6.858cm" svg:viewBox="0 0 101 152" svg:d="M29 0v56c10-11 21-17 34-17 7 0 13 2 19 4 5 3 9 6 12 10s5 8 6 12c1 5 1 12 1 22v65h-29v-58c0-12-1-19-2-22s-3-6-6-8c-3-1-6-2-10-2-5 0-10 1-13 3-4 3-7 6-9 11s-3 12-3 21v55h-29v-152z">
                <text:p/>
              </draw:path>
              <draw:path draw:style-name="gr75" draw:text-style-name="P19" draw:layer="layout" svg:width="0.028cm" svg:height="0.151cm" svg:x="19.84cm" svg:y="6.858cm" svg:viewBox="0 0 29 152" svg:d="M0 27c0-9 0-18 0-27 10 0 20 0 29 0 0 9 0 18 0 27-9 0-19 0-29 0zM0 152c0-37 0-73 0-110 10 0 20 0 29 0 0 37 0 73 0 110-9 0-19 0-29 0z">
                <text:p/>
              </draw:path>
              <draw:path draw:style-name="gr75" draw:text-style-name="P19" draw:layer="layout" svg:width="0.103cm" svg:height="0.114cm" svg:x="19.892cm" svg:y="6.897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75" draw:text-style-name="P19" draw:layer="layout" svg:width="0.115cm" svg:height="0.109cm" svg:x="20.006cm" svg:y="6.899cm" svg:viewBox="0 0 116 110" svg:d="M45 110l-45-110h31l21 56 6 19c2-5 3-8 3-9 1-4 2-7 3-10l21-56h31l-45 110z">
                <text:p/>
              </draw:path>
              <draw:path draw:style-name="gr75" draw:text-style-name="P19" draw:layer="layout" svg:width="0.103cm" svg:height="0.114cm" svg:x="20.131cm" svg:y="6.897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75" draw:text-style-name="P19" draw:layer="layout" svg:width="0.057cm" svg:height="0.028cm" svg:x="20.256cm" svg:y="6.94cm" svg:viewBox="0 0 58 29" svg:d="M0 29c0-10 0-19 0-29 19 0 39 0 58 0 0 10 0 19 0 29-19 0-39 0-58 0z">
                <text:p/>
              </draw:path>
              <draw:path draw:style-name="gr75" draw:text-style-name="P19" draw:layer="layout" svg:width="0.107cm" svg:height="0.156cm" svg:x="20.325cm" svg:y="6.897cm" svg:viewBox="0 0 108 157" svg:d="M4 120l33 4c1 4 2 6 4 8 3 2 8 3 14 3 7 0 13-1 17-3 2-2 4-4 6-8 1-2 1-7 1-13v-16c-9 12-20 17-33 17-15 0-27-6-36-18-7-10-10-22-10-37 0-19 4-33 13-42 9-10 21-15 34-15 14 0 25 6 34 18v-16h27v99c0 13-1 23-3 29-2 7-5 12-9 16-4 3-9 6-16 8-6 2-14 3-24 3-19 0-33-3-40-9-8-7-12-15-12-25 0-1 0-2 0-3zM30 55c0 12 2 20 7 26 5 5 10 8 17 8s13-3 18-8c5-6 8-14 8-25s-3-20-8-25c-4-6-10-9-18-9-7 0-12 3-17 8-5 6-7 14-7 25z">
                <text:p/>
              </draw:path>
              <draw:path draw:style-name="gr75" draw:text-style-name="P19" draw:layer="layout" svg:width="0.114cm" svg:height="0.114cm" svg:x="20.456cm" svg:y="6.897cm" svg:viewBox="0 0 115 115" svg:d="M0 56c0-10 2-19 7-28s12-16 21-21 18-7 29-7c17 0 31 5 42 16 10 11 16 25 16 41 0 17-6 31-17 42-10 10-24 16-41 16-10 0-19-2-29-7-9-4-16-11-21-20s-7-19-7-32zM30 57c0 11 3 20 8 26 5 5 12 8 19 8 8 0 15-3 20-8 5-6 8-15 8-26 0-10-3-19-8-25-5-5-12-8-20-8-7 0-14 3-19 8-5 6-8 15-8 25z">
                <text:p/>
              </draw:path>
              <draw:path draw:style-name="gr75" draw:text-style-name="P19" draw:layer="layout" svg:width="0.103cm" svg:height="0.114cm" svg:x="20.586cm" svg:y="6.897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5" draw:text-style-name="P19" draw:layer="layout" svg:width="0.028cm" svg:height="0.151cm" svg:x="20.713cm" svg:y="6.858cm" svg:viewBox="0 0 29 152" svg:d="M0 152c0-51 0-101 0-152 10 0 20 0 29 0 0 51 0 101 0 152-9 0-19 0-29 0z">
                <text:p/>
              </draw:path>
            </draw:g>
            <draw:g>
              <draw:path draw:style-name="gr76" draw:text-style-name="P20" draw:layer="layout" svg:width="0.107cm" svg:height="0.154cm" svg:x="18.996cm" svg:y="7.247cm" svg:viewBox="0 0 108 155" svg:d="M0 3h27v16c4-6 9-10 15-14 6-3 13-5 20-5 13 0 24 5 33 15s13 24 13 42-4 33-13 43-20 15-33 15c-6 0-12-1-17-3-5-3-10-7-16-13v56h-29zM29 56c0 12 3 21 8 27s11 9 18 9 12-3 17-8c4-5 7-14 7-27 0-11-3-20-7-26-5-5-11-8-18-8s-13 3-18 8c-5 6-7 14-7 25z">
                <text:p/>
              </draw:path>
              <draw:path draw:style-name="gr76" draw:text-style-name="P20" draw:layer="layout" svg:width="0.103cm" svg:height="0.114cm" svg:x="19.12cm" svg:y="7.247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6" draw:text-style-name="P20" draw:layer="layout" svg:width="0.071cm" svg:height="0.112cm" svg:x="19.246cm" svg:y="7.247cm" svg:viewBox="0 0 72 113" svg:d="M29 113h-29v-111h27v16c5-7 9-12 13-14 4-3 8-4 13-4 6 0 13 2 19 5l-9 26c-5-3-10-5-14-5s-7 1-10 3c-3 3-5 7-7 13s-3 18-3 37z">
                <text:p/>
              </draw:path>
              <draw:path draw:style-name="gr76" draw:text-style-name="P20" draw:layer="layout" svg:width="0.103cm" svg:height="0.114cm" svg:x="19.323cm" svg:y="7.247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6" draw:text-style-name="P20" draw:layer="layout" svg:width="0.163cm" svg:height="0.112cm" svg:x="19.448cm" svg:y="7.247cm" svg:viewBox="0 0 164 113" svg:d="M0 2h27v16c10-12 21-18 35-18 7 0 13 1 18 4 6 3 10 8 13 14 5-6 10-11 16-14s12-4 18-4c8 0 15 2 21 5s10 8 13 14c2 5 3 13 3 23v71h-30v-63c0-11-1-18-3-21-3-5-7-7-12-7s-8 2-12 4-6 6-8 11-2 12-2 23v53h-30v-61c0-10 0-17-1-20-1-4-3-6-5-7-2-2-5-3-9-3-5 0-9 1-12 4-4 2-7 6-8 10-2 5-3 13-3 23v54h-29z">
                <text:p/>
              </draw:path>
              <draw:path draw:style-name="gr76" draw:text-style-name="P20" draw:layer="layout" svg:width="0.103cm" svg:height="0.114cm" svg:x="19.632cm" svg:y="7.247cm" svg:viewBox="0 0 104 115" svg:d="M0 81l30-4c1 5 3 10 7 12 4 3 9 5 16 5 8 0 14-2 17-4s4-5 4-8c0-2 0-4-2-6-1-1-4-2-10-3-23-6-38-10-45-15-9-5-13-14-13-24s4-18 11-24c8-7 20-10 36-10 15 0 26 2 34 7 7 5 12 12 15 22l-28 5c-1-4-3-7-6-10-4-2-8-3-15-3s-13 1-16 3c-2 2-4 4-4 6s1 4 3 5c3 2 12 5 28 8 16 4 26 8 33 13 6 6 9 13 9 22 0 10-4 19-13 26-8 7-21 11-38 11-15 0-27-3-36-9s-14-15-17-25z">
                <text:p/>
              </draw:path>
              <draw:path draw:style-name="gr76" draw:text-style-name="P20" draw:layer="layout" svg:width="0.028cm" svg:height="0.109cm" svg:x="19.767cm" svg:y="7.25cm" svg:viewBox="0 0 29 110" svg:d="M0 29c0-10 0-19 0-29 10 0 20 0 29 0 0 10 0 19 0 29-9 0-19 0-29 0zM0 110c0-10 0-19 0-29 10 0 20 0 29 0 0 10 0 19 0 29-9 0-19 0-29 0z">
                <text:p/>
              </draw:path>
            </draw:g>
            <draw:g>
              <draw:path draw:style-name="gr77" draw:text-style-name="P20" draw:layer="layout" svg:width="0.107cm" svg:height="0.154cm" svg:x="18.996cm" svg:y="7.833cm" svg:viewBox="0 0 108 155" svg:d="M0 3h27v16c4-6 9-10 15-14 6-3 13-5 20-5 13 0 24 5 33 15s13 24 13 42-4 33-13 43-20 15-33 15c-6 0-12-1-17-3-5-3-10-7-16-13v56h-29zM29 56c0 12 3 21 8 27s11 9 18 9 12-3 17-8c4-5 7-14 7-27 0-11-3-20-7-26-5-5-11-8-18-8s-13 3-18 8c-5 6-7 14-7 25z">
                <text:p/>
              </draw:path>
              <draw:path draw:style-name="gr77" draw:text-style-name="P20" draw:layer="layout" svg:width="0.071cm" svg:height="0.112cm" svg:x="19.126cm" svg:y="7.833cm" svg:viewBox="0 0 72 113" svg:d="M29 113h-29v-111h27v16c5-7 9-12 13-14 4-3 8-4 13-4 6 0 13 2 19 5l-9 26c-5-3-10-5-14-5s-7 1-10 3c-3 3-5 7-7 13s-3 18-3 37z">
                <text:p/>
              </draw:path>
              <draw:path draw:style-name="gr77" draw:text-style-name="P20" draw:layer="layout" svg:width="0.103cm" svg:height="0.114cm" svg:x="19.203cm" svg:y="7.833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77" draw:text-style-name="P20" draw:layer="layout" svg:width="0.028cm" svg:height="0.109cm" svg:x="19.337cm" svg:y="7.835cm" svg:viewBox="0 0 29 110" svg:d="M0 29c0-10 0-19 0-29 10 0 20 0 29 0 0 10 0 19 0 29-9 0-19 0-29 0zM0 110c0-10 0-19 0-29 10 0 20 0 29 0 0 10 0 19 0 29-9 0-19 0-29 0z">
                <text:p/>
              </draw:path>
            </draw:g>
            <draw:g>
              <draw:path draw:style-name="gr78" draw:text-style-name="P21" draw:layer="layout" svg:width="0.064cm" svg:height="0.154cm" svg:x="18.983cm" svg:y="8.006cm" svg:viewBox="0 0 65 155" svg:d="M17 155v-96h-17v-15h17v-11c0-8 0-13 2-17 1-5 5-8 9-11 5-3 11-5 19-5 6 0 12 1 18 2l-3 16c-4-1-7-1-11-1-6 0-10 1-12 4-2 2-4 7-4 13v10h22v15h-22v96z">
                <text:p/>
              </draw:path>
              <draw:path draw:style-name="gr78" draw:text-style-name="P21" draw:layer="layout" svg:width="0.103cm" svg:height="0.114cm" svg:x="19.049cm" svg:y="8.049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78" draw:text-style-name="P21" draw:layer="layout" svg:width="0.089cm" svg:height="0.112cm" svg:x="19.175cm" svg:y="8.051cm" svg:viewBox="0 0 90 113" svg:d="M73 110v-16c-8 12-20 19-35 19-7 0-13-2-18-4-6-3-10-6-13-10-3-3-5-8-6-13-1-4-1-10-1-18v-68h19v61c0 10 0 16 1 20 1 5 4 8 8 11 3 3 8 4 14 4 5 0 11-1 16-4s8-7 10-12c2-4 3-12 3-21v-59h19v110z">
                <text:p/>
              </draw:path>
              <draw:path draw:style-name="gr78" draw:text-style-name="P21" draw:layer="layout" svg:width="0.059cm" svg:height="0.112cm" svg:x="19.295cm" svg:y="8.048cm" svg:viewBox="0 0 60 113" svg:d="M0 113v-111h17v17c4-8 8-13 12-15 4-3 8-4 12-4 6 0 13 2 19 6l-6 17c-5-2-9-4-14-4-4 0-8 2-11 4s-6 6-7 10c-2 7-3 14-3 22v58z">
                <text:p/>
              </draw:path>
              <draw:path draw:style-name="gr78" draw:text-style-name="P21" draw:layer="layout" svg:width="0.053cm" svg:height="0.149cm" svg:x="19.357cm" svg:y="8.013cm" svg:viewBox="0 0 54 150" svg:d="M52 132l2 16c-5 1-10 2-14 2-7 0-12-1-16-3s-6-5-8-9c-1-3-2-11-2-22v-63h-14v-15h14v-27l19-11v38h19v15h-19v64c0 6 0 9 1 11 0 1 1 2 3 3 1 1 3 1 6 1 2 0 5 0 9 0z">
                <text:p/>
              </draw:path>
              <draw:path draw:style-name="gr78" draw:text-style-name="P21" draw:layer="layout" svg:width="0.09cm" svg:height="0.151cm" svg:x="19.428cm" svg:y="8.009cm" svg:viewBox="0 0 91 152" svg:d="M0 152v-152h19v55c9-11 20-16 33-16 8 0 16 2 22 5s10 8 13 14c2 5 4 13 4 24v70h-19v-70c0-9-2-16-6-20s-10-7-18-7c-5 0-11 2-15 5-5 3-9 6-11 11s-3 12-3 21v60z">
                <text:p/>
              </draw:path>
              <draw:path draw:style-name="gr78" draw:text-style-name="P21" draw:layer="layout" svg:width="0.057cm" svg:height="0.018cm" svg:x="19.54cm" svg:y="8.097cm" svg:viewBox="0 0 58 19" svg:d="M0 19c0-6 0-13 0-19 19 0 39 0 58 0 0 6 0 13 0 19-19 0-39 0-58 0z">
                <text:p/>
              </draw:path>
              <draw:path draw:style-name="gr78" draw:text-style-name="P21" draw:layer="layout" svg:width="0.059cm" svg:height="0.112cm" svg:x="19.62cm" svg:y="8.048cm" svg:viewBox="0 0 60 113" svg:d="M0 113v-111h17v17c4-8 8-13 12-15 4-3 8-4 12-4 6 0 13 2 19 6l-6 17c-5-2-9-4-14-4-4 0-8 2-11 4s-6 6-7 10c-2 7-3 14-3 22v58z">
                <text:p/>
              </draw:path>
              <draw:path draw:style-name="gr78" draw:text-style-name="P21" draw:layer="layout" svg:width="0.103cm" svg:height="0.114cm" svg:x="19.686cm" svg:y="8.049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78" draw:text-style-name="P21" draw:layer="layout" svg:width="0.152cm" svg:height="0.109cm" svg:x="19.798cm" svg:y="8.051cm" svg:viewBox="0 0 153 110" svg:d="M34 110l-34-110h19l18 64 7 23c0-1 2-9 6-23l17-64h20l16 64 6 21 6-21 19-64h19l-35 110h-20l-17-66-5-19-22 85z">
                <text:p/>
              </draw:path>
              <draw:path draw:style-name="gr78" draw:text-style-name="P21" draw:layer="layout" svg:width="0.05cm" svg:height="0.198cm" svg:x="19.965cm" svg:y="8.007cm" svg:viewBox="0 0 51 199" svg:d="M37 199c-10-13-19-28-26-45-7-18-11-36-11-55 0-16 3-32 8-47 6-17 16-35 29-52h14c-9 14-14 25-17 31-4 9-8 19-10 30-3 13-5 26-5 39 0 33 11 66 32 99z">
                <text:p/>
              </draw:path>
              <draw:path draw:style-name="gr78" draw:text-style-name="P21" draw:layer="layout" svg:width="0.1cm" svg:height="0.152cm" svg:x="20.031cm" svg:y="8.008cm" svg:viewBox="0 0 101 153" svg:d="M101 135v18h-101c0-5 1-9 2-13 3-7 7-14 13-21 5-6 14-14 24-23 17-13 28-24 34-32s9-15 9-22c0-8-3-14-8-19s-12-8-21-8-16 3-22 9c-5 5-8 12-8 22l-19-2c1-14 6-25 15-33 8-7 20-11 34-11 15 0 27 4 35 12 9 8 13 18 13 30 0 6-1 12-3 18-3 6-7 12-13 19-6 6-16 15-29 26-11 10-19 16-22 20-3 3-6 6-8 10z">
                <text:p/>
              </draw:path>
              <draw:path draw:style-name="gr78" draw:text-style-name="P21" draw:layer="layout" svg:width="0.05cm" svg:height="0.198cm" svg:x="20.157cm" svg:y="8.007cm" svg:viewBox="0 0 51 199" svg:d="M14 199h-14c21-33 31-66 31-99 0-13-1-26-4-39-3-10-6-20-10-30-3-6-8-16-17-31h14c13 17 22 35 29 52 5 15 8 31 8 47 0 19-4 37-11 55-7 17-16 32-26 45z">
                <text:p/>
              </draw:path>
              <draw:path draw:style-name="gr78" draw:text-style-name="P21" draw:layer="layout" svg:width="0.022cm" svg:height="0.05cm" svg:x="20.234cm" svg:y="8.14cm" svg:viewBox="0 0 23 51" svg:d="M1 21v-21h22v21c0 8-2 14-4 19-3 5-8 9-14 11l-5-8c4-1 7-4 9-7 2-4 3-8 3-15z">
                <text:p/>
              </draw:path>
              <draw:path draw:style-name="gr78" draw:text-style-name="P21" draw:layer="layout" svg:width="0.096cm" svg:height="0.114cm" svg:x="18.989cm" svg:y="8.284cm" svg:viewBox="0 0 97 115" svg:d="M78 72l19 3c-2 12-7 22-16 30-8 7-18 10-30 10-16 0-28-5-37-15-9-9-14-24-14-42 0-12 2-22 6-31s10-16 18-20c8-5 17-7 27-7 12 0 22 3 29 9 8 6 13 15 15 26l-18 3c-2-8-5-13-10-17-4-4-9-6-16-6-9 0-17 4-23 10-6 7-9 18-9 33 0 14 3 25 9 32s13 10 22 10c8 0 14-2 19-7 5-4 8-11 9-21z">
                <text:p/>
              </draw:path>
              <draw:path draw:style-name="gr78" draw:text-style-name="P21" draw:layer="layout" svg:width="0.103cm" svg:height="0.114cm" svg:x="19.096cm" svg:y="8.285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78" draw:text-style-name="P21" draw:layer="layout" svg:width="0.018cm" svg:height="0.151cm" svg:x="19.222cm" svg:y="8.245cm" svg:viewBox="0 0 19 152" svg:d="M0 152c0-51 0-101 0-152 6 0 13 0 19 0 0 51 0 101 0 152-6 0-13 0-19 0z">
                <text:p/>
              </draw:path>
              <draw:path draw:style-name="gr78" draw:text-style-name="P21" draw:layer="layout" svg:width="0.089cm" svg:height="0.112cm" svg:x="19.268cm" svg:y="8.287cm" svg:viewBox="0 0 90 113" svg:d="M73 110v-16c-8 12-20 19-35 19-7 0-13-2-18-4-6-3-10-6-13-10-3-3-5-8-6-13-1-4-1-10-1-18v-68h19v61c0 10 0 16 1 20 1 5 4 8 8 11 3 3 8 4 14 4 5 0 11-1 16-4s8-7 10-12c2-4 3-12 3-21v-59h19v110z">
                <text:p/>
              </draw:path>
              <draw:path draw:style-name="gr78" draw:text-style-name="P21" draw:layer="layout" svg:width="0.15cm" svg:height="0.112cm" svg:x="19.388cm" svg:y="8.284cm" svg:viewBox="0 0 151 113" svg:d="M0 113v-111h17v16c3-5 8-10 14-13s12-5 20-5 15 2 20 5 9 8 11 14c9-13 20-19 34-19 11 0 20 3 26 9s9 15 9 28v76h-19v-70c0-7-1-13-2-16s-3-6-7-8c-3-2-7-3-11-3-8 0-14 3-19 8s-8 13-8 25v64h-19v-72c0-8-1-14-5-19-3-4-8-6-15-6-5 0-10 2-14 4-5 3-8 7-10 12-2 6-3 13-3 23v58z">
                <text:p/>
              </draw:path>
              <draw:path draw:style-name="gr78" draw:text-style-name="P21" draw:layer="layout" svg:width="0.089cm" svg:height="0.112cm" svg:x="19.568cm" svg:y="8.284cm" svg:viewBox="0 0 90 113" svg:d="M0 113v-111h17v16c8-12 20-18 35-18 7 0 13 1 19 4 5 2 10 5 12 9 3 4 5 8 6 14 1 3 1 9 1 18v68h-18v-67c0-8-1-14-3-17-1-4-4-7-7-9-4-3-9-4-14-4-8 0-15 3-20 8-6 5-9 14-9 28v61z">
                <text:p/>
              </draw:path>
              <draw:path draw:style-name="gr78" draw:text-style-name="P21" draw:layer="layout" svg:width="0.057cm" svg:height="0.018cm" svg:x="19.68cm" svg:y="8.333cm" svg:viewBox="0 0 58 19" svg:d="M0 19c0-6 0-13 0-19 19 0 39 0 58 0 0 6 0 13 0 19-19 0-39 0-58 0z">
                <text:p/>
              </draw:path>
              <draw:path draw:style-name="gr78" draw:text-style-name="P21" draw:layer="layout" svg:width="0.102cm" svg:height="0.114cm" svg:x="19.754cm" svg:y="8.284cm" svg:viewBox="0 0 103 115" svg:d="M82 77l20 3c-3 11-9 20-17 26s-19 9-32 9c-16 0-29-5-39-15-9-10-14-23-14-41 0-19 5-33 14-44 10-10 23-15 38-15s27 5 36 15c10 10 15 24 15 42 0 1-1 3-1 5h-83c1 12 5 22 11 28 6 7 14 10 23 10 7 0 13-2 18-5 5-4 9-10 11-18zM21 47h62c-1-9-4-16-7-21-6-7-14-11-24-11-9 0-16 3-22 9s-9 13-9 23z">
                <text:p/>
              </draw:path>
              <draw:path draw:style-name="gr78" draw:text-style-name="P21" draw:layer="layout" svg:width="0.05cm" svg:height="0.198cm" svg:x="19.878cm" svg:y="8.243cm" svg:viewBox="0 0 51 199" svg:d="M37 199c-10-13-19-28-26-45-7-18-11-36-11-55 0-16 3-32 8-47 6-17 16-35 29-52h14c-9 14-14 25-17 31-4 9-8 19-10 30-3 13-5 26-5 39 0 33 11 66 32 99z">
                <text:p/>
              </draw:path>
              <draw:path draw:style-name="gr78" draw:text-style-name="P21" draw:layer="layout" svg:width="0.056cm" svg:height="0.152cm" svg:x="19.961cm" svg:y="8.244cm" svg:viewBox="0 0 57 153" svg:d="M57 153h-19v-119c-5 4-11 8-18 13-8 4-14 7-20 9v-18c11-5 20-11 28-18s13-13 16-20h13z">
                <text:p/>
              </draw:path>
              <draw:path draw:style-name="gr78" draw:text-style-name="P21" draw:layer="layout" svg:width="0.05cm" svg:height="0.198cm" svg:x="20.07cm" svg:y="8.243cm" svg:viewBox="0 0 51 199" svg:d="M14 199h-14c21-33 31-66 31-99 0-13-1-26-4-39-3-10-6-20-10-30-3-6-8-16-17-31h14c13 17 22 35 29 52 5 15 8 31 8 47 0 19-4 37-11 55-7 17-16 32-26 45z">
                <text:p/>
              </draw:path>
            </draw:g>
            <draw:g>
              <draw:path draw:style-name="gr79" draw:text-style-name="P20" draw:layer="layout" svg:width="0.103cm" svg:height="0.114cm" svg:x="18.989cm" svg:y="8.635cm" svg:viewBox="0 0 104 115" svg:d="M30 36l-27-5c3-10 8-18 16-23 7-5 18-8 32-8 13 0 23 2 30 5 6 3 10 7 13 11 3 5 4 14 4 26v34c0 10 0 17 1 22 1 4 3 9 5 15h-29c0-2-1-5-3-9 0-2 0-3-1-3-5 4-10 8-16 11-5 2-12 3-18 3-11 0-21-3-27-9-7-6-10-14-10-23 0-7 2-12 4-17 4-5 8-9 13-11 6-3 13-5 24-7 13-3 23-5 28-7v-3c0-6-1-10-4-12-3-3-8-4-16-4-5 0-9 1-12 3s-5 6-7 11zM69 60c-4 1-10 2-18 4s-13 4-16 5c-4 3-6 6-6 11 0 4 2 7 5 10s7 5 12 5 10-2 15-6c4-2 6-5 7-9 1-3 1-7 1-14z">
                <text:p/>
              </draw:path>
              <draw:path draw:style-name="gr79" draw:text-style-name="P20" draw:layer="layout" svg:width="0.108cm" svg:height="0.154cm" svg:x="19.109cm" svg:y="8.595cm" svg:viewBox="0 0 109 155" svg:d="M109 152h-28v-16c-4 6-10 11-16 14s-12 5-19 5c-12 0-23-5-32-16-9-10-14-24-14-42 0-19 4-33 13-43s20-15 34-15c12 0 23 6 32 16v-55h30zM30 95c0 11 2 20 5 25 5 8 11 12 20 12 7 0 12-3 17-9s7-14 7-26-2-21-7-27c-4-5-10-8-17-8s-13 2-18 8c-5 5-7 14-7 25z">
                <text:p/>
              </draw:path>
              <draw:path draw:style-name="gr79" draw:text-style-name="P20" draw:layer="layout" svg:width="0.108cm" svg:height="0.154cm" svg:x="19.24cm" svg:y="8.595cm" svg:viewBox="0 0 109 155" svg:d="M109 152h-28v-16c-4 6-10 11-16 14s-12 5-19 5c-12 0-23-5-32-16-9-10-14-24-14-42 0-19 4-33 13-43s20-15 34-15c12 0 23 6 32 16v-55h30zM30 95c0 11 2 20 5 25 5 8 11 12 20 12 7 0 12-3 17-9s7-14 7-26-2-21-7-27c-4-5-10-8-17-8s-13 2-18 8c-5 5-7 14-7 25z">
                <text:p/>
              </draw:path>
              <draw:path draw:style-name="gr79" draw:text-style-name="P20" draw:layer="layout" svg:width="0.028cm" svg:height="0.109cm" svg:x="19.384cm" svg:y="8.637cm" svg:viewBox="0 0 29 110" svg:d="M0 29c0-10 0-19 0-29 10 0 20 0 29 0 0 10 0 19 0 29-9 0-19 0-29 0zM0 110c0-10 0-19 0-29 10 0 20 0 29 0 0 10 0 19 0 29-9 0-19 0-29 0z">
                <text:p/>
              </draw:path>
            </draw:g>
            <draw:g>
              <draw:path draw:style-name="gr80" draw:text-style-name="P21" draw:layer="layout" svg:width="0.097cm" svg:height="0.156cm" svg:x="18.988cm" svg:y="8.851cm" svg:viewBox="0 0 98 157" svg:d="M4 122l18 2c1 6 3 10 6 13 5 3 12 5 20 5s15-2 20-5c5-4 8-9 10-15 0-4 1-12 1-24-8 10-19 15-31 15-15 0-27-6-35-17-9-11-13-24-13-39 0-11 2-20 6-29s9-16 16-21c8-5 16-7 26-7 13 0 24 5 33 16v-14h17v96c0 17-2 29-5 36-4 7-9 13-17 17s-17 6-28 6c-14 0-24-3-32-9-9-5-13-14-12-26zM19 56c0 14 3 25 9 31 6 7 13 10 22 10s16-3 22-10c5-6 8-17 8-31 0-13-3-23-9-30s-13-11-21-11c-9 0-16 4-22 11-6 6-9 16-9 30z">
                <text:p/>
              </draw:path>
              <draw:path draw:style-name="gr80" draw:text-style-name="P21" draw:layer="layout" svg:width="0.103cm" svg:height="0.114cm" svg:x="19.108cm" svg:y="8.851cm" svg:viewBox="0 0 104 115" svg:d="M0 57c0-20 6-35 17-45 10-8 21-12 35-12 15 0 28 5 38 15 9 10 14 23 14 41 0 14-2 25-6 33-5 8-11 15-19 19-8 5-17 7-27 7-15 0-28-5-38-15-9-10-14-24-14-43zM19 57c0 15 3 25 10 32 6 7 14 11 23 11 10 0 17-4 24-11 6-7 9-18 9-32s-3-24-10-31c-6-7-14-11-23-11s-17 4-23 11c-7 7-10 17-10 31z">
                <text:p/>
              </draw:path>
              <draw:path draw:style-name="gr80" draw:text-style-name="P21" draw:layer="layout" svg:width="0.101cm" svg:height="0.114cm" svg:x="19.228cm" svg:y="8.851cm" svg:viewBox="0 0 102 115" svg:d="M79 99c-7 6-14 10-20 12-7 3-14 4-21 4-12 0-22-3-28-9-7-6-10-13-10-23 0-5 1-10 4-14 2-5 5-8 9-11s9-5 14-6c4-1 9-2 17-3 15-2 26-4 33-6 0-3 1-5 1-5 0-8-2-13-6-16-5-4-12-7-21-7s-16 2-20 5-7 9-9 16l-19-2c2-8 5-14 9-19 3-5 9-9 16-11 7-3 16-4 25-4 10 0 18 1 24 3 5 3 10 5 13 9 2 3 4 7 6 12 0 3 0 9 0 17v25c0 18 1 29 2 33 0 5 2 9 4 13h-19c-2-3-3-8-4-13zM77 57c-6 3-17 5-30 7-8 1-14 3-17 4s-6 3-7 6c-2 3-3 6-3 9 0 5 2 9 6 12 4 4 9 5 17 5 7 0 13-1 19-4 6-4 10-8 12-13s3-11 3-19z">
                <text:p/>
              </draw:path>
              <draw:path draw:style-name="gr80" draw:text-style-name="P21" draw:layer="layout" svg:width="0.018cm" svg:height="0.151cm" svg:x="19.353cm" svg:y="8.812cm" svg:viewBox="0 0 19 152" svg:d="M0 152c0-51 0-101 0-152 6 0 13 0 19 0 0 51 0 101 0 152-6 0-13 0-19 0z">
                <text:p/>
              </draw:path>
              <draw:path draw:style-name="gr80" draw:text-style-name="P21" draw:layer="layout" svg:width="0.057cm" svg:height="0.018cm" svg:x="19.393cm" svg:y="8.899cm" svg:viewBox="0 0 58 19" svg:d="M0 19c0-6 0-13 0-19 19 0 39 0 58 0 0 6 0 13 0 19-19 0-39 0-58 0z">
                <text:p/>
              </draw:path>
              <draw:path draw:style-name="gr80" draw:text-style-name="P21" draw:layer="layout" svg:width="0.101cm" svg:height="0.114cm" svg:x="19.466cm" svg:y="8.851cm" svg:viewBox="0 0 102 115" svg:d="M79 99c-7 6-14 10-20 12-7 3-14 4-21 4-12 0-22-3-28-9-7-6-10-13-10-23 0-5 1-10 4-14 2-5 5-8 9-11s9-5 14-6c4-1 9-2 17-3 15-2 26-4 33-6 0-3 1-5 1-5 0-8-2-13-6-16-5-4-12-7-21-7s-16 2-20 5-7 9-9 16l-19-2c2-8 5-14 9-19 3-5 9-9 16-11 7-3 16-4 25-4 10 0 18 1 24 3 5 3 10 5 13 9 2 3 4 7 6 12 0 3 0 9 0 17v25c0 18 1 29 2 33 0 5 2 9 4 13h-19c-2-3-3-8-4-13zM77 57c-6 3-17 5-30 7-8 1-14 3-17 4s-6 3-7 6c-2 3-3 6-3 9 0 5 2 9 6 12 4 4 9 5 17 5 7 0 13-1 19-4 6-4 10-8 12-13s3-11 3-19z">
                <text:p/>
              </draw:path>
              <draw:path draw:style-name="gr80" draw:text-style-name="P21" draw:layer="layout" svg:width="0.096cm" svg:height="0.114cm" svg:x="19.586cm" svg:y="8.851cm" svg:viewBox="0 0 97 115" svg:d="M78 72l19 3c-2 12-7 22-16 30-8 7-18 10-30 10-16 0-28-5-37-15-9-9-14-24-14-42 0-12 2-22 6-31s10-16 18-20c8-5 17-7 27-7 12 0 22 3 29 9 8 6 13 15 15 26l-18 3c-2-8-5-13-10-17-4-4-9-6-16-6-9 0-17 4-23 10-6 7-9 18-9 33 0 14 3 25 9 32s13 10 22 10c8 0 14-2 19-7 5-4 8-11 9-21z">
                <text:p/>
              </draw:path>
              <draw:path draw:style-name="gr80" draw:text-style-name="P21" draw:layer="layout" svg:width="0.09cm" svg:height="0.151cm" svg:x="19.699cm" svg:y="8.812cm" svg:viewBox="0 0 91 152" svg:d="M0 152v-152h19v55c9-11 20-16 33-16 8 0 16 2 22 5s10 8 13 14c2 5 4 13 4 24v70h-19v-70c0-9-2-16-6-20s-10-7-18-7c-5 0-11 2-15 5-5 3-9 6-11 11s-3 12-3 21v60z">
                <text:p/>
              </draw:path>
              <draw:path draw:style-name="gr80" draw:text-style-name="P21" draw:layer="layout" svg:width="0.018cm" svg:height="0.151cm" svg:x="19.819cm" svg:y="8.812cm" svg:viewBox="0 0 19 152" svg:d="M0 21c0-7 0-14 0-21 6 0 13 0 19 0 0 7 0 14 0 21-6 0-13 0-19 0zM0 152c0-37 0-73 0-110 6 0 13 0 19 0 0 37 0 73 0 110-6 0-13 0-19 0z">
                <text:p/>
              </draw:path>
              <draw:path draw:style-name="gr80" draw:text-style-name="P21" draw:layer="layout" svg:width="0.102cm" svg:height="0.114cm" svg:x="19.86cm" svg:y="8.851cm" svg:viewBox="0 0 103 115" svg:d="M82 77l20 3c-3 11-9 20-17 26s-19 9-32 9c-16 0-29-5-39-15-9-10-14-23-14-41 0-19 5-33 14-44 10-10 23-15 38-15s27 5 36 15c10 10 15 24 15 42 0 1-1 3-1 5h-83c1 12 5 22 11 28 6 7 14 10 23 10 7 0 13-2 18-5 5-4 9-10 11-18zM21 47h62c-1-9-4-16-7-21-6-7-14-11-24-11-9 0-16 3-22 9s-9 13-9 23z">
                <text:p/>
              </draw:path>
              <draw:path draw:style-name="gr80" draw:text-style-name="P21" draw:layer="layout" svg:width="0.101cm" svg:height="0.109cm" svg:x="19.974cm" svg:y="8.853cm" svg:viewBox="0 0 102 110" svg:d="M42 110l-42-110h20l24 66c2 7 5 14 7 22 2-6 4-13 7-21l25-67h19l-42 110z">
                <text:p/>
              </draw:path>
              <draw:path draw:style-name="gr80" draw:text-style-name="P21" draw:layer="layout" svg:width="0.102cm" svg:height="0.114cm" svg:x="20.086cm" svg:y="8.851cm" svg:viewBox="0 0 103 115" svg:d="M82 77l20 3c-3 11-9 20-17 26s-19 9-32 9c-16 0-29-5-39-15-9-10-14-23-14-41 0-19 5-33 14-44 10-10 23-15 38-15s27 5 36 15c10 10 15 24 15 42 0 1-1 3-1 5h-83c1 12 5 22 11 28 6 7 14 10 23 10 7 0 13-2 18-5 5-4 9-10 11-18zM21 47h62c-1-9-4-16-7-21-6-7-14-11-24-11-9 0-16 3-22 9s-9 13-9 23z">
                <text:p/>
              </draw:path>
              <draw:path draw:style-name="gr80" draw:text-style-name="P21" draw:layer="layout" svg:width="0.095cm" svg:height="0.154cm" svg:x="20.205cm" svg:y="8.812cm" svg:viewBox="0 0 96 155" svg:d="M79 152v-14c-7 11-17 17-31 17-9 0-17-3-25-8-7-4-13-11-17-20s-6-18-6-30c0-11 2-21 6-30 3-9 9-15 16-20 8-5 16-7 25-7 7 0 13 1 18 4s9 6 13 11v-55h18v152zM19 97c0 14 3 25 9 32s13 10 22 10c8 0 15-3 21-10 5-6 8-17 8-30 0-15-3-26-9-33-5-7-13-11-21-11-9 0-16 4-21 10-6 7-9 18-9 32z">
                <text:p/>
              </draw:path>
              <draw:path draw:style-name="gr80" draw:text-style-name="P21" draw:layer="layout" svg:width="0.05cm" svg:height="0.198cm" svg:x="20.33cm" svg:y="8.809cm" svg:viewBox="0 0 51 199" svg:d="M37 199c-10-13-19-28-26-45-7-18-11-36-11-55 0-16 3-32 8-47 6-17 16-35 29-52h14c-9 14-14 25-17 31-4 9-8 19-10 30-3 13-5 26-5 39 0 33 11 66 32 99z">
                <text:p/>
              </draw:path>
              <draw:path draw:style-name="gr80" draw:text-style-name="P21" draw:layer="layout" svg:width="0.05cm" svg:height="0.198cm" svg:x="20.403cm" svg:y="8.809cm" svg:viewBox="0 0 51 199" svg:d="M14 199h-14c21-33 31-66 31-99 0-13-1-26-4-39-3-10-6-20-10-30-3-6-8-16-17-31h14c13 17 22 35 29 52 5 15 8 31 8 47 0 19-4 37-11 55-7 17-16 32-26 45z">
                <text:p/>
              </draw:path>
            </draw:g>
            <draw:g>
              <draw:path draw:style-name="gr81" draw:text-style-name="P20" draw:layer="layout" svg:width="0.108cm" svg:height="0.154cm" svg:x="18.99cm" svg:y="9.182cm" svg:viewBox="0 0 109 155" svg:d="M109 152h-28v-16c-4 6-10 11-16 14s-12 5-19 5c-12 0-23-5-32-16-9-10-14-24-14-42 0-19 4-33 13-43s20-15 34-15c12 0 23 6 32 16v-55h30zM30 95c0 11 2 20 5 25 5 8 11 12 20 12 7 0 12-3 17-9s7-14 7-26-2-21-7-27c-4-5-10-8-17-8s-13 2-18 8c-5 5-7 14-7 25z">
                <text:p/>
              </draw:path>
              <draw:path draw:style-name="gr81" draw:text-style-name="P20" draw:layer="layout" svg:width="0.103cm" svg:height="0.114cm" svg:x="19.119cm" svg:y="9.221cm" svg:viewBox="0 0 104 115" svg:d="M73 78l29 4c-3 11-9 19-18 25-8 5-18 8-30 8-19 0-34-6-43-19-7-10-11-22-11-38 0-18 5-32 14-42 10-11 22-16 37-16 17 0 30 5 39 16 10 11 14 28 14 50h-74c0 9 3 15 7 20 5 5 10 7 17 7 5 0 9-1 12-3 3-3 5-7 7-12zM75 48c-1-8-3-15-7-19-4-5-9-7-15-7-7 0-12 3-16 7-4 5-6 11-6 19z">
                <text:p/>
              </draw:path>
              <draw:path draw:style-name="gr81" draw:text-style-name="P20" draw:layer="layout" svg:width="0.028cm" svg:height="0.151cm" svg:x="19.247cm" svg:y="9.181cm" svg:viewBox="0 0 29 152" svg:d="M0 152c0-51 0-101 0-152 10 0 20 0 29 0 0 51 0 101 0 152-9 0-19 0-29 0z">
                <text:p/>
              </draw:path>
              <draw:path draw:style-name="gr81" draw:text-style-name="P20" draw:layer="layout" svg:width="0.028cm" svg:height="0.109cm" svg:x="19.313cm" svg:y="9.223cm" svg:viewBox="0 0 29 110" svg:d="M0 29c0-10 0-19 0-29 10 0 20 0 29 0 0 10 0 19 0 29-9 0-19 0-29 0zM0 110c0-10 0-19 0-29 10 0 20 0 29 0 0 10 0 19 0 29-9 0-19 0-29 0z">
                <text:p/>
              </draw:path>
            </draw:g>
            <draw:path draw:style-name="gr82" draw:text-style-name="P22" draw:layer="layout" svg:width="2.359cm" svg:height="3.037cm" svg:x="18.924cm" svg:y="6.689cm" svg:viewBox="0 0 2360 3038" svg:d="M81 3038c732 0 1465 0 2197 0 41 0 82-92 82-185 0-889 0-1779 0-2668 0-93-41-185-82-185-732 0-1465 0-2197 0-41 0-81 92-81 185 0 889 0 1779 0 2668 0 93 40 185 81 185z">
              <text:p/>
            </draw:path>
          </draw:g>
          <draw:g>
            <draw:g>
              <draw:path draw:style-name="gr83" draw:text-style-name="P23" draw:layer="layout" svg:width="2.547cm" svg:height="0.288cm" svg:x="16.086cm" svg:y="6.76cm" svg:viewBox="0 0 2548 289" svg:d="M73 289h2403c36 0 72-48 72-96v-96c0-49-36-97-72-97h-2403c-37 0-73 48-73 97v96c0 48 36 96 73 96z">
                <text:p/>
              </draw:path>
              <draw:path draw:style-name="gr75" draw:text-style-name="P24" draw:layer="layout" svg:width="0.096cm" svg:height="0.139cm" svg:x="16.698cm" svg:y="6.881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ath draw:style-name="gr75" draw:text-style-name="P24" draw:layer="layout" svg:width="0.025cm" svg:height="0.137cm" svg:x="16.816cm" svg:y="6.846cm" svg:viewBox="0 0 26 138" svg:d="M0 24v-24h26v24zM0 138v-100h26v100z">
                <text:p/>
              </draw:path>
              <draw:path draw:style-name="gr75" draw:text-style-name="P24" draw:layer="layout" svg:width="0.093cm" svg:height="0.104cm" svg:x="16.864cm" svg:y="6.881cm" svg:viewBox="0 0 94 105" svg:d="M93 32l-26 5c-1-6-3-10-6-12-3-3-7-4-12-4-7 0-12 2-16 7-4 4-6 12-6 22 0 12 2 21 6 26s10 7 16 7c5 0 9-1 13-4 3-3 5-8 6-15l26 4c-2 12-8 21-15 27-8 7-18 10-31 10-15 0-26-5-35-14-9-10-13-22-13-39 0-16 4-29 13-38s21-14 35-14c13 0 22 3 29 8 8 5 13 13 16 24z">
                <text:p/>
              </draw:path>
              <draw:polygon draw:style-name="gr75" draw:text-style-name="P24" draw:layer="layout" svg:width="0.091cm" svg:height="0.137cm" svg:x="16.976cm" svg:y="6.846cm" svg:viewBox="0 0 92 138" draw:points="0,138 0,0 26,0 26,73 57,38 90,38 56,75 92,138 64,138 39,93 26,106 26,138">
                <text:p/>
              </draw:polygon>
              <draw:polygon draw:style-name="gr75" draw:text-style-name="P24" draw:layer="layout" svg:width="0.051cm" svg:height="0.025cm" svg:x="17.082cm" svg:y="6.92cm" svg:viewBox="0 0 52 26" draw:points="0,26 0,0 52,0 52,26">
                <text:p/>
              </draw:polygon>
              <draw:path draw:style-name="gr75" draw:text-style-name="P24" draw:layer="layout" svg:width="0.093cm" svg:height="0.104cm" svg:x="17.143cm" svg:y="6.881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75" draw:text-style-name="P24" draw:layer="layout" svg:width="0.09cm" svg:height="0.101cm" svg:x="17.257cm" svg:y="6.881cm" svg:viewBox="0 0 91 102" svg:d="M91 102h-26v-51c0-11-1-18-2-21s-3-5-6-7c-2-2-5-3-9-3s-8 1-12 4-6 6-8 10c-1 4-2 12-2 23v45h-26v-100h25v15c8-11 19-17 32-17 6 0 12 1 16 3 5 2 9 5 11 8 3 3 5 7 6 11s1 10 1 18z">
                <text:p/>
              </draw:path>
              <draw:path draw:style-name="gr75" draw:text-style-name="P24" draw:layer="layout" svg:width="0.097cm" svg:height="0.139cm" svg:x="17.368cm" svg:y="6.846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olygon draw:style-name="gr75" draw:text-style-name="P24" draw:layer="layout" svg:width="0.051cm" svg:height="0.025cm" svg:x="17.488cm" svg:y="6.92cm" svg:viewBox="0 0 52 26" draw:points="0,26 0,0 52,0 52,26">
                <text:p/>
              </draw:polygon>
              <draw:path draw:style-name="gr75" draw:text-style-name="P24" draw:layer="layout" svg:width="0.096cm" svg:height="0.139cm" svg:x="17.555cm" svg:y="6.881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olygon draw:style-name="gr75" draw:text-style-name="P24" draw:layer="layout" svg:width="0.025cm" svg:height="0.137cm" svg:x="17.673cm" svg:y="6.846cm" svg:viewBox="0 0 26 138" draw:points="0,138 0,0 26,0 26,138">
                <text:p/>
              </draw:polygon>
              <draw:path draw:style-name="gr75" draw:text-style-name="P24" draw:layer="layout" svg:width="0.093cm" svg:height="0.104cm" svg:x="17.72cm" svg:y="6.881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75" draw:text-style-name="P24" draw:layer="layout" svg:width="0.093cm" svg:height="0.104cm" svg:x="17.829cm" svg:y="6.881cm" svg:viewBox="0 0 94 105" svg:d="M93 32l-26 5c-1-6-3-10-6-12-3-3-7-4-12-4-7 0-12 2-16 7-4 4-6 12-6 22 0 12 2 21 6 26s10 7 16 7c5 0 9-1 13-4 3-3 5-8 6-15l26 4c-2 12-8 21-15 27-8 7-18 10-31 10-15 0-26-5-35-14-9-10-13-22-13-39 0-16 4-29 13-38s21-14 35-14c13 0 22 3 29 8 8 5 13 13 16 24z">
                <text:p/>
              </draw:path>
              <draw:path draw:style-name="gr75" draw:text-style-name="P24" draw:layer="layout" svg:width="0.092cm" svg:height="0.104cm" svg:x="17.934cm" svg:y="6.881cm" svg:viewBox="0 0 93 105" svg:d="M66 70l26 5c-3 10-9 17-16 22s-17 7-28 8c-17-1-30-6-38-18-7-9-10-20-10-34 0-17 4-30 13-39s20-14 33-14c15 0 26 5 35 15s13 25 12 45h-66c0 8 2 14 7 18 4 5 9 7 15 7 4 0 7-1 10-4 3-2 5-6 7-11zM67 44c0-8-2-14-6-18s-8-6-14-6c-5 0-10 2-14 7-4 4-5 9-5 17z">
                <text:p/>
              </draw:path>
            </draw:g>
            <draw:g>
              <draw:path draw:style-name="gr84" draw:text-style-name="P25" draw:layer="layout" svg:width="0.096cm" svg:height="0.139cm" svg:x="16.13cm" svg:y="7.184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ath draw:style-name="gr84" draw:text-style-name="P25" draw:layer="layout" svg:width="0.093cm" svg:height="0.104cm" svg:x="16.241cm" svg:y="7.184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84" draw:text-style-name="P25" draw:layer="layout" svg:width="0.064cm" svg:height="0.101cm" svg:x="16.354cm" svg:y="7.184cm" svg:viewBox="0 0 65 102" svg:d="M26 102h-26v-100h25v14c4-6 8-11 11-13s7-3 11-3c6 0 12 2 18 5l-8 23c-5-3-9-4-13-4s-7 1-9 3c-3 2-5 6-6 11-2 5-3 16-3 33z">
                <text:p/>
              </draw:path>
              <draw:path draw:style-name="gr84" draw:text-style-name="P25" draw:layer="layout" svg:width="0.093cm" svg:height="0.104cm" svg:x="16.424cm" svg:y="7.184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84" draw:text-style-name="P25" draw:layer="layout" svg:width="0.146cm" svg:height="0.101cm" svg:x="16.537cm" svg:y="7.184cm" svg:viewBox="0 0 147 102" svg:d="M0 2h24v14c9-11 19-16 32-16 6 0 11 1 16 4s9 7 12 12c4-5 9-9 14-12s10-4 16-4c8 0 14 1 19 4s9 8 11 14c2 4 3 11 3 20v64h-26v-57c0-10-1-16-3-19-3-4-6-6-11-6-4 0-8 1-11 4-3 2-6 5-7 10-1 4-2 11-2 20v48h-27v-55c0-9 0-16-1-18-1-3-2-5-4-7-2-1-5-2-8-2-4 0-8 1-11 4-4 2-6 5-7 9-2 4-3 11-3 21v48h-26z">
                <text:p/>
              </draw:path>
              <draw:path draw:style-name="gr84" draw:text-style-name="P25" draw:layer="layout" svg:width="0.092cm" svg:height="0.103cm" svg:x="16.701cm" svg:y="7.184cm" svg:viewBox="0 0 93 104" svg:d="M0 74l27-4c1 5 3 9 6 11 4 3 9 4 15 4 7 0 12-1 15-3s4-5 4-7-1-4-2-5c-1-2-4-3-9-4-21-5-35-9-40-13-8-5-12-13-12-22s3-16 10-22 17-9 32-9c13 0 24 2 30 7 7 4 11 11 14 19l-25 5c-1-4-3-7-6-9s-7-3-13-3c-7 0-12 1-15 3-2 1-3 3-3 5s1 4 3 5c2 2 10 4 25 8 14 3 23 7 29 11 6 5 8 12 8 20 0 9-3 17-11 24-8 6-19 9-34 9-14 0-24-2-32-8-8-5-14-13-16-22z">
                <text:p/>
              </draw:path>
              <draw:path draw:style-name="gr84" draw:text-style-name="P25" draw:layer="layout" svg:width="0.025cm" svg:height="0.099cm" svg:x="16.823cm" svg:y="7.186cm" svg:viewBox="0 0 26 100" svg:d="M0 26v-26h26v26zM0 100v-27h26v27z">
                <text:p/>
              </draw:path>
            </draw:g>
            <draw:g>
              <draw:path draw:style-name="gr85" draw:text-style-name="P26" draw:layer="layout" svg:width="0.088cm" svg:height="0.139cm" svg:x="16.126cm" svg:y="7.339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5" draw:text-style-name="P26" draw:layer="layout" svg:width="0.048cm" svg:height="0.135cm" svg:x="16.228cm" svg:y="7.34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5" draw:text-style-name="P26" draw:layer="layout" svg:width="0.093cm" svg:height="0.104cm" svg:x="16.285cm" svg:y="7.37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5" draw:text-style-name="P26" draw:layer="layout" svg:width="0.082cm" svg:height="0.137cm" svg:x="16.399cm" svg:y="7.341cm" svg:viewBox="0 0 83 138" draw:points="0,138 0,0 17,0 17,79 57,38 79,38 41,75 83,138 62,138 29,87 17,98 17,138">
                <text:p/>
              </draw:polygon>
              <draw:path draw:style-name="gr85" draw:text-style-name="P26" draw:layer="layout" svg:width="0.091cm" svg:height="0.103cm" svg:x="16.491cm" svg:y="7.37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5" draw:text-style-name="P26" draw:layer="layout" svg:width="0.08cm" svg:height="0.101cm" svg:x="16.604cm" svg:y="7.377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5" draw:text-style-name="P26" draw:layer="layout" svg:width="0.019cm" svg:height="0.046cm" svg:x="16.714cm" svg:y="7.46cm" svg:viewBox="0 0 20 47" svg:d="M1 19v-19h19v19c0 7-1 13-3 17-3 5-7 8-12 11l-5-8c4-1 6-4 8-7s3-7 3-13z">
                <text:p/>
              </draw:path>
              <draw:path draw:style-name="gr85" draw:text-style-name="P26" draw:layer="layout" svg:width="0.088cm" svg:height="0.139cm" svg:x="16.816cm" svg:y="7.339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5" draw:text-style-name="P26" draw:layer="layout" svg:width="0.082cm" svg:height="0.103cm" svg:x="16.921cm" svg:y="7.377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5" draw:text-style-name="P26" draw:layer="layout" svg:width="0.093cm" svg:height="0.104cm" svg:x="17.018cm" svg:y="7.37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5" draw:text-style-name="P26" draw:layer="layout" svg:width="0.08cm" svg:height="0.101cm" svg:x="17.132cm" svg:y="7.379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5" draw:text-style-name="P26" draw:layer="layout" svg:width="0.053cm" svg:height="0.101cm" svg:x="17.239cm" svg:y="7.377cm" svg:viewBox="0 0 54 102" svg:d="M0 102v-100h15v15c4-7 8-11 11-14 3-2 7-3 11-3 6 0 11 2 17 5l-6 16c-4-2-8-3-12-3s-7 1-10 3-5 5-6 9c-2 6-3 13-3 20v52z">
                <text:p/>
              </draw:path>
              <draw:path draw:style-name="gr85" draw:text-style-name="P26" draw:layer="layout" svg:width="0.086cm" svg:height="0.103cm" svg:x="17.299cm" svg:y="7.377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5" draw:text-style-name="P26" draw:layer="layout" svg:width="0.091cm" svg:height="0.103cm" svg:x="17.396cm" svg:y="7.37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5" draw:text-style-name="P26" draw:layer="layout" svg:width="0.019cm" svg:height="0.046cm" svg:x="17.512cm" svg:y="7.46cm" svg:viewBox="0 0 20 47" svg:d="M1 19v-19h19v19c0 7-1 13-3 17-3 5-7 8-12 11l-5-8c4-1 6-4 8-7s3-7 3-13z">
                <text:p/>
              </draw:path>
              <draw:path draw:style-name="gr85" draw:text-style-name="P26" draw:layer="layout" svg:width="0.088cm" svg:height="0.139cm" svg:x="17.613cm" svg:y="7.339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5" draw:text-style-name="P26" draw:layer="layout" svg:width="0.086cm" svg:height="0.139cm" svg:x="17.719cm" svg:y="7.341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5" draw:text-style-name="P26" draw:layer="layout" svg:width="0.091cm" svg:height="0.103cm" svg:x="17.827cm" svg:y="7.37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5" draw:text-style-name="P26" draw:layer="layout" svg:width="0.082cm" svg:height="0.103cm" svg:x="17.933cm" svg:y="7.377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5" draw:text-style-name="P26" draw:layer="layout" svg:width="0.048cm" svg:height="0.135cm" svg:x="18.028cm" svg:y="7.34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5" draw:text-style-name="P26" draw:layer="layout" svg:width="0.016cm" svg:height="0.137cm" svg:x="18.092cm" svg:y="7.341cm" svg:viewBox="0 0 17 138" svg:d="M0 19v-19h17v19zM0 138v-100h17v100z">
                <text:p/>
              </draw:path>
              <draw:path draw:style-name="gr85" draw:text-style-name="P26" draw:layer="layout" svg:width="0.08cm" svg:height="0.101cm" svg:x="18.135cm" svg:y="7.377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5" draw:text-style-name="P26" draw:layer="layout" svg:width="0.091cm" svg:height="0.104cm" svg:x="18.236cm" svg:y="7.377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5" draw:text-style-name="P26" draw:layer="layout" svg:width="0.048cm" svg:height="0.135cm" svg:x="18.34cm" svg:y="7.34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5" draw:text-style-name="P26" draw:layer="layout" svg:width="0.016cm" svg:height="0.137cm" svg:x="18.404cm" svg:y="7.341cm" svg:viewBox="0 0 17 138" svg:d="M0 19v-19h17v19zM0 138v-100h17v100z">
                <text:p/>
              </draw:path>
              <draw:path draw:style-name="gr85" draw:text-style-name="P26" draw:layer="layout" svg:width="0.093cm" svg:height="0.104cm" svg:x="18.44cm" svg:y="7.37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5" draw:text-style-name="P26" draw:layer="layout" svg:width="0.08cm" svg:height="0.101cm" svg:x="18.554cm" svg:y="7.377cm" svg:viewBox="0 0 81 102" svg:d="M0 102v-100h15v14c8-11 18-16 32-16 6 0 12 1 17 3s8 5 11 9c3 3 4 7 5 12 1 3 1 9 1 17v61h-17v-61c0-6 0-12-2-15-1-3-3-6-7-8-3-2-7-3-12-3-7 0-13 2-18 7-5 4-8 13-8 26v54z">
                <text:p/>
              </draw:path>
            </draw:g>
            <draw:g>
              <draw:path draw:style-name="gr86" draw:text-style-name="P25" draw:layer="layout" svg:width="0.096cm" svg:height="0.139cm" svg:x="16.13cm" svg:y="7.707cm" svg:viewBox="0 0 97 140" svg:d="M0 2h25v15c3-5 7-9 13-12 5-3 11-5 18-5 11 0 21 5 29 14s12 21 12 38c0 16-4 29-12 39-8 9-18 13-29 13-6 0-11-1-15-3-5-2-10-6-15-11v50h-26zM26 50c0 12 2 20 7 25 4 6 10 8 16 8s11-2 15-7c5-5 7-13 7-24s-3-18-7-23c-4-6-9-8-15-8-7 0-12 2-16 7-5 5-7 13-7 22z">
                <text:p/>
              </draw:path>
              <draw:path draw:style-name="gr86" draw:text-style-name="P25" draw:layer="layout" svg:width="0.064cm" svg:height="0.101cm" svg:x="16.247cm" svg:y="7.707cm" svg:viewBox="0 0 65 102" svg:d="M26 102h-26v-100h25v14c4-6 8-11 11-13s7-3 11-3c6 0 12 2 18 5l-8 23c-5-3-9-4-13-4s-7 1-9 3c-3 2-5 6-6 11-2 5-3 16-3 33z">
                <text:p/>
              </draw:path>
              <draw:path draw:style-name="gr86" draw:text-style-name="P25" draw:layer="layout" svg:width="0.092cm" svg:height="0.104cm" svg:x="16.316cm" svg:y="7.707cm" svg:viewBox="0 0 93 105" svg:d="M66 70l26 5c-3 10-9 17-16 22s-17 7-28 8c-17-1-30-6-38-18-7-9-10-20-10-34 0-17 4-30 13-39s20-14 33-14c15 0 26 5 35 15s13 25 12 45h-66c0 8 2 14 7 18 4 5 9 7 15 7 4 0 7-1 10-4 3-2 5-6 7-11zM67 44c0-8-2-14-6-18s-8-6-14-6c-5 0-10 2-14 7-4 4-5 9-5 17z">
                <text:p/>
              </draw:path>
              <draw:path draw:style-name="gr86" draw:text-style-name="P25" draw:layer="layout" svg:width="0.025cm" svg:height="0.099cm" svg:x="16.436cm" svg:y="7.709cm" svg:viewBox="0 0 26 100" svg:d="M0 26v-26h26v26zM0 100v-27h26v27z">
                <text:p/>
              </draw:path>
            </draw:g>
            <draw:g>
              <draw:path draw:style-name="gr87" draw:text-style-name="P26" draw:layer="layout" svg:width="0.091cm" svg:height="0.104cm" svg:x="16.124cm" svg:y="7.9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6.228cm" svg:y="7.867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45cm" svg:height="0.18cm" svg:x="16.291cm" svg:y="7.862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352cm" svg:y="7.861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48cm" svg:height="0.135cm" svg:x="16.454cm" svg:y="7.867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3cm" svg:height="0.104cm" svg:x="16.512cm" svg:y="7.9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7" draw:text-style-name="P26" draw:layer="layout" svg:width="0.082cm" svg:height="0.137cm" svg:x="16.625cm" svg:y="7.864cm" svg:viewBox="0 0 83 138" draw:points="0,138 0,0 17,0 17,79 57,38 79,38 41,75 83,138 62,138 29,87 17,98 17,138">
                <text:p/>
              </draw:polygon>
              <draw:path draw:style-name="gr87" draw:text-style-name="P26" draw:layer="layout" svg:width="0.091cm" svg:height="0.103cm" svg:x="16.717cm" svg:y="7.9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cm" svg:height="0.101cm" svg:x="16.83cm" svg:y="7.9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19cm" svg:height="0.046cm" svg:x="16.941cm" svg:y="7.982cm" svg:viewBox="0 0 20 47" svg:d="M1 19v-19h19v19c0 7-1 13-3 17-3 5-7 8-12 11l-5-8c4-1 6-4 8-7s3-7 3-13z">
                <text:p/>
              </draw:path>
              <draw:path draw:style-name="gr87" draw:text-style-name="P26" draw:layer="layout" svg:width="0.088cm" svg:height="0.139cm" svg:x="16.988cm" svg:y="7.861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2cm" svg:height="0.103cm" svg:x="17.092cm" svg:y="7.9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93cm" svg:height="0.104cm" svg:x="17.19cm" svg:y="7.9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304cm" svg:y="7.902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7" draw:text-style-name="P26" draw:layer="layout" svg:width="0.053cm" svg:height="0.101cm" svg:x="17.411cm" svg:y="7.9cm" svg:viewBox="0 0 54 102" svg:d="M0 102v-100h15v15c4-7 8-11 11-14 3-2 7-3 11-3 6 0 11 2 17 5l-6 16c-4-2-8-3-12-3s-7 1-10 3-5 5-6 9c-2 6-3 13-3 20v52z">
                <text:p/>
              </draw:path>
              <draw:path draw:style-name="gr87" draw:text-style-name="P26" draw:layer="layout" svg:width="0.086cm" svg:height="0.103cm" svg:x="17.47cm" svg:y="7.9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7" draw:text-style-name="P26" draw:layer="layout" svg:width="0.091cm" svg:height="0.103cm" svg:x="17.568cm" svg:y="7.9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45cm" svg:height="0.18cm" svg:x="17.679cm" svg:y="7.862cm" svg:viewBox="0 0 46 181" svg:d="M12 181h-12c19-30 28-60 28-91 0-11-1-23-4-35-2-9-5-18-9-27-2-5-7-15-15-28h12c12 16 21 32 26 47 5 14 8 28 8 43 0 17-4 34-10 49-7 16-15 30-24 42z">
                <text:p/>
              </draw:path>
              <draw:path draw:style-name="gr87" draw:text-style-name="P26" draw:layer="layout" svg:width="0.019cm" svg:height="0.046cm" svg:x="17.748cm" svg:y="7.982cm" svg:viewBox="0 0 20 47" svg:d="M1 19v-19h19v19c0 7-1 13-3 17-3 5-7 8-12 11l-5-8c4-1 6-4 8-7s3-7 3-13z">
                <text:p/>
              </draw:path>
              <draw:path draw:style-name="gr87" draw:text-style-name="P26" draw:layer="layout" svg:width="0.091cm" svg:height="0.103cm" svg:x="16.124cm" svg:y="8.11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134cm" svg:height="0.101cm" svg:x="16.237cm" svg:y="8.116cm" svg:viewBox="0 0 135 102" svg:d="M0 102v-100h15v14c3-5 7-9 13-12 5-3 11-4 17-4 8 0 14 2 19 5 4 3 8 7 10 13 8-12 18-18 31-18 9 0 17 3 22 8 6 6 8 14 8 26v68h-16v-63c0-7-1-11-2-14s-3-6-6-8c-3-1-6-2-10-2-7 0-13 2-18 7-4 4-7 12-7 22v58h-17v-65c0-7-1-13-4-17-3-3-7-5-13-5-5 0-9 1-14 3-4 3-7 7-8 11-2 5-3 12-3 21v52z">
                <text:p/>
              </draw:path>
              <draw:path draw:style-name="gr87" draw:text-style-name="P26" draw:layer="layout" svg:width="0.086cm" svg:height="0.139cm" svg:x="16.397cm" svg:y="8.116cm" svg:viewBox="0 0 87 140" svg:d="M0 140v-138h15v13c4-5 8-9 13-11 4-3 10-4 16-4 9 0 16 2 23 7 7 4 11 10 15 18 3 8 5 17 5 26 0 11-2 20-6 28-3 8-9 15-16 19s-14 6-22 6c-5 0-11-1-15-3-4-3-8-6-11-9v48zM15 53c0 13 3 22 8 28s12 10 19 10c8 0 14-4 19-10 6-6 8-16 8-30 0-12-2-22-7-28-6-7-12-10-19-10s-14 4-19 10c-6 7-9 17-9 30z">
                <text:p/>
              </draw:path>
              <draw:path draw:style-name="gr87" draw:text-style-name="P26" draw:layer="layout" svg:width="0.048cm" svg:height="0.135cm" svg:x="16.495cm" svg:y="8.08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1cm" svg:height="0.139cm" svg:x="16.55cm" svg:y="8.118cm" svg:viewBox="0 0 92 140" svg:d="M9 138l-2-16c4 1 7 2 10 2s6-1 9-2c2-1 4-3 5-5s3-6 5-13c1-1 1-2 2-4l-38-100h18l21 58c3 7 5 15 7 23 2-8 5-15 7-23l22-58h17l-38 102c-5 11-8 18-10 22-3 6-6 10-10 13-4 2-9 3-14 3-3 0-7 0-11-2z">
                <text:p/>
              </draw:path>
              <draw:path draw:style-name="gr87" draw:text-style-name="P26" draw:layer="layout" svg:width="0.045cm" svg:height="0.18cm" svg:x="16.655cm" svg:y="8.078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717cm" svg:y="8.07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6cm" svg:height="0.139cm" svg:x="16.822cm" svg:y="8.08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7" draw:text-style-name="P26" draw:layer="layout" svg:width="0.091cm" svg:height="0.103cm" svg:x="16.93cm" svg:y="8.116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2cm" svg:height="0.103cm" svg:x="17.036cm" svg:y="8.116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48cm" svg:height="0.135cm" svg:x="17.131cm" svg:y="8.08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195cm" svg:y="8.08cm" svg:viewBox="0 0 17 138" svg:d="M0 19v-19h17v19zM0 138v-100h17v100z">
                <text:p/>
              </draw:path>
              <draw:path draw:style-name="gr87" draw:text-style-name="P26" draw:layer="layout" svg:width="0.08cm" svg:height="0.101cm" svg:x="17.238cm" svg:y="8.116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91cm" svg:height="0.104cm" svg:x="17.34cm" svg:y="8.116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7.443cm" svg:y="8.083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507cm" svg:y="8.08cm" svg:viewBox="0 0 17 138" svg:d="M0 19v-19h17v19zM0 138v-100h17v100z">
                <text:p/>
              </draw:path>
              <draw:path draw:style-name="gr87" draw:text-style-name="P26" draw:layer="layout" svg:width="0.093cm" svg:height="0.104cm" svg:x="17.544cm" svg:y="8.116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657cm" svg:y="8.116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45cm" svg:height="0.18cm" svg:x="17.764cm" svg:y="8.078cm" svg:viewBox="0 0 46 181" svg:d="M12 181h-12c19-30 28-60 28-91 0-11-1-23-4-35-2-9-5-18-9-27-2-5-7-15-15-28h12c12 16 21 32 26 47 5 14 8 28 8 43 0 17-4 34-10 49-7 16-15 30-24 42z">
                <text:p/>
              </draw:path>
            </draw:g>
            <draw:g>
              <draw:path draw:style-name="gr88" draw:text-style-name="P25" draw:layer="layout" svg:width="0.093cm" svg:height="0.104cm" svg:x="16.124cm" svg:y="8.425cm" svg:viewBox="0 0 94 105" svg:d="M27 33l-24-5c2-9 7-16 14-21 6-5 16-7 29-7 12 0 21 1 26 4 6 3 10 7 13 11 2 4 3 12 3 24v30c0 9 0 16 1 20s2 8 5 13h-26c-1-2-2-4-3-8 0-1-1-2-1-3-4 5-9 8-14 10s-11 3-17 4c-10-1-18-3-24-9-6-5-9-13-9-21 0-6 1-11 4-15 3-5 7-8 11-10 5-3 12-5 21-7 13-2 21-4 26-6v-3c0-5-1-8-4-11-2-2-7-3-14-3-5 0-8 1-11 3s-5 5-6 10zM62 54c-3 1-9 3-16 4-7 2-12 3-14 5-4 2-6 5-6 9s2 7 5 10c2 3 6 4 10 4 5 0 9-2 14-5 3-2 5-5 6-9 1-2 1-6 1-13z">
                <text:p/>
              </draw:path>
              <draw:path draw:style-name="gr88" draw:text-style-name="P25" draw:layer="layout" svg:width="0.097cm" svg:height="0.139cm" svg:x="16.232cm" svg:y="8.389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ath draw:style-name="gr88" draw:text-style-name="P25" draw:layer="layout" svg:width="0.097cm" svg:height="0.139cm" svg:x="16.35cm" svg:y="8.389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ath draw:style-name="gr88" draw:text-style-name="P25" draw:layer="layout" svg:width="0.025cm" svg:height="0.099cm" svg:x="16.478cm" svg:y="8.427cm" svg:viewBox="0 0 26 100" svg:d="M0 26v-26h26v26zM0 100v-27h26v27z">
                <text:p/>
              </draw:path>
            </draw:g>
            <draw:g>
              <draw:path draw:style-name="gr87" draw:text-style-name="P26" draw:layer="layout" svg:width="0.091cm" svg:height="0.104cm" svg:x="16.124cm" svg:y="8.618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6.228cm" svg:y="8.585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45cm" svg:height="0.18cm" svg:x="16.291cm" svg:y="8.58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352cm" svg:y="8.5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48cm" svg:height="0.135cm" svg:x="16.454cm" svg:y="8.585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3cm" svg:height="0.104cm" svg:x="16.512cm" svg:y="8.618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7" draw:text-style-name="P26" draw:layer="layout" svg:width="0.082cm" svg:height="0.137cm" svg:x="16.625cm" svg:y="8.582cm" svg:viewBox="0 0 83 138" draw:points="0,138 0,0 17,0 17,79 57,38 79,38 41,75 83,138 62,138 29,87 17,98 17,138">
                <text:p/>
              </draw:polygon>
              <draw:path draw:style-name="gr87" draw:text-style-name="P26" draw:layer="layout" svg:width="0.091cm" svg:height="0.103cm" svg:x="16.717cm" svg:y="8.618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cm" svg:height="0.101cm" svg:x="16.83cm" svg:y="8.618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19cm" svg:height="0.046cm" svg:x="16.941cm" svg:y="8.701cm" svg:viewBox="0 0 20 47" svg:d="M1 19v-19h19v19c0 7-1 13-3 17-3 5-7 8-12 11l-5-8c4-1 6-4 8-7s3-7 3-13z">
                <text:p/>
              </draw:path>
              <draw:path draw:style-name="gr87" draw:text-style-name="P26" draw:layer="layout" svg:width="0.088cm" svg:height="0.139cm" svg:x="16.988cm" svg:y="8.5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6cm" svg:height="0.139cm" svg:x="17.093cm" svg:y="8.582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7" draw:text-style-name="P26" draw:layer="layout" svg:width="0.091cm" svg:height="0.103cm" svg:x="17.201cm" svg:y="8.618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2cm" svg:height="0.103cm" svg:x="17.307cm" svg:y="8.618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48cm" svg:height="0.135cm" svg:x="17.402cm" svg:y="8.585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466cm" svg:y="8.582cm" svg:viewBox="0 0 17 138" svg:d="M0 19v-19h17v19zM0 138v-100h17v100z">
                <text:p/>
              </draw:path>
              <draw:path draw:style-name="gr87" draw:text-style-name="P26" draw:layer="layout" svg:width="0.08cm" svg:height="0.101cm" svg:x="17.509cm" svg:y="8.618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91cm" svg:height="0.104cm" svg:x="17.61cm" svg:y="8.618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7.714cm" svg:y="8.585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778cm" svg:y="8.582cm" svg:viewBox="0 0 17 138" svg:d="M0 19v-19h17v19zM0 138v-100h17v100z">
                <text:p/>
              </draw:path>
              <draw:path draw:style-name="gr87" draw:text-style-name="P26" draw:layer="layout" svg:width="0.093cm" svg:height="0.104cm" svg:x="17.815cm" svg:y="8.618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928cm" svg:y="8.618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45cm" svg:height="0.18cm" svg:x="18.034cm" svg:y="8.58cm" svg:viewBox="0 0 46 181" svg:d="M12 181h-12c19-30 28-60 28-91 0-11-1-23-4-35-2-9-5-18-9-27-2-5-7-15-15-28h12c12 16 21 32 26 47 5 14 8 28 8 43 0 17-4 34-10 49-7 16-15 30-24 42z">
                <text:p/>
              </draw:path>
              <draw:path draw:style-name="gr87" draw:text-style-name="P26" draw:layer="layout" svg:width="0.019cm" svg:height="0.046cm" svg:x="18.103cm" svg:y="8.701cm" svg:viewBox="0 0 20 47" svg:d="M1 19v-19h19v19c0 7-1 13-3 17-3 5-7 8-12 11l-5-8c4-1 6-4 8-7s3-7 3-13z">
                <text:p/>
              </draw:path>
              <draw:path draw:style-name="gr87" draw:text-style-name="P26" draw:layer="layout" svg:width="0.091cm" svg:height="0.103cm" svg:x="16.124cm" svg:y="8.834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134cm" svg:height="0.101cm" svg:x="16.237cm" svg:y="8.834cm" svg:viewBox="0 0 135 102" svg:d="M0 102v-100h15v14c3-5 7-9 13-12 5-3 11-4 17-4 8 0 14 2 19 5 4 3 8 7 10 13 8-12 18-18 31-18 9 0 17 3 22 8 6 6 8 14 8 26v68h-16v-63c0-7-1-11-2-14s-3-6-6-8c-3-1-6-2-10-2-7 0-13 2-18 7-4 4-7 12-7 22v58h-17v-65c0-7-1-13-4-17-3-3-7-5-13-5-5 0-9 1-14 3-4 3-7 7-8 11-2 5-3 12-3 21v52z">
                <text:p/>
              </draw:path>
              <draw:path draw:style-name="gr87" draw:text-style-name="P26" draw:layer="layout" svg:width="0.086cm" svg:height="0.139cm" svg:x="16.397cm" svg:y="8.834cm" svg:viewBox="0 0 87 140" svg:d="M0 140v-138h15v13c4-5 8-9 13-11 4-3 10-4 16-4 9 0 16 2 23 7 7 4 11 10 15 18 3 8 5 17 5 26 0 11-2 20-6 28-3 8-9 15-16 19s-14 6-22 6c-5 0-11-1-15-3-4-3-8-6-11-9v48zM15 53c0 13 3 22 8 28s12 10 19 10c8 0 14-4 19-10 6-6 8-16 8-30 0-12-2-22-7-28-6-7-12-10-19-10s-14 4-19 10c-6 7-9 17-9 30z">
                <text:p/>
              </draw:path>
              <draw:path draw:style-name="gr87" draw:text-style-name="P26" draw:layer="layout" svg:width="0.048cm" svg:height="0.135cm" svg:x="16.495cm" svg:y="8.801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1cm" svg:height="0.139cm" svg:x="16.55cm" svg:y="8.837cm" svg:viewBox="0 0 92 140" svg:d="M9 138l-2-16c4 1 7 2 10 2s6-1 9-2c2-1 4-3 5-5s3-6 5-13c1-1 1-2 2-4l-38-100h18l21 58c3 7 5 15 7 23 2-8 5-15 7-23l22-58h17l-38 102c-5 11-8 18-10 22-3 6-6 10-10 13-4 2-9 3-14 3-3 0-7 0-11-2z">
                <text:p/>
              </draw:path>
              <draw:path draw:style-name="gr87" draw:text-style-name="P26" draw:layer="layout" svg:width="0.045cm" svg:height="0.18cm" svg:x="16.655cm" svg:y="8.796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717cm" svg:y="8.796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2cm" svg:height="0.103cm" svg:x="16.822cm" svg:y="8.834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93cm" svg:height="0.104cm" svg:x="16.919cm" svg:y="8.834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033cm" svg:y="8.837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7" draw:text-style-name="P26" draw:layer="layout" svg:width="0.053cm" svg:height="0.101cm" svg:x="17.14cm" svg:y="8.834cm" svg:viewBox="0 0 54 102" svg:d="M0 102v-100h15v15c4-7 8-11 11-14 3-2 7-3 11-3 6 0 11 2 17 5l-6 16c-4-2-8-3-12-3s-7 1-10 3-5 5-6 9c-2 6-3 13-3 20v52z">
                <text:p/>
              </draw:path>
              <draw:path draw:style-name="gr87" draw:text-style-name="P26" draw:layer="layout" svg:width="0.086cm" svg:height="0.103cm" svg:x="17.2cm" svg:y="8.834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7" draw:text-style-name="P26" draw:layer="layout" svg:width="0.091cm" svg:height="0.103cm" svg:x="17.297cm" svg:y="8.834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45cm" svg:height="0.18cm" svg:x="17.409cm" svg:y="8.796cm" svg:viewBox="0 0 46 181" svg:d="M12 181h-12c19-30 28-60 28-91 0-11-1-23-4-35-2-9-5-18-9-27-2-5-7-15-15-28h12c12 16 21 32 26 47 5 14 8 28 8 43 0 17-4 34-10 49-7 16-15 30-24 42z">
                <text:p/>
              </draw:path>
            </draw:g>
            <draw:g>
              <draw:path draw:style-name="gr89" draw:text-style-name="P25" draw:layer="layout" svg:width="0.097cm" svg:height="0.139cm" svg:x="16.125cm" svg:y="9.068cm" svg:viewBox="0 0 98 140" svg:d="M98 138h-25v-15c-4 6-9 10-14 13-6 3-12 4-17 4-12 0-22-4-30-14-8-9-12-22-12-38 0-17 4-30 12-39s18-13 30-13c11 0 21 4 29 14v-50h27zM27 86c0 11 1 18 4 23 5 7 11 10 18 10 6 0 12-2 16-7 4-6 6-13 6-24s-2-19-6-24-9-8-16-8c-6 0-11 3-16 8-4 5-6 12-6 22z">
                <text:p/>
              </draw:path>
              <draw:path draw:style-name="gr89" draw:text-style-name="P25" draw:layer="layout" svg:width="0.092cm" svg:height="0.104cm" svg:x="16.241cm" svg:y="9.104cm" svg:viewBox="0 0 93 105" svg:d="M66 70l26 5c-3 10-9 17-16 22s-17 7-28 8c-17-1-30-6-38-18-7-9-10-20-10-34 0-17 4-30 13-39s20-14 33-14c15 0 26 5 35 15s13 25 12 45h-66c0 8 2 14 7 18 4 5 9 7 15 7 4 0 7-1 10-4 3-2 5-6 7-11zM67 44c0-8-2-14-6-18s-8-6-14-6c-5 0-10 2-14 7-4 4-5 9-5 17z">
                <text:p/>
              </draw:path>
              <draw:polygon draw:style-name="gr89" draw:text-style-name="P25" draw:layer="layout" svg:width="0.025cm" svg:height="0.137cm" svg:x="16.356cm" svg:y="9.068cm" svg:viewBox="0 0 26 138" draw:points="0,138 0,0 26,0 26,138">
                <text:p/>
              </draw:polygon>
              <draw:path draw:style-name="gr89" draw:text-style-name="P25" draw:layer="layout" svg:width="0.025cm" svg:height="0.099cm" svg:x="16.415cm" svg:y="9.107cm" svg:viewBox="0 0 26 100" svg:d="M0 26v-26h26v26zM0 100v-27h26v27z">
                <text:p/>
              </draw:path>
            </draw:g>
            <draw:path draw:style-name="gr90" draw:text-style-name="P27" draw:layer="layout" svg:width="2.665cm" svg:height="3.053cm" svg:x="16.022cm" svg:y="6.677cm" svg:viewBox="0 0 2666 3054" svg:d="M130 3054c-8 0-17-2-25-5s-16-8-24-14c-15-11-29-27-41-47-12-19-22-41-29-65s-11-50-11-76v-2641c0-25 4-51 11-75s17-46 29-66c12-19 26-35 41-47 8-5 16-10 24-13s17-5 25-5h2405c8 0 17 2 25 5 9 3 17 8 24 13 16 12 30 28 42 47 12 20 22 42 29 66s11 50 11 75v2641c0 26-4 52-11 76s-17 46-29 65c-12 20-26 36-42 47-7 6-15 11-24 14-8 3-17 5-25 5zM2535 3040c7 0 14-1 20-4 8-3 15-7 21-12 14-10 27-25 38-43 12-18 21-39 28-62 6-23 10-47 10-72v-2641c0-24-4-48-10-71-7-23-16-44-28-62-11-18-24-33-38-44-6-5-13-9-21-11-6-3-13-4-20-4h-2405c-6 0-13 1-20 4-7 2-14 6-21 11-14 11-27 26-38 44s-20 39-27 62-10 47-10 71v2641c0 25 3 49 10 72s16 44 27 62 24 33 38 43c7 5 14 9 21 12s14 4 20 4z">
              <text:p/>
            </draw:path>
            <draw:g>
              <draw:path draw:style-name="gr87" draw:text-style-name="P26" draw:layer="layout" svg:width="0.091cm" svg:height="0.104cm" svg:x="16.124cm" svg:y="9.297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6.228cm" svg:y="9.26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45cm" svg:height="0.18cm" svg:x="16.291cm" svg:y="9.259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352cm" svg:y="9.25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48cm" svg:height="0.135cm" svg:x="16.454cm" svg:y="9.264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3cm" svg:height="0.104cm" svg:x="16.512cm" svg:y="9.29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olygon draw:style-name="gr87" draw:text-style-name="P26" draw:layer="layout" svg:width="0.082cm" svg:height="0.137cm" svg:x="16.625cm" svg:y="9.261cm" svg:viewBox="0 0 83 138" draw:points="0,138 0,0 17,0 17,79 57,38 79,38 41,75 83,138 62,138 29,87 17,98 17,138">
                <text:p/>
              </draw:polygon>
              <draw:path draw:style-name="gr87" draw:text-style-name="P26" draw:layer="layout" svg:width="0.091cm" svg:height="0.103cm" svg:x="16.717cm" svg:y="9.29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cm" svg:height="0.101cm" svg:x="16.83cm" svg:y="9.297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19cm" svg:height="0.046cm" svg:x="16.941cm" svg:y="9.379cm" svg:viewBox="0 0 20 47" svg:d="M1 19v-19h19v19c0 7-1 13-3 17-3 5-7 8-12 11l-5-8c4-1 6-4 8-7s3-7 3-13z">
                <text:p/>
              </draw:path>
              <draw:path draw:style-name="gr87" draw:text-style-name="P26" draw:layer="layout" svg:width="0.088cm" svg:height="0.139cm" svg:x="16.988cm" svg:y="9.258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2cm" svg:height="0.103cm" svg:x="17.092cm" svg:y="9.297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93cm" svg:height="0.104cm" svg:x="17.19cm" svg:y="9.297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304cm" svg:y="9.299cm" svg:viewBox="0 0 81 102" svg:d="M66 100v-15c-8 12-18 17-32 17-6 0-11-1-16-3s-9-5-12-9c-2-3-4-7-5-12-1-4-1-9-1-16v-62h17v55c0 9 0 15 1 18 1 5 3 8 7 11 3 2 7 4 13 4 5 0 9-2 14-4 4-3 7-6 9-11 2-4 3-11 3-19v-54h17v100z">
                <text:p/>
              </draw:path>
              <draw:path draw:style-name="gr87" draw:text-style-name="P26" draw:layer="layout" svg:width="0.053cm" svg:height="0.101cm" svg:x="17.411cm" svg:y="9.297cm" svg:viewBox="0 0 54 102" svg:d="M0 102v-100h15v15c4-7 8-11 11-14 3-2 7-3 11-3 6 0 11 2 17 5l-6 16c-4-2-8-3-12-3s-7 1-10 3-5 5-6 9c-2 6-3 13-3 20v52z">
                <text:p/>
              </draw:path>
              <draw:path draw:style-name="gr87" draw:text-style-name="P26" draw:layer="layout" svg:width="0.086cm" svg:height="0.103cm" svg:x="17.47cm" svg:y="9.297cm" svg:viewBox="0 0 87 104" svg:d="M70 66l17 2c-2 11-6 20-14 27-7 6-17 9-28 9-13 0-24-4-33-13-8-9-12-22-12-38 0-11 2-21 5-29 4-8 9-14 17-18 7-4 15-6 24-6 10 0 19 3 26 8 7 6 11 14 13 24l-16 2c-2-7-4-12-8-15s-9-5-15-5c-8 0-15 3-21 9-5 6-8 16-8 29 0 14 3 23 8 29s12 10 20 10c7 0 12-3 17-7 4-4 7-10 8-18z">
                <text:p/>
              </draw:path>
              <draw:path draw:style-name="gr87" draw:text-style-name="P26" draw:layer="layout" svg:width="0.091cm" svg:height="0.103cm" svg:x="17.568cm" svg:y="9.297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45cm" svg:height="0.18cm" svg:x="17.679cm" svg:y="9.259cm" svg:viewBox="0 0 46 181" svg:d="M12 181h-12c19-30 28-60 28-91 0-11-1-23-4-35-2-9-5-18-9-27-2-5-7-15-15-28h12c12 16 21 32 26 47 5 14 8 28 8 43 0 17-4 34-10 49-7 16-15 30-24 42z">
                <text:p/>
              </draw:path>
              <draw:path draw:style-name="gr87" draw:text-style-name="P26" draw:layer="layout" svg:width="0.019cm" svg:height="0.046cm" svg:x="17.748cm" svg:y="9.379cm" svg:viewBox="0 0 20 47" svg:d="M1 19v-19h19v19c0 7-1 13-3 17-3 5-7 8-12 11l-5-8c4-1 6-4 8-7s3-7 3-13z">
                <text:p/>
              </draw:path>
              <draw:path draw:style-name="gr87" draw:text-style-name="P26" draw:layer="layout" svg:width="0.091cm" svg:height="0.103cm" svg:x="16.124cm" svg:y="9.513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134cm" svg:height="0.101cm" svg:x="16.237cm" svg:y="9.513cm" svg:viewBox="0 0 135 102" svg:d="M0 102v-100h15v14c3-5 7-9 13-12 5-3 11-4 17-4 8 0 14 2 19 5 4 3 8 7 10 13 8-12 18-18 31-18 9 0 17 3 22 8 6 6 8 14 8 26v68h-16v-63c0-7-1-11-2-14s-3-6-6-8c-3-1-6-2-10-2-7 0-13 2-18 7-4 4-7 12-7 22v58h-17v-65c0-7-1-13-4-17-3-3-7-5-13-5-5 0-9 1-14 3-4 3-7 7-8 11-2 5-3 12-3 21v52z">
                <text:p/>
              </draw:path>
              <draw:path draw:style-name="gr87" draw:text-style-name="P26" draw:layer="layout" svg:width="0.086cm" svg:height="0.139cm" svg:x="16.397cm" svg:y="9.513cm" svg:viewBox="0 0 87 140" svg:d="M0 140v-138h15v13c4-5 8-9 13-11 4-3 10-4 16-4 9 0 16 2 23 7 7 4 11 10 15 18 3 8 5 17 5 26 0 11-2 20-6 28-3 8-9 15-16 19s-14 6-22 6c-5 0-11-1-15-3-4-3-8-6-11-9v48zM15 53c0 13 3 22 8 28s12 10 19 10c8 0 14-4 19-10 6-6 8-16 8-30 0-12-2-22-7-28-6-7-12-10-19-10s-14 4-19 10c-6 7-9 17-9 30z">
                <text:p/>
              </draw:path>
              <draw:path draw:style-name="gr87" draw:text-style-name="P26" draw:layer="layout" svg:width="0.048cm" svg:height="0.135cm" svg:x="16.495cm" svg:y="9.48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91cm" svg:height="0.139cm" svg:x="16.55cm" svg:y="9.515cm" svg:viewBox="0 0 92 140" svg:d="M9 138l-2-16c4 1 7 2 10 2s6-1 9-2c2-1 4-3 5-5s3-6 5-13c1-1 1-2 2-4l-38-100h18l21 58c3 7 5 15 7 23 2-8 5-15 7-23l22-58h17l-38 102c-5 11-8 18-10 22-3 6-6 10-10 13-4 2-9 3-14 3-3 0-7 0-11-2z">
                <text:p/>
              </draw:path>
              <draw:path draw:style-name="gr87" draw:text-style-name="P26" draw:layer="layout" svg:width="0.045cm" svg:height="0.18cm" svg:x="16.655cm" svg:y="9.475cm" svg:viewBox="0 0 46 181" svg:d="M33 181c-9-12-17-26-23-42-7-15-10-32-10-49 0-15 2-29 7-43 6-15 15-31 26-47h13c-8 13-13 22-16 28-3 9-6 18-9 27-2 12-4 24-4 35 0 31 10 61 29 91z">
                <text:p/>
              </draw:path>
              <draw:path draw:style-name="gr87" draw:text-style-name="P26" draw:layer="layout" svg:width="0.088cm" svg:height="0.139cm" svg:x="16.717cm" svg:y="9.475cm" svg:viewBox="0 0 89 140" svg:d="M36 106c0-2 0-4 0-5 0-6 1-12 3-17 1-4 3-7 6-11 3-3 7-7 13-12 5-5 9-9 11-12s3-7 3-10c0-7-3-13-8-18s-12-7-19-7-13 2-18 7c-5 4-8 11-10 21l-17-2c2-13 6-23 14-30s18-10 31-10 24 4 32 11 12 16 12 27c0 6-1 11-4 16s-9 12-17 19c-5 5-9 8-11 11-1 2-3 5-3 8-1 3-2 8-2 14zM35 140v-19h19v19z">
                <text:p/>
              </draw:path>
              <draw:path draw:style-name="gr87" draw:text-style-name="P26" draw:layer="layout" svg:width="0.086cm" svg:height="0.139cm" svg:x="16.822cm" svg:y="9.477cm" svg:viewBox="0 0 87 140" svg:d="M71 138v-13c-6 10-16 15-28 15-8 0-15-2-22-6-7-5-12-11-15-19-4-8-6-17-6-27s2-19 5-27 8-14 15-19c7-4 14-6 22-6 6 0 12 1 16 4 5 2 9 5 12 10v-50h17v138zM17 88c0 13 3 23 8 29 6 6 12 9 20 9 7 0 13-3 18-9 6-6 8-15 8-27 0-14-2-24-8-31-5-6-11-9-19-9s-14 3-19 9-8 16-8 29z">
                <text:p/>
              </draw:path>
              <draw:path draw:style-name="gr87" draw:text-style-name="P26" draw:layer="layout" svg:width="0.091cm" svg:height="0.103cm" svg:x="16.93cm" svg:y="9.513cm" svg:viewBox="0 0 92 104" svg:d="M74 70l18 2c-3 10-8 18-16 24-7 6-17 8-28 8-15 0-27-4-35-13-9-9-13-22-13-38 0-17 4-30 13-39s20-14 34-14c13 0 24 5 32 14 9 9 13 21 13 38 0 1 0 2 0 4h-74c0 11 3 20 9 26 5 6 12 9 21 9 6 0 11-2 16-5 4-4 7-9 10-16zM18 43h56c-1-9-3-15-6-19-6-7-13-10-21-10s-14 3-20 8c-5 5-8 12-9 21z">
                <text:p/>
              </draw:path>
              <draw:path draw:style-name="gr87" draw:text-style-name="P26" draw:layer="layout" svg:width="0.082cm" svg:height="0.103cm" svg:x="17.036cm" svg:y="9.513cm" svg:viewBox="0 0 83 104" svg:d="M0 72l17-2c1 6 3 12 8 15 4 4 10 6 18 6 7 0 13-2 17-5s6-7 6-11-2-7-5-9-8-4-18-6c-12-3-21-6-26-8-4-3-8-6-10-10-3-4-4-8-4-13s1-9 3-13c2-3 5-7 8-9s6-4 11-5 9-2 15-2c7 0 14 1 20 3 6 3 11 6 13 10 3 3 5 9 6 15l-16 2c-1-5-3-9-7-12-3-3-9-4-15-4-8 0-13 1-17 4-3 2-5 5-5 9 0 2 1 4 2 6 2 2 4 3 7 4 1 1 6 2 15 5 12 3 20 5 25 7s8 5 11 9 4 9 4 15c0 5-2 11-5 16s-8 9-14 11c-6 3-13 4-21 4-13 0-23-2-30-8-7-5-11-13-13-24z">
                <text:p/>
              </draw:path>
              <draw:path draw:style-name="gr87" draw:text-style-name="P26" draw:layer="layout" svg:width="0.048cm" svg:height="0.135cm" svg:x="17.131cm" svg:y="9.48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195cm" svg:y="9.477cm" svg:viewBox="0 0 17 138" svg:d="M0 19v-19h17v19zM0 138v-100h17v100z">
                <text:p/>
              </draw:path>
              <draw:path draw:style-name="gr87" draw:text-style-name="P26" draw:layer="layout" svg:width="0.08cm" svg:height="0.101cm" svg:x="17.238cm" svg:y="9.513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91cm" svg:height="0.104cm" svg:x="17.34cm" svg:y="9.513cm" svg:viewBox="0 0 92 105" svg:d="M71 90c-6 5-12 9-18 11s-12 4-19 4c-11 0-19-3-25-9-6-5-9-12-9-20 0-5 1-9 3-14 3-4 5-7 9-9 4-3 8-5 12-6s9-2 15-2c14-2 24-4 31-6 0-3 0-4 0-5 0-7-2-11-5-14-4-4-11-6-19-6s-14 1-18 4-7 8-9 15l-16-2c1-7 4-13 7-17 4-5 9-8 15-10 7-3 14-4 23-4s15 1 21 3c5 2 9 5 12 8 2 3 4 6 5 11 0 3 1 8 1 16v22c0 16 0 26 1 30 0 4 2 8 4 12h-18c-1-3-3-7-3-12zM70 52c-7 3-16 5-28 6-7 1-12 3-15 4s-5 3-7 5c-1 3-2 5-2 8 0 5 2 9 5 12 4 3 9 4 15 4 7 0 13-1 18-4s8-7 11-12c2-4 3-9 3-17z">
                <text:p/>
              </draw:path>
              <draw:path draw:style-name="gr87" draw:text-style-name="P26" draw:layer="layout" svg:width="0.048cm" svg:height="0.135cm" svg:x="17.443cm" svg:y="9.48cm" svg:viewBox="0 0 49 136" svg:d="M46 120l3 15c-5 1-9 1-13 1-6 0-11-1-14-3-4-2-6-4-8-7-1-4-2-10-2-20v-58h-12v-13h12v-25l17-10v35h17v13h-17v59c0 4 1 8 1 9 1 1 2 2 3 3s3 1 6 1c2 0 4 0 7 0z">
                <text:p/>
              </draw:path>
              <draw:path draw:style-name="gr87" draw:text-style-name="P26" draw:layer="layout" svg:width="0.016cm" svg:height="0.137cm" svg:x="17.507cm" svg:y="9.477cm" svg:viewBox="0 0 17 138" svg:d="M0 19v-19h17v19zM0 138v-100h17v100z">
                <text:p/>
              </draw:path>
              <draw:path draw:style-name="gr87" draw:text-style-name="P26" draw:layer="layout" svg:width="0.093cm" svg:height="0.104cm" svg:x="17.544cm" svg:y="9.513cm" svg:viewBox="0 0 94 105" svg:d="M0 52c0-18 5-32 15-41 9-7 20-11 32-11 14 0 25 5 34 14 8 9 13 21 13 37 0 13-2 23-6 30-4 8-10 13-17 17s-15 7-24 7c-14 0-25-5-34-14s-13-22-13-39zM17 52c0 13 3 23 9 29 5 6 12 10 21 10 8 0 15-4 21-10 5-6 8-16 8-29s-3-22-8-28c-6-7-13-10-21-10-9 0-16 3-21 10-6 6-9 15-9 28z">
                <text:p/>
              </draw:path>
              <draw:path draw:style-name="gr87" draw:text-style-name="P26" draw:layer="layout" svg:width="0.08cm" svg:height="0.101cm" svg:x="17.657cm" svg:y="9.513cm" svg:viewBox="0 0 81 102" svg:d="M0 102v-100h15v14c8-11 18-16 32-16 6 0 12 1 17 3s8 5 11 9c3 3 4 7 5 12 1 3 1 9 1 17v61h-17v-61c0-6 0-12-2-15-1-3-3-6-7-8-3-2-7-3-12-3-7 0-13 2-18 7-5 4-8 13-8 26v54z">
                <text:p/>
              </draw:path>
              <draw:path draw:style-name="gr87" draw:text-style-name="P26" draw:layer="layout" svg:width="0.045cm" svg:height="0.18cm" svg:x="17.764cm" svg:y="9.475cm" svg:viewBox="0 0 46 181" svg:d="M12 181h-12c19-30 28-60 28-91 0-11-1-23-4-35-2-9-5-18-9-27-2-5-7-15-15-28h12c12 16 21 32 26 47 5 14 8 28 8 43 0 17-4 34-10 49-7 16-15 30-24 42z">
                <text:p/>
              </draw:path>
            </draw:g>
          </draw:g>
        </draw:g>
        <draw:frame draw:style-name="gr103" draw:text-style-name="P35" draw:layer="layout" svg:width="6.07cm" svg:height="1.005cm" svg:x="15.493cm" svg:y="6.149cm">
          <draw:text-box>
            <text:p text:style-name="P34"><text:span text:style-name="T1">Action library before robot intervention</text:span></text:p>
          </draw:text-box>
        </draw:frame>
      </draw:page>
      <draw:page draw:name="page3" draw:style-name="dp1" draw:master-page-name="Default">
        <draw:custom-shape draw:style-name="gr106" draw:text-style-name="P14" draw:layer="layout" svg:width="3.093cm" svg:height="3.345cm" svg:x="15.831cm" svg:y="6.19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path draw:style-name="gr107" draw:text-style-name="P9" draw:layer="layout" svg:width="4.505cm" svg:height="1.47cm" svg:x="6.843cm" svg:y="8.86cm" svg:viewBox="0 0 4506 1471" svg:d="M84 0c0 53 0 107 0 160 0 40 0 80 0 120s0 81 0 121c0 54 0 109 0 163 0 40 0 80 0 121 0 40 0 80 0 120 0 53 0 107 0 160 245 0 490 0 735 0-273 169-546 337-819 506 640-169 1280-337 1920-506 250 0 500 0 749 0 184 0 368 0 551 0 184 0 367 0 551 0 245 0 490 0 735 0 0-53 0-107 0-160 0-40 0-80 0-120 0-41 0-81 0-121 0-54 0-109 0-163 0-40 0-81 0-121s0-80 0-120c0-53 0-107 0-160-245 0-490 0-735 0-184 0-367 0-551 0-183 0-367 0-551 0-249 0-499 0-749 0-183 0-367 0-551 0-183 0-367 0-550 0-245 0-490 0-735 0zM84 0zM4506 965z">
            <text:p/>
          </draw:path>
          <draw:path draw:style-name="gr108" draw:text-style-name="P10" draw:layer="layout" svg:width="0.084cm" svg:height="0.187cm" svg:x="7.062cm" svg:y="9.086cm" svg:viewBox="0 0 85 188" svg:d="M0 188v-8h7c11 0 17-1 19-3 3-2 4-5 4-10v-146c0-5-1-8-4-10-2-2-8-2-19-2h-7v-9c7 1 21 1 43 1 21 0 35 0 42-1v9h-7c-11 0-17 0-20 2-2 2-3 5-3 10v146c0 5 1 8 3 10 3 2 9 3 20 3h7v8c-7 0-21-1-43-1-21 0-35 1-42 1z">
            <text:p/>
          </draw:path>
          <draw:path draw:style-name="gr109" draw:text-style-name="P10" draw:layer="layout" svg:width="0.139cm" svg:height="0.121cm" svg:x="7.164cm" svg:y="9.152cm" svg:viewBox="0 0 140 122" svg:d="M0 122v-9c10 0 16 0 18-1 3-2 4-5 4-11v-74c0-7-1-11-4-13-2-2-8-2-18-2v-9l39-3v29c9-19 23-29 41-29 14 0 24 3 30 10 4 5 6 10 7 15s1 14 1 27v53c1 4 2 6 5 7s9 1 17 1v9c-19 0-29 0-31 0s-12 0-32 0v-9c10 0 16 0 19-1 2-2 3-5 3-11v-64c0-10-1-17-4-23-3-5-8-8-16-8-10 0-19 4-27 12-7 8-11 19-11 32v51c0 6 1 9 3 11 3 1 9 1 19 1v9c-19 0-30 0-32 0-1 0-12 0-31 0z">
            <text:p/>
          </draw:path>
          <draw:path draw:style-name="gr110" draw:text-style-name="P10" draw:layer="layout" svg:width="0.086cm" svg:height="0.172cm" svg:x="7.407cm" svg:y="9.104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111" draw:text-style-name="P10" draw:layer="layout" svg:width="0.139cm" svg:height="0.19cm" svg:x="7.518cm" svg:y="9.083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<text:p/>
          </draw:path>
          <draw:path draw:style-name="gr112" draw:text-style-name="P10" draw:layer="layout" svg:width="0.107cm" svg:height="0.125cm" svg:x="7.67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113" draw:text-style-name="P10" draw:layer="layout" svg:width="0.136cm" svg:height="0.174cm" svg:x="7.888cm" svg:y="9.152cm" svg:viewBox="0 0 137 175" svg:d="M0 167c10 0 16-1 18-2 3-1 4-5 4-11v-129c0-6-1-10-4-11-2-2-8-2-18-2v-9l40-3v18c11-12 24-18 39-18 16 0 30 6 41 18 12 12 17 27 17 44 0 18-6 32-18 45-12 12-27 18-44 18-9 0-17-3-23-7-6-5-10-9-11-13v3 46c0 6 1 10 3 11 3 1 9 2 19 2v8c-20 0-30 0-32 0s-12 0-31 0zM41 90c0 3 0 5 1 6 0 1 1 3 3 6 7 11 17 17 29 17 11 0 20-6 28-16 8-11 12-25 12-41 0-15-3-28-11-39-7-11-16-16-26-16-7 0-14 2-20 6-7 4-12 9-16 16z">
            <text:p/>
          </draw:path>
          <draw:path draw:style-name="gr114" draw:text-style-name="P10" draw:layer="layout" svg:width="0.093cm" svg:height="0.121cm" svg:x="8.04cm" svg:y="9.152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<text:p/>
          </draw:path>
          <draw:path draw:style-name="gr115" draw:text-style-name="P10" draw:layer="layout" svg:width="0.107cm" svg:height="0.125cm" svg:x="8.148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116" draw:text-style-name="P10" draw:layer="layout" svg:width="0.135cm" svg:height="0.121cm" svg:x="8.27cm" svg:y="9.155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<text:p/>
          </draw:path>
          <draw:path draw:style-name="gr117" draw:text-style-name="P10" draw:layer="layout" svg:width="0.059cm" svg:height="0.183cm" svg:x="8.42cm" svg:y="9.09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<text:p/>
          </draw:path>
          <draw:path draw:style-name="gr118" draw:text-style-name="P10" draw:layer="layout" svg:width="0.122cm" svg:height="0.125cm" svg:x="8.495cm" svg:y="9.151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119" draw:text-style-name="P10" draw:layer="layout" svg:width="0.139cm" svg:height="0.124cm" svg:x="8.635cm" svg:y="9.152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<text:p/>
          </draw:path>
          <draw:path draw:style-name="gr120" draw:text-style-name="P10" draw:layer="layout" svg:width="0.09cm" svg:height="0.125cm" svg:x="8.788cm" svg:y="9.15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<text:p/>
          </draw:path>
          <draw:path draw:style-name="gr121" draw:text-style-name="P10" draw:layer="layout" svg:width="0.09cm" svg:height="0.125cm" svg:x="8.992cm" svg:y="9.15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<text:p/>
          </draw:path>
          <draw:path draw:style-name="gr122" draw:text-style-name="P10" draw:layer="layout" svg:width="0.086cm" svg:height="0.172cm" svg:x="9.098cm" svg:y="9.104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123" draw:text-style-name="P10" draw:layer="layout" svg:width="0.125cm" svg:height="0.125cm" svg:x="9.212cm" svg:y="9.151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<text:p/>
          </draw:path>
          <draw:path draw:style-name="gr124" draw:text-style-name="P10" draw:layer="layout" svg:width="0.086cm" svg:height="0.172cm" svg:x="9.344cm" svg:y="9.104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125" draw:text-style-name="P10" draw:layer="layout" svg:width="0.107cm" svg:height="0.125cm" svg:x="9.454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126" draw:text-style-name="P10" draw:layer="layout" svg:width="0.032cm" svg:height="0.081cm" svg:x="9.594cm" svg:y="9.245cm" svg:viewBox="0 0 33 82" svg:d="M4 25c-3-3-4-7-4-10 0-4 1-8 4-11s6-4 11-4 10 3 13 8 5 12 5 21-2 19-6 27c-4 9-8 16-12 20s-6 6-8 6-3-1-3-3c0-1 1-2 2-3 14-14 20-30 20-47 0-3 0-4 0-4h-1c-3 3-6 4-10 4-5 0-8-1-11-4z">
            <text:p/>
          </draw:path>
          <draw:path draw:style-name="gr127" draw:text-style-name="P10" draw:layer="layout" svg:width="0.105cm" svg:height="0.125cm" svg:x="9.75cm" svg:y="9.15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<text:p/>
          </draw:path>
          <draw:path draw:style-name="gr128" draw:text-style-name="P10" draw:layer="layout" svg:width="0.122cm" svg:height="0.125cm" svg:x="9.873cm" svg:y="9.151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129" draw:text-style-name="P10" draw:layer="layout" svg:width="0.139cm" svg:height="0.124cm" svg:x="10.013cm" svg:y="9.152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<text:p/>
          </draw:path>
          <draw:path draw:style-name="gr130" draw:text-style-name="P10" draw:layer="layout" svg:width="0.061cm" svg:height="0.19cm" svg:x="10.166cm" svg:y="9.083cm" svg:viewBox="0 0 62 191" svg:d="M0 191v-8c10 0 16-1 18-2 3-1 4-5 4-11v-143c0-7-1-11-4-13-2-2-8-2-18-2v-9l40-3v170c0 6 1 10 4 11 2 1 8 2 18 2v8c-2 0-6 0-11 0-4 0-8 0-12 0-3 0-6 0-8 0s-13 0-31 0z">
            <text:p/>
          </draw:path>
          <draw:path draw:style-name="gr131" draw:text-style-name="P10" draw:layer="layout" svg:width="0.136cm" svg:height="0.193cm" svg:x="10.243cm" svg:y="9.083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132" draw:text-style-name="P10" draw:layer="layout" svg:width="0.084cm" svg:height="0.187cm" svg:x="10.487cm" svg:y="9.086cm" svg:viewBox="0 0 85 188" svg:d="M0 188v-8h7c11 0 17-1 19-3 3-2 4-5 4-10v-146c0-5-1-8-4-10-2-2-8-2-19-2h-7v-9c7 1 21 1 43 1 21 0 35 0 42-1v9h-7c-11 0-17 0-20 2-2 2-3 5-3 10v146c0 5 1 8 3 10 3 2 9 3 20 3h7v8c-7 0-21-1-43-1-21 0-35 1-42 1z">
            <text:p/>
          </draw:path>
          <draw:path draw:style-name="gr133" draw:text-style-name="P10" draw:layer="layout" svg:width="0.139cm" svg:height="0.19cm" svg:x="10.682cm" svg:y="9.083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<text:p/>
          </draw:path>
          <draw:path draw:style-name="gr134" draw:text-style-name="P10" draw:layer="layout" svg:width="0.125cm" svg:height="0.125cm" svg:x="10.838cm" svg:y="9.151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<text:p/>
          </draw:path>
          <draw:path draw:style-name="gr135" draw:text-style-name="P10" draw:layer="layout" svg:width="0.135cm" svg:height="0.121cm" svg:x="10.963cm" svg:y="9.155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<text:p/>
          </draw:path>
          <draw:path draw:style-name="gr136" draw:text-style-name="P10" draw:layer="layout" svg:width="0.107cm" svg:height="0.125cm" svg:x="11.104cm" svg:y="9.151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137" draw:text-style-name="P10" draw:layer="layout" svg:width="0.217cm" svg:height="0.121cm" svg:x="7.708cm" svg:y="9.476cm" svg:viewBox="0 0 218 122" svg:d="M0 122v-9c10 0 16 0 18-1 3-2 4-5 4-11v-74c0-7-1-11-4-13-2-2-8-2-18-2v-9l39-3v29c9-19 23-29 41-29 22 0 35 9 38 27 3-7 8-13 14-19 7-5 16-8 26-8 14 0 24 3 29 10 4 5 7 10 8 15 0 5 1 14 1 27v53c0 4 2 6 5 7s8 1 17 1v9c-19 0-30 0-32 0-1 0-12 0-31 0v-9c10 0 16 0 18-1 2-2 4-5 4-11v-64c0-10-2-17-5-23-3-5-8-8-16-8-10 0-18 4-26 12s-12 19-12 32v51c0 6 2 9 4 11 2 1 8 1 18 1v9c-19 0-29 0-31 0s-12 0-32 0v-9c10 0 16 0 19-1 2-2 3-5 3-11v-64c0-10-1-17-4-23-3-5-8-8-16-8-10 0-19 4-27 12-7 8-11 19-11 32v51c0 6 1 9 3 11 3 1 9 1 19 1v9c-19 0-30 0-32 0-1 0-12 0-31 0z">
            <text:p/>
          </draw:path>
          <draw:path draw:style-name="gr138" draw:text-style-name="P10" draw:layer="layout" svg:width="0.122cm" svg:height="0.125cm" svg:x="7.939cm" svg:y="9.47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139" draw:text-style-name="P10" draw:layer="layout" svg:width="0.135cm" svg:height="0.121cm" svg:x="8.068cm" svg:y="9.479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<text:p/>
          </draw:path>
          <draw:path draw:style-name="gr140" draw:text-style-name="P10" draw:layer="layout" svg:width="0.107cm" svg:height="0.125cm" svg:x="8.209cm" svg:y="9.47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141" draw:text-style-name="P10" draw:layer="layout" svg:width="0.136cm" svg:height="0.193cm" svg:x="8.335cm" svg:y="9.40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142" draw:text-style-name="P10" draw:layer="layout" svg:width="0.11cm" svg:height="0.182cm" svg:x="8.586cm" svg:y="9.415cm" svg:viewBox="0 0 111 183" svg:d="M0 183c0-3 0-5 0-6 1-1 2-2 3-4l54-59c19-21 29-42 29-61 0-12-3-22-10-31-6-9-16-13-28-13-8 0-15 2-22 7s-12 12-15 20c0 0 2 0 3 0 5 0 9 1 11 4 3 3 4 6 4 10 0 5-1 9-5 11-3 3-6 4-9 4-2 0-3 0-5 0-1-1-4-2-6-5-3-2-4-6-4-10 0-13 5-25 15-35s22-15 37-15c17 0 31 5 42 15 12 10 17 23 17 38 0 6-1 11-2 16-2 5-4 9-6 13s-7 9-12 15c-6 6-12 12-17 16-4 5-12 11-23 21l-30 28h51c16 0 25-1 26-2 2-3 4-11 6-25h7l-8 48z">
            <text:p/>
          </draw:path>
          <draw:path draw:style-name="gr143" draw:text-style-name="P10" draw:layer="layout" svg:width="0.136cm" svg:height="0.193cm" svg:x="8.814cm" svg:y="9.40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144" draw:text-style-name="P10" draw:layer="layout" svg:width="0.059cm" svg:height="0.183cm" svg:x="8.967cm" svg:y="9.413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<text:p/>
          </draw:path>
          <draw:path draw:style-name="gr145" draw:text-style-name="P10" draw:layer="layout" svg:width="0.093cm" svg:height="0.121cm" svg:x="9.042cm" svg:y="9.476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<text:p/>
          </draw:path>
          <draw:path draw:style-name="gr146" draw:text-style-name="P10" draw:layer="layout" svg:width="0.107cm" svg:height="0.125cm" svg:x="9.149cm" svg:y="9.47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<text:p/>
          </draw:path>
          <draw:path draw:style-name="gr147" draw:text-style-name="P10" draw:layer="layout" svg:width="0.105cm" svg:height="0.125cm" svg:x="9.275cm" svg:y="9.474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<text:p/>
          </draw:path>
          <draw:path draw:style-name="gr148" draw:text-style-name="P10" draw:layer="layout" svg:width="0.086cm" svg:height="0.172cm" svg:x="9.396cm" svg:y="9.428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149" draw:text-style-name="P10" draw:layer="layout" svg:width="0.061cm" svg:height="0.19cm" svg:x="9.507cm" svg:y="9.407cm" svg:viewBox="0 0 62 191" svg:d="M0 191v-8c10 0 16-1 18-2 3-1 4-5 4-11v-143c0-7-1-11-4-13-2-2-8-2-18-2v-9l40-3v170c0 6 1 10 4 11 2 1 8 2 18 2v8c-2 0-6 0-11 0-4 0-8 0-12 0-3 0-6 0-8 0s-13 0-31 0z">
            <text:p/>
          </draw:path>
          <draw:path draw:style-name="gr150" draw:text-style-name="P10" draw:layer="layout" svg:width="0.135cm" svg:height="0.174cm" svg:x="9.58cm" svg:y="9.479cm" svg:viewBox="0 0 136 175" svg:d="M0 153c0-4 1-7 3-9 3-2 6-3 9-3s6 1 8 3 3 5 3 9c0 6-3 10-10 11 3 3 7 5 13 5 5 0 10-2 15-6 4-4 7-8 9-12s5-9 7-16c3-6 5-11 7-16l-41-101c-2-4-5-7-7-8-3-1-8-1-16-1v-8c8 0 17 0 27 0 6 0 16 0 30 0v8c-10 0-15 2-15 7 0 0 0 2 1 5l31 74 29-68c1-3 1-5 1-7 0-7-4-11-13-11v-8c12 0 20 0 24 0 8 0 15-1 21-1v9c-12 0-21 5-26 17l-49 118c-9 21-21 31-35 31-7 0-13-2-18-6-5-5-8-10-8-16z">
            <text:p/>
          </draw:path>
          <draw:path draw:style-name="gr151" draw:text-style-name="P10" draw:layer="layout" svg:width="0.086cm" svg:height="0.172cm" svg:x="9.819cm" svg:y="9.428cm" svg:viewBox="0 0 87 173" svg:d="M0 59v-6c9 0 16-3 21-9 6-6 10-13 12-20 2-8 3-15 3-24h7v51h40v8h-40v77c0 20 6 30 19 30 5 0 9-3 13-8 3-6 5-13 5-23v-15h7v15c0 10-2 19-7 26-4 8-11 12-20 12-4 0-7-1-10-2-4-1-8-2-12-4s-8-6-10-12c-3-5-4-12-4-20v-76z">
            <text:p/>
          </draw:path>
          <draw:path draw:style-name="gr152" draw:text-style-name="P10" draw:layer="layout" svg:width="0.122cm" svg:height="0.125cm" svg:x="9.929cm" svg:y="9.47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  <draw:path draw:style-name="gr153" draw:text-style-name="P10" draw:layer="layout" svg:width="0.136cm" svg:height="0.193cm" svg:x="10.162cm" svg:y="9.40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<text:p/>
          </draw:path>
          <draw:path draw:style-name="gr154" draw:text-style-name="P10" draw:layer="layout" svg:width="0.122cm" svg:height="0.185cm" svg:x="10.314cm" svg:y="9.412cm" svg:viewBox="0 0 123 186" svg:d="M0 141v-9l86-129c1-2 3-3 5-3s3 0 4 1c0 1 1 3 1 6v125h27v9h-27v24c0 5 1 9 3 10 2 2 8 3 18 3h6v8c-8 0-21 0-38 0-18 0-30 0-38 0v-8h6c10 0 16-1 18-3 2-1 3-5 3-10v-24zM8 132h68v-102z">
            <text:p/>
          </draw:path>
          <draw:path draw:style-name="gr155" draw:text-style-name="P10" draw:layer="layout" svg:width="0.099cm" svg:height="0.193cm" svg:x="10.461cm" svg:y="9.404cm" svg:viewBox="0 0 100 194" svg:d="M0 37c0-10 4-18 13-26 9-7 20-11 34-11 19 0 33 4 41 11 8 8 12 16 12 26 0 12-4 21-13 27-25 18-37 39-37 62v9c0 2 0 4 0 5 0 0-1 1-1 2-1 0-2 1-3 1s-2-1-3-1c0-1 0-3 0-6v-12c0-10 2-20 6-32 4-11 10-21 18-30 2-2 4-4 5-6 1-1 2-4 3-7 1-4 2-8 2-13 0-4 0-6 0-8s-1-4-2-7-3-6-5-8-5-3-9-5c-4-1-9-2-14-2-17 0-30 6-37 19 10 0 16 4 16 12 0 4-2 7-4 10-2 2-5 3-9 3s-7-1-9-3c-3-2-4-6-4-10zM36 190c-3-3-5-6-5-10s2-8 5-11 6-4 10-4 8 1 11 4 4 7 4 11-1 7-4 10-7 4-11 4-7-1-10-4z">
            <text:p/>
          </draw:path>
        </draw:g>
      </draw:page>
      <draw:page draw:name="page5" draw:style-name="dp1" draw:master-page-name="Default">
        <draw:g>
          <draw:path draw:style-name="gr156" draw:text-style-name="P9" draw:layer="layout" svg:width="1.084cm" svg:height="1.298cm" svg:x="8.987cm" svg:y="9.953cm" svg:viewBox="0 0 1085 1299" svg:d="M0 0c0 53 0 107 0 160 0 40 0 80 0 120s0 80 0 120c0 55 0 109 0 164 0 40 0 80 0 120s0 80 0 120c0 54 0 107 0 161 48 0 95 0 143 0 36 0 71 0 107 0s72 0 108 0c48 0 97 0 145 0 194 111 388 222 582 334-122-112-245-223-367-334 48 0 95 0 143 0 0-54 0-107 0-161 0-40 0-80 0-120s0-80 0-120c0-55 0-109 0-164 0-40 0-80 0-120s0-80 0-120c0-53 0-107 0-160-48 0-95 0-143 0-36 0-72 0-107 0-36 0-72 0-108 0-48 0-97 0-145 0-36 0-72 0-108 0s-71 0-107 0c-48 0-95 0-143 0zM0 0zM862 965z">
            <text:p/>
          </draw:path>
          <draw:path draw:style-name="gr157" draw:text-style-name="P10" draw:layer="layout" svg:width="0.189cm" svg:height="0.187cm" svg:x="9.253cm" svg:y="10.34cm" svg:viewBox="0 0 190 188" svg:d="M0 188v-8c7 0 12-1 16-2 5-1 8-3 9-6 2-2 3-4 3-6 1-2 1-4 1-7v-144c0-2-1-4-1-5-1 0-3-1-6-1-6 0-10 0-14 0h-8v-9h47c3 0 5 0 5 1 1 0 2 1 3 3l99 143v-118c0-3 0-5-1-7 0-1-1-3-3-6-1-2-4-4-9-6-4-1-9-1-16-1v-8c20 0 30 0 33 0 2 0 13 0 32 0v8c-6 0-12 0-16 1-4 2-7 4-9 6-2 3-3 5-3 6 0 2 0 4 0 7v152c0 3-1 5-1 6s-1 1-3 1-3-1-5-4l-114-165c0-1-1-2-3-3v143c0 3 1 5 1 7s1 4 3 6c2 3 4 5 9 6 4 1 9 2 16 2v8c-19 0-30 0-32 0-3 0-14 0-33 0z">
            <text:p/>
          </draw:path>
          <draw:path draw:style-name="gr158" draw:text-style-name="P10" draw:layer="layout" svg:width="0.122cm" svg:height="0.125cm" svg:x="9.459cm" svg:y="10.40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<text:p/>
          </draw:path>
        </draw:g>
      </draw:page>
      <draw:page draw:name="page6" draw:style-name="dp1" draw:master-page-name="Default">
        <draw:g>
          <draw:g>
            <draw:path draw:style-name="gr83" draw:text-style-name="P18" draw:layer="layout" svg:width="3.83cm" svg:height="0.331cm" svg:x="17.288cm" svg:y="10.98cm" svg:viewBox="0 0 3831 332" svg:d="M81 332c1223 0 2446 0 3668 0 41 0 82-55 82-111 0-37 0-73 0-110 0-55-41-111-82-111-1222 0-2445 0-3668 0-41 0-81 56-81 111 0 37 0 73 0 110 0 56 40 111 81 111z">
              <text:p/>
            </draw:path>
            <draw:g>
              <draw:path draw:style-name="gr91" draw:text-style-name="P28" draw:layer="layout" svg:width="0.166cm" svg:height="0.114cm" svg:x="18.156cm" svg:y="11.105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91" draw:text-style-name="P28" draw:layer="layout" svg:width="0.116cm" svg:height="0.116cm" svg:x="18.347cm" svg:y="11.105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91" draw:text-style-name="P28" draw:layer="layout" svg:width="0.117cm" svg:height="0.112cm" svg:x="18.474cm" svg:y="11.107cm" svg:viewBox="0 0 118 113" svg:d="M46 113l-46-113h32l21 57 6 20c2-5 3-8 3-10 1-3 2-6 4-10l21-57h31l-45 113z">
                <text:p/>
              </draw:path>
              <draw:path draw:style-name="gr91" draw:text-style-name="P28" draw:layer="layout" svg:width="0.105cm" svg:height="0.117cm" svg:x="18.602cm" svg:y="11.10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1" draw:text-style-name="P28" draw:layer="layout" svg:width="0.058cm" svg:height="0.029cm" svg:x="18.729cm" svg:y="11.148cm" svg:viewBox="0 0 59 30" svg:d="M0 30c0-10 0-20 0-30 20 0 39 0 59 0 0 10 0 20 0 30-20 0-39 0-59 0z">
                <text:p/>
              </draw:path>
              <draw:path draw:style-name="gr91" draw:text-style-name="P28" draw:layer="layout" svg:width="0.116cm" svg:height="0.116cm" svg:x="18.799cm" svg:y="11.105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91" draw:text-style-name="P28" draw:layer="layout" svg:width="0.11cm" svg:height="0.157cm" svg:x="18.934cm" svg:y="11.06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1" draw:text-style-name="P28" draw:layer="layout" svg:width="0.11cm" svg:height="0.157cm" svg:x="19.067cm" svg:y="11.06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1" draw:text-style-name="P28" draw:layer="layout" svg:width="0.058cm" svg:height="0.029cm" svg:x="19.205cm" svg:y="11.148cm" svg:viewBox="0 0 59 30" svg:d="M0 30c0-10 0-20 0-30 20 0 39 0 59 0 0 10 0 20 0 30-20 0-39 0-59 0z">
                <text:p/>
              </draw:path>
              <draw:path draw:style-name="gr91" draw:text-style-name="P28" draw:layer="layout" svg:width="0.11cm" svg:height="0.157cm" svg:x="19.282cm" svg:y="11.105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91" draw:text-style-name="P28" draw:layer="layout" svg:width="0.029cm" svg:height="0.154cm" svg:x="19.417cm" svg:y="11.064cm" svg:viewBox="0 0 30 155" svg:d="M0 28c0-10 0-19 0-28 10 0 20 0 30 0 0 9 0 18 0 28-10 0-20 0-30 0zM0 155c0-37 0-75 0-112 10 0 20 0 30 0 0 37 0 75 0 112-10 0-20 0-30 0z">
                <text:p/>
              </draw:path>
              <draw:path draw:style-name="gr91" draw:text-style-name="P28" draw:layer="layout" svg:width="0.105cm" svg:height="0.117cm" svg:x="19.47cm" svg:y="11.10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1" draw:text-style-name="P28" draw:layer="layout" svg:width="0.106cm" svg:height="0.117cm" svg:x="19.594cm" svg:y="11.105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91" draw:text-style-name="P28" draw:layer="layout" svg:width="0.105cm" svg:height="0.117cm" svg:x="19.714cm" svg:y="11.10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1" draw:text-style-name="P28" draw:layer="layout" svg:width="0.058cm" svg:height="0.029cm" svg:x="19.841cm" svg:y="11.148cm" svg:viewBox="0 0 59 30" svg:d="M0 30c0-10 0-20 0-30 20 0 39 0 59 0 0 10 0 20 0 30-20 0-39 0-59 0z">
                <text:p/>
              </draw:path>
              <draw:path draw:style-name="gr91" draw:text-style-name="P28" draw:layer="layout" svg:width="0.073cm" svg:height="0.114cm" svg:x="19.918cm" svg:y="11.105cm" svg:viewBox="0 0 74 115" svg:d="M30 115h-30v-112h28v16c5-8 9-13 13-15 4-3 8-4 13-4 7 0 13 2 20 6l-10 26c-5-4-9-5-14-5-4 0-8 1-11 3-2 2-5 7-6 13-2 6-3 18-3 37z">
                <text:p/>
              </draw:path>
              <draw:path draw:style-name="gr91" draw:text-style-name="P28" draw:layer="layout" svg:width="0.029cm" svg:height="0.154cm" svg:x="20.005cm" svg:y="11.064cm" svg:viewBox="0 0 30 155" svg:d="M0 28c0-10 0-19 0-28 10 0 20 0 30 0 0 9 0 18 0 28-10 0-20 0-30 0zM0 155c0-37 0-75 0-112 10 0 20 0 30 0 0 37 0 75 0 112-10 0-20 0-30 0z">
                <text:p/>
              </draw:path>
              <draw:path draw:style-name="gr91" draw:text-style-name="P28" draw:layer="layout" svg:width="0.11cm" svg:height="0.16cm" svg:x="20.06cm" svg:y="11.105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91" draw:text-style-name="P28" draw:layer="layout" svg:width="0.103cm" svg:height="0.154cm" svg:x="20.201cm" svg:y="11.064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91" draw:text-style-name="P28" draw:layer="layout" svg:width="0.066cm" svg:height="0.154cm" svg:x="20.322cm" svg:y="11.068cm" svg:viewBox="0 0 67 155" svg:d="M65 40v23h-21v46c0 9 0 14 1 16 0 1 1 3 2 4 2 1 3 1 5 1 3 0 7-1 12-3l3 23c-7 3-15 5-24 5-5 0-10-1-14-3-5-2-8-4-10-7s-3-7-4-12c-1-3-1-10-1-21v-49h-14v-23h14v-23l30-17v40z">
                <text:p/>
              </draw:path>
            </draw:g>
            <draw:g>
              <draw:path draw:style-name="gr76" draw:text-style-name="P20" draw:layer="layout" svg:width="0.11cm" svg:height="0.157cm" svg:x="17.338cm" svg:y="11.464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6" draw:text-style-name="P20" draw:layer="layout" svg:width="0.106cm" svg:height="0.117cm" svg:x="17.465cm" svg:y="11.464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073cm" svg:height="0.114cm" svg:x="17.593cm" svg:y="11.464cm" svg:viewBox="0 0 74 115" svg:d="M30 115h-30v-112h28v16c5-8 9-13 13-15 4-3 8-4 13-4 7 0 13 2 20 6l-10 26c-5-4-9-5-14-5-4 0-8 1-11 3-2 2-5 7-6 13-2 6-3 18-3 37z">
                <text:p/>
              </draw:path>
              <draw:path draw:style-name="gr76" draw:text-style-name="P20" draw:layer="layout" svg:width="0.106cm" svg:height="0.117cm" svg:x="17.673cm" svg:y="11.464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166cm" svg:height="0.114cm" svg:x="17.8cm" svg:y="11.464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76" draw:text-style-name="P20" draw:layer="layout" svg:width="0.105cm" svg:height="0.116cm" svg:x="17.988cm" svg:y="11.464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76" draw:text-style-name="P20" draw:layer="layout" svg:width="0.029cm" svg:height="0.111cm" svg:x="18.126cm" svg:y="11.466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2" draw:text-style-name="P21" draw:layer="layout" svg:width="0.123cm" svg:height="0.154cm" svg:x="17.328cm" svg:y="11.644cm" svg:viewBox="0 0 124 155" svg:d="M52 155c0-45 0-91 0-137-18 0-35 0-52 0 0-6 0-12 0-18 41 0 83 0 124 0 0 6 0 12 0 18-17 0-34 0-52 0 0 46 0 92 0 137-6 0-13 0-20 0z">
                <text:p/>
              </draw:path>
              <draw:path draw:style-name="gr92" draw:text-style-name="P21" draw:layer="layout" svg:width="0.105cm" svg:height="0.116cm" svg:x="17.44cm" svg:y="11.68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2" draw:text-style-name="P21" draw:layer="layout" svg:width="0.093cm" svg:height="0.154cm" svg:x="17.57cm" svg:y="11.644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2" draw:text-style-name="P21" draw:layer="layout" svg:width="0.104cm" svg:height="0.117cm" svg:x="17.673cm" svg:y="11.6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2" draw:text-style-name="P21" draw:layer="layout" svg:width="0.091cm" svg:height="0.114cm" svg:x="17.801cm" svg:y="11.68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2" draw:text-style-name="P21" draw:layer="layout" svg:width="0.022cm" svg:height="0.051cm" svg:x="17.927cm" svg:y="11.777cm" svg:viewBox="0 0 23 52" svg:d="M1 22v-22h22v22c0 8-1 14-4 19s-7 9-14 11l-5-8c4-2 7-4 9-8 2-3 3-8 3-14z">
                <text:p/>
              </draw:path>
              <draw:path draw:style-name="gr92" draw:text-style-name="P21" draw:layer="layout" svg:width="0.124cm" svg:height="0.159cm" svg:x="18.043cm" svg:y="11.641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2" draw:text-style-name="P21" draw:layer="layout" svg:width="0.105cm" svg:height="0.116cm" svg:x="18.187cm" svg:y="11.68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2" draw:text-style-name="P21" draw:layer="layout" svg:width="0.091cm" svg:height="0.114cm" svg:x="18.315cm" svg:y="11.68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2" draw:text-style-name="P21" draw:layer="layout" svg:width="0.061cm" svg:height="0.114cm" svg:x="18.437cm" svg:y="11.684cm" svg:viewBox="0 0 62 115" svg:d="M0 115v-112h17v17c5-8 9-14 13-16 3-3 7-4 12-4 6 0 13 2 20 6l-7 18c-5-3-9-4-14-4-4 0-8 1-11 3-4 3-6 6-8 11-2 7-3 14-3 22v59z">
                <text:p/>
              </draw:path>
              <draw:path draw:style-name="gr92" draw:text-style-name="P21" draw:layer="layout" svg:width="0.098cm" svg:height="0.117cm" svg:x="18.506cm" svg:y="11.684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2" draw:text-style-name="P21" draw:layer="layout" svg:width="0.104cm" svg:height="0.117cm" svg:x="18.615cm" svg:y="11.6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2" draw:text-style-name="P21" draw:layer="layout" svg:width="0.022cm" svg:height="0.051cm" svg:x="18.747cm" svg:y="11.777cm" svg:viewBox="0 0 23 52" svg:d="M1 22v-22h22v22c0 8-1 14-4 19s-7 9-14 11l-5-8c4-2 7-4 9-8 2-3 3-8 3-14z">
                <text:p/>
              </draw:path>
              <draw:path draw:style-name="gr92" draw:text-style-name="P21" draw:layer="layout" svg:width="0.129cm" svg:height="0.154cm" svg:x="18.87cm" svg:y="11.644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2" draw:text-style-name="P21" draw:layer="layout" svg:width="0.104cm" svg:height="0.117cm" svg:x="19.02cm" svg:y="11.6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2" draw:text-style-name="P21" draw:layer="layout" svg:width="0.093cm" svg:height="0.117cm" svg:x="19.14cm" svg:y="11.684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2" draw:text-style-name="P21" draw:layer="layout" svg:width="0.054cm" svg:height="0.152cm" svg:x="19.247cm" svg:y="11.64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2" draw:text-style-name="P21" draw:layer="layout" svg:width="0.018cm" svg:height="0.154cm" svg:x="19.32cm" svg:y="11.644cm" svg:viewBox="0 0 19 155" svg:d="M0 22c0-7 0-15 0-22 6 0 13 0 19 0 0 7 0 15 0 22-6 0-13 0-19 0zM0 155c0-37 0-75 0-112 6 0 13 0 19 0 0 37 0 75 0 112-6 0-13 0-19 0z">
                <text:p/>
              </draw:path>
              <draw:path draw:style-name="gr92" draw:text-style-name="P21" draw:layer="layout" svg:width="0.091cm" svg:height="0.114cm" svg:x="19.368cm" svg:y="11.68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2" draw:text-style-name="P21" draw:layer="layout" svg:width="0.104cm" svg:height="0.116cm" svg:x="19.483cm" svg:y="11.68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2" draw:text-style-name="P21" draw:layer="layout" svg:width="0.054cm" svg:height="0.152cm" svg:x="19.601cm" svg:y="11.64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2" draw:text-style-name="P21" draw:layer="layout" svg:width="0.018cm" svg:height="0.154cm" svg:x="19.674cm" svg:y="11.644cm" svg:viewBox="0 0 19 155" svg:d="M0 22c0-7 0-15 0-22 6 0 13 0 19 0 0 7 0 15 0 22-6 0-13 0-19 0zM0 155c0-37 0-75 0-112 6 0 13 0 19 0 0 37 0 75 0 112-6 0-13 0-19 0z">
                <text:p/>
              </draw:path>
              <draw:path draw:style-name="gr92" draw:text-style-name="P21" draw:layer="layout" svg:width="0.105cm" svg:height="0.116cm" svg:x="19.715cm" svg:y="11.68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2" draw:text-style-name="P21" draw:layer="layout" svg:width="0.091cm" svg:height="0.114cm" svg:x="19.844cm" svg:y="11.684cm" svg:viewBox="0 0 92 115" svg:d="M0 115v-112h17v16c9-13 21-19 37-19 6 0 13 1 18 4 6 2 10 5 13 9s5 9 6 14c1 4 1 10 1 19v69h-19v-68c0-8-1-14-2-18-2-4-4-7-8-9s-8-3-14-3c-8 0-15 2-21 7s-9 15-9 30v61z">
                <text:p/>
              </draw:path>
            </draw:g>
            <draw:g>
              <draw:path draw:style-name="gr77" draw:text-style-name="P20" draw:layer="layout" svg:width="0.11cm" svg:height="0.157cm" svg:x="17.338cm" svg:y="12.063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7" draw:text-style-name="P20" draw:layer="layout" svg:width="0.073cm" svg:height="0.114cm" svg:x="17.471cm" svg:y="12.063cm" svg:viewBox="0 0 74 115" svg:d="M30 115h-30v-112h28v16c5-8 9-13 13-15 4-3 8-4 13-4 7 0 13 2 20 6l-10 26c-5-4-9-5-14-5-4 0-8 1-11 3-2 2-5 7-6 13-2 6-3 18-3 37z">
                <text:p/>
              </draw:path>
              <draw:path draw:style-name="gr77" draw:text-style-name="P20" draw:layer="layout" svg:width="0.105cm" svg:height="0.117cm" svg:x="17.55cm" svg:y="12.063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7" draw:text-style-name="P20" draw:layer="layout" svg:width="0.029cm" svg:height="0.111cm" svg:x="17.686cm" svg:y="12.065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3" draw:text-style-name="P21" draw:layer="layout" svg:width="0.104cm" svg:height="0.116cm" svg:x="17.331cm" svg:y="12.28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1" draw:layer="layout" svg:width="0.054cm" svg:height="0.152cm" svg:x="17.449cm" svg:y="12.24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051cm" svg:height="0.203cm" svg:x="17.52cm" svg:y="12.24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1" draw:layer="layout" svg:width="0.123cm" svg:height="0.154cm" svg:x="17.586cm" svg:y="12.244cm" svg:viewBox="0 0 124 155" svg:d="M52 155c0-45 0-91 0-137-18 0-35 0-52 0 0-6 0-12 0-18 41 0 83 0 124 0 0 6 0 12 0 18-17 0-34 0-52 0 0 46 0 92 0 137-6 0-13 0-20 0z">
                <text:p/>
              </draw:path>
              <draw:path draw:style-name="gr93" draw:text-style-name="P21" draw:layer="layout" svg:width="0.105cm" svg:height="0.116cm" svg:x="17.699cm" svg:y="12.28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1" draw:layer="layout" svg:width="0.093cm" svg:height="0.154cm" svg:x="17.828cm" svg:y="12.24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3" draw:text-style-name="P21" draw:layer="layout" svg:width="0.104cm" svg:height="0.117cm" svg:x="17.931cm" svg:y="12.2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091cm" svg:height="0.114cm" svg:x="18.059cm" svg:y="12.28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1" draw:layer="layout" svg:width="0.022cm" svg:height="0.051cm" svg:x="18.185cm" svg:y="12.377cm" svg:viewBox="0 0 23 52" svg:d="M1 22v-22h22v22c0 8-1 14-4 19s-7 9-14 11l-5-8c4-2 7-4 9-8 2-3 3-8 3-14z">
                <text:p/>
              </draw:path>
              <draw:path draw:style-name="gr93" draw:text-style-name="P21" draw:layer="layout" svg:width="0.124cm" svg:height="0.159cm" svg:x="18.239cm" svg:y="12.241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3" draw:text-style-name="P21" draw:layer="layout" svg:width="0.105cm" svg:height="0.116cm" svg:x="18.383cm" svg:y="12.28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1" draw:layer="layout" svg:width="0.091cm" svg:height="0.114cm" svg:x="18.511cm" svg:y="12.28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3" draw:text-style-name="P21" draw:layer="layout" svg:width="0.061cm" svg:height="0.114cm" svg:x="18.633cm" svg:y="12.284cm" svg:viewBox="0 0 62 115" svg:d="M0 115v-112h17v17c5-8 9-14 13-16 3-3 7-4 12-4 6 0 13 2 20 6l-7 18c-5-3-9-4-14-4-4 0-8 1-11 3-4 3-6 6-8 11-2 7-3 14-3 22v59z">
                <text:p/>
              </draw:path>
              <draw:path draw:style-name="gr93" draw:text-style-name="P21" draw:layer="layout" svg:width="0.098cm" svg:height="0.117cm" svg:x="18.702cm" svg:y="12.284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3" draw:text-style-name="P21" draw:layer="layout" svg:width="0.104cm" svg:height="0.117cm" svg:x="18.811cm" svg:y="12.2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051cm" svg:height="0.203cm" svg:x="18.938cm" svg:y="12.241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1" draw:layer="layout" svg:width="0.022cm" svg:height="0.051cm" svg:x="19.018cm" svg:y="12.377cm" svg:viewBox="0 0 23 52" svg:d="M1 22v-22h22v22c0 8-1 14-4 19s-7 9-14 11l-5-8c4-2 7-4 9-8 2-3 3-8 3-14z">
                <text:p/>
              </draw:path>
              <draw:path draw:style-name="gr93" draw:text-style-name="P21" draw:layer="layout" svg:width="0.104cm" svg:height="0.117cm" svg:x="19.132cm" svg:y="12.2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153cm" svg:height="0.114cm" svg:x="19.26cm" svg:y="12.284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3" draw:text-style-name="P21" draw:layer="layout" svg:width="0.098cm" svg:height="0.157cm" svg:x="19.445cm" svg:y="12.284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3" draw:text-style-name="P21" draw:layer="layout" svg:width="0.054cm" svg:height="0.152cm" svg:x="19.556cm" svg:y="12.24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103cm" svg:height="0.157cm" svg:x="19.618cm" svg:y="12.287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3" draw:text-style-name="P21" draw:layer="layout" svg:width="0.051cm" svg:height="0.203cm" svg:x="19.737cm" svg:y="12.24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1" draw:layer="layout" svg:width="0.129cm" svg:height="0.154cm" svg:x="19.815cm" svg:y="12.244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3" draw:text-style-name="P21" draw:layer="layout" svg:width="0.104cm" svg:height="0.117cm" svg:x="19.964cm" svg:y="12.28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1" draw:layer="layout" svg:width="0.093cm" svg:height="0.117cm" svg:x="20.085cm" svg:y="12.284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3" draw:text-style-name="P21" draw:layer="layout" svg:width="0.054cm" svg:height="0.152cm" svg:x="20.192cm" svg:y="12.24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018cm" svg:height="0.154cm" svg:x="20.265cm" svg:y="12.244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1" draw:layer="layout" svg:width="0.091cm" svg:height="0.114cm" svg:x="20.312cm" svg:y="12.28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1" draw:layer="layout" svg:width="0.104cm" svg:height="0.116cm" svg:x="20.428cm" svg:y="12.28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1" draw:layer="layout" svg:width="0.054cm" svg:height="0.152cm" svg:x="20.546cm" svg:y="12.24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1" draw:layer="layout" svg:width="0.018cm" svg:height="0.154cm" svg:x="20.619cm" svg:y="12.244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1" draw:layer="layout" svg:width="0.105cm" svg:height="0.116cm" svg:x="20.659cm" svg:y="12.28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1" draw:layer="layout" svg:width="0.091cm" svg:height="0.114cm" svg:x="20.789cm" svg:y="12.28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1" draw:layer="layout" svg:width="0.051cm" svg:height="0.203cm" svg:x="20.91cm" svg:y="12.241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1" draw:layer="layout" svg:width="0.022cm" svg:height="0.051cm" svg:x="20.988cm" svg:y="12.377cm" svg:viewBox="0 0 23 52" svg:d="M1 22v-22h22v22c0 8-1 14-4 19s-7 9-14 11l-5-8c4-2 7-4 9-8 2-3 3-8 3-14z">
                <text:p/>
              </draw:path>
            </draw:g>
            <draw:g>
              <draw:path draw:style-name="gr94" draw:text-style-name="P21" draw:layer="layout" svg:width="0.105cm" svg:height="0.116cm" svg:x="17.33cm" svg:y="12.5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8cm" svg:height="0.157cm" svg:x="17.452cm" svg:y="12.464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4" draw:text-style-name="P21" draw:layer="layout" svg:width="0.098cm" svg:height="0.157cm" svg:x="17.574cm" svg:y="12.464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4" draw:text-style-name="P21" draw:layer="layout" svg:width="0.051cm" svg:height="0.203cm" svg:x="17.702cm" svg:y="12.462cm" svg:viewBox="0 0 52 204" svg:d="M38 204c-11-14-20-29-27-47s-11-36-11-55c0-17 3-33 8-49 7-17 17-35 30-53h14c-9 15-15 25-17 31-5 10-8 20-11 31-3 13-4 26-4 40 0 34 10 68 32 102z">
                <text:p/>
              </draw:path>
              <draw:path draw:style-name="gr94" draw:text-style-name="P21" draw:layer="layout" svg:width="0.123cm" svg:height="0.154cm" svg:x="17.768cm" svg:y="12.464cm" svg:viewBox="0 0 124 155" svg:d="M52 155c0-45 0-91 0-137-18 0-35 0-52 0 0-6 0-12 0-18 41 0 83 0 124 0 0 6 0 12 0 18-17 0-34 0-52 0 0 46 0 92 0 137-6 0-13 0-20 0z">
                <text:p/>
              </draw:path>
              <draw:path draw:style-name="gr94" draw:text-style-name="P21" draw:layer="layout" svg:width="0.105cm" svg:height="0.116cm" svg:x="17.88cm" svg:y="12.5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3cm" svg:height="0.154cm" svg:x="18.01cm" svg:y="12.464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4" draw:text-style-name="P21" draw:layer="layout" svg:width="0.104cm" svg:height="0.117cm" svg:x="18.113cm" svg:y="12.50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4" draw:text-style-name="P21" draw:layer="layout" svg:width="0.091cm" svg:height="0.114cm" svg:x="18.241cm" svg:y="12.50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4" draw:text-style-name="P21" draw:layer="layout" svg:width="0.051cm" svg:height="0.203cm" svg:x="18.362cm" svg:y="12.462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4" draw:text-style-name="P21" draw:layer="layout" svg:width="0.022cm" svg:height="0.051cm" svg:x="18.441cm" svg:y="12.598cm" svg:viewBox="0 0 23 52" svg:d="M1 22v-22h22v22c0 8-1 14-4 19s-7 9-14 11l-5-8c4-2 7-4 9-8 2-3 3-8 3-14z">
                <text:p/>
              </draw:path>
              <draw:path draw:style-name="gr94" draw:text-style-name="P21" draw:layer="layout" svg:width="0.061cm" svg:height="0.114cm" svg:x="18.561cm" svg:y="12.504cm" svg:viewBox="0 0 62 115" svg:d="M0 115v-112h17v17c5-8 9-14 13-16 3-3 7-4 12-4 6 0 13 2 20 6l-7 18c-5-3-9-4-14-4-4 0-8 1-11 3-4 3-6 6-8 11-2 7-3 14-3 22v59z">
                <text:p/>
              </draw:path>
              <draw:path draw:style-name="gr94" draw:text-style-name="P21" draw:layer="layout" svg:width="0.018cm" svg:height="0.154cm" svg:x="18.636cm" svg:y="12.464cm" svg:viewBox="0 0 19 155" svg:d="M0 22c0-7 0-15 0-22 6 0 13 0 19 0 0 7 0 15 0 22-6 0-13 0-19 0zM0 155c0-37 0-75 0-112 6 0 13 0 19 0 0 37 0 75 0 112-6 0-13 0-19 0z">
                <text:p/>
              </draw:path>
              <draw:path draw:style-name="gr94" draw:text-style-name="P21" draw:layer="layout" svg:width="0.099cm" svg:height="0.16cm" svg:x="18.676cm" svg:y="12.504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94" draw:text-style-name="P21" draw:layer="layout" svg:width="0.092cm" svg:height="0.154cm" svg:x="18.806cm" svg:y="12.464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94" draw:text-style-name="P21" draw:layer="layout" svg:width="0.054cm" svg:height="0.152cm" svg:x="18.917cm" svg:y="12.46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4" draw:text-style-name="P21" draw:layer="layout" svg:width="0.051cm" svg:height="0.203cm" svg:x="18.989cm" svg:y="12.462cm" svg:viewBox="0 0 52 204" svg:d="M38 204c-11-14-20-29-27-47s-11-36-11-55c0-17 3-33 8-49 7-17 17-35 30-53h14c-9 15-15 25-17 31-5 10-8 20-11 31-3 13-4 26-4 40 0 34 10 68 32 102z">
                <text:p/>
              </draw:path>
              <draw:path draw:style-name="gr94" draw:text-style-name="P21" draw:layer="layout" svg:width="0.124cm" svg:height="0.159cm" svg:x="19.059cm" svg:y="12.462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4" draw:text-style-name="P21" draw:layer="layout" svg:width="0.105cm" svg:height="0.116cm" svg:x="19.203cm" svg:y="12.5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1cm" svg:height="0.114cm" svg:x="19.332cm" svg:y="12.50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4" draw:text-style-name="P21" draw:layer="layout" svg:width="0.061cm" svg:height="0.114cm" svg:x="19.454cm" svg:y="12.504cm" svg:viewBox="0 0 62 115" svg:d="M0 115v-112h17v17c5-8 9-14 13-16 3-3 7-4 12-4 6 0 13 2 20 6l-7 18c-5-3-9-4-14-4-4 0-8 1-11 3-4 3-6 6-8 11-2 7-3 14-3 22v59z">
                <text:p/>
              </draw:path>
              <draw:path draw:style-name="gr94" draw:text-style-name="P21" draw:layer="layout" svg:width="0.098cm" svg:height="0.117cm" svg:x="19.522cm" svg:y="12.504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4" draw:text-style-name="P21" draw:layer="layout" svg:width="0.104cm" svg:height="0.117cm" svg:x="19.631cm" svg:y="12.50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4" draw:text-style-name="P21" draw:layer="layout" svg:width="0.022cm" svg:height="0.051cm" svg:x="19.764cm" svg:y="12.598cm" svg:viewBox="0 0 23 52" svg:d="M1 22v-22h22v22c0 8-1 14-4 19s-7 9-14 11l-5-8c4-2 7-4 9-8 2-3 3-8 3-14z">
                <text:p/>
              </draw:path>
              <draw:path draw:style-name="gr94" draw:text-style-name="P21" draw:layer="layout" svg:width="0.129cm" svg:height="0.154cm" svg:x="19.824cm" svg:y="12.464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4" draw:text-style-name="P21" draw:layer="layout" svg:width="0.104cm" svg:height="0.117cm" svg:x="19.974cm" svg:y="12.504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4" draw:text-style-name="P21" draw:layer="layout" svg:width="0.093cm" svg:height="0.117cm" svg:x="20.095cm" svg:y="12.504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4" draw:text-style-name="P21" draw:layer="layout" svg:width="0.054cm" svg:height="0.152cm" svg:x="20.201cm" svg:y="12.46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4" draw:text-style-name="P21" draw:layer="layout" svg:width="0.018cm" svg:height="0.154cm" svg:x="20.275cm" svg:y="12.464cm" svg:viewBox="0 0 19 155" svg:d="M0 22c0-7 0-15 0-22 6 0 13 0 19 0 0 7 0 15 0 22-6 0-13 0-19 0zM0 155c0-37 0-75 0-112 6 0 13 0 19 0 0 37 0 75 0 112-6 0-13 0-19 0z">
                <text:p/>
              </draw:path>
              <draw:path draw:style-name="gr94" draw:text-style-name="P21" draw:layer="layout" svg:width="0.091cm" svg:height="0.114cm" svg:x="20.322cm" svg:y="12.50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4" draw:text-style-name="P21" draw:layer="layout" svg:width="0.104cm" svg:height="0.116cm" svg:x="20.438cm" svg:y="12.50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4" draw:text-style-name="P21" draw:layer="layout" svg:width="0.054cm" svg:height="0.152cm" svg:x="20.555cm" svg:y="12.46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4" draw:text-style-name="P21" draw:layer="layout" svg:width="0.018cm" svg:height="0.154cm" svg:x="20.628cm" svg:y="12.464cm" svg:viewBox="0 0 19 155" svg:d="M0 22c0-7 0-15 0-22 6 0 13 0 19 0 0 7 0 15 0 22-6 0-13 0-19 0zM0 155c0-37 0-75 0-112 6 0 13 0 19 0 0 37 0 75 0 112-6 0-13 0-19 0z">
                <text:p/>
              </draw:path>
              <draw:path draw:style-name="gr94" draw:text-style-name="P21" draw:layer="layout" svg:width="0.105cm" svg:height="0.116cm" svg:x="20.669cm" svg:y="12.5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4" draw:text-style-name="P21" draw:layer="layout" svg:width="0.091cm" svg:height="0.114cm" svg:x="20.798cm" svg:y="12.504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4" draw:text-style-name="P21" draw:layer="layout" svg:width="0.051cm" svg:height="0.203cm" svg:x="20.919cm" svg:y="12.462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79" draw:text-style-name="P20" draw:layer="layout" svg:width="0.106cm" svg:height="0.117cm" svg:x="17.331cm" svg:y="12.882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9" draw:text-style-name="P20" draw:layer="layout" svg:width="0.11cm" svg:height="0.157cm" svg:x="17.454cm" svg:y="12.842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11cm" svg:height="0.157cm" svg:x="17.588cm" svg:y="12.842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029cm" svg:height="0.111cm" svg:x="17.734cm" svg:y="12.885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5" draw:text-style-name="P21" draw:layer="layout" svg:width="0.104cm" svg:height="0.116cm" svg:x="17.331cm" svg:y="13.10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17.449cm" svg:y="13.06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51cm" svg:height="0.203cm" svg:x="17.52cm" svg:y="13.06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3cm" svg:height="0.154cm" svg:x="17.586cm" svg:y="13.063cm" svg:viewBox="0 0 124 155" svg:d="M52 155c0-45 0-91 0-137-18 0-35 0-52 0 0-6 0-12 0-18 41 0 83 0 124 0 0 6 0 12 0 18-17 0-34 0-52 0 0 46 0 92 0 137-6 0-13 0-20 0z">
                <text:p/>
              </draw:path>
              <draw:path draw:style-name="gr95" draw:text-style-name="P21" draw:layer="layout" svg:width="0.105cm" svg:height="0.116cm" svg:x="17.699cm" svg:y="13.10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3cm" svg:height="0.154cm" svg:x="17.828cm" svg:y="13.06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5" draw:text-style-name="P21" draw:layer="layout" svg:width="0.104cm" svg:height="0.117cm" svg:x="17.931cm" svg:y="13.10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1cm" svg:height="0.114cm" svg:x="18.059cm" svg:y="13.10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22cm" svg:height="0.051cm" svg:x="18.185cm" svg:y="13.196cm" svg:viewBox="0 0 23 52" svg:d="M1 22v-22h22v22c0 8-1 14-4 19s-7 9-14 11l-5-8c4-2 7-4 9-8 2-3 3-8 3-14z">
                <text:p/>
              </draw:path>
              <draw:path draw:style-name="gr95" draw:text-style-name="P21" draw:layer="layout" svg:width="0.129cm" svg:height="0.154cm" svg:x="18.246cm" svg:y="13.06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5" draw:text-style-name="P21" draw:layer="layout" svg:width="0.104cm" svg:height="0.117cm" svg:x="18.395cm" svg:y="13.10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3cm" svg:height="0.117cm" svg:x="18.516cm" svg:y="13.10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5" draw:text-style-name="P21" draw:layer="layout" svg:width="0.054cm" svg:height="0.152cm" svg:x="18.623cm" svg:y="13.06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18.696cm" svg:y="13.063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091cm" svg:height="0.114cm" svg:x="18.744cm" svg:y="13.10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104cm" svg:height="0.116cm" svg:x="18.859cm" svg:y="13.10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18.977cm" svg:y="13.06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19.05cm" svg:y="13.063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105cm" svg:height="0.116cm" svg:x="19.091cm" svg:y="13.10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19.22cm" svg:y="13.10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51cm" svg:height="0.203cm" svg:x="19.341cm" svg:y="13.06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5" draw:text-style-name="P21" draw:layer="layout" svg:width="0.022cm" svg:height="0.051cm" svg:x="19.42cm" svg:y="13.196cm" svg:viewBox="0 0 23 52" svg:d="M1 22v-22h22v22c0 8-1 14-4 19s-7 9-14 11l-5-8c4-2 7-4 9-8 2-3 3-8 3-14z">
                <text:p/>
              </draw:path>
              <draw:path draw:style-name="gr95" draw:text-style-name="P21" draw:layer="layout" svg:width="0.104cm" svg:height="0.117cm" svg:x="19.534cm" svg:y="13.10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153cm" svg:height="0.114cm" svg:x="19.662cm" svg:y="13.103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5" draw:text-style-name="P21" draw:layer="layout" svg:width="0.098cm" svg:height="0.157cm" svg:x="19.846cm" svg:y="13.103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5" draw:text-style-name="P21" draw:layer="layout" svg:width="0.054cm" svg:height="0.152cm" svg:x="19.958cm" svg:y="13.06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103cm" svg:height="0.157cm" svg:x="20.02cm" svg:y="13.106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5" draw:text-style-name="P21" draw:layer="layout" svg:width="0.051cm" svg:height="0.203cm" svg:x="20.139cm" svg:y="13.06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4cm" svg:height="0.159cm" svg:x="20.21cm" svg:y="13.06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5" draw:text-style-name="P21" draw:layer="layout" svg:width="0.105cm" svg:height="0.116cm" svg:x="20.353cm" svg:y="13.10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20.482cm" svg:y="13.10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5" draw:text-style-name="P21" draw:layer="layout" svg:width="0.061cm" svg:height="0.114cm" svg:x="20.604cm" svg:y="13.103cm" svg:viewBox="0 0 62 115" svg:d="M0 115v-112h17v17c5-8 9-14 13-16 3-3 7-4 12-4 6 0 13 2 20 6l-7 18c-5-3-9-4-14-4-4 0-8 1-11 3-4 3-6 6-8 11-2 7-3 14-3 22v59z">
                <text:p/>
              </draw:path>
              <draw:path draw:style-name="gr95" draw:text-style-name="P21" draw:layer="layout" svg:width="0.098cm" svg:height="0.117cm" svg:x="20.673cm" svg:y="13.10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5" draw:text-style-name="P21" draw:layer="layout" svg:width="0.104cm" svg:height="0.117cm" svg:x="20.782cm" svg:y="13.10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51cm" svg:height="0.203cm" svg:x="20.91cm" svg:y="13.06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81" draw:text-style-name="P20" draw:layer="layout" svg:width="0.11cm" svg:height="0.157cm" svg:x="17.332cm" svg:y="13.441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1" draw:text-style-name="P20" draw:layer="layout" svg:width="0.105cm" svg:height="0.117cm" svg:x="17.464cm" svg:y="13.481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1" draw:text-style-name="P20" draw:layer="layout" svg:width="0.029cm" svg:height="0.154cm" svg:x="17.595cm" svg:y="13.441cm" svg:viewBox="0 0 30 155" svg:d="M0 155c0-51 0-103 0-155 10 0 20 0 30 0 0 52 0 104 0 155-10 0-20 0-30 0z">
                <text:p/>
              </draw:path>
              <draw:path draw:style-name="gr81" draw:text-style-name="P20" draw:layer="layout" svg:width="0.029cm" svg:height="0.111cm" svg:x="17.662cm" svg:y="13.484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82" draw:text-style-name="P22" draw:layer="layout" svg:width="3.945cm" svg:height="3.105cm" svg:x="17.224cm" svg:y="10.893cm" svg:viewBox="0 0 3946 3106" svg:d="M139 3106c1223 0 2445 0 3668 0 70 0 139-95 139-189 0-909 0-1818 0-2728 0-94-69-189-139-189-1223 0-2445 0-3668 0-70 0-139 95-139 189 0 910 0 1819 0 2728 0 94 69 189 139 189z">
              <text:p/>
            </draw:path>
            <draw:g>
              <draw:path draw:style-name="gr95" draw:text-style-name="P21" draw:layer="layout" svg:width="0.104cm" svg:height="0.116cm" svg:x="17.331cm" svg:y="13.70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17.449cm" svg:y="13.66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51cm" svg:height="0.203cm" svg:x="17.52cm" svg:y="13.65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3cm" svg:height="0.154cm" svg:x="17.586cm" svg:y="13.662cm" svg:viewBox="0 0 124 155" svg:d="M52 155c0-45 0-91 0-137-18 0-35 0-52 0 0-6 0-12 0-18 41 0 83 0 124 0 0 6 0 12 0 18-17 0-34 0-52 0 0 46 0 92 0 137-6 0-13 0-20 0z">
                <text:p/>
              </draw:path>
              <draw:path draw:style-name="gr95" draw:text-style-name="P21" draw:layer="layout" svg:width="0.105cm" svg:height="0.116cm" svg:x="17.699cm" svg:y="13.70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3cm" svg:height="0.154cm" svg:x="17.828cm" svg:y="13.662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5" draw:text-style-name="P21" draw:layer="layout" svg:width="0.104cm" svg:height="0.117cm" svg:x="17.931cm" svg:y="13.70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1cm" svg:height="0.114cm" svg:x="18.059cm" svg:y="13.70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22cm" svg:height="0.051cm" svg:x="18.185cm" svg:y="13.795cm" svg:viewBox="0 0 23 52" svg:d="M1 22v-22h22v22c0 8-1 14-4 19s-7 9-14 11l-5-8c4-2 7-4 9-8 2-3 3-8 3-14z">
                <text:p/>
              </draw:path>
              <draw:path draw:style-name="gr95" draw:text-style-name="P21" draw:layer="layout" svg:width="0.124cm" svg:height="0.159cm" svg:x="18.239cm" svg:y="13.659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5" draw:text-style-name="P21" draw:layer="layout" svg:width="0.105cm" svg:height="0.116cm" svg:x="18.383cm" svg:y="13.70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18.511cm" svg:y="13.705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5" draw:text-style-name="P21" draw:layer="layout" svg:width="0.061cm" svg:height="0.114cm" svg:x="18.633cm" svg:y="13.702cm" svg:viewBox="0 0 62 115" svg:d="M0 115v-112h17v17c5-8 9-14 13-16 3-3 7-4 12-4 6 0 13 2 20 6l-7 18c-5-3-9-4-14-4-4 0-8 1-11 3-4 3-6 6-8 11-2 7-3 14-3 22v59z">
                <text:p/>
              </draw:path>
              <draw:path draw:style-name="gr95" draw:text-style-name="P21" draw:layer="layout" svg:width="0.098cm" svg:height="0.117cm" svg:x="18.702cm" svg:y="13.702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5" draw:text-style-name="P21" draw:layer="layout" svg:width="0.104cm" svg:height="0.117cm" svg:x="18.811cm" svg:y="13.70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51cm" svg:height="0.203cm" svg:x="18.938cm" svg:y="13.659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5" draw:text-style-name="P21" draw:layer="layout" svg:width="0.022cm" svg:height="0.051cm" svg:x="19.018cm" svg:y="13.795cm" svg:viewBox="0 0 23 52" svg:d="M1 22v-22h22v22c0 8-1 14-4 19s-7 9-14 11l-5-8c4-2 7-4 9-8 2-3 3-8 3-14z">
                <text:p/>
              </draw:path>
              <draw:path draw:style-name="gr95" draw:text-style-name="P21" draw:layer="layout" svg:width="0.104cm" svg:height="0.117cm" svg:x="19.132cm" svg:y="13.70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153cm" svg:height="0.114cm" svg:x="19.26cm" svg:y="13.702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5" draw:text-style-name="P21" draw:layer="layout" svg:width="0.098cm" svg:height="0.157cm" svg:x="19.445cm" svg:y="13.702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5" draw:text-style-name="P21" draw:layer="layout" svg:width="0.054cm" svg:height="0.152cm" svg:x="19.556cm" svg:y="13.66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103cm" svg:height="0.157cm" svg:x="19.618cm" svg:y="13.705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5" draw:text-style-name="P21" draw:layer="layout" svg:width="0.051cm" svg:height="0.203cm" svg:x="19.737cm" svg:y="13.65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5" draw:text-style-name="P21" draw:layer="layout" svg:width="0.129cm" svg:height="0.154cm" svg:x="19.815cm" svg:y="13.662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5" draw:text-style-name="P21" draw:layer="layout" svg:width="0.104cm" svg:height="0.117cm" svg:x="19.964cm" svg:y="13.70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5" draw:text-style-name="P21" draw:layer="layout" svg:width="0.093cm" svg:height="0.117cm" svg:x="20.085cm" svg:y="13.702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5" draw:text-style-name="P21" draw:layer="layout" svg:width="0.054cm" svg:height="0.152cm" svg:x="20.192cm" svg:y="13.66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20.265cm" svg:y="13.662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091cm" svg:height="0.114cm" svg:x="20.312cm" svg:y="13.70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104cm" svg:height="0.116cm" svg:x="20.428cm" svg:y="13.70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5" draw:text-style-name="P21" draw:layer="layout" svg:width="0.054cm" svg:height="0.152cm" svg:x="20.546cm" svg:y="13.66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5" draw:text-style-name="P21" draw:layer="layout" svg:width="0.018cm" svg:height="0.154cm" svg:x="20.619cm" svg:y="13.662cm" svg:viewBox="0 0 19 155" svg:d="M0 22c0-7 0-15 0-22 6 0 13 0 19 0 0 7 0 15 0 22-6 0-13 0-19 0zM0 155c0-37 0-75 0-112 6 0 13 0 19 0 0 37 0 75 0 112-6 0-13 0-19 0z">
                <text:p/>
              </draw:path>
              <draw:path draw:style-name="gr95" draw:text-style-name="P21" draw:layer="layout" svg:width="0.105cm" svg:height="0.116cm" svg:x="20.659cm" svg:y="13.70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5" draw:text-style-name="P21" draw:layer="layout" svg:width="0.091cm" svg:height="0.114cm" svg:x="20.789cm" svg:y="13.70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5" draw:text-style-name="P21" draw:layer="layout" svg:width="0.051cm" svg:height="0.203cm" svg:x="20.91cm" svg:y="13.659cm" svg:viewBox="0 0 52 204" svg:d="M14 204h-14c21-34 32-68 32-102 0-14-2-27-5-40-2-10-5-20-10-30-3-7-8-17-17-32h14c13 18 23 36 30 53 5 16 8 32 8 49 0 19-4 37-11 55-8 18-17 33-27 47z">
                <text:p/>
              </draw:path>
            </draw:g>
          </draw:g>
          <draw:g>
            <draw:path draw:style-name="gr83" draw:text-style-name="P18" draw:layer="layout" svg:width="3.793cm" svg:height="0.33cm" svg:x="13.312cm" svg:y="10.968cm" svg:viewBox="0 0 3794 331" svg:d="M78 331c1213 0 2425 0 3637 0 39 0 79-55 79-110 0-37 0-73 0-110 0-56-40-111-79-111-1212 0-2424 0-3637 0-39 0-78 55-78 111 0 37 0 73 0 110 0 55 39 110 78 110z">
              <text:p/>
            </draw:path>
            <draw:g>
              <draw:path draw:style-name="gr96" draw:text-style-name="P29" draw:layer="layout" svg:width="0.166cm" svg:height="0.116cm" svg:x="14.138cm" svg:y="11.102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6" draw:text-style-name="P29" draw:layer="layout" svg:width="0.116cm" svg:height="0.118cm" svg:x="14.328cm" svg:y="11.102cm" svg:viewBox="0 0 117 119" svg:d="M117 59c0 19-5 33-16 44-10 10-25 16-43 16s-32-6-43-16c-10-11-15-25-15-44 0-18 5-33 15-43 11-11 25-16 44-16 18 0 33 5 43 15s15 25 15 44zM85 59c0-13-2-23-6-29-5-6-11-10-20-10-18 0-27 13-27 39 0 13 2 23 6 29 5 7 11 10 20 10 18 0 27-13 27-39z">
                <text:p/>
              </draw:path>
              <draw:path draw:style-name="gr96" draw:text-style-name="P29" draw:layer="layout" svg:width="0.119cm" svg:height="0.113cm" svg:x="14.454cm" svg:y="11.104cm" svg:viewBox="0 0 120 114" svg:d="M77 114h-36l-41-114h32l20 64c1 4 4 12 8 26 0-2 2-8 4-15s10-32 25-75h31z">
                <text:p/>
              </draw:path>
              <draw:path draw:style-name="gr96" draw:text-style-name="P29" draw:layer="layout" svg:width="0.105cm" svg:height="0.118cm" svg:x="14.584cm" svg:y="11.10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055cm" svg:height="0.025cm" svg:x="14.706cm" svg:y="11.149cm" svg:viewBox="0 0 56 26" svg:d="M0 26c0-9 0-17 0-26 19 0 37 0 56 0 0 9 0 17 0 26-19 0-37 0-56 0z">
                <text:p/>
              </draw:path>
              <draw:path draw:style-name="gr96" draw:text-style-name="P29" draw:layer="layout" svg:width="0.105cm" svg:height="0.118cm" svg:x="14.78cm" svg:y="11.10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119cm" svg:height="0.113cm" svg:x="14.894cm" svg:y="11.104cm" svg:viewBox="0 0 120 114" svg:d="M77 114h-36l-41-114h32l20 64c1 4 4 12 8 26 0-2 2-8 4-15s10-32 25-75h31z">
                <text:p/>
              </draw:path>
              <draw:path draw:style-name="gr96" draw:text-style-name="P29" draw:layer="layout" svg:width="0.105cm" svg:height="0.118cm" svg:x="15.024cm" svg:y="11.10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105cm" svg:height="0.116cm" svg:x="15.152cm" svg:y="11.102cm" svg:viewBox="0 0 106 117" svg:d="M76 117v-65c0-20-7-30-21-30-7 0-13 3-17 10-5 6-7 14-7 23v62h-30v-89c0-6 0-11 0-15-1-4-1-8-1-11h29c0 1 0 5 1 11 0 6 0 10 0 12h1c4-9 9-15 15-19s13-6 22-6c12 0 21 4 28 11 7 8 10 19 10 33v73z">
                <text:p/>
              </draw:path>
              <draw:path draw:style-name="gr96" draw:text-style-name="P29" draw:layer="layout" svg:width="0.055cm" svg:height="0.025cm" svg:x="15.28cm" svg:y="11.149cm" svg:viewBox="0 0 56 26" svg:d="M0 26c0-9 0-17 0-26 19 0 37 0 56 0 0 9 0 17 0 26-19 0-37 0-56 0z">
                <text:p/>
              </draw:path>
              <draw:path draw:style-name="gr96" draw:text-style-name="P29" draw:layer="layout" svg:width="0.109cm" svg:height="0.161cm" svg:x="15.36cm" svg:y="11.102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6" draw:text-style-name="P29" draw:layer="layout" svg:width="0.029cm" svg:height="0.156cm" svg:x="15.495cm" svg:y="11.062cm" svg:viewBox="0 0 30 157" svg:d="M0 22c0-7 0-15 0-22 10 0 20 0 30 0 0 7 0 15 0 22-10 0-20 0-30 0zM0 157c0-38 0-76 0-115 10 0 20 0 30 0 0 39 0 77 0 115-10 0-20 0-30 0z">
                <text:p/>
              </draw:path>
              <draw:path draw:style-name="gr96" draw:text-style-name="P29" draw:layer="layout" svg:width="0.105cm" svg:height="0.118cm" svg:x="15.55cm" svg:y="11.10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106cm" svg:height="0.118cm" svg:x="15.672cm" svg:y="11.102cm" svg:viewBox="0 0 107 119" svg:d="M55 119c-18 0-31-5-41-16-9-10-14-25-14-43 0-19 5-34 14-44 10-11 24-16 41-16 14 0 25 3 34 10s15 16 17 28l-30 2c-1-6-3-11-7-14-3-4-8-6-14-6-16 0-23 13-23 39s7 39 23 39c6 0 11-1 15-5 3-4 6-9 7-16l30 1c-1 8-4 15-9 21-4 7-10 11-18 15-7 3-16 5-25 5z">
                <text:p/>
              </draw:path>
              <draw:path draw:style-name="gr96" draw:text-style-name="P29" draw:layer="layout" svg:width="0.105cm" svg:height="0.118cm" svg:x="15.794cm" svg:y="11.102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9" draw:layer="layout" svg:width="0.055cm" svg:height="0.025cm" svg:x="15.916cm" svg:y="11.149cm" svg:viewBox="0 0 56 26" svg:d="M0 26c0-9 0-17 0-26 19 0 37 0 56 0 0 9 0 17 0 26-19 0-37 0-56 0z">
                <text:p/>
              </draw:path>
              <draw:path draw:style-name="gr96" draw:text-style-name="P29" draw:layer="layout" svg:width="0.105cm" svg:height="0.116cm" svg:x="15.995cm" svg:y="11.104cm" svg:viewBox="0 0 106 117" svg:d="M30 0v64c0 20 7 30 21 30 7 0 13-3 17-9 5-6 7-14 7-24v-61h30v89c0 10 0 18 1 26h-29c-1-11-1-18-1-23h-1c-4 8-9 15-15 19s-13 6-22 6c-12 0-22-4-28-11-7-8-10-19-10-33v-73z">
                <text:p/>
              </draw:path>
              <draw:path draw:style-name="gr96" draw:text-style-name="P29" draw:layer="layout" svg:width="0.109cm" svg:height="0.161cm" svg:x="16.13cm" svg:y="11.102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</draw:g>
            <draw:g>
              <draw:path draw:style-name="gr97" draw:text-style-name="P30" draw:layer="layout" svg:width="0.109cm" svg:height="0.161cm" svg:x="13.361cm" svg:y="11.45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7" draw:text-style-name="P30" draw:layer="layout" svg:width="0.116cm" svg:height="0.118cm" svg:x="13.486cm" svg:y="11.45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30" draw:layer="layout" svg:width="0.067cm" svg:height="0.116cm" svg:x="13.617cm" svg:y="11.45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7" draw:text-style-name="P30" draw:layer="layout" svg:width="0.116cm" svg:height="0.118cm" svg:x="13.694cm" svg:y="11.45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30" draw:layer="layout" svg:width="0.166cm" svg:height="0.116cm" svg:x="13.824cm" svg:y="11.45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7" draw:text-style-name="P30" draw:layer="layout" svg:width="0.104cm" svg:height="0.118cm" svg:x="14.014cm" svg:y="11.45cm" svg:viewBox="0 0 105 119" svg:d="M105 83c0 11-4 20-14 26-9 7-21 10-38 10-16 0-28-3-36-8-9-5-14-12-17-23l26-4c2 6 5 10 8 12 4 2 10 3 19 3s15-1 19-3 6-5 6-10c0-4-2-6-5-9-3-2-8-4-16-5-17-3-28-7-34-9-6-3-11-7-14-11-3-5-4-11-4-17 0-11 4-20 12-26 9-6 21-9 37-9 13 0 24 3 33 8 8 5 13 13 16 23l-27 3c-1-5-3-8-6-11-4-2-9-3-16-3-8 0-13 1-16 3-4 1-6 4-6 9 0 3 2 6 4 7 3 2 8 4 14 5 9 2 17 4 24 6s13 4 17 7 8 6 10 10c3 4 4 10 4 16z">
                <text:p/>
              </draw:path>
              <draw:path draw:style-name="gr97" draw:text-style-name="P30" draw:layer="layout" svg:width="0.03cm" svg:height="0.108cm" svg:x="14.149cm" svg:y="11.457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2" draw:text-style-name="P31" draw:layer="layout" svg:width="0.123cm" svg:height="0.148cm" svg:x="13.351cm" svg:y="11.638cm" svg:viewBox="0 0 124 149" svg:d="M72 17c0 44 0 88 0 132-7 0-13 0-20 0 0-44 0-88 0-132-17 0-35 0-52 0 0-6 0-11 0-17 41 0 83 0 124 0 0 6 0 11 0 17-17 0-35 0-52 0z">
                <text:p/>
              </draw:path>
              <draw:path draw:style-name="gr92" draw:text-style-name="P31" draw:layer="layout" svg:width="0.103cm" svg:height="0.118cm" svg:x="13.466cm" svg:y="11.671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2" draw:text-style-name="P31" draw:layer="layout" svg:width="0.094cm" svg:height="0.156cm" svg:x="13.593cm" svg:y="11.63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2" draw:text-style-name="P31" draw:layer="layout" svg:width="0.102cm" svg:height="0.118cm" svg:x="13.697cm" svg:y="11.671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2" draw:text-style-name="P31" draw:layer="layout" svg:width="0.092cm" svg:height="0.116cm" svg:x="13.825cm" svg:y="11.671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2" draw:text-style-name="P31" draw:layer="layout" svg:width="0.021cm" svg:height="0.05cm" svg:x="13.952cm" svg:y="11.764cm" svg:viewBox="0 0 22 51" svg:d="M22 0v18c0 7-1 13-3 18-1 5-3 10-6 15h-13c7-10 10-19 10-28h-9v-23z">
                <text:p/>
              </draw:path>
              <draw:path draw:style-name="gr92" draw:text-style-name="P31" draw:layer="layout" svg:width="0.125cm" svg:height="0.153cm" svg:x="14.066cm" svg:y="11.636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2" draw:text-style-name="P31" draw:layer="layout" svg:width="0.103cm" svg:height="0.118cm" svg:x="14.212cm" svg:y="11.671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2" draw:text-style-name="P31" draw:layer="layout" svg:width="0.092cm" svg:height="0.116cm" svg:x="14.338cm" svg:y="11.673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2" draw:text-style-name="P31" draw:layer="layout" svg:width="0.054cm" svg:height="0.116cm" svg:x="14.461cm" svg:y="11.671cm" svg:viewBox="0 0 55 117" svg:d="M1 117v-88c0-8-1-17-1-27h18c1 13 1 21 1 24 4-10 7-17 11-21 4-3 10-5 17-5 3 0 5 0 8 1v18c-3-1-6-2-10-2-8 0-15 4-19 11s-6 16-6 29v60z">
                <text:p/>
              </draw:path>
              <draw:path draw:style-name="gr92" draw:text-style-name="P31" draw:layer="layout" svg:width="0.094cm" svg:height="0.118cm" svg:x="14.53cm" svg:y="11.671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2" draw:text-style-name="P31" draw:layer="layout" svg:width="0.102cm" svg:height="0.118cm" svg:x="14.64cm" svg:y="11.671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2" draw:text-style-name="P31" draw:layer="layout" svg:width="0.021cm" svg:height="0.05cm" svg:x="14.772cm" svg:y="11.764cm" svg:viewBox="0 0 22 51" svg:d="M22 0v18c0 7-1 13-3 18-1 5-3 10-6 15h-13c7-10 10-19 10-28h-9v-23z">
                <text:p/>
              </draw:path>
              <draw:path draw:style-name="gr92" draw:text-style-name="P31" draw:layer="layout" svg:width="0.129cm" svg:height="0.148cm" svg:x="14.895cm" svg:y="11.638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2" draw:text-style-name="P31" draw:layer="layout" svg:width="0.102cm" svg:height="0.118cm" svg:x="15.044cm" svg:y="11.671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2" draw:text-style-name="P31" draw:layer="layout" svg:width="0.095cm" svg:height="0.117cm" svg:x="15.163cm" svg:y="11.671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2" draw:text-style-name="P31" draw:layer="layout" svg:width="0.055cm" svg:height="0.141cm" svg:x="15.27cm" svg:y="11.647cm" svg:viewBox="0 0 56 142" svg:d="M56 139c-6 2-13 3-19 3-16 0-24-9-24-26v-76h-13v-14h14l6-26h13v26h21v14h-21v72c0 5 1 9 2 11 2 3 5 4 10 4 2 0 6-1 11-2z">
                <text:p/>
              </draw:path>
              <draw:path draw:style-name="gr92" draw:text-style-name="P31" draw:layer="layout" svg:width="0.018cm" svg:height="0.156cm" svg:x="15.343cm" svg:y="11.63cm" svg:viewBox="0 0 19 157" svg:d="M0 18c0-6 0-12 0-18 6 0 13 0 19 0 0 6 0 12 0 18-6 0-13 0-19 0zM0 157c0-38 0-76 0-115 6 0 13 0 19 0 0 39 0 77 0 115-6 0-13 0-19 0z">
                <text:p/>
              </draw:path>
              <draw:path draw:style-name="gr92" draw:text-style-name="P31" draw:layer="layout" svg:width="0.092cm" svg:height="0.116cm" svg:x="15.391cm" svg:y="11.671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2" draw:text-style-name="P31" draw:layer="layout" svg:width="0.112cm" svg:height="0.118cm" svg:x="15.508cm" svg:y="11.671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2" draw:text-style-name="P31" draw:layer="layout" svg:width="0.055cm" svg:height="0.141cm" svg:x="15.624cm" svg:y="11.647cm" svg:viewBox="0 0 56 142" svg:d="M56 139c-6 2-13 3-19 3-16 0-24-9-24-26v-76h-13v-14h14l6-26h13v26h21v14h-21v72c0 5 1 9 2 11 2 3 5 4 10 4 2 0 6-1 11-2z">
                <text:p/>
              </draw:path>
              <draw:path draw:style-name="gr92" draw:text-style-name="P31" draw:layer="layout" svg:width="0.018cm" svg:height="0.156cm" svg:x="15.697cm" svg:y="11.63cm" svg:viewBox="0 0 19 157" svg:d="M0 18c0-6 0-12 0-18 6 0 13 0 19 0 0 6 0 12 0 18-6 0-13 0-19 0zM0 157c0-38 0-76 0-115 6 0 13 0 19 0 0 39 0 77 0 115-6 0-13 0-19 0z">
                <text:p/>
              </draw:path>
              <draw:path draw:style-name="gr92" draw:text-style-name="P31" draw:layer="layout" svg:width="0.103cm" svg:height="0.118cm" svg:x="15.74cm" svg:y="11.671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2" draw:text-style-name="P31" draw:layer="layout" svg:width="0.092cm" svg:height="0.116cm" svg:x="15.867cm" svg:y="11.671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</draw:g>
            <draw:g>
              <draw:path draw:style-name="gr98" draw:text-style-name="P20" draw:layer="layout" svg:width="0.109cm" svg:height="0.161cm" svg:x="13.361cm" svg:y="12.049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8" draw:text-style-name="P20" draw:layer="layout" svg:width="0.067cm" svg:height="0.116cm" svg:x="13.495cm" svg:y="12.049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8" draw:text-style-name="P20" draw:layer="layout" svg:width="0.105cm" svg:height="0.118cm" svg:x="13.575cm" svg:y="12.049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8" draw:text-style-name="P20" draw:layer="layout" svg:width="0.03cm" svg:height="0.108cm" svg:x="13.709cm" svg:y="12.056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3" draw:text-style-name="P31" draw:layer="layout" svg:width="0.112cm" svg:height="0.118cm" svg:x="13.355cm" svg:y="12.26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31" draw:layer="layout" svg:width="0.055cm" svg:height="0.141cm" svg:x="13.472cm" svg:y="12.24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057cm" svg:height="0.201cm" svg:x="13.544cm" svg:y="12.22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31" draw:layer="layout" svg:width="0.123cm" svg:height="0.148cm" svg:x="13.609cm" svg:y="12.237cm" svg:viewBox="0 0 124 149" svg:d="M72 17c0 44 0 88 0 132-7 0-13 0-20 0 0-44 0-88 0-132-17 0-35 0-52 0 0-6 0-11 0-17 41 0 83 0 124 0 0 6 0 11 0 17-17 0-35 0-52 0z">
                <text:p/>
              </draw:path>
              <draw:path draw:style-name="gr93" draw:text-style-name="P31" draw:layer="layout" svg:width="0.103cm" svg:height="0.118cm" svg:x="13.724cm" svg:y="12.26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31" draw:layer="layout" svg:width="0.094cm" svg:height="0.156cm" svg:x="13.851cm" svg:y="12.22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3" draw:text-style-name="P31" draw:layer="layout" svg:width="0.102cm" svg:height="0.118cm" svg:x="13.956cm" svg:y="12.26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092cm" svg:height="0.116cm" svg:x="14.083cm" svg:y="12.26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31" draw:layer="layout" svg:width="0.021cm" svg:height="0.05cm" svg:x="14.21cm" svg:y="12.363cm" svg:viewBox="0 0 22 51" svg:d="M22 0v18c0 7-1 13-3 18-1 5-3 10-6 15h-13c7-10 10-19 10-28h-9v-23z">
                <text:p/>
              </draw:path>
              <draw:path draw:style-name="gr93" draw:text-style-name="P31" draw:layer="layout" svg:width="0.125cm" svg:height="0.153cm" svg:x="14.262cm" svg:y="12.23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3" draw:text-style-name="P31" draw:layer="layout" svg:width="0.103cm" svg:height="0.118cm" svg:x="14.408cm" svg:y="12.26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31" draw:layer="layout" svg:width="0.092cm" svg:height="0.116cm" svg:x="14.535cm" svg:y="12.271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3" draw:text-style-name="P31" draw:layer="layout" svg:width="0.054cm" svg:height="0.116cm" svg:x="14.657cm" svg:y="12.269cm" svg:viewBox="0 0 55 117" svg:d="M1 117v-88c0-8-1-17-1-27h18c1 13 1 21 1 24 4-10 7-17 11-21 4-3 10-5 17-5 3 0 5 0 8 1v18c-3-1-6-2-10-2-8 0-15 4-19 11s-6 16-6 29v60z">
                <text:p/>
              </draw:path>
              <draw:path draw:style-name="gr93" draw:text-style-name="P31" draw:layer="layout" svg:width="0.094cm" svg:height="0.118cm" svg:x="14.726cm" svg:y="12.26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3" draw:text-style-name="P31" draw:layer="layout" svg:width="0.102cm" svg:height="0.118cm" svg:x="14.836cm" svg:y="12.26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057cm" svg:height="0.201cm" svg:x="14.95cm" svg:y="12.22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31" draw:layer="layout" svg:width="0.021cm" svg:height="0.05cm" svg:x="15.043cm" svg:y="12.363cm" svg:viewBox="0 0 22 51" svg:d="M22 0v18c0 7-1 13-3 18-1 5-3 10-6 15h-13c7-10 10-19 10-28h-9v-23z">
                <text:p/>
              </draw:path>
              <draw:path draw:style-name="gr93" draw:text-style-name="P31" draw:layer="layout" svg:width="0.102cm" svg:height="0.118cm" svg:x="15.157cm" svg:y="12.26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153cm" svg:height="0.116cm" svg:x="15.284cm" svg:y="12.269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3" draw:text-style-name="P31" draw:layer="layout" svg:width="0.098cm" svg:height="0.161cm" svg:x="15.468cm" svg:y="12.27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3" draw:text-style-name="P31" draw:layer="layout" svg:width="0.055cm" svg:height="0.141cm" svg:x="15.578cm" svg:y="12.24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108cm" svg:height="0.159cm" svg:x="15.638cm" svg:y="12.271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3" draw:text-style-name="P31" draw:layer="layout" svg:width="0.057cm" svg:height="0.201cm" svg:x="15.761cm" svg:y="12.22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31" draw:layer="layout" svg:width="0.129cm" svg:height="0.148cm" svg:x="15.84cm" svg:y="12.23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3" draw:text-style-name="P31" draw:layer="layout" svg:width="0.102cm" svg:height="0.118cm" svg:x="15.989cm" svg:y="12.26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31" draw:layer="layout" svg:width="0.095cm" svg:height="0.117cm" svg:x="16.108cm" svg:y="12.27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3" draw:text-style-name="P31" draw:layer="layout" svg:width="0.055cm" svg:height="0.141cm" svg:x="16.215cm" svg:y="12.24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018cm" svg:height="0.156cm" svg:x="16.288cm" svg:y="12.229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31" draw:layer="layout" svg:width="0.092cm" svg:height="0.116cm" svg:x="16.336cm" svg:y="12.26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31" draw:layer="layout" svg:width="0.112cm" svg:height="0.118cm" svg:x="16.453cm" svg:y="12.26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31" draw:layer="layout" svg:width="0.055cm" svg:height="0.141cm" svg:x="16.569cm" svg:y="12.246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31" draw:layer="layout" svg:width="0.018cm" svg:height="0.156cm" svg:x="16.642cm" svg:y="12.229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31" draw:layer="layout" svg:width="0.103cm" svg:height="0.118cm" svg:x="16.685cm" svg:y="12.26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31" draw:layer="layout" svg:width="0.092cm" svg:height="0.116cm" svg:x="16.812cm" svg:y="12.26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31" draw:layer="layout" svg:width="0.057cm" svg:height="0.201cm" svg:x="16.921cm" svg:y="12.22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31" draw:layer="layout" svg:width="0.021cm" svg:height="0.05cm" svg:x="17.013cm" svg:y="12.363cm" svg:viewBox="0 0 22 51" svg:d="M22 0v18c0 7-1 13-3 18-1 5-3 10-6 15h-13c7-10 10-19 10-28h-9v-23z">
                <text:p/>
              </draw:path>
            </draw:g>
            <draw:g>
              <draw:path draw:style-name="gr99" draw:text-style-name="P21" draw:layer="layout" svg:width="0.102cm" svg:height="0.118cm" svg:x="13.355cm" svg:y="12.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107cm" svg:height="0.113cm" svg:x="13.469cm" svg:y="12.493cm" svg:viewBox="0 0 108 114" svg:d="M65 114h-23l-42-114h21l25 74c1 3 3 12 7 26l4-13 4-12 27-75h20z">
                <text:p/>
              </draw:path>
              <draw:path draw:style-name="gr99" draw:text-style-name="P21" draw:layer="layout" svg:width="0.102cm" svg:height="0.118cm" svg:x="13.588cm" svg:y="12.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92cm" svg:height="0.116cm" svg:x="13.715cm" svg:y="12.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057cm" svg:height="0.201cm" svg:x="13.835cm" svg:y="12.45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1" draw:layer="layout" svg:width="0.123cm" svg:height="0.148cm" svg:x="13.901cm" svg:y="12.458cm" svg:viewBox="0 0 124 149" svg:d="M72 17c0 44 0 88 0 132-7 0-13 0-20 0 0-44 0-88 0-132-17 0-35 0-52 0 0-6 0-11 0-17 41 0 83 0 124 0 0 6 0 11 0 17-17 0-35 0-52 0z">
                <text:p/>
              </draw:path>
              <draw:path draw:style-name="gr99" draw:text-style-name="P21" draw:layer="layout" svg:width="0.103cm" svg:height="0.118cm" svg:x="14.015cm" svg:y="12.4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1" draw:layer="layout" svg:width="0.094cm" svg:height="0.156cm" svg:x="14.143cm" svg:y="12.45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9" draw:text-style-name="P21" draw:layer="layout" svg:width="0.102cm" svg:height="0.118cm" svg:x="14.248cm" svg:y="12.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92cm" svg:height="0.116cm" svg:x="14.375cm" svg:y="12.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057cm" svg:height="0.201cm" svg:x="14.484cm" svg:y="12.45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9" draw:text-style-name="P21" draw:layer="layout" svg:width="0.021cm" svg:height="0.05cm" svg:x="14.576cm" svg:y="12.584cm" svg:viewBox="0 0 22 51" svg:d="M22 0v18c0 7-1 13-3 18-1 5-3 10-6 15h-13c7-10 10-19 10-28h-9v-23z">
                <text:p/>
              </draw:path>
              <draw:path draw:style-name="gr99" draw:text-style-name="P21" draw:layer="layout" svg:width="0.092cm" svg:height="0.116cm" svg:x="14.695cm" svg:y="12.493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1" draw:layer="layout" svg:width="0.098cm" svg:height="0.161cm" svg:x="14.817cm" svg:y="12.491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9" draw:text-style-name="P21" draw:layer="layout" svg:width="0.057cm" svg:height="0.201cm" svg:x="14.938cm" svg:y="12.45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1" draw:layer="layout" svg:width="0.125cm" svg:height="0.153cm" svg:x="15.009cm" svg:y="12.456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9" draw:text-style-name="P21" draw:layer="layout" svg:width="0.103cm" svg:height="0.118cm" svg:x="15.154cm" svg:y="12.4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1" draw:layer="layout" svg:width="0.092cm" svg:height="0.116cm" svg:x="15.281cm" svg:y="12.493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1" draw:layer="layout" svg:width="0.054cm" svg:height="0.116cm" svg:x="15.403cm" svg:y="12.49cm" svg:viewBox="0 0 55 117" svg:d="M1 117v-88c0-8-1-17-1-27h18c1 13 1 21 1 24 4-10 7-17 11-21 4-3 10-5 17-5 3 0 5 0 8 1v18c-3-1-6-2-10-2-8 0-15 4-19 11s-6 16-6 29v60z">
                <text:p/>
              </draw:path>
              <draw:path draw:style-name="gr99" draw:text-style-name="P21" draw:layer="layout" svg:width="0.094cm" svg:height="0.118cm" svg:x="15.472cm" svg:y="12.4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9" draw:text-style-name="P21" draw:layer="layout" svg:width="0.102cm" svg:height="0.118cm" svg:x="15.582cm" svg:y="12.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21cm" svg:height="0.05cm" svg:x="15.714cm" svg:y="12.584cm" svg:viewBox="0 0 22 51" svg:d="M22 0v18c0 7-1 13-3 18-1 5-3 10-6 15h-13c7-10 10-19 10-28h-9v-23z">
                <text:p/>
              </draw:path>
              <draw:path draw:style-name="gr99" draw:text-style-name="P21" draw:layer="layout" svg:width="0.129cm" svg:height="0.148cm" svg:x="15.775cm" svg:y="12.458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9" draw:text-style-name="P21" draw:layer="layout" svg:width="0.102cm" svg:height="0.118cm" svg:x="15.924cm" svg:y="12.4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1" draw:layer="layout" svg:width="0.095cm" svg:height="0.117cm" svg:x="16.043cm" svg:y="12.491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9" draw:text-style-name="P21" draw:layer="layout" svg:width="0.055cm" svg:height="0.141cm" svg:x="16.15cm" svg:y="12.467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1" draw:layer="layout" svg:width="0.018cm" svg:height="0.156cm" svg:x="16.223cm" svg:y="12.45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1" draw:layer="layout" svg:width="0.092cm" svg:height="0.116cm" svg:x="16.271cm" svg:y="12.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112cm" svg:height="0.118cm" svg:x="16.388cm" svg:y="12.4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9" draw:text-style-name="P21" draw:layer="layout" svg:width="0.055cm" svg:height="0.141cm" svg:x="16.504cm" svg:y="12.467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1" draw:layer="layout" svg:width="0.018cm" svg:height="0.156cm" svg:x="16.578cm" svg:y="12.45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1" draw:layer="layout" svg:width="0.103cm" svg:height="0.118cm" svg:x="16.62cm" svg:y="12.4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1" draw:layer="layout" svg:width="0.092cm" svg:height="0.116cm" svg:x="16.747cm" svg:y="12.4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1" draw:layer="layout" svg:width="0.057cm" svg:height="0.201cm" svg:x="16.856cm" svg:y="12.45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79" draw:text-style-name="P20" draw:layer="layout" svg:width="0.116cm" svg:height="0.118cm" svg:x="13.353cm" svg:y="12.868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79" draw:text-style-name="P20" draw:layer="layout" svg:width="0.109cm" svg:height="0.158cm" svg:x="13.477cm" svg:y="12.828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79" draw:text-style-name="P20" draw:layer="layout" svg:width="0.109cm" svg:height="0.158cm" svg:x="13.611cm" svg:y="12.828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79" draw:text-style-name="P20" draw:layer="layout" svg:width="0.03cm" svg:height="0.108cm" svg:x="13.757cm" svg:y="12.876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5" draw:text-style-name="P31" draw:layer="layout" svg:width="0.112cm" svg:height="0.118cm" svg:x="13.355cm" svg:y="13.08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3.472cm" svg:y="13.06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57cm" svg:height="0.201cm" svg:x="13.544cm" svg:y="13.04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3cm" svg:height="0.148cm" svg:x="13.609cm" svg:y="13.057cm" svg:viewBox="0 0 124 149" svg:d="M72 17c0 44 0 88 0 132-7 0-13 0-20 0 0-44 0-88 0-132-17 0-35 0-52 0 0-6 0-11 0-17 41 0 83 0 124 0 0 6 0 11 0 17-17 0-35 0-52 0z">
                <text:p/>
              </draw:path>
              <draw:path draw:style-name="gr95" draw:text-style-name="P31" draw:layer="layout" svg:width="0.103cm" svg:height="0.118cm" svg:x="13.724cm" svg:y="13.08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4cm" svg:height="0.156cm" svg:x="13.851cm" svg:y="13.04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5" draw:text-style-name="P31" draw:layer="layout" svg:width="0.102cm" svg:height="0.118cm" svg:x="13.956cm" svg:y="13.08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2cm" svg:height="0.116cm" svg:x="14.083cm" svg:y="13.08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21cm" svg:height="0.05cm" svg:x="14.21cm" svg:y="13.183cm" svg:viewBox="0 0 22 51" svg:d="M22 0v18c0 7-1 13-3 18-1 5-3 10-6 15h-13c7-10 10-19 10-28h-9v-23z">
                <text:p/>
              </draw:path>
              <draw:path draw:style-name="gr95" draw:text-style-name="P31" draw:layer="layout" svg:width="0.129cm" svg:height="0.148cm" svg:x="14.27cm" svg:y="13.05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5" draw:text-style-name="P31" draw:layer="layout" svg:width="0.102cm" svg:height="0.118cm" svg:x="14.42cm" svg:y="13.08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5cm" svg:height="0.117cm" svg:x="14.539cm" svg:y="13.0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5" draw:text-style-name="P31" draw:layer="layout" svg:width="0.055cm" svg:height="0.141cm" svg:x="14.646cm" svg:y="13.06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4.72cm" svg:y="13.049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092cm" svg:height="0.116cm" svg:x="14.767cm" svg:y="13.08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112cm" svg:height="0.118cm" svg:x="14.884cm" svg:y="13.08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5cm" svg:y="13.06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5.073cm" svg:y="13.049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103cm" svg:height="0.118cm" svg:x="15.116cm" svg:y="13.08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5.243cm" svg:y="13.08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57cm" svg:height="0.201cm" svg:x="15.352cm" svg:y="13.04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5" draw:text-style-name="P31" draw:layer="layout" svg:width="0.021cm" svg:height="0.05cm" svg:x="15.444cm" svg:y="13.183cm" svg:viewBox="0 0 22 51" svg:d="M22 0v18c0 7-1 13-3 18-1 5-3 10-6 15h-13c7-10 10-19 10-28h-9v-23z">
                <text:p/>
              </draw:path>
              <draw:path draw:style-name="gr95" draw:text-style-name="P31" draw:layer="layout" svg:width="0.102cm" svg:height="0.118cm" svg:x="15.558cm" svg:y="13.08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153cm" svg:height="0.116cm" svg:x="15.686cm" svg:y="13.089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5" draw:text-style-name="P31" draw:layer="layout" svg:width="0.098cm" svg:height="0.161cm" svg:x="15.869cm" svg:y="13.09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5" draw:text-style-name="P31" draw:layer="layout" svg:width="0.055cm" svg:height="0.141cm" svg:x="15.98cm" svg:y="13.066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108cm" svg:height="0.159cm" svg:x="16.04cm" svg:y="13.092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5" draw:text-style-name="P31" draw:layer="layout" svg:width="0.057cm" svg:height="0.201cm" svg:x="16.163cm" svg:y="13.04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5cm" svg:height="0.153cm" svg:x="16.233cm" svg:y="13.05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5" draw:text-style-name="P31" draw:layer="layout" svg:width="0.103cm" svg:height="0.118cm" svg:x="16.378cm" svg:y="13.08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6.506cm" svg:y="13.09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5" draw:text-style-name="P31" draw:layer="layout" svg:width="0.054cm" svg:height="0.116cm" svg:x="16.628cm" svg:y="13.089cm" svg:viewBox="0 0 55 117" svg:d="M1 117v-88c0-8-1-17-1-27h18c1 13 1 21 1 24 4-10 7-17 11-21 4-3 10-5 17-5 3 0 5 0 8 1v18c-3-1-6-2-10-2-8 0-15 4-19 11s-6 16-6 29v60z">
                <text:p/>
              </draw:path>
              <draw:path draw:style-name="gr95" draw:text-style-name="P31" draw:layer="layout" svg:width="0.094cm" svg:height="0.118cm" svg:x="16.697cm" svg:y="13.0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5" draw:text-style-name="P31" draw:layer="layout" svg:width="0.102cm" svg:height="0.118cm" svg:x="16.807cm" svg:y="13.08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57cm" svg:height="0.201cm" svg:x="16.921cm" svg:y="13.049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100" draw:text-style-name="P20" draw:layer="layout" svg:width="0.109cm" svg:height="0.158cm" svg:x="13.355cm" svg:y="13.427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100" draw:text-style-name="P20" draw:layer="layout" svg:width="0.105cm" svg:height="0.118cm" svg:x="13.489cm" svg:y="13.467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100" draw:text-style-name="P20" draw:layer="layout" svg:width="0.029cm" svg:height="0.156cm" svg:x="13.617cm" svg:y="13.427cm" svg:viewBox="0 0 30 157" svg:d="M0 157c0-52 0-105 0-157 10 0 20 0 30 0 0 52 0 105 0 157-10 0-20 0-30 0z">
                <text:p/>
              </draw:path>
              <draw:path draw:style-name="gr100" draw:text-style-name="P20" draw:layer="layout" svg:width="0.03cm" svg:height="0.108cm" svg:x="13.685cm" svg:y="13.475cm" svg:viewBox="0 0 31 109" svg:d="M0 30c0-10 0-20 0-30 10 0 21 0 31 0 0 10 0 20 0 30-10 0-21 0-31 0zM0 109c0-9 0-19 0-29 10 0 21 0 31 0 0 10 0 20 0 29-10 0-21 0-31 0z">
                <text:p/>
              </draw:path>
            </draw:g>
            <draw:path draw:style-name="gr82" draw:text-style-name="P32" draw:layer="layout" svg:width="3.905cm" svg:height="3.104cm" svg:x="13.251cm" svg:y="10.881cm" svg:viewBox="0 0 3906 3105" svg:d="M134 3105c1213 0 2425 0 3638 0 66 0 134-94 134-189 0-909 0-1818 0-2727 0-95-68-189-134-189-1213 0-2425 0-3638 0-67 0-134 94-134 189 0 909 0 1818 0 2727 0 95 67 189 134 189z">
              <text:p/>
            </draw:path>
            <draw:g>
              <draw:path draw:style-name="gr95" draw:text-style-name="P31" draw:layer="layout" svg:width="0.112cm" svg:height="0.118cm" svg:x="13.355cm" svg:y="13.68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3.472cm" svg:y="13.66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57cm" svg:height="0.201cm" svg:x="13.544cm" svg:y="13.64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3cm" svg:height="0.148cm" svg:x="13.609cm" svg:y="13.655cm" svg:viewBox="0 0 124 149" svg:d="M72 17c0 44 0 88 0 132-7 0-13 0-20 0 0-44 0-88 0-132-17 0-35 0-52 0 0-6 0-11 0-17 41 0 83 0 124 0 0 6 0 11 0 17-17 0-35 0-52 0z">
                <text:p/>
              </draw:path>
              <draw:path draw:style-name="gr95" draw:text-style-name="P31" draw:layer="layout" svg:width="0.103cm" svg:height="0.118cm" svg:x="13.724cm" svg:y="13.68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4cm" svg:height="0.156cm" svg:x="13.851cm" svg:y="13.648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5" draw:text-style-name="P31" draw:layer="layout" svg:width="0.102cm" svg:height="0.118cm" svg:x="13.956cm" svg:y="13.68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2cm" svg:height="0.116cm" svg:x="14.083cm" svg:y="13.68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21cm" svg:height="0.05cm" svg:x="14.21cm" svg:y="13.781cm" svg:viewBox="0 0 22 51" svg:d="M22 0v18c0 7-1 13-3 18-1 5-3 10-6 15h-13c7-10 10-19 10-28h-9v-23z">
                <text:p/>
              </draw:path>
              <draw:path draw:style-name="gr95" draw:text-style-name="P31" draw:layer="layout" svg:width="0.125cm" svg:height="0.153cm" svg:x="14.262cm" svg:y="13.653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5" draw:text-style-name="P31" draw:layer="layout" svg:width="0.103cm" svg:height="0.118cm" svg:x="14.408cm" svg:y="13.68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4.535cm" svg:y="13.69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5" draw:text-style-name="P31" draw:layer="layout" svg:width="0.054cm" svg:height="0.116cm" svg:x="14.657cm" svg:y="13.688cm" svg:viewBox="0 0 55 117" svg:d="M1 117v-88c0-8-1-17-1-27h18c1 13 1 21 1 24 4-10 7-17 11-21 4-3 10-5 17-5 3 0 5 0 8 1v18c-3-1-6-2-10-2-8 0-15 4-19 11s-6 16-6 29v60z">
                <text:p/>
              </draw:path>
              <draw:path draw:style-name="gr95" draw:text-style-name="P31" draw:layer="layout" svg:width="0.094cm" svg:height="0.118cm" svg:x="14.726cm" svg:y="13.688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5" draw:text-style-name="P31" draw:layer="layout" svg:width="0.102cm" svg:height="0.118cm" svg:x="14.836cm" svg:y="13.68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57cm" svg:height="0.201cm" svg:x="14.95cm" svg:y="13.64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5" draw:text-style-name="P31" draw:layer="layout" svg:width="0.021cm" svg:height="0.05cm" svg:x="15.043cm" svg:y="13.781cm" svg:viewBox="0 0 22 51" svg:d="M22 0v18c0 7-1 13-3 18-1 5-3 10-6 15h-13c7-10 10-19 10-28h-9v-23z">
                <text:p/>
              </draw:path>
              <draw:path draw:style-name="gr95" draw:text-style-name="P31" draw:layer="layout" svg:width="0.102cm" svg:height="0.118cm" svg:x="15.157cm" svg:y="13.68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153cm" svg:height="0.116cm" svg:x="15.284cm" svg:y="13.688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5" draw:text-style-name="P31" draw:layer="layout" svg:width="0.098cm" svg:height="0.161cm" svg:x="15.468cm" svg:y="13.688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5" draw:text-style-name="P31" draw:layer="layout" svg:width="0.055cm" svg:height="0.141cm" svg:x="15.578cm" svg:y="13.66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108cm" svg:height="0.159cm" svg:x="15.638cm" svg:y="13.69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5" draw:text-style-name="P31" draw:layer="layout" svg:width="0.057cm" svg:height="0.201cm" svg:x="15.761cm" svg:y="13.64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5" draw:text-style-name="P31" draw:layer="layout" svg:width="0.129cm" svg:height="0.148cm" svg:x="15.84cm" svg:y="13.656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5" draw:text-style-name="P31" draw:layer="layout" svg:width="0.102cm" svg:height="0.118cm" svg:x="15.989cm" svg:y="13.68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5" draw:text-style-name="P31" draw:layer="layout" svg:width="0.095cm" svg:height="0.117cm" svg:x="16.108cm" svg:y="13.68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5" draw:text-style-name="P31" draw:layer="layout" svg:width="0.055cm" svg:height="0.141cm" svg:x="16.215cm" svg:y="13.66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6.288cm" svg:y="13.648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092cm" svg:height="0.116cm" svg:x="16.336cm" svg:y="13.68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112cm" svg:height="0.118cm" svg:x="16.453cm" svg:y="13.68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5" draw:text-style-name="P31" draw:layer="layout" svg:width="0.055cm" svg:height="0.141cm" svg:x="16.569cm" svg:y="13.664cm" svg:viewBox="0 0 56 142" svg:d="M56 139c-6 2-13 3-19 3-16 0-24-9-24-26v-76h-13v-14h14l6-26h13v26h21v14h-21v72c0 5 1 9 2 11 2 3 5 4 10 4 2 0 6-1 11-2z">
                <text:p/>
              </draw:path>
              <draw:path draw:style-name="gr95" draw:text-style-name="P31" draw:layer="layout" svg:width="0.018cm" svg:height="0.156cm" svg:x="16.642cm" svg:y="13.648cm" svg:viewBox="0 0 19 157" svg:d="M0 18c0-6 0-12 0-18 6 0 13 0 19 0 0 6 0 12 0 18-6 0-13 0-19 0zM0 157c0-38 0-76 0-115 6 0 13 0 19 0 0 39 0 77 0 115-6 0-13 0-19 0z">
                <text:p/>
              </draw:path>
              <draw:path draw:style-name="gr95" draw:text-style-name="P31" draw:layer="layout" svg:width="0.103cm" svg:height="0.118cm" svg:x="16.685cm" svg:y="13.68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5" draw:text-style-name="P31" draw:layer="layout" svg:width="0.092cm" svg:height="0.116cm" svg:x="16.812cm" svg:y="13.68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5" draw:text-style-name="P31" draw:layer="layout" svg:width="0.057cm" svg:height="0.201cm" svg:x="16.921cm" svg:y="13.648cm" svg:viewBox="0 0 58 202" svg:d="M58 101c0 21-3 39-10 55-6 16-16 32-29 46h-19c13-15 23-30 29-47 7-16 10-34 10-54s-3-38-10-54c-6-17-16-32-29-47h19c13 14 23 30 29 46 7 16 10 35 10 55z">
                <text:p/>
              </draw:path>
            </draw:g>
          </draw:g>
          <draw:g>
            <draw:path draw:style-name="gr73" draw:text-style-name="P17" draw:layer="layout" svg:width="10.852cm" svg:height="3.858cm" svg:x="13.02cm" svg:y="10.367cm" svg:viewBox="0 0 10853 3859" svg:d="M0 3859c0-1287 0-2573 0-3859 3618 0 7236 0 10853 0 0 1286 0 2572 0 3859-3617 0-7235 0-10853 0z">
              <text:p/>
            </draw:path>
          </draw:g>
          <draw:g>
            <draw:g>
              <draw:path draw:style-name="gr74" draw:text-style-name="P18" draw:layer="layout" svg:width="2.341cm" svg:height="0.33cm" svg:x="21.329cm" svg:y="10.993cm" svg:viewBox="0 0 2342 331" svg:d="M48 331c749 0 1497 0 2246 0 24 0 48-55 48-110 0-37 0-73 0-110 0-56-24-111-48-111-749 0-1497 0-2246 0-24 0-48 55-48 111 0 37 0 73 0 110 0 55 24 110 48 110z">
                <text:p/>
              </draw:path>
              <draw:path draw:style-name="gr75" draw:text-style-name="P19" draw:layer="layout" svg:width="0.106cm" svg:height="0.117cm" svg:x="21.841cm" svg:y="11.119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5" draw:text-style-name="P19" draw:layer="layout" svg:width="0.106cm" svg:height="0.117cm" svg:x="21.965cm" svg:y="11.119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75" draw:text-style-name="P19" draw:layer="layout" svg:width="0.103cm" svg:height="0.154cm" svg:x="22.093cm" svg:y="11.078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75" draw:text-style-name="P19" draw:layer="layout" svg:width="0.029cm" svg:height="0.154cm" svg:x="22.227cm" svg:y="11.078cm" svg:viewBox="0 0 30 155" svg:d="M0 28c0-10 0-19 0-28 10 0 20 0 30 0 0 9 0 18 0 28-10 0-20 0-30 0zM0 155c0-37 0-75 0-112 10 0 20 0 30 0 0 37 0 75 0 112-10 0-20 0-30 0z">
                <text:p/>
              </draw:path>
              <draw:path draw:style-name="gr75" draw:text-style-name="P19" draw:layer="layout" svg:width="0.105cm" svg:height="0.117cm" svg:x="22.281cm" svg:y="11.119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5" draw:text-style-name="P19" draw:layer="layout" svg:width="0.117cm" svg:height="0.112cm" svg:x="22.397cm" svg:y="11.121cm" svg:viewBox="0 0 118 113" svg:d="M46 113l-46-113h32l21 57 6 20c2-5 3-8 3-10 1-3 2-6 4-10l21-57h31l-45 113z">
                <text:p/>
              </draw:path>
              <draw:path draw:style-name="gr75" draw:text-style-name="P19" draw:layer="layout" svg:width="0.105cm" svg:height="0.117cm" svg:x="22.525cm" svg:y="11.119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5" draw:text-style-name="P19" draw:layer="layout" svg:width="0.058cm" svg:height="0.029cm" svg:x="22.652cm" svg:y="11.162cm" svg:viewBox="0 0 59 30" svg:d="M0 30c0-10 0-20 0-30 20 0 39 0 59 0 0 10 0 20 0 30-20 0-39 0-59 0z">
                <text:p/>
              </draw:path>
              <draw:path draw:style-name="gr75" draw:text-style-name="P19" draw:layer="layout" svg:width="0.11cm" svg:height="0.16cm" svg:x="22.723cm" svg:y="11.119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75" draw:text-style-name="P19" draw:layer="layout" svg:width="0.116cm" svg:height="0.116cm" svg:x="22.857cm" svg:y="11.119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75" draw:text-style-name="P19" draw:layer="layout" svg:width="0.106cm" svg:height="0.117cm" svg:x="22.989cm" svg:y="11.119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5" draw:text-style-name="P19" draw:layer="layout" svg:width="0.029cm" svg:height="0.154cm" svg:x="23.119cm" svg:y="11.078cm" svg:viewBox="0 0 30 155" svg:d="M0 155c0-51 0-103 0-155 10 0 20 0 30 0 0 52 0 104 0 155-10 0-20 0-30 0z">
                <text:p/>
              </draw:path>
            </draw:g>
            <draw:g>
              <draw:path draw:style-name="gr76" draw:text-style-name="P20" draw:layer="layout" svg:width="0.11cm" svg:height="0.157cm" svg:x="21.364cm" svg:y="11.476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6" draw:text-style-name="P20" draw:layer="layout" svg:width="0.106cm" svg:height="0.117cm" svg:x="21.491cm" svg:y="11.477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073cm" svg:height="0.114cm" svg:x="21.62cm" svg:y="11.476cm" svg:viewBox="0 0 74 115" svg:d="M30 115h-30v-112h28v16c5-8 9-13 13-15 4-3 8-4 13-4 7 0 13 2 20 6l-10 26c-5-4-9-5-14-5-4 0-8 1-11 3-2 2-5 7-6 13-2 6-3 18-3 37z">
                <text:p/>
              </draw:path>
              <draw:path draw:style-name="gr76" draw:text-style-name="P20" draw:layer="layout" svg:width="0.106cm" svg:height="0.117cm" svg:x="21.699cm" svg:y="11.477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6" draw:text-style-name="P20" draw:layer="layout" svg:width="0.166cm" svg:height="0.114cm" svg:x="21.827cm" svg:y="11.476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76" draw:text-style-name="P20" draw:layer="layout" svg:width="0.105cm" svg:height="0.116cm" svg:x="22.014cm" svg:y="11.477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76" draw:text-style-name="P20" draw:layer="layout" svg:width="0.029cm" svg:height="0.111cm" svg:x="22.153cm" svg:y="11.479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77" draw:text-style-name="P20" draw:layer="layout" svg:width="0.11cm" svg:height="0.157cm" svg:x="21.364cm" svg:y="12.075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77" draw:text-style-name="P20" draw:layer="layout" svg:width="0.073cm" svg:height="0.114cm" svg:x="21.498cm" svg:y="12.075cm" svg:viewBox="0 0 74 115" svg:d="M30 115h-30v-112h28v16c5-8 9-13 13-15 4-3 8-4 13-4 7 0 13 2 20 6l-10 26c-5-4-9-5-14-5-4 0-8 1-11 3-2 2-5 7-6 13-2 6-3 18-3 37z">
                <text:p/>
              </draw:path>
              <draw:path draw:style-name="gr77" draw:text-style-name="P20" draw:layer="layout" svg:width="0.105cm" svg:height="0.117cm" svg:x="21.576cm" svg:y="12.075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77" draw:text-style-name="P20" draw:layer="layout" svg:width="0.029cm" svg:height="0.111cm" svg:x="21.713cm" svg:y="12.078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78" draw:text-style-name="P21" draw:layer="layout" svg:width="0.065cm" svg:height="0.157cm" svg:x="21.351cm" svg:y="12.252cm" svg:viewBox="0 0 66 158" svg:d="M17 158v-98h-17v-15h17v-12c0-7 1-13 2-16 2-5 5-9 10-12s11-5 19-5c6 0 12 1 18 2l-2 17c-4-1-8-2-12-2-6 0-10 2-12 4-3 3-4 7-4 14v10h22v15h-22v98z">
                <text:p/>
              </draw:path>
              <draw:path draw:style-name="gr78" draw:text-style-name="P21" draw:layer="layout" svg:width="0.105cm" svg:height="0.116cm" svg:x="21.419cm" svg:y="12.29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78" draw:text-style-name="P21" draw:layer="layout" svg:width="0.091cm" svg:height="0.114cm" svg:x="21.548cm" svg:y="12.298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78" draw:text-style-name="P21" draw:layer="layout" svg:width="0.061cm" svg:height="0.114cm" svg:x="21.67cm" svg:y="12.295cm" svg:viewBox="0 0 62 115" svg:d="M0 115v-112h17v17c5-8 9-14 13-16 3-3 7-4 12-4 6 0 13 2 20 6l-7 18c-5-3-9-4-14-4-4 0-8 1-11 3-4 3-6 6-8 11-2 7-3 14-3 22v59z">
                <text:p/>
              </draw:path>
              <draw:path draw:style-name="gr78" draw:text-style-name="P21" draw:layer="layout" svg:width="0.054cm" svg:height="0.152cm" svg:x="21.733cm" svg:y="12.259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78" draw:text-style-name="P21" draw:layer="layout" svg:width="0.092cm" svg:height="0.154cm" svg:x="21.806cm" svg:y="12.255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78" draw:text-style-name="P21" draw:layer="layout" svg:width="0.058cm" svg:height="0.018cm" svg:x="21.921cm" svg:y="12.345cm" svg:viewBox="0 0 59 19" svg:d="M0 19c0-6 0-13 0-19 20 0 39 0 59 0 0 6 0 13 0 19-20 0-39 0-59 0z">
                <text:p/>
              </draw:path>
              <draw:path draw:style-name="gr78" draw:text-style-name="P21" draw:layer="layout" svg:width="0.061cm" svg:height="0.114cm" svg:x="22.002cm" svg:y="12.295cm" svg:viewBox="0 0 62 115" svg:d="M0 115v-112h17v17c5-8 9-14 13-16 3-3 7-4 12-4 6 0 13 2 20 6l-7 18c-5-3-9-4-14-4-4 0-8 1-11 3-4 3-6 6-8 11-2 7-3 14-3 22v59z">
                <text:p/>
              </draw:path>
              <draw:path draw:style-name="gr78" draw:text-style-name="P21" draw:layer="layout" svg:width="0.105cm" svg:height="0.116cm" svg:x="22.07cm" svg:y="12.29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78" draw:text-style-name="P21" draw:layer="layout" svg:width="0.155cm" svg:height="0.112cm" svg:x="22.184cm" svg:y="12.298cm" svg:viewBox="0 0 156 113" svg:d="M35 113l-35-113h20l18 65 7 24c0-1 2-9 6-23l18-66h20l17 65 5 22 7-22 19-65h19l-36 113h-20l-18-68-4-19-23 87z">
                <text:p/>
              </draw:path>
              <draw:path draw:style-name="gr78" draw:text-style-name="P21" draw:layer="layout" svg:width="0.051cm" svg:height="0.203cm" svg:x="22.355cm" svg:y="12.253cm" svg:viewBox="0 0 52 204" svg:d="M38 204c-11-14-20-29-27-47s-11-36-11-55c0-17 3-33 8-49 7-17 17-35 30-53h14c-9 15-15 25-17 31-5 10-8 20-11 31-3 13-4 26-4 40 0 34 10 68 32 102z">
                <text:p/>
              </draw:path>
              <draw:path draw:style-name="gr78" draw:text-style-name="P21" draw:layer="layout" svg:width="0.103cm" svg:height="0.155cm" svg:x="22.423cm" svg:y="12.255cm" svg:viewBox="0 0 104 156" svg:d="M104 138v18h-104c0-5 1-9 2-13 3-7 7-14 13-21s14-15 25-23c17-14 29-25 35-33s9-16 9-23c0-8-3-14-8-19-6-6-13-8-22-8s-17 3-22 8c-6 6-8 13-9 23l-19-2c1-15 6-26 15-34 9-7 21-11 36-11s27 4 35 12c9 9 14 19 14 31 0 6-2 12-4 18-3 6-7 13-13 19-6 7-16 16-30 28-11 9-19 16-22 19-3 4-6 7-8 11z">
                <text:p/>
              </draw:path>
              <draw:path draw:style-name="gr78" draw:text-style-name="P21" draw:layer="layout" svg:width="0.051cm" svg:height="0.203cm" svg:x="22.551cm" svg:y="12.253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78" draw:text-style-name="P21" draw:layer="layout" svg:width="0.022cm" svg:height="0.051cm" svg:x="22.63cm" svg:y="12.389cm" svg:viewBox="0 0 23 52" svg:d="M1 22v-22h22v22c0 8-1 14-4 19s-7 9-14 11l-5-8c4-2 7-4 9-8 2-3 3-8 3-14z">
                <text:p/>
              </draw:path>
              <draw:path draw:style-name="gr78" draw:text-style-name="P21" draw:layer="layout" svg:width="0.098cm" svg:height="0.117cm" svg:x="21.358cm" svg:y="12.537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78" draw:text-style-name="P21" draw:layer="layout" svg:width="0.105cm" svg:height="0.116cm" svg:x="21.467cm" svg:y="12.537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78" draw:text-style-name="P21" draw:layer="layout" svg:width="0.018cm" svg:height="0.154cm" svg:x="21.596cm" svg:y="12.496cm" svg:viewBox="0 0 19 155" svg:d="M0 155c0-51 0-103 0-155 6 0 13 0 19 0 0 52 0 104 0 155-6 0-13 0-19 0z">
                <text:p/>
              </draw:path>
              <draw:path draw:style-name="gr78" draw:text-style-name="P21" draw:layer="layout" svg:width="0.091cm" svg:height="0.114cm" svg:x="21.643cm" svg:y="12.539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78" draw:text-style-name="P21" draw:layer="layout" svg:width="0.153cm" svg:height="0.114cm" svg:x="21.765cm" svg:y="12.537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78" draw:text-style-name="P21" draw:layer="layout" svg:width="0.091cm" svg:height="0.114cm" svg:x="21.95cm" svg:y="12.537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78" draw:text-style-name="P21" draw:layer="layout" svg:width="0.058cm" svg:height="0.018cm" svg:x="22.064cm" svg:y="12.586cm" svg:viewBox="0 0 59 19" svg:d="M0 19c0-6 0-13 0-19 20 0 39 0 59 0 0 6 0 13 0 19-20 0-39 0-59 0z">
                <text:p/>
              </draw:path>
              <draw:path draw:style-name="gr78" draw:text-style-name="P21" draw:layer="layout" svg:width="0.104cm" svg:height="0.117cm" svg:x="22.139cm" svg:y="12.537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78" draw:text-style-name="P21" draw:layer="layout" svg:width="0.051cm" svg:height="0.203cm" svg:x="22.267cm" svg:y="12.494cm" svg:viewBox="0 0 52 204" svg:d="M38 204c-11-14-20-29-27-47s-11-36-11-55c0-17 3-33 8-49 7-17 17-35 30-53h14c-9 15-15 25-17 31-5 10-8 20-11 31-3 13-4 26-4 40 0 34 10 68 32 102z">
                <text:p/>
              </draw:path>
              <draw:path draw:style-name="gr78" draw:text-style-name="P21" draw:layer="layout" svg:width="0.057cm" svg:height="0.155cm" svg:x="22.351cm" svg:y="12.496cm" svg:viewBox="0 0 58 156" svg:d="M58 156h-19v-122c-5 5-11 9-19 14-7 4-14 7-20 9v-18c11-5 20-11 28-18s14-14 17-21h13z">
                <text:p/>
              </draw:path>
              <draw:path draw:style-name="gr78" draw:text-style-name="P21" draw:layer="layout" svg:width="0.051cm" svg:height="0.203cm" svg:x="22.463cm" svg:y="12.494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79" draw:text-style-name="P20" draw:layer="layout" svg:width="0.106cm" svg:height="0.117cm" svg:x="21.357cm" svg:y="12.895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79" draw:text-style-name="P20" draw:layer="layout" svg:width="0.11cm" svg:height="0.157cm" svg:x="21.48cm" svg:y="12.85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11cm" svg:height="0.157cm" svg:x="21.614cm" svg:y="12.854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79" draw:text-style-name="P20" draw:layer="layout" svg:width="0.029cm" svg:height="0.111cm" svg:x="21.761cm" svg:y="12.897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80" draw:text-style-name="P21" draw:layer="layout" svg:width="0.099cm" svg:height="0.16cm" svg:x="21.356cm" svg:y="13.116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80" draw:text-style-name="P21" draw:layer="layout" svg:width="0.105cm" svg:height="0.116cm" svg:x="21.479cm" svg:y="13.11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0" draw:text-style-name="P21" draw:layer="layout" svg:width="0.104cm" svg:height="0.116cm" svg:x="21.601cm" svg:y="13.116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80" draw:text-style-name="P21" draw:layer="layout" svg:width="0.018cm" svg:height="0.154cm" svg:x="21.729cm" svg:y="13.075cm" svg:viewBox="0 0 19 155" svg:d="M0 155c0-51 0-103 0-155 6 0 13 0 19 0 0 52 0 104 0 155-6 0-13 0-19 0z">
                <text:p/>
              </draw:path>
              <draw:path draw:style-name="gr80" draw:text-style-name="P21" draw:layer="layout" svg:width="0.058cm" svg:height="0.018cm" svg:x="21.77cm" svg:y="13.165cm" svg:viewBox="0 0 59 19" svg:d="M0 19c0-6 0-13 0-19 20 0 39 0 59 0 0 6 0 13 0 19-20 0-39 0-59 0z">
                <text:p/>
              </draw:path>
              <draw:path draw:style-name="gr80" draw:text-style-name="P21" draw:layer="layout" svg:width="0.104cm" svg:height="0.116cm" svg:x="21.845cm" svg:y="13.116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80" draw:text-style-name="P21" draw:layer="layout" svg:width="0.098cm" svg:height="0.117cm" svg:x="21.968cm" svg:y="13.116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80" draw:text-style-name="P21" draw:layer="layout" svg:width="0.092cm" svg:height="0.154cm" svg:x="22.084cm" svg:y="13.075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80" draw:text-style-name="P21" draw:layer="layout" svg:width="0.018cm" svg:height="0.154cm" svg:x="22.206cm" svg:y="13.075cm" svg:viewBox="0 0 19 155" svg:d="M0 22c0-7 0-15 0-22 6 0 13 0 19 0 0 7 0 15 0 22-6 0-13 0-19 0zM0 155c0-37 0-75 0-112 6 0 13 0 19 0 0 37 0 75 0 112-6 0-13 0-19 0z">
                <text:p/>
              </draw:path>
              <draw:path draw:style-name="gr80" draw:text-style-name="P21" draw:layer="layout" svg:width="0.104cm" svg:height="0.117cm" svg:x="22.247cm" svg:y="13.116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0" draw:text-style-name="P21" draw:layer="layout" svg:width="0.103cm" svg:height="0.112cm" svg:x="22.364cm" svg:y="13.118cm" svg:viewBox="0 0 104 113" svg:d="M43 113l-43-113h20l25 67c2 8 5 15 7 23 2-6 4-13 7-21l25-69h20l-43 113z">
                <text:p/>
              </draw:path>
              <draw:path draw:style-name="gr80" draw:text-style-name="P21" draw:layer="layout" svg:width="0.104cm" svg:height="0.117cm" svg:x="22.479cm" svg:y="13.116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0" draw:text-style-name="P21" draw:layer="layout" svg:width="0.098cm" svg:height="0.157cm" svg:x="22.6cm" svg:y="13.075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80" draw:text-style-name="P21" draw:layer="layout" svg:width="0.051cm" svg:height="0.203cm" svg:x="22.728cm" svg:y="13.073cm" svg:viewBox="0 0 52 204" svg:d="M38 204c-11-14-20-29-27-47s-11-36-11-55c0-17 3-33 8-49 7-17 17-35 30-53h14c-9 15-15 25-17 31-5 10-8 20-11 31-3 13-4 26-4 40 0 34 10 68 32 102z">
                <text:p/>
              </draw:path>
              <draw:path draw:style-name="gr80" draw:text-style-name="P21" draw:layer="layout" svg:width="0.051cm" svg:height="0.203cm" svg:x="22.802cm" svg:y="13.073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81" draw:text-style-name="P20" draw:layer="layout" svg:width="0.11cm" svg:height="0.157cm" svg:x="21.358cm" svg:y="13.45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1" draw:text-style-name="P20" draw:layer="layout" svg:width="0.105cm" svg:height="0.117cm" svg:x="21.49cm" svg:y="13.49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1" draw:text-style-name="P20" draw:layer="layout" svg:width="0.029cm" svg:height="0.154cm" svg:x="21.621cm" svg:y="13.453cm" svg:viewBox="0 0 30 155" svg:d="M0 155c0-51 0-103 0-155 10 0 20 0 30 0 0 52 0 104 0 155-10 0-20 0-30 0z">
                <text:p/>
              </draw:path>
              <draw:path draw:style-name="gr81" draw:text-style-name="P20" draw:layer="layout" svg:width="0.029cm" svg:height="0.111cm" svg:x="21.689cm" svg:y="13.496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82" draw:text-style-name="P22" draw:layer="layout" svg:width="2.411cm" svg:height="3.104cm" svg:x="21.291cm" svg:y="10.906cm" svg:viewBox="0 0 2412 3105" svg:d="M83 3105c748 0 1497 0 2245 0 42 0 84-94 84-189 0-909 0-1818 0-2727 0-95-42-189-84-189-748 0-1497 0-2245 0-42 0-83 94-83 189 0 909 0 1818 0 2727 0 95 41 189 83 189z">
              <text:p/>
            </draw:path>
          </draw:g>
        </draw:g>
        <draw:custom-shape draw:style-name="gr101" draw:text-style-name="P33" draw:layer="layout" svg:width="3.944cm" svg:height="3.945cm" draw:transform="skewX (0.000174532925199282) rotate (-0.785398163397448) translate (17.353cm 5.5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522.2535211267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14" draw:layer="layout" svg:x1="17.284cm" svg:y1="9.949cm" svg:x2="15.604cm" svg:y2="10.881cm">
          <text:p/>
        </draw:line>
        <draw:line draw:style-name="gr102" draw:text-style-name="P14" draw:layer="layout" svg:x1="17.284cm" svg:y1="9.949cm" svg:x2="19.174cm" svg:y2="10.893cm">
          <text:p/>
        </draw:line>
        <draw:frame draw:style-name="gr103" draw:text-style-name="P35" draw:layer="layout" svg:width="6.195cm" svg:height="1.005cm" svg:x="17.879cm" svg:y="10.367cm">
          <draw:text-box>
            <text:p text:style-name="P34"><text:span text:style-name="T1">Action library after robot intervention</text:span></text:p>
          </draw:text-box>
        </draw:frame>
      </draw:page>
      <draw:page draw:name="page7" draw:style-name="dp1" draw:master-page-name="Default">
        <draw:custom-shape draw:style-name="gr104" draw:text-style-name="P14" draw:layer="layout" svg:width="4.064cm" svg:height="3.345cm" svg:x="13.107cm" svg:y="10.88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05" draw:text-style-name="P14" draw:layer="layout" svg:width="4.064cm" svg:height="3.327cm" svg:x="17.284cm" svg:y="10.8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AA00000129B76E6F24575D0586.png" xlink:type="simple" xlink:show="embed" xlink:actuate="onLoad"/>
    <draw:fill-image draw:name="Bitmap_20_2" draw:display-name="Bitmap 2" xlink:href="Pictures/10000001000000C0000000B7006AFEE2F5634108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7:22:38.172924875</meta:creation-date>
    <dc:date>2024-07-23T08:00:35.159613672</dc:date>
    <meta:editing-duration>PT7M12S</meta:editing-duration>
    <meta:editing-cycles>3</meta:editing-cycles>
    <meta:generator>LibreOffice/7.3.7.2$Linux_X86_64 LibreOffice_project/30$Build-2</meta:generator>
    <meta:document-statistic meta:object-count="2144"/>
  </office:meta>
</office:document-meta>
</file>